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00B0000000C42C6E076.png"/>
  <manifest:file-entry manifest:media-type="" manifest:full-path="Pictures/20000007000005D40000032F91918BE0.wmf"/>
  <manifest:file-entry manifest:media-type="image/png" manifest:full-path="Pictures/100000000000009600000064183D72B8.png"/>
  <manifest:file-entry manifest:media-type="image/png" manifest:full-path="Pictures/10000000000001A90000021217F369A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2"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4" style:family="graphic" style:parent-style-name="objectwithoutfill">
      <style:graphic-properties svg:stroke-width="0.076cm" draw:marker-start-width="0.178cm" draw:marker-end-width="0.178cm" draw:fill="none" draw:textarea-horizontal-align="center" draw:textarea-vertical-align="middle" fo:padding-top="0.162cm" fo:padding-bottom="0.162cm" fo:padding-left="0.287cm" fo:padding-right="0.287cm"/>
    </style:style>
    <style:style style:name="gr5" style:family="graphic" style:parent-style-name="objectwithoutfill">
      <style:graphic-properties svg:stroke-width="0.076cm" draw:marker-start-width="0.52cm" draw:marker-end-width="0.52cm" draw:fill="none" draw:textarea-horizontal-align="center" draw:textarea-vertical-align="middle" fo:padding-top="0.162cm" fo:padding-bottom="0.162cm" fo:padding-left="0.287cm" fo:padding-right="0.287cm"/>
    </style:style>
    <style:style style:name="gr6" style:family="graphic" style:parent-style-name="objectwithoutfill">
      <style:graphic-properties svg:stroke-width="0.076cm" draw:marker-start-width="0.102cm" draw:marker-end-width="0.102cm" draw:fill="none" draw:textarea-horizontal-align="center" draw:textarea-vertical-align="middle" fo:padding-top="0.162cm" fo:padding-bottom="0.162cm" fo:padding-left="0.287cm" fo:padding-right="0.287cm"/>
    </style:style>
    <style:style style:name="gr7"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ffff" draw:textarea-horizontal-align="left" draw:textarea-vertical-align="top" fo:min-height="3.556cm"/>
    </style:style>
    <style:style style:name="gr10" style:family="graphic" style:parent-style-name="standard">
      <style:graphic-properties draw:stroke="none" draw:fill-color="#ffffff" draw:textarea-horizontal-align="left" draw:textarea-vertical-align="top" fo:min-height="2.845cm"/>
    </style:style>
    <style:style style:name="gr11" style:family="graphic" style:parent-style-name="standard">
      <style:graphic-properties draw:stroke="none" draw:fill-color="#ffffff" draw:textarea-horizontal-align="left" draw:textarea-vertical-align="top" fo:min-height="16.668cm"/>
    </style:style>
    <style:style style:name="gr12" style:family="graphic" style:parent-style-name="standard">
      <style:graphic-properties draw:stroke="none" draw:fill-color="#ffffff" draw:textarea-horizontal-align="left" draw:textarea-vertical-align="top" fo:min-height="16.271cm"/>
    </style:style>
    <style:style style:name="gr13" style:family="graphic" style:parent-style-name="objectwithoutfill">
      <style:graphic-properties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14" style:family="graphic" style:parent-style-name="objectwithoutfill">
      <style:graphic-properties svg:stroke-width="0.025cm" draw:marker-start-width="0cm" draw:marker-end-width="0cm" draw:fill="none" draw:textarea-horizontal-align="center" draw:textarea-vertical-align="middle" fo:padding-top="0.137cm" fo:padding-bottom="0.137cm" fo:padding-left="0.262cm" fo:padding-right="0.262cm"/>
    </style:style>
    <style:style style:name="gr15" style:family="graphic" style:parent-style-name="standard">
      <style:graphic-properties draw:stroke="none" draw:fill-color="#ffffff" draw:textarea-horizontal-align="left" draw:textarea-vertical-align="top" fo:min-height="15.246cm"/>
    </style:style>
    <style:style style:name="gr16" style:family="graphic" style:parent-style-name="objectwithoutfill">
      <style:graphic-properties svg:stroke-width="0.025cm" draw:marker-start-width="0.356cm" draw:marker-end-width="0.356cm" draw:fill="none" draw:textarea-horizontal-align="center" draw:textarea-vertical-align="middle" fo:padding-top="0.137cm" fo:padding-bottom="0.137cm" fo:padding-left="0.262cm" fo:padding-right="0.262cm"/>
    </style:style>
    <style:style style:name="gr17" style:family="graphic" style:parent-style-name="objectwithoutfill">
      <style:graphic-properties draw:stroke="dash" draw:stroke-dash="Fine_20_Dashed_20__28_var_29_" svg:stroke-width="0.025cm" draw:marker-start-width="0.356cm" draw:marker-end-width="0.356cm" draw:fill="none" draw:textarea-horizontal-align="center" draw:textarea-vertical-align="middle" fo:padding-top="0.137cm" fo:padding-bottom="0.137cm" fo:padding-left="0.262cm" fo:padding-right="0.262cm"/>
    </style:style>
    <style:style style:name="gr18"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9" style:family="graphic" style:parent-style-name="objectwithoutfill">
      <style:graphic-properties svg:stroke-width="0.076cm" svg:stroke-color="#0066cc" draw:marker-start-width="0.52cm" draw:marker-end="Arrow" draw:marker-end-width="0.52cm" draw:fill="none" draw:textarea-horizontal-align="center" draw:textarea-vertical-align="middle" fo:padding-top="0.163cm" fo:padding-bottom="0.163cm" fo:padding-left="0.288cm" fo:padding-right="0.288cm"/>
    </style:style>
    <style:style style:name="gr20" style:family="graphic" style:parent-style-name="standard">
      <style:graphic-properties draw:stroke="none" draw:fill-color="#ffffff" draw:textarea-horizontal-align="left" draw:textarea-vertical-align="top" fo:min-height="2.18cm"/>
    </style:style>
    <style:style style:name="gr21" style:family="graphic" style:parent-style-name="standard">
      <style:graphic-properties draw:stroke="none" draw:fill-color="#ffffff" draw:textarea-horizontal-align="left" draw:textarea-vertical-align="top" fo:min-height="3.076cm"/>
    </style:style>
    <style:style style:name="gr22" style:family="graphic" style:parent-style-name="standard">
      <style:graphic-properties draw:stroke="none" draw:fill-color="#ffffff" draw:textarea-horizontal-align="left" draw:textarea-vertical-align="top" fo:min-height="6.151cm"/>
    </style:style>
    <style:style style:name="gr23" style:family="graphic" style:parent-style-name="objectwithoutfill">
      <style:graphic-properties draw:stroke="dash" draw:stroke-dash="Ultrafine_20_Dashed" svg:stroke-width="0.025cm" draw:marker-start-width="0.356cm" draw:marker-end-width="0.356cm" draw:fill="none" draw:textarea-horizontal-align="center" draw:textarea-vertical-align="middle" fo:padding-top="0.137cm" fo:padding-bottom="0.137cm" fo:padding-left="0.262cm" fo:padding-right="0.262cm"/>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2.119cm"/>
    </style:style>
    <style:style style:name="gr25" style:family="graphic" style:parent-style-name="standard">
      <style:graphic-properties draw:stroke="none" draw:fill-color="#ffffff" draw:textarea-horizontal-align="left" draw:textarea-vertical-align="top" fo:min-height="2.227cm"/>
    </style:style>
    <style:style style:name="gr26" style:family="graphic" style:parent-style-name="objectwithoutfill">
      <style:graphic-properties svg:stroke-width="0.076cm" draw:marker-start-width="0.508cm" draw:marker-end-width="0.508cm" draw:fill="none" draw:textarea-horizontal-align="center" draw:textarea-vertical-align="middle" fo:padding-top="0.162cm" fo:padding-bottom="0.162cm" fo:padding-left="0.287cm" fo:padding-right="0.287cm"/>
    </style:style>
    <style:style style:name="gr27" style:family="graphic" style:parent-style-name="Object_20_with_20_no_20_fill_20_and_20_no_20_line">
      <style:graphic-properties draw:stroke="none" svg:stroke-width="0.025cm" draw:marker-start-width="0.062cm" draw:marker-end-width="0.062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svg:stroke-width="0.025cm" draw:marker-start-width="0.026cm" draw:marker-end-width="0.026cm" draw:fill="none" draw:textarea-horizontal-align="center" draw:textarea-vertical-align="middle" fo:padding-top="0.137cm" fo:padding-bottom="0.137cm" fo:padding-left="0.262cm" fo:padding-right="0.262cm"/>
    </style:style>
    <style:style style:name="gr29" style:family="graphic" style:parent-style-name="objectwithoutfill">
      <style:graphic-properties svg:stroke-width="0.025cm" draw:marker-start-width="0.025cm" draw:marker-end-width="0.025cm" draw:fill="none" draw:textarea-horizontal-align="center" draw:textarea-vertical-align="middle" fo:padding-top="0.137cm" fo:padding-bottom="0.137cm" fo:padding-left="0.262cm" fo:padding-right="0.262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2.508cm"/>
    </style:style>
    <style:style style:name="gr31" style:family="graphic" style:parent-style-name="standard">
      <style:graphic-properties draw:stroke="none" draw:fill-color="#ffffff" draw:textarea-horizontal-align="left" draw:textarea-vertical-align="top" fo:min-height="4.101cm"/>
    </style:style>
    <style:style style:name="gr32" style:family="graphic" style:parent-style-name="objectwithoutfill">
      <style:graphic-properties svg:stroke-width="0.076cm" draw:marker-start-width="0.152cm" draw:marker-end-width="0.152cm" draw:fill="none" draw:textarea-horizontal-align="center" draw:textarea-vertical-align="middle" fo:padding-top="0.162cm" fo:padding-bottom="0.162cm" fo:padding-left="0.287cm" fo:padding-right="0.287cm"/>
    </style:style>
    <style:style style:name="gr33" style:family="graphic" style:parent-style-name="standard">
      <style:graphic-properties draw:stroke="none" draw:fill-color="#ffffff" draw:textarea-horizontal-align="left" draw:textarea-vertical-align="top" fo:min-height="5.92cm"/>
    </style:style>
    <style:style style:name="gr34" style:family="graphic" style:parent-style-name="standard">
      <style:graphic-properties draw:stroke="none" draw:fill-color="#ffffff" draw:textarea-horizontal-align="left" draw:textarea-vertical-align="top" fo:min-height="1.183cm"/>
    </style:style>
    <style:style style:name="gr35" style:family="graphic" style:parent-style-name="standard">
      <style:graphic-properties draw:stroke="none" svg:stroke-color="#000000" draw:fill="none" draw:fill-color="#ffffff" draw:textarea-horizontal-align="left" draw:auto-grow-height="true" draw:auto-grow-width="true" fo:min-height="1.425cm" fo:min-width="1.945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3.215cm"/>
    </style:style>
    <style:style style:name="gr37"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38" style:family="graphic" style:parent-style-name="standard">
      <style:graphic-properties draw:stroke="none" draw:fill-color="#ffffff" draw:textarea-horizontal-align="left" draw:textarea-vertical-align="top" fo:min-height="16.377cm"/>
    </style:style>
    <style:style style:name="gr39" style:family="graphic" style:parent-style-name="standard">
      <style:graphic-properties draw:stroke="none" draw:fill-color="#ffffff" draw:textarea-horizontal-align="left" draw:textarea-vertical-align="top" fo:min-height="17.065cm"/>
    </style:style>
    <style:style style:name="gr40" style:family="graphic" style:parent-style-name="objectwithoutfill">
      <style:graphic-properties svg:stroke-width="0.025cm" draw:marker-start-width="0.062cm" draw:marker-end-width="0.062cm" draw:fill="none" draw:textarea-horizontal-align="center" draw:textarea-vertical-align="middle" fo:padding-top="0.137cm" fo:padding-bottom="0.137cm" fo:padding-left="0.262cm" fo:padding-right="0.262cm"/>
    </style:style>
    <style:style style:name="gr41"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475cm" fo:min-width="2.14cm"/>
    </style:style>
    <style:style style:name="gr42"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949cm" fo:min-width="1.297cm"/>
    </style:style>
    <style:style style:name="gr43"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44" style:family="graphic" style:parent-style-name="standard">
      <style:graphic-properties draw:stroke="none" draw:fill-color="#ffffff" draw:textarea-horizontal-align="left" draw:textarea-vertical-align="top" fo:min-height="13.51cm"/>
    </style:style>
    <style:style style:name="gr45" style:family="graphic" style:parent-style-name="standard">
      <style:graphic-properties draw:stroke="none" draw:fill-color="#ffffff" draw:textarea-horizontal-align="left" draw:textarea-vertical-align="top" fo:min-height="7.176cm"/>
    </style:style>
    <style:style style:name="gr46" style:family="graphic" style:parent-style-name="objectwithoutfill">
      <style:graphic-properties svg:stroke-width="0.076cm" draw:marker-start-width="0.152cm" draw:marker-end-width="0.152cm" draw:fill="solid" draw:fill-color="#cfe7f5" draw:textarea-horizontal-align="center" draw:textarea-vertical-align="middle" fo:padding-top="0.162cm" fo:padding-bottom="0.162cm" fo:padding-left="0.287cm" fo:padding-right="0.287cm"/>
    </style:style>
    <style:style style:name="gr47" style:family="graphic" style:parent-style-name="objectwithoutfill">
      <style:graphic-properties draw:stroke="dash" draw:stroke-dash="Fine_20_Dashed_20__28_var_29_"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48" style:family="graphic" style:parent-style-name="standard">
      <style:graphic-properties draw:stroke="none" draw:fill-color="#ffffff" draw:textarea-horizontal-align="left" draw:textarea-vertical-align="top" fo:min-height="5.126cm"/>
    </style:style>
    <style:style style:name="gr49" style:family="graphic" style:parent-style-name="standard">
      <style:graphic-properties draw:stroke="none" draw:fill-color="#ffffff" draw:textarea-horizontal-align="left" draw:textarea-vertical-align="top" fo:min-height="7.028cm"/>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1.945cm"/>
    </style:style>
    <style:style style:name="gr51" style:family="graphic" style:parent-style-name="standard">
      <style:graphic-properties draw:stroke="none" draw:fill-color="#ffffff" draw:textarea-horizontal-align="left" draw:textarea-vertical-align="top" fo:min-height="4.895cm"/>
    </style:style>
    <style:style style:name="gr52"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53" style:family="graphic" style:parent-style-name="standard">
      <style:graphic-properties draw:stroke="none" draw:fill-color="#ffffff" draw:textarea-horizontal-align="left" draw:textarea-vertical-align="top" fo:min-height="1.408cm"/>
    </style:style>
    <style:style style:name="gr5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5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1"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8"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89" style:family="graphic" style:parent-style-name="standard">
      <style:graphic-properties draw:stroke="none" draw:fill-color="#ffffff" draw:textarea-horizontal-align="left" draw:textarea-vertical-align="top" fo:min-height="17.089cm"/>
    </style:style>
    <style:style style:name="gr90" style:family="graphic" style:parent-style-name="standard">
      <style:graphic-properties draw:stroke="none" draw:fill-color="#ffffff" draw:textarea-horizontal-align="left" draw:textarea-vertical-align="top" fo:min-height="15.957cm"/>
    </style:style>
    <style:style style:name="gr91" style:family="graphic" style:parent-style-name="standard">
      <style:graphic-properties draw:stroke="none" draw:fill-color="#ffffff" draw:textarea-horizontal-align="left" draw:textarea-vertical-align="top" fo:min-height="14.953cm"/>
    </style:style>
    <style:style style:name="gr92" style:family="graphic" style:parent-style-name="standard">
      <style:graphic-properties draw:stroke="none" draw:fill-color="#ffffff" draw:textarea-horizontal-align="left" draw:textarea-vertical-align="top" fo:min-height="15.643cm"/>
    </style:style>
    <style:style style:name="gr93" style:family="graphic" style:parent-style-name="standard">
      <style:graphic-properties draw:stroke="none" draw:fill-color="#ffffff" draw:textarea-horizontal-align="left" draw:textarea-vertical-align="top" fo:min-height="3.159cm"/>
    </style:style>
    <style:style style:name="gr9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9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1" style:family="graphic" style:parent-style-name="standard">
      <style:graphic-properties draw:stroke="none" draw:fill-color="#ffffff" draw:textarea-horizontal-align="left" draw:textarea-vertical-align="top" fo:min-height="9.558cm"/>
    </style:style>
    <style:style style:name="gr112" style:family="graphic" style:parent-style-name="standard">
      <style:graphic-properties svg:stroke-width="0.076cm" draw:marker-start-width="0.52cm" draw:marker-end-width="0.52cm" draw:fill-color="#ffffff" draw:textarea-horizontal-align="justify" draw:textarea-vertical-align="middle" draw:auto-grow-height="false" fo:min-height="0cm" fo:min-width="0cm" fo:padding-top="0.163cm" fo:padding-bottom="0.163cm" fo:padding-left="0.288cm" fo:padding-right="0.288cm"/>
    </style:style>
    <style:style style:name="gr113" style:family="graphic" style:parent-style-name="standard">
      <style:graphic-properties draw:stroke="none" draw:fill-color="#ffffff" draw:textarea-horizontal-align="left" draw:textarea-vertical-align="top" fo:min-height="3.561cm"/>
    </style:style>
    <style:style style:name="gr114" style:family="graphic" style:parent-style-name="standard">
      <style:graphic-properties draw:stroke="none" draw:fill-color="#ffffff" draw:textarea-horizontal-align="left" draw:textarea-vertical-align="top" fo:min-height="0.713cm"/>
    </style:style>
    <style:style style:name="gr115" style:family="graphic" style:parent-style-name="standard">
      <style:graphic-properties draw:stroke="none" draw:fill-color="#ffffff" draw:textarea-horizontal-align="left" draw:textarea-vertical-align="top" fo:min-height="0.712cm"/>
    </style:style>
    <style:style style:name="gr116" style:family="graphic" style:parent-style-name="standard">
      <style:graphic-properties draw:stroke="none" draw:fill-color="#ffffff" draw:textarea-horizontal-align="left" draw:textarea-vertical-align="top" fo:min-height="4.267cm"/>
    </style:style>
    <style:style style:name="gr11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4" style:family="graphic" style:parent-style-name="standard">
      <style:graphic-properties svg:stroke-width="0.025cm" draw:marker-start-width="0.356cm" draw:marker-end-width="0.356cm" draw:fill-color="#808080" draw:textarea-horizontal-align="justify" draw:textarea-vertical-align="middle" draw:auto-grow-height="false" fo:min-height="0cm" fo:min-width="0cm" fo:padding-top="0.138cm" fo:padding-bottom="0.138cm" fo:padding-left="0.263cm" fo:padding-right="0.263cm"/>
    </style:style>
    <style:style style:name="gr135"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3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3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5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0" style:family="graphic" style:parent-style-name="standard">
      <style:graphic-properties draw:stroke="none" svg:stroke-color="#000000" draw:fill="none" draw:fill-color="#ffffff" draw:textarea-horizontal-align="left" draw:auto-grow-height="true" draw:auto-grow-width="true" fo:min-height="0.949cm" fo:min-width="1.297cm"/>
    </style:style>
    <style:style style:name="gr171" style:family="graphic" style:parent-style-name="standard">
      <style:graphic-properties draw:stroke="none" svg:stroke-color="#000000" draw:fill="none" draw:fill-color="#ffffff" draw:textarea-horizontal-align="left" draw:auto-grow-height="true" draw:auto-grow-width="true" fo:min-height="0.941cm" fo:min-width="1.297cm"/>
    </style:style>
    <style:style style:name="gr172" style:family="graphic" style:parent-style-name="standard">
      <style:graphic-properties draw:stroke="none" svg:stroke-color="#000000" draw:fill="none" draw:fill-color="#ffffff" draw:textarea-horizontal-align="left" draw:auto-grow-height="true" draw:auto-grow-width="true" fo:min-height="0.949cm" fo:min-width="0.988cm"/>
    </style:style>
    <style:style style:name="gr173" style:family="graphic" style:parent-style-name="standard">
      <style:graphic-properties draw:stroke="none" svg:stroke-color="#000000" draw:fill="none" draw:fill-color="#ffffff" draw:textarea-horizontal-align="left" draw:auto-grow-height="true" draw:auto-grow-width="true" fo:min-height="0.949cm" fo:min-width="0.73cm"/>
    </style:style>
    <style:style style:name="gr174" style:family="graphic" style:parent-style-name="standard">
      <style:graphic-properties draw:stroke="none" svg:stroke-color="#000000" draw:fill="none" draw:fill-color="#ffffff" draw:textarea-horizontal-align="left" draw:auto-grow-height="true" draw:auto-grow-width="true" fo:min-height="0.949cm" fo:min-width="1.272cm"/>
    </style:style>
    <style:style style:name="gr175" style:family="graphic" style:parent-style-name="standard">
      <style:graphic-properties draw:stroke="none" draw:fill-color="#ffffff" draw:textarea-horizontal-align="left" draw:textarea-vertical-align="top" fo:min-height="15.665cm"/>
    </style:style>
    <style:style style:name="gr17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7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0"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2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4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1"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6.151cm" fo:padding-top="0.125cm" fo:padding-bottom="0.125cm" fo:padding-left="0.25cm" fo:padding-right="0.25cm" draw:shadow="hidden" draw:shadow-offset-x="0.305cm" draw:shadow-offset-y="0.305cm" draw:shadow-color="#808080"/>
    </style:style>
    <style:style style:name="gr262"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4.101cm" fo:padding-top="0.125cm" fo:padding-bottom="0.125cm" fo:padding-left="0.25cm" fo:padding-right="0.25cm" draw:shadow="hidden" draw:shadow-offset-x="0.305cm" draw:shadow-offset-y="0.305cm" draw:shadow-color="#808080"/>
    </style:style>
    <style:style style:name="gr26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9"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3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6" style:family="graphic" style:parent-style-name="standard">
      <style:graphic-properties draw:stroke="none" draw:fill-color="#ffffff" draw:textarea-horizontal-align="left" draw:textarea-vertical-align="top" fo:min-height="16.354cm"/>
    </style:style>
    <style:style style:name="gr34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4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4" style:family="graphic" style:parent-style-name="standard">
      <style:graphic-properties svg:stroke-width="0.025cm" draw:marker-start-width="0.356cm" draw:marker-end-width="0.356cm" draw:fill-color="#ffffff" draw:textarea-horizontal-align="justify" draw:textarea-vertical-align="middle" draw:auto-grow-height="false" fo:min-height="0cm" fo:min-width="0cm" fo:padding-top="0.138cm" fo:padding-bottom="0.138cm" fo:padding-left="0.263cm" fo:padding-right="0.263cm"/>
    </style:style>
    <style:style style:name="gr36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1"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P1" style:family="paragraph">
      <style:paragraph-properties fo:margin-left="0cm" fo:margin-right="0cm" fo:line-height="90%" fo:text-align="center" fo:text-indent="0cm" style:punctuation-wrap="hanging" style:line-break="strict" style:writing-mode="lr-tb"/>
    </style:style>
    <style:style style:name="P2" style:family="paragraph">
      <style:paragraph-properties fo:margin-left="0cm" fo:margin-right="0cm" fo:line-height="9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line-height="90%" fo:text-indent="0cm" style:punctuation-wrap="hanging" style:line-break="strict" style:writing-mode="lr-tb"/>
    </style:style>
    <style:style style:name="P4" style:family="paragraph">
      <style:paragraph-properties fo:margin-left="0cm" fo:margin-right="0cm" fo:line-height="90%" fo:text-indent="0cm" style:punctuation-wrap="hanging" style:line-break="strict" style:writing-mode="lr-tb" style:font-independent-line-spacing="true"/>
      <style:text-properties fo:font-size="18pt" fo:font-weight="normal" style:font-weight-asian="normal" style:font-weight-complex="normal"/>
    </style:style>
    <style:style style:name="P5" style:family="paragraph">
      <style:paragraph-properties fo:margin-left="0cm" fo:margin-right="0cm" fo:line-height="90%" fo:text-align="center" fo:text-indent="0cm" style:punctuation-wrap="hanging" style:line-break="strict" style:writing-mode="lr-tb" style:font-independent-line-spacing="true"/>
      <style:text-properties fo:font-size="18pt" fo:font-weight="normal" style:font-size-asian="18pt" style:font-weight-asian="normal" style:font-size-complex="18pt" style:font-weight-complex="normal"/>
    </style:style>
    <style:style style:name="P6" style:family="paragraph">
      <style:paragraph-properties fo:text-align="center"/>
    </style:style>
    <style:style style:name="P7" style:family="paragraph">
      <style:paragraph-properties fo:margin-left="0cm" fo:margin-right="0cm" fo:line-height="90%" fo:text-align="start" fo:text-indent="0cm" style:punctuation-wrap="hanging" style:line-break="strict" style:writing-mode="lr-tb"/>
    </style:style>
    <style:style style:name="P8" style:family="paragraph">
      <style:paragraph-properties fo:margin-left="0cm" fo:margin-right="0cm" fo:line-height="90%" fo:text-align="start" fo:text-indent="0cm" style:punctuation-wrap="hanging" style:line-break="strict" style:writing-mode="lr-tb" style:font-independent-line-spacing="true"/>
      <style:text-properties fo:font-size="12pt" style:font-size-asian="12pt" style:font-size-complex="12pt"/>
    </style:style>
    <style:style style:name="P9" style:family="paragraph">
      <style:paragraph-properties fo:text-align="center"/>
      <style:text-properties fo:font-size="18pt" style:font-size-asian="18pt" style:font-size-complex="18pt"/>
    </style:style>
    <style:style style:name="P10" style:family="paragraph">
      <style:text-properties fo:font-size="26pt" style:font-size-asian="26pt" style:font-size-complex="26pt"/>
    </style:style>
    <style:style style:name="P11" style:family="paragraph">
      <style:paragraph-properties fo:text-align="start"/>
    </style:style>
    <style:style style:name="P12" style:family="paragraph">
      <style:paragraph-properties fo:text-align="start"/>
      <style:text-properties fo:font-size="26pt" style:font-size-asian="26pt" style:font-size-complex="26pt"/>
    </style:style>
    <style:style style:name="P13" style:family="paragraph">
      <style:paragraph-properties fo:text-align="center"/>
      <style:text-properties fo:font-size="18pt"/>
    </style:style>
    <style:style style:name="P14" style:family="paragraph">
      <style:paragraph-properties fo:text-align="start"/>
      <style:text-properties fo:font-size="18pt" style:font-size-asian="18pt" style:font-size-complex="18pt"/>
    </style:style>
    <style:style style:name="P15" style:family="paragraph">
      <style:text-properties fo:font-size="18pt" style:font-size-asian="18pt" style:font-size-complex="18pt"/>
    </style:style>
    <style:style style:name="P16" style:family="paragraph">
      <style:paragraph-properties fo:text-align="center"/>
      <style:text-properties fo:font-size="12pt" style:font-size-asian="12pt" style:font-size-complex="12pt"/>
    </style:style>
    <style:style style:name="P17" style:family="paragraph">
      <style:paragraph-properties fo:text-align="end"/>
    </style:style>
    <style:style style:name="P18" style:family="paragraph">
      <style:paragraph-properties fo:text-align="end"/>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P23" style:family="paragraph">
      <style:paragraph-properties fo:margin-left="0cm" fo:margin-right="0cm" fo:line-height="90%" fo:text-align="center" fo:text-indent="0cm" style:punctuation-wrap="hanging" style:line-break="strict" style:writing-mode="lr-tb"/>
      <style:text-properties fo:font-size="36pt" style:font-size-asian="36pt" style:font-size-complex="36pt"/>
    </style:style>
    <style:style style:name="T1" style:family="text">
      <style:text-properties fo:color="#333333" fo:font-family="Calibri" style:font-pitch="variable" fo:font-size="36pt" fo:language="en" fo:country="US" style:font-size-asian="36pt" style:language-asian="en" style:country-asian="US" style:font-size-complex="36pt" style:language-complex="en" style:country-complex="US"/>
    </style:style>
    <style:style style:name="T2" style:family="text">
      <style:text-properties fo:color="#333333" fo:font-family="Calibri" style:font-pitch="variable"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3" style:family="text">
      <style:text-properties fo:color="#333333" fo:font-family="Calibri" style:font-pitch="variable"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 style:family="text">
      <style:text-properties fo:color="#333333" fo:font-family="Calibri" style:font-pitch="variable" fo:font-size="12pt" fo:language="en" fo:country="US" style:font-size-asian="12pt" style:language-asian="en" style:country-asian="US" style:font-size-complex="12pt" style:language-complex="en" style:country-complex="US"/>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style:text-position="super 58%" fo:font-size="18pt" style:font-size-asian="18pt" style:font-size-complex="18pt"/>
    </style:style>
    <style:style style:name="T8" style:family="text">
      <style:text-properties style:text-position="super 58%" fo:font-size="26pt" style:font-size-asian="26pt" style:font-size-complex="26pt"/>
    </style:style>
    <style:style style:name="T9" style:family="text">
      <style:text-properties fo:font-size="18pt"/>
    </style:style>
    <style:style style:name="T10" style:family="text">
      <style:text-properties fo:font-size="12pt" style:font-size-asian="12pt" style:font-size-complex="12pt"/>
    </style:style>
    <style:style style:name="T11" style:family="text">
      <style:text-properties fo:font-size="16pt" style:font-size-asian="16pt" style:font-size-complex="16pt"/>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4" style:family="text">
      <style:text-properties fo:color="#333333" fo:font-family="Calibri" style:font-pitch="variable" fo:font-size="36pt" fo:language="en" fo:country="US" style:font-size-asian="36pt" style:language-asian="en" style:country-asian="US" style:font-size-complex="36pt" style:language-complex="en" style:country-complex="US"/>
    </style:style>
    <style:style style:name="T15"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drawing>
      <draw:page draw:name="page1" draw:style-name="dp1" draw:master-page-name="Default_5f_">
        <draw:custom-shape draw:name="Text Box 4" draw:style-name="gr1" draw:text-style-name="P2" draw:layer="layout" svg:width="9.663cm" svg:height="5.106cm" svg:x="2.972cm" svg:y="4.049cm">
          <text:p text:style-name="P1"><text:span text:style-name="T1">The Geometry</text:span></text:p>
          <text:p text:style-name="P1"><text:span text:style-name="T1">of</text:span></text:p>
          <text:p text:style-name="P1"><text:span text:style-name="T1">Dark Mater</text:span></text:p>
          <draw:enhanced-geometry svg:viewBox="0 0 21600 21600" draw:type="mso-spt202" draw:enhanced-path="M 0 0 L 21600 0 21600 21600 0 21600 0 0 Z N"/>
        </draw:custom-shape>
        <draw:custom-shape draw:name="Text Box 3" draw:style-name="gr2" draw:text-style-name="P4" draw:layer="layout" svg:width="7.025cm" svg:height="1.006cm" svg:x="4.108cm" svg:y="17.44cm">
          <text:list text:style-name="L2">
            <text:list-header>
              <text:p text:style-name="P3"><text:span text:style-name="T2">By Stacy David Thurston</text:span></text:p>
              <text:p text:style-name="P3"><text:span text:style-name="T3"/></text:p>
            </text:list-header>
          </text:list>
          <draw:enhanced-geometry svg:viewBox="0 0 21600 21600" draw:type="mso-spt202" draw:enhanced-path="M 0 0 L 21600 0 21600 21600 0 21600 0 0 Z N"/>
        </draw:custom-shape>
        <draw:custom-shape draw:name="Text Box 3" draw:style-name="gr3" draw:text-style-name="P5" draw:layer="layout" svg:width="7.791cm" svg:height="1.006cm" svg:x="3.725cm" svg:y="14.74cm">
          <text:list text:style-name="L2">
            <text:list-header>
              <text:p text:style-name="P1"><text:span text:style-name="T2">A 5 dimensional hypercube</text:span></text:p>
            </text:list-header>
          </text:list>
          <draw:enhanced-geometry svg:viewBox="0 0 21600 21600" draw:type="mso-spt202" draw:enhanced-path="M 0 0 L 21600 0 21600 21600 0 21600 0 0 Z N"/>
        </draw:custom-shape>
        <draw:g>
          <draw:line draw:style-name="gr4" draw:text-style-name="P6" draw:layer="layout" svg:x1="5.713cm" svg:y1="13.529cm" svg:x2="7.601cm" svg:y2="14.199cm">
            <text:p/>
          </draw:line>
          <draw:line draw:style-name="gr4" draw:text-style-name="P6" draw:layer="layout" svg:x1="6.384cm" svg:y1="12.92cm" svg:x2="7.624cm" svg:y2="14.204cm">
            <text:p/>
          </draw:line>
          <draw:line draw:style-name="gr5" draw:text-style-name="P6" draw:layer="layout" svg:x1="4.83cm" svg:y1="12.37cm" svg:x2="5.73cm" svg:y2="13.545cm">
            <text:p/>
          </draw:line>
          <draw:line draw:style-name="gr5" draw:text-style-name="P6" draw:layer="layout" svg:x1="4.83cm" svg:y1="10.799cm" svg:x2="6.399cm" svg:y2="11.367cm">
            <text:p/>
          </draw:line>
          <draw:line draw:style-name="gr5" draw:text-style-name="P6" draw:layer="layout" svg:x1="6.073cm" svg:y1="9.532cm" svg:x2="7.634cm" svg:y2="9.083cm">
            <text:p/>
          </draw:line>
          <draw:line draw:style-name="gr4" draw:text-style-name="P6" draw:layer="layout" svg:x1="7.616cm" svg:y1="12.654cm" svg:x2="7.624cm" svg:y2="14.204cm">
            <text:p/>
          </draw:line>
          <draw:line draw:style-name="gr6" draw:text-style-name="P6" draw:layer="layout" svg:x1="4.84cm" svg:y1="12.37cm" svg:x2="6.379cm" svg:y2="12.92cm">
            <text:p/>
          </draw:line>
          <draw:line draw:style-name="gr5" draw:text-style-name="P6" draw:layer="layout" svg:x1="4.859cm" svg:y1="10.807cm" svg:x2="6.099cm" svg:y2="9.523cm">
            <text:p/>
          </draw:line>
          <draw:line draw:style-name="gr5" draw:text-style-name="P6" draw:layer="layout" svg:x1="6.394cm" svg:y1="11.357cm" svg:x2="6.402cm" svg:y2="12.907cm">
            <text:p/>
          </draw:line>
          <draw:line draw:style-name="gr5" draw:text-style-name="P6" draw:layer="layout" svg:x1="4.84cm" svg:y1="10.816cm" svg:x2="4.848cm" svg:y2="12.366cm">
            <text:p/>
          </draw:line>
          <draw:line draw:style-name="gr5" draw:text-style-name="P6" draw:layer="layout" svg:x1="6.115cm" svg:y1="9.538cm" svg:x2="7.627cm" svg:y2="10.096cm">
            <text:p/>
          </draw:line>
          <draw:line draw:style-name="gr5" draw:text-style-name="P6" draw:layer="layout" svg:x1="6.405cm" svg:y1="11.361cm" svg:x2="7.645cm" svg:y2="10.077cm">
            <text:p/>
          </draw:line>
          <draw:line draw:style-name="gr5" draw:text-style-name="P6" draw:layer="layout" svg:x1="6.374cm" svg:y1="11.357cm" svg:x2="7.614cm" svg:y2="12.641cm">
            <text:p/>
          </draw:line>
          <draw:line draw:style-name="gr4" draw:text-style-name="P6" draw:layer="layout" svg:x1="9.527cm" svg:y1="13.529cm" svg:x2="7.639cm" svg:y2="14.199cm">
            <text:p/>
          </draw:line>
          <draw:line draw:style-name="gr4" draw:text-style-name="P6" draw:layer="layout" svg:x1="8.856cm" svg:y1="12.92cm" svg:x2="7.616cm" svg:y2="14.204cm">
            <text:p/>
          </draw:line>
          <draw:line draw:style-name="gr6" draw:text-style-name="P6" draw:layer="layout" svg:x1="10.41cm" svg:y1="12.37cm" svg:x2="9.51cm" svg:y2="13.545cm">
            <text:p/>
          </draw:line>
          <draw:line draw:style-name="gr5" draw:text-style-name="P6" draw:layer="layout" svg:x1="10.41cm" svg:y1="10.8cm" svg:x2="8.841cm" svg:y2="11.368cm">
            <text:p/>
          </draw:line>
          <draw:line draw:style-name="gr5" draw:text-style-name="P6" draw:layer="layout" svg:x1="9.167cm" svg:y1="9.533cm" svg:x2="7.613cm" svg:y2="9.103cm">
            <text:p/>
          </draw:line>
          <draw:line draw:style-name="gr6" draw:text-style-name="P6" draw:layer="layout" svg:x1="10.399cm" svg:y1="12.37cm" svg:x2="8.86cm" svg:y2="12.92cm">
            <text:p/>
          </draw:line>
          <draw:line draw:style-name="gr5" draw:text-style-name="P6" draw:layer="layout" svg:x1="10.38cm" svg:y1="10.807cm" svg:x2="9.14cm" svg:y2="9.523cm">
            <text:p/>
          </draw:line>
          <draw:line draw:style-name="gr5" draw:text-style-name="P6" draw:layer="layout" svg:x1="8.846cm" svg:y1="11.357cm" svg:x2="8.838cm" svg:y2="12.907cm">
            <text:p/>
          </draw:line>
          <draw:line draw:style-name="gr5" draw:text-style-name="P6" draw:layer="layout" svg:x1="10.4cm" svg:y1="10.817cm" svg:x2="10.392cm" svg:y2="12.367cm">
            <text:p/>
          </draw:line>
          <draw:line draw:style-name="gr5" draw:text-style-name="P6" draw:layer="layout" svg:x1="9.125cm" svg:y1="9.538cm" svg:x2="7.613cm" svg:y2="10.096cm">
            <text:p/>
          </draw:line>
          <draw:line draw:style-name="gr5" draw:text-style-name="P6" draw:layer="layout" svg:x1="8.836cm" svg:y1="11.361cm" svg:x2="7.596cm" svg:y2="10.077cm">
            <text:p/>
          </draw:line>
          <draw:line draw:style-name="gr5" draw:text-style-name="P6" draw:layer="layout" svg:x1="8.866cm" svg:y1="11.359cm" svg:x2="7.626cm" svg:y2="12.643cm">
            <text:p/>
          </draw:line>
        </draw:g>
      </draw:page>
      <draw:page draw:name="page2" draw:style-name="dp1" draw:master-page-name="Default_5f_">
        <draw:custom-shape draw:name="Text Box 4" draw:style-name="gr7" draw:text-style-name="P8" draw:layer="layout" svg:width="9.478cm" svg:height="5.106cm" svg:x="2.789cm" svg:y="11.749cm">
          <text:list text:style-name="L2">
            <text:list-header>
              <text:p text:style-name="P7"><text:span text:style-name="T4">Copyright © 2018 Stacy David Thurston. All rights reserved. No part of this material may be reproduced or transmitted in any form or by any means, electronic or mechanical, without permission in writing from the author.</text:span></text:p>
              <text:p text:style-name="P7"><text:span text:style-name="T4">Cover by Tiger Farm Press, the author's personal publishing company.</text:span></text:p>
              <text:p text:style-name="P7"><text:span text:style-name="T4"/></text:p>
              <text:p text:style-name="P7"><text:span text:style-name="T4"/></text:p>
              <text:p text:style-name="P7"><text:span text:style-name="T4"/></text:p>
              <text:p text:style-name="P7"><text:span text:style-name="T4"/></text:p>
              <text:p text:style-name="P7"><text:span text:style-name="T4">TIGER FARM PRESS, CALIFORNIA</text:span></text:p>
            </text:list-header>
            <text:list-item>
              <text:p text:style-name="P7"><text:span text:style-name="T4"/></text:p>
            </text:list-item>
          </text:list>
          <draw:enhanced-geometry svg:viewBox="0 0 21600 21600" draw:type="mso-spt202" draw:enhanced-path="M 0 0 L 21600 0 21600 21600 0 21600 0 0 Z N"/>
        </draw:custom-shape>
        <draw:frame draw:style-name="gr8" draw:text-style-name="P6" draw:layer="layout" svg:width="1.491cm" svg:height="0.814cm" svg:x="6.783cm" svg:y="15.42cm">
          <draw:image xlink:href="Pictures/20000007000005D40000032F91918BE0.wmf" xlink:type="simple" xlink:show="embed" xlink:actuate="onLoad">
            <text:p/>
          </draw:image>
        </draw:frame>
        <draw:frame draw:style-name="gr9" draw:text-style-name="P9" draw:layer="layout" svg:width="5.481cm" svg:height="3.806cm" svg:x="4.88cm" svg:y="2.666cm">
          <draw:text-box>
            <text:p text:style-name="P6"><text:span text:style-name="T5">Promotional book</text:span></text:p>
          </draw:text-box>
        </draw:frame>
        <draw:frame draw:style-name="gr10" draw:text-style-name="P9" draw:layer="layout" svg:width="5.099cm" svg:height="3.095cm" svg:x="5.072cm" svg:y="7.731cm">
          <draw:text-box>
            <text:p text:style-name="P6"><text:span text:style-name="T5">Dedicated to my sons</text:span></text:p>
            <text:p text:style-name="P6"><text:span text:style-name="T5">Branden and</text:span></text:p>
            <text:p text:style-name="P6"><text:span text:style-name="T5">Riley.</text:span></text:p>
          </draw:text-box>
        </draw:frame>
      </draw:page>
      <draw:page draw:name="page3" draw:style-name="dp1" draw:master-page-name="Default_5f_">
        <draw:frame draw:style-name="gr11" draw:text-style-name="P10" draw:layer="layout" svg:width="11.781cm" svg:height="16.918cm" svg:x="1.836cm" svg:y="1.629cm">
          <draw:text-box>
            <text:p><text:span text:style-name="T6">The Forth</text:span></text:p>
            <text:p><text:span text:style-name="T5"/></text:p>
            <text:p><text:span text:style-name="T5">A hundred years ago, Einstein added to our 3 dimensional world, the 4</text:span><text:span text:style-name="T7">th</text:span><text:span text:style-name="T5"> dimension of time, to give us the physics of spacetime.</text:span></text:p>
            <text:p><text:span text:style-name="T5"/></text:p>
            <text:p><text:span text:style-name="T5">But, neither mathematicians nor physicists have shown us a simple way to draw a 4 dimensional hypercube.</text:span></text:p>
            <text:p><text:span text:style-name="T5"/></text:p>
            <text:p><text:span text:style-name="T5">So, I figured out a way by following Einstein's axiom, “Everything should be made as simple as possible, but no simpler.”</text:span></text:p>
            <text:p><text:span text:style-name="T5"/></text:p>
            <text:p><text:span text:style-name="T5">My steps are so easy, a grade schooler can follow them. I wonder who will be the youngest to draw a 4 dimensional Einstein hypercube.</text:span></text:p>
          </draw:text-box>
        </draw:frame>
      </draw:page>
      <draw:page draw:name="page4" draw:style-name="dp1" draw:master-page-name="Default_5f_">
        <draw:frame draw:style-name="gr12" draw:text-style-name="P10" draw:layer="layout" svg:width="11.875cm" svg:height="16.521cm" svg:x="1.835cm" svg:y="1.629cm">
          <draw:text-box>
            <text:p><text:span text:style-name="T6">Here is a 4D Hypercube:</text:span></text:p>
            <text:p><text:span text:style-name="T5"/></text:p>
            <text:p><text:span text:style-name="T5"><text:s/></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It only has 6 front sides.</text:span></text:p>
          </draw:text-box>
        </draw:frame>
        <draw:g>
          <draw:line draw:style-name="gr13" draw:text-style-name="P6" draw:layer="layout" svg:x1="5.733cm" svg:y1="7.399cm" svg:x2="7.626cm" svg:y2="8.355cm">
            <text:p/>
          </draw:line>
          <draw:line draw:style-name="gr13" draw:text-style-name="P6" draw:layer="layout" svg:x1="6.596cm" svg:y1="6.87cm" svg:x2="7.612cm" svg:y2="8.358cm">
            <text:p/>
          </draw:line>
          <draw:line draw:style-name="gr14" draw:text-style-name="P6" draw:layer="layout" svg:x1="7.602cm" svg:y1="8.355cm" svg:x2="9.495cm" svg:y2="7.399cm">
            <text:p/>
          </draw:line>
          <draw:line draw:style-name="gr14" draw:text-style-name="P6" draw:layer="layout" svg:x1="7.631cm" svg:y1="8.358cm" svg:x2="8.647cm" svg:y2="6.87cm">
            <text:p/>
          </draw:line>
          <draw:line draw:style-name="gr13" draw:text-style-name="P6" draw:layer="layout" svg:x1="4.7cm" svg:y1="5.913cm" svg:x2="6.593cm" svg:y2="6.869cm">
            <text:p/>
          </draw:line>
          <draw:line draw:style-name="gr14" draw:text-style-name="P6" draw:layer="layout" svg:x1="4.72cm" svg:y1="5.928cm" svg:x2="5.736cm" svg:y2="7.416cm">
            <text:p/>
          </draw:line>
          <draw:line draw:style-name="gr14" draw:text-style-name="P6" draw:layer="layout" svg:x1="6.613cm" svg:y1="6.863cm" svg:x2="7.629cm" svg:y2="5.375cm">
            <text:p/>
          </draw:line>
          <draw:line draw:style-name="gr14" draw:text-style-name="P6" draw:layer="layout" svg:x1="7.624cm" svg:y1="5.385cm" svg:x2="8.64cm" svg:y2="6.873cm">
            <text:p/>
          </draw:line>
          <draw:line draw:style-name="gr14" draw:text-style-name="P6" draw:layer="layout" svg:x1="8.647cm" svg:y1="6.877cm" svg:x2="10.54cm" svg:y2="5.921cm">
            <text:p/>
          </draw:line>
          <draw:line draw:style-name="gr14" draw:text-style-name="P6" draw:layer="layout" svg:x1="9.488cm" svg:y1="7.401cm" svg:x2="10.53cm" svg:y2="5.906cm">
            <text:p/>
          </draw:line>
          <draw:line draw:style-name="gr14" draw:text-style-name="P6" draw:layer="layout" svg:x1="4.72cm" svg:y1="5.92cm" svg:x2="5.738cm" svg:y2="4.428cm">
            <text:p/>
          </draw:line>
          <draw:line draw:style-name="gr14" draw:text-style-name="P6" draw:layer="layout" svg:x1="5.735cm" svg:y1="4.434cm" svg:x2="7.628cm" svg:y2="5.39cm">
            <text:p/>
          </draw:line>
          <draw:line draw:style-name="gr14" draw:text-style-name="P6" draw:layer="layout" svg:x1="9.498cm" svg:y1="4.44cm" svg:x2="10.514cm" svg:y2="5.928cm">
            <text:p/>
          </draw:line>
          <draw:line draw:style-name="gr14" draw:text-style-name="P6" draw:layer="layout" svg:x1="7.592cm" svg:y1="5.399cm" svg:x2="9.485cm" svg:y2="4.443cm">
            <text:p/>
          </draw:line>
          <draw:line draw:style-name="gr14" draw:text-style-name="P6" draw:layer="layout" svg:x1="5.755cm" svg:y1="4.431cm" svg:x2="7.614cm" svg:y2="3.499cm">
            <text:p/>
          </draw:line>
          <draw:line draw:style-name="gr14" draw:text-style-name="P6" draw:layer="layout" svg:x1="7.592cm" svg:y1="3.489cm" svg:x2="9.485cm" svg:y2="4.445cm">
            <text:p/>
          </draw:line>
        </draw:g>
      </draw:page>
      <draw:page draw:name="page5" draw:style-name="dp1" draw:master-page-name="Default_5f_">
        <draw:frame draw:style-name="gr15" draw:text-style-name="P10" draw:layer="layout" svg:width="11.781cm" svg:height="15.496cm" svg:x="1.835cm" svg:y="1.629cm">
          <draw:text-box>
            <text:p><text:span text:style-name="T6">Your Requirements</text:span></text:p>
            <text:p><text:span text:style-name="T5"/></text:p>
            <text:p><text:span text:style-name="T5">You must be familiar with these basic shapes:</text:span></text:p>
            <text:p><text:span text:style-name="T5"/></text:p>
            <text:p><text:span text:style-name="T5">+ a point to show position,</text:span></text:p>
            <text:p><text:span text:style-name="T5"/></text:p>
            <text:p><text:span text:style-name="T5">+ a line of 1 dimension,</text:span></text:p>
            <text:p><text:span text:style-name="T5"/></text:p>
            <text:p><text:span text:style-name="T5">+ a square of 2 dimensions, and</text:span></text:p>
            <text:p><text:span text:style-name="T5"/></text:p>
            <text:p><text:span text:style-name="T5">+ a cube of 3 dimensions:</text:span></text:p>
            <text:p><text:span text:style-name="T5"/></text:p>
            <text:p><text:span text:style-name="T5"/></text:p>
            <text:p><text:span text:style-name="T5"/></text:p>
            <text:p><text:span text:style-name="T5"/></text:p>
            <text:p><text:span text:style-name="T5"/></text:p>
            <text:p><text:span text:style-name="T5"><text:s text:c="6"/></text:span><text:span text:style-name="T5">.</text:span></text:p>
            <text:p><text:span text:style-name="T5"/></text:p>
            <text:p><text:span text:style-name="T5"><text:s text:c="5"/></text:span><text:span text:style-name="T5">0D <text:s text:c="6"/>1D <text:s text:c="9"/>2D <text:s text:c="15"/>3D</text:span></text:p>
            <text:p><text:span text:style-name="T5"/></text:p>
          </draw:text-box>
        </draw:frame>
        <draw:g>
          <draw:line draw:style-name="gr14" draw:text-style-name="P6" draw:layer="layout" svg:x1="7.976cm" svg:y1="11.813cm" svg:x2="6.545cm" svg:y2="13.244cm">
            <text:p/>
          </draw:line>
          <draw:line draw:style-name="gr14" draw:text-style-name="P6" draw:layer="layout" svg:x1="7.967cm" svg:y1="14.675cm" svg:x2="6.536cm" svg:y2="13.244cm">
            <text:p/>
          </draw:line>
          <draw:line draw:style-name="gr14" draw:text-style-name="P6" draw:layer="layout" svg:x1="9.43cm" svg:y1="13.244cm" svg:x2="7.967cm" svg:y2="14.689cm">
            <text:p/>
          </draw:line>
          <draw:line draw:style-name="gr14" draw:text-style-name="P6" draw:layer="layout" svg:x1="9.407cm" svg:y1="13.244cm" svg:x2="7.976cm" svg:y2="11.813cm">
            <text:p/>
          </draw:line>
        </draw:g>
        <draw:line draw:style-name="gr14" draw:text-style-name="P6" draw:layer="layout" svg:x1="5.444cm" svg:y1="11.813cm" svg:x2="5.444cm" svg:y2="14.669cm">
          <text:p/>
        </draw:line>
        <draw:g>
          <draw:line draw:style-name="gr16" draw:text-style-name="P6" draw:layer="layout" svg:x1="10.18cm" svg:y1="14.007cm" svg:x2="11.507cm" svg:y2="14.677cm">
            <text:p/>
          </draw:line>
          <draw:line draw:style-name="gr16" draw:text-style-name="P6" draw:layer="layout" svg:x1="11.491cm" svg:y1="14.677cm" svg:x2="12.818cm" svg:y2="14.007cm">
            <text:p/>
          </draw:line>
          <draw:line draw:style-name="gr16" draw:text-style-name="P6" draw:layer="layout" svg:x1="11.491cm" svg:y1="13.131cm" svg:x2="12.818cm" svg:y2="12.461cm">
            <text:p/>
          </draw:line>
          <draw:line draw:style-name="gr16" draw:text-style-name="P6" draw:layer="layout" svg:x1="10.18cm" svg:y1="12.461cm" svg:x2="11.507cm" svg:y2="13.131cm">
            <text:p/>
          </draw:line>
          <draw:line draw:style-name="gr16" draw:text-style-name="P6" draw:layer="layout" svg:x1="12.808cm" svg:y1="12.473cm" svg:x2="12.809cm" svg:y2="14.001cm">
            <text:p/>
          </draw:line>
          <draw:line draw:style-name="gr16" draw:text-style-name="P6" draw:layer="layout" svg:x1="10.189cm" svg:y1="12.452cm" svg:x2="10.187cm" svg:y2="14.001cm">
            <text:p/>
          </draw:line>
          <draw:line draw:style-name="gr16" draw:text-style-name="P6" draw:layer="layout" svg:x1="11.491cm" svg:y1="11.807cm" svg:x2="12.818cm" svg:y2="12.477cm">
            <text:p/>
          </draw:line>
          <draw:line draw:style-name="gr16" draw:text-style-name="P6" draw:layer="layout" svg:x1="10.18cm" svg:y1="12.476cm" svg:x2="11.507cm" svg:y2="11.806cm">
            <text:p/>
          </draw:line>
          <draw:line draw:style-name="gr16" draw:text-style-name="P6" draw:layer="layout" svg:x1="11.498cm" svg:y1="13.128cm" svg:x2="11.498cm" svg:y2="14.68cm">
            <text:p/>
          </draw:line>
          <draw:line draw:style-name="gr17" draw:text-style-name="P6" draw:layer="layout" svg:x1="13.196cm" svg:y1="12.671cm" svg:x2="11.095cm" svg:y2="11.609cm">
            <text:p/>
          </draw:line>
          <draw:line draw:style-name="gr17" draw:text-style-name="P6" draw:layer="layout" svg:x1="11.895cm" svg:y1="13.325cm" svg:x2="9.782cm" svg:y2="12.263cm">
            <text:p/>
          </draw:line>
        </draw:g>
      </draw:page>
      <draw:page draw:name="page6" draw:style-name="dp1" draw:master-page-name="Default_5f_">
        <draw:custom-shape draw:name="Text Box 4" draw:style-name="gr18" draw:text-style-name="P2" draw:layer="layout" svg:width="8.95cm" svg:height="2.396cm" svg:x="2.972cm" svg:y="6.397cm">
          <text:list text:style-name="L2">
            <text:list-item>
              <text:p text:style-name="P1"><text:span text:style-name="T1">Drawing</text:span></text:p>
            </text:list-item>
            <text:list-item>
              <text:p text:style-name="P1"><text:span text:style-name="T1">Shapes</text:span></text:p>
            </text:list-item>
            <text:list-item>
              <text:p text:style-name="P1"><text:span text:style-name="T1">From 0 to 3</text:span></text:p>
            </text:list-item>
            <text:list-item>
              <text:p text:style-name="P1"><text:span text:style-name="T1">Dimensions</text:span></text:p>
            </text:list-item>
          </text:list>
          <draw:enhanced-geometry svg:viewBox="0 0 21600 21600" draw:type="mso-spt202" draw:enhanced-path="M 0 0 L 21600 0 21600 21600 0 21600 0 0 Z N"/>
        </draw:custom-shape>
      </draw:page>
      <draw:page draw:name="page7" draw:style-name="dp1" draw:master-page-name="Default_5f_">
        <draw:line draw:style-name="gr19" draw:text-style-name="P6" draw:layer="layout" svg:x1="12.783cm" svg:y1="14.864cm" svg:x2="8.081cm" svg:y2="17.473cm">
          <text:p/>
        </draw:line>
        <draw:frame draw:style-name="gr20" draw:text-style-name="P12" draw:layer="layout" svg:width="11.751cm" svg:height="2.43cm" svg:x="1.835cm" svg:y="1.629cm">
          <draw:text-box>
            <text:p text:style-name="P11"><text:span text:style-name="T6">A 0 dimensional point: position</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8" draw:style-name="dp1" draw:master-page-name="Default_5f_">
        <draw:frame draw:style-name="gr21" draw:text-style-name="P12" draw:layer="layout" svg:width="11.928cm" svg:height="3.326cm" svg:x="1.836cm" svg:y="1.629cm">
          <draw:text-box>
            <text:p text:style-name="P11"><text:span text:style-name="T6">A 1 dimensional line segment: a measure of height</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line draw:style-name="gr5" draw:text-style-name="P6" draw:layer="layout" svg:x1="7.596cm" svg:y1="11.162cm" svg:x2="7.606cm" svg:y2="17.753cm">
          <text:p/>
        </draw:line>
      </draw:page>
      <draw:page draw:name="page9" draw:style-name="dp1" draw:master-page-name="Default_5f_">
        <draw:frame draw:style-name="gr20" draw:text-style-name="P12" draw:layer="layout" svg:width="11.484cm" svg:height="2.43cm" svg:x="1.835cm" svg:y="1.629cm">
          <draw:text-box>
            <text:p text:style-name="P11"><text:span text:style-name="T6">To draw a square, start with a point.</text:span></text:p>
          </draw:text-box>
        </draw:frame>
        <draw:line draw:style-name="gr19" draw:text-style-name="P6" draw:layer="layout" svg:x1="12.802cm" svg:y1="14.846cm" svg:x2="8.1cm" svg:y2="17.455cm">
          <text:p/>
        </draw:lin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10"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7.62cm" svg:y1="17.777cm" svg:x2="3.138cm" svg:y2="13.295cm">
          <text:p/>
        </draw:line>
        <draw:frame draw:style-name="gr22" draw:text-style-name="P12" draw:layer="layout" svg:width="11.72cm" svg:height="6.401cm" svg:x="1.837cm" svg:y="1.629cm">
          <draw:text-box>
            <text:p text:style-name="P11"><text:span text:style-name="T6">1</text:span><text:span text:style-name="T8">st</text:span><text:span text:style-name="T6"> dimension: width</text:span></text:p>
            <text:p text:style-name="P11"><text:span text:style-name="T5"/></text:p>
            <text:p text:style-name="P11"><text:span text:style-name="T5">(dotted lines are for reference)</text:span></text:p>
          </draw:text-box>
        </draw:frame>
        <draw:line draw:style-name="gr23" draw:text-style-name="P6" draw:layer="layout" svg:x1="7.611cm" svg:y1="7.76cm" svg:x2="7.649cm" svg:y2="19.034cm">
          <text:p/>
        </draw:line>
      </draw:page>
      <draw:page draw:name="page11"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2</text:span><text:span text:style-name="T8">nd</text:span><text:span text:style-name="T6"> dimension: length</text:span></text:p>
          </draw:text-box>
        </draw:frame>
        <draw:line draw:style-name="gr23" draw:text-style-name="P6" draw:layer="layout" svg:x1="7.611cm" svg:y1="7.76cm" svg:x2="7.649cm" svg:y2="19.034cm">
          <text:p/>
        </draw:line>
      </draw:page>
      <draw:page draw:name="page12" draw:style-name="dp1" draw:master-page-name="Default_5f_">
        <draw:line draw:style-name="gr16"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The segments are mirrored through the dotted line.</text:span></text:p>
          </draw:text-box>
        </draw:frame>
        <draw:line draw:style-name="gr23" draw:text-style-name="P6" draw:layer="layout" svg:x1="7.611cm" svg:y1="7.76cm" svg:x2="7.649cm" svg:y2="19.034cm">
          <text:p/>
        </draw:line>
      </draw:page>
      <draw:page draw:name="page13" draw:style-name="dp1" draw:master-page-name="Default_5f_">
        <draw:line draw:style-name="gr16" draw:text-style-name="P6" draw:layer="layout" svg:x1="12.102cm" svg:y1="13.322cm" svg:x2="7.62cm" svg:y2="17.804cm">
          <text:p/>
        </draw:line>
        <draw:line draw:style-name="gr16" draw:text-style-name="P6" draw:layer="layout" svg:x1="7.62cm" svg:y1="17.777cm" svg:x2="3.138cm" svg:y2="13.295cm">
          <text:p/>
        </draw:line>
        <draw:frame draw:style-name="gr22" draw:text-style-name="P12" draw:layer="layout" svg:width="11.72cm" svg:height="6.401cm" svg:x="1.837cm" svg:y="1.629cm">
          <draw:text-box>
            <text:p text:style-name="P11"><text:span text:style-name="T6">Width and length are the 2 dimensional base line segments of the square.</text:span></text:p>
          </draw:text-box>
        </draw:frame>
      </draw:page>
      <draw:page draw:name="page14" draw:style-name="dp1" draw:master-page-name="Default_5f_">
        <draw:line draw:style-name="gr5" draw:text-style-name="P6" draw:layer="layout" svg:x1="7.647cm" svg:y1="8.794cm" svg:x2="3.165cm" svg:y2="13.276cm">
          <text:p/>
        </draw:line>
        <draw:line draw:style-name="gr16" draw:text-style-name="P6" draw:layer="layout" svg:x1="7.62cm" svg:y1="17.758cm" svg:x2="3.138cm" svg:y2="13.276cm">
          <text:p/>
        </draw:line>
        <draw:line draw:style-name="gr16" draw:text-style-name="P6" draw:layer="layout" svg:x1="12.102cm" svg:y1="13.322cm" svg:x2="7.62cm" svg:y2="17.804cm">
          <text:p/>
        </draw:line>
        <draw:line draw:style-name="gr23" draw:text-style-name="P6" draw:layer="layout" svg:x1="7.611cm" svg:y1="7.76cm" svg:x2="7.649cm" svg:y2="19.034cm">
          <text:p/>
        </draw:line>
        <draw:frame draw:style-name="gr24" draw:text-style-name="P13" draw:layer="layout" svg:width="2.619cm" svg:height="0.963cm" svg:x="2.821cm" svg:y="9.841cm">
          <draw:text-box>
            <text:p text:style-name="P6"><text:span text:style-name="T9">Top left</text:span></text:p>
          </draw:text-box>
        </draw:frame>
      </draw:page>
      <draw:page draw:name="page15" draw:style-name="dp1" draw:master-page-name="Default_5f_">
        <draw:frame draw:style-name="gr25" draw:text-style-name="P14" draw:layer="layout" svg:width="5.369cm" svg:height="2.477cm" svg:x="4.936cm" svg:y="12.071cm">
          <draw:text-box>
            <text:p text:style-name="P11"><text:span text:style-name="T5">The opposite sides are parallel to each other.</text:span></text:p>
          </draw:text-box>
        </draw:frame>
        <draw:g>
          <draw:frame draw:style-name="gr8" draw:text-style-name="P6" draw:layer="layout" svg:width="0.482cm" svg:height="0.402cm" svg:x="7.425cm" svg:y="17.614cm">
            <draw:image xlink:href="Pictures/100000000000000B0000000C42C6E076.png" xlink:type="simple" xlink:show="embed" xlink:actuate="onLoad">
              <text:p/>
            </draw:image>
          </draw:frame>
          <draw:line draw:style-name="gr5" draw:text-style-name="P6" draw:layer="layout" svg:x1="7.647cm" svg:y1="8.794cm" svg:x2="3.165cm" svg:y2="13.276cm">
            <text:p/>
          </draw:line>
          <draw:line draw:style-name="gr16" draw:text-style-name="P6" draw:layer="layout" svg:x1="7.62cm" svg:y1="17.758cm" svg:x2="3.138cm" svg:y2="13.276cm">
            <text:p/>
          </draw:line>
          <draw:line draw:style-name="gr26" draw:text-style-name="P6" draw:layer="layout" svg:x1="12.102cm" svg:y1="13.322cm" svg:x2="7.62cm" svg:y2="17.804cm">
            <text:p/>
          </draw:line>
        </draw:g>
        <draw:line draw:style-name="gr23" draw:text-style-name="P6" draw:layer="layout" svg:x1="13.169cm" svg:y1="12.248cm" svg:x2="6.748cm" svg:y2="18.67cm">
          <text:p/>
        </draw:line>
        <draw:line draw:style-name="gr23" draw:text-style-name="P6" draw:layer="layout" svg:x1="8.532cm" svg:y1="7.937cm" svg:x2="2.111cm" svg:y2="14.359cm">
          <text:p/>
        </draw:line>
      </draw:page>
      <draw:page draw:name="page16" draw:style-name="dp1" draw:master-page-name="Default_5f_">
        <draw:g>
          <draw:frame draw:style-name="gr27" draw:text-style-name="P6" draw:layer="layout" svg:width="0.482cm" svg:height="0.402cm" svg:x="7.412cm" svg:y="17.595cm">
            <draw:image xlink:href="Pictures/100000000000000B0000000C42C6E076.png" xlink:type="simple" xlink:show="embed" xlink:actuate="onLoad">
              <text:p/>
            </draw:image>
          </draw:frame>
          <draw:line draw:style-name="gr14" draw:text-style-name="P6" draw:layer="layout" svg:x1="7.634cm" svg:y1="8.775cm" svg:x2="3.152cm" svg:y2="13.257cm">
            <text:p/>
          </draw:line>
          <draw:line draw:style-name="gr28" draw:text-style-name="P6" draw:layer="layout" svg:x1="7.607cm" svg:y1="17.739cm" svg:x2="3.125cm" svg:y2="13.257cm">
            <text:p/>
          </draw:line>
          <draw:line draw:style-name="gr29" draw:text-style-name="P6" draw:layer="layout" svg:x1="12.089cm" svg:y1="13.303cm" svg:x2="7.607cm" svg:y2="17.785cm">
            <text:p/>
          </draw:line>
          <draw:line draw:style-name="gr4" draw:text-style-name="P6" draw:layer="layout" svg:x1="12.116cm" svg:y1="13.257cm" svg:x2="7.634cm" svg:y2="8.775cm">
            <text:p/>
          </draw:line>
        </draw:g>
        <draw:line draw:style-name="gr23" draw:text-style-name="P6" draw:layer="layout" svg:x1="7.611cm" svg:y1="7.76cm" svg:x2="7.649cm" svg:y2="19.034cm">
          <text:p/>
        </draw:line>
        <draw:frame draw:style-name="gr30" draw:text-style-name="P13" draw:layer="layout" svg:width="3.008cm" svg:height="0.963cm" svg:x="9.483cm" svg:y="9.841cm">
          <draw:text-box>
            <text:p text:style-name="P6"><text:span text:style-name="T9">Top right</text:span></text:p>
          </draw:text-box>
        </draw:frame>
      </draw:page>
      <draw:page draw:name="page17" draw:style-name="dp1" draw:master-page-name="Default_5f_">
        <draw:frame draw:style-name="gr31" draw:text-style-name="P12" draw:layer="layout" svg:width="11.867cm" svg:height="4.351cm" svg:x="1.838cm" svg:y="1.629cm">
          <draw:text-box>
            <text:p text:style-name="P11"><text:span text:style-name="T6">Key</text:span></text:p>
            <text:p text:style-name="P11"><text:span text:style-name="T5"/></text:p>
            <text:p text:style-name="P11"><text:span text:style-name="T5">Drawing tip: opposite sides of a square are parallel to each other. </text:span></text:p>
          </draw:text-box>
        </draw:frame>
        <draw:g>
          <draw:frame draw:style-name="gr27" draw:text-style-name="P6" draw:layer="layout" svg:width="0.482cm" svg:height="0.402cm" svg:x="7.412cm" svg:y="17.595cm">
            <draw:image xlink:href="Pictures/100000000000000B0000000C42C6E076.png" xlink:type="simple" xlink:show="embed" xlink:actuate="onLoad">
              <text:p/>
            </draw:image>
          </draw:frame>
          <draw:line draw:style-name="gr14" draw:text-style-name="P6" draw:layer="layout" svg:x1="7.634cm" svg:y1="8.775cm" svg:x2="3.152cm" svg:y2="13.257cm">
            <text:p/>
          </draw:line>
          <draw:line draw:style-name="gr4" draw:text-style-name="P6" draw:layer="layout" svg:x1="7.607cm" svg:y1="17.739cm" svg:x2="3.125cm" svg:y2="13.257cm">
            <text:p/>
          </draw:line>
          <draw:line draw:style-name="gr29" draw:text-style-name="P6" draw:layer="layout" svg:x1="12.089cm" svg:y1="13.303cm" svg:x2="7.607cm" svg:y2="17.785cm">
            <text:p/>
          </draw:line>
          <draw:line draw:style-name="gr4" draw:text-style-name="P6" draw:layer="layout" svg:x1="12.116cm" svg:y1="13.257cm" svg:x2="7.634cm" svg:y2="8.775cm">
            <text:p/>
          </draw:line>
        </draw:g>
        <draw:line draw:style-name="gr23" draw:text-style-name="P6" draw:layer="layout" svg:x1="6.51cm" svg:y1="7.64cm" svg:x2="13.08cm" svg:y2="14.181cm">
          <text:p/>
        </draw:line>
        <draw:line draw:style-name="gr23" draw:text-style-name="P6" draw:layer="layout" svg:x1="2.14cm" svg:y1="12.249cm" svg:x2="8.71cm" svg:y2="18.79cm">
          <text:p/>
        </draw:line>
        <draw:frame draw:style-name="gr25" draw:text-style-name="P9" draw:layer="layout" svg:width="4.282cm" svg:height="2.477cm" svg:x="5.479cm" svg:y="12.072cm">
          <draw:text-box>
            <text:p text:style-name="P6"><text:span text:style-name="T5">Opposite and parallel sides</text:span></text:p>
          </draw:text-box>
        </draw:frame>
      </draw:page>
      <draw:page draw:name="page18" draw:style-name="dp1" draw:master-page-name="Default_5f_">
        <draw:frame draw:style-name="gr31" draw:text-style-name="P12" draw:layer="layout" svg:width="11.659cm" svg:height="4.351cm" svg:x="1.838cm" svg:y="1.629cm">
          <draw:text-box>
            <text:p text:style-name="P11"><text:span text:style-name="T6">A Square</text:span></text:p>
          </draw:text-box>
        </draw:frame>
        <draw:g>
          <draw:line draw:style-name="gr32" draw:text-style-name="P6" draw:layer="layout" svg:x1="7.635cm" svg:y1="8.775cm" svg:x2="3.153cm" svg:y2="13.257cm">
            <text:p/>
          </draw:line>
          <draw:line draw:style-name="gr32" draw:text-style-name="P6" draw:layer="layout" svg:x1="7.608cm" svg:y1="17.739cm" svg:x2="3.126cm" svg:y2="13.257cm">
            <text:p/>
          </draw:line>
          <draw:line draw:style-name="gr32" draw:text-style-name="P6" draw:layer="layout" svg:x1="12.189cm" svg:y1="13.259cm" svg:x2="7.608cm" svg:y2="17.785cm">
            <text:p/>
          </draw:line>
          <draw:line draw:style-name="gr4" draw:text-style-name="P6" draw:layer="layout" svg:x1="12.117cm" svg:y1="13.257cm" svg:x2="7.635cm" svg:y2="8.775cm">
            <text:p/>
          </draw:line>
        </draw:g>
      </draw:page>
      <draw:page draw:name="page19" draw:style-name="dp1" draw:master-page-name="Default_5f_">
        <draw:frame draw:style-name="gr20" draw:text-style-name="P12" draw:layer="layout" svg:width="11.662cm" svg:height="2.43cm" svg:x="1.835cm" svg:y="1.629cm">
          <draw:text-box>
            <text:p text:style-name="P11"><text:span text:style-name="T6">To draw a cube, start with a point.</text:span></text:p>
          </draw:text-box>
        </draw:frame>
        <draw:line draw:style-name="gr19" draw:text-style-name="P6" draw:layer="layout" svg:x1="12.821cm" svg:y1="14.828cm" svg:x2="8.119cm" svg:y2="17.437cm">
          <text:p/>
        </draw:line>
        <draw:frame draw:style-name="gr8" draw:text-style-name="P6" draw:layer="layout" svg:width="0.482cm" svg:height="0.402cm" svg:x="7.417cm" svg:y="17.597cm">
          <draw:image xlink:href="Pictures/100000000000000B0000000C42C6E076.png" xlink:type="simple" xlink:show="embed" xlink:actuate="onLoad">
            <text:p/>
          </draw:image>
        </draw:frame>
      </draw:page>
      <draw:page draw:name="page20" draw:style-name="dp1" draw:master-page-name="Default_5f_">
        <draw:line draw:style-name="gr16" draw:text-style-name="P6" draw:layer="layout" svg:x1="1.986cm" svg:y1="14.932cm" svg:x2="7.654cm" svg:y2="17.793cm">
          <text:p/>
        </draw:line>
        <draw:line draw:style-name="gr16" draw:text-style-name="P6" draw:layer="layout" svg:x1="7.611cm" svg:y1="11.178cm" svg:x2="7.612cm" svg:y2="17.808cm">
          <text:p/>
        </draw:line>
        <draw:line draw:style-name="gr16" draw:text-style-name="P6" draw:layer="layout" svg:x1="7.586cm" svg:y1="17.793cm" svg:x2="13.254cm" svg:y2="14.932cm">
          <text:p/>
        </draw:line>
        <draw:frame draw:style-name="gr33" draw:text-style-name="P12" draw:layer="layout" svg:width="11.92cm" svg:height="6.17cm" svg:x="1.838cm" svg:y="1.629cm">
          <draw:text-box>
            <text:p text:style-name="P11"><text:span text:style-name="T6">Key</text:span></text:p>
            <text:p text:style-name="P11"><text:span text:style-name="T5"/></text:p>
            <text:p text:style-name="P11"><text:span text:style-name="T5">When drawing cubes, start with the dimensional base lines.</text:span></text:p>
          </draw:text-box>
        </draw:frame>
      </draw:page>
      <draw:page draw:name="page21" draw:style-name="dp1" draw:master-page-name="Default_5f_">
        <draw:line draw:style-name="gr16" draw:text-style-name="P6" draw:layer="layout" svg:x1="1.986cm" svg:y1="14.932cm" svg:x2="7.654cm" svg:y2="17.793cm">
          <text:p/>
        </draw:line>
        <draw:line draw:style-name="gr16" draw:text-style-name="P6" draw:layer="layout" svg:x1="7.586cm" svg:y1="17.793cm" svg:x2="13.254cm" svg:y2="14.932cm">
          <text:p/>
        </draw:line>
        <draw:line draw:style-name="gr5" draw:text-style-name="P6" draw:layer="layout" svg:x1="2.02cm" svg:y1="8.292cm" svg:x2="2.012cm" svg:y2="14.908cm">
          <text:p/>
        </draw:line>
        <draw:line draw:style-name="gr17" draw:text-style-name="P6" draw:layer="layout" svg:x1="7.61cm" svg:y1="10.019cm" svg:x2="7.61cm" svg:y2="19.056cm">
          <text:p/>
        </draw:line>
        <draw:line draw:style-name="gr17" draw:text-style-name="P6" draw:layer="layout" svg:x1="2.021cm" svg:y1="7.137cm" svg:x2="2.021cm" svg:y2="16.174cm">
          <text:p/>
        </draw:line>
        <draw:line draw:style-name="gr5" draw:text-style-name="P6" draw:layer="layout" svg:x1="7.612cm" svg:y1="11.178cm" svg:x2="7.613cm" svg:y2="17.808cm">
          <text:p/>
        </draw:line>
        <draw:frame draw:style-name="gr25" draw:text-style-name="P9" draw:layer="layout" svg:width="4.449cm" svg:height="2.477cm" svg:x="2.559cm" svg:y="11.439cm">
          <draw:text-box>
            <text:p text:style-name="P6"><text:span text:style-name="T5">Opposite and parallel sides</text:span></text:p>
          </draw:text-box>
        </draw:frame>
      </draw:page>
      <draw:page draw:name="page22" draw:style-name="dp1" draw:master-page-name="Default_5f_">
        <draw:line draw:style-name="gr26" draw:text-style-name="P6" draw:layer="layout" svg:x1="1.986cm" svg:y1="14.932cm" svg:x2="7.654cm" svg:y2="17.793cm">
          <text:p/>
        </draw:line>
        <draw:line draw:style-name="gr16" draw:text-style-name="P6" draw:layer="layout" svg:x1="7.586cm" svg:y1="17.793cm" svg:x2="13.254cm" svg:y2="14.932cm">
          <text:p/>
        </draw:line>
        <draw:line draw:style-name="gr16" draw:text-style-name="P6" draw:layer="layout" svg:x1="2.02cm" svg:y1="8.292cm" svg:x2="2.012cm" svg:y2="14.908cm">
          <text:p/>
        </draw:line>
        <draw:line draw:style-name="gr26" draw:text-style-name="P6" draw:layer="layout" svg:x1="1.986cm" svg:y1="8.334cm" svg:x2="7.654cm" svg:y2="11.195cm">
          <text:p/>
        </draw:line>
        <draw:line draw:style-name="gr17" draw:text-style-name="P6" draw:layer="layout" svg:x1="1.575cm" svg:y1="8.146cm" svg:x2="8.294cm" svg:y2="11.535cm">
          <text:p/>
        </draw:line>
        <draw:line draw:style-name="gr17" draw:text-style-name="P6" draw:layer="layout" svg:x1="1.576cm" svg:y1="14.747cm" svg:x2="8.295cm" svg:y2="18.136cm">
          <text:p/>
        </draw:line>
        <draw:line draw:style-name="gr16" draw:text-style-name="P6" draw:layer="layout" svg:x1="7.613cm" svg:y1="11.178cm" svg:x2="7.614cm" svg:y2="17.808cm">
          <text:p/>
        </draw:line>
        <draw:frame draw:style-name="gr25" draw:text-style-name="P9" draw:layer="layout" svg:width="4.422cm" svg:height="2.477cm" svg:x="2.559cm" svg:y="11.439cm">
          <draw:text-box>
            <text:p text:style-name="P6"><text:span text:style-name="T5">Opposite and parallel sides</text:span></text:p>
          </draw:text-box>
        </draw:frame>
      </draw:page>
      <draw:page draw:name="page23" draw:style-name="dp1" draw:master-page-name="Default_5f_">
        <draw:line draw:style-name="gr26" draw:text-style-name="P6" draw:layer="layout" svg:x1="1.986cm" svg:y1="14.932cm" svg:x2="7.654cm" svg:y2="17.793cm">
          <text:p/>
        </draw:line>
        <draw:line draw:style-name="gr16" draw:text-style-name="P6" draw:layer="layout" svg:x1="7.586cm" svg:y1="17.793cm" svg:x2="13.254cm" svg:y2="14.932cm">
          <text:p/>
        </draw:line>
        <draw:line draw:style-name="gr26" draw:text-style-name="P6" draw:layer="layout" svg:x1="2.02cm" svg:y1="8.292cm" svg:x2="2.012cm" svg:y2="14.908cm">
          <text:p/>
        </draw:line>
        <draw:line draw:style-name="gr26" draw:text-style-name="P6" draw:layer="layout" svg:x1="1.986cm" svg:y1="8.334cm" svg:x2="7.654cm" svg:y2="11.195cm">
          <text:p/>
        </draw:line>
        <draw:line draw:style-name="gr5" draw:text-style-name="P6" draw:layer="layout" svg:x1="7.612cm" svg:y1="11.178cm" svg:x2="7.613cm" svg:y2="17.808cm">
          <text:p/>
        </draw:line>
      </draw:page>
      <draw:page draw:name="page24" draw:style-name="dp1" draw:master-page-name="Default_5f_">
        <draw:line draw:style-name="gr16" draw:text-style-name="P6" draw:layer="layout" svg:x1="1.986cm" svg:y1="14.932cm" svg:x2="7.654cm" svg:y2="17.793cm">
          <text:p/>
        </draw:line>
        <draw:line draw:style-name="gr16" draw:text-style-name="P6" draw:layer="layout" svg:x1="7.586cm" svg:y1="17.793cm" svg:x2="13.254cm" svg:y2="14.932cm">
          <text:p/>
        </draw:line>
        <draw:line draw:style-name="gr26" draw:text-style-name="P6" draw:layer="layout" svg:x1="7.586cm" svg:y1="11.193cm" svg:x2="13.254cm" svg:y2="8.332cm">
          <text:p/>
        </draw:line>
        <draw:line draw:style-name="gr16" draw:text-style-name="P6" draw:layer="layout" svg:x1="1.986cm" svg:y1="8.333cm" svg:x2="7.654cm" svg:y2="11.194cm">
          <text:p/>
        </draw:line>
        <draw:line draw:style-name="gr16" draw:text-style-name="P6" draw:layer="layout" svg:x1="13.209cm" svg:y1="8.381cm" svg:x2="13.212cm" svg:y2="14.908cm">
          <text:p/>
        </draw:line>
        <draw:line draw:style-name="gr16" draw:text-style-name="P6" draw:layer="layout" svg:x1="2.02cm" svg:y1="8.292cm" svg:x2="2.012cm" svg:y2="14.908cm">
          <text:p/>
        </draw:line>
        <draw:line draw:style-name="gr16" draw:text-style-name="P6" draw:layer="layout" svg:x1="7.613cm" svg:y1="11.178cm" svg:x2="7.614cm" svg:y2="17.808cm">
          <text:p/>
        </draw:line>
      </draw:page>
      <draw:page draw:name="page25" draw:style-name="dp1" draw:master-page-name="Default_5f_">
        <draw:g>
          <draw:line draw:style-name="gr4" draw:text-style-name="P6" draw:layer="layout" svg:x1="1.986cm" svg:y1="14.932cm" svg:x2="7.654cm" svg:y2="17.793cm">
            <text:p/>
          </draw:line>
          <draw:line draw:style-name="gr4" draw:text-style-name="P6" draw:layer="layout" svg:x1="7.586cm" svg:y1="17.793cm" svg:x2="13.254cm" svg:y2="14.932cm">
            <text:p/>
          </draw:line>
          <draw:line draw:style-name="gr4" draw:text-style-name="P6" draw:layer="layout" svg:x1="7.586cm" svg:y1="11.193cm" svg:x2="13.254cm" svg:y2="8.332cm">
            <text:p/>
          </draw:line>
          <draw:line draw:style-name="gr4" draw:text-style-name="P6" draw:layer="layout" svg:x1="1.986cm" svg:y1="8.333cm" svg:x2="7.654cm" svg:y2="11.194cm">
            <text:p/>
          </draw:line>
          <draw:line draw:style-name="gr4" draw:text-style-name="P6" draw:layer="layout" svg:x1="13.209cm" svg:y1="8.381cm" svg:x2="13.212cm" svg:y2="14.908cm">
            <text:p/>
          </draw:line>
          <draw:line draw:style-name="gr4" draw:text-style-name="P6" draw:layer="layout" svg:x1="2.02cm" svg:y1="8.292cm" svg:x2="2.012cm" svg:y2="14.908cm">
            <text:p/>
          </draw:line>
          <draw:line draw:style-name="gr4" draw:text-style-name="P6" draw:layer="layout" svg:x1="7.586cm" svg:y1="5.534cm" svg:x2="13.254cm" svg:y2="8.395cm">
            <text:p/>
          </draw:line>
          <draw:line draw:style-name="gr4" draw:text-style-name="P6" draw:layer="layout" svg:x1="1.986cm" svg:y1="8.393cm" svg:x2="7.654cm" svg:y2="5.532cm">
            <text:p/>
          </draw:line>
          <draw:line draw:style-name="gr4" draw:text-style-name="P6" draw:layer="layout" svg:x1="7.613cm" svg:y1="11.178cm" svg:x2="7.614cm" svg:y2="17.808cm">
            <text:p/>
          </draw:line>
        </draw:g>
        <draw:frame draw:style-name="gr34" draw:text-style-name="P12" draw:layer="layout" svg:width="11.659cm" svg:height="1.433cm" svg:x="1.839cm" svg:y="1.63cm">
          <draw:text-box>
            <text:p text:style-name="P11"><text:span text:style-name="T6">3D Cube</text:span></text:p>
          </draw:text-box>
        </draw:frame>
        <draw:line draw:style-name="gr17" draw:text-style-name="P6" draw:layer="layout" svg:x1="13.764cm" svg:y1="8.661cm" svg:x2="6.805cm" svg:y2="5.174cm">
          <text:p/>
        </draw:line>
        <draw:line draw:style-name="gr17" draw:text-style-name="P6" draw:layer="layout" svg:x1="8.851cm" svg:y1="11.78cm" svg:x2="1.505cm" svg:y2="8.075cm">
          <text:p/>
        </draw:line>
      </draw:page>
      <draw:page draw:name="page26" draw:style-name="dp1" draw:master-page-name="Default_5f_">
        <draw:line draw:style-name="gr16" draw:text-style-name="P6" draw:layer="layout" svg:x1="1.986cm" svg:y1="14.932cm" svg:x2="7.654cm" svg:y2="17.793cm">
          <text:p/>
        </draw:line>
        <draw:line draw:style-name="gr16" draw:text-style-name="P6" draw:layer="layout" svg:x1="7.611cm" svg:y1="11.178cm" svg:x2="7.612cm" svg:y2="17.808cm">
          <text:p/>
        </draw:line>
        <draw:line draw:style-name="gr16" draw:text-style-name="P6" draw:layer="layout" svg:x1="7.586cm" svg:y1="17.793cm" svg:x2="13.254cm" svg:y2="14.932cm">
          <text:p/>
        </draw:line>
        <draw:frame draw:style-name="gr33" draw:text-style-name="P12" draw:layer="layout" svg:width="11.92cm" svg:height="6.17cm" svg:x="1.838cm" svg:y="1.629cm">
          <draw:text-box>
            <text:p text:style-name="P11"><text:span text:style-name="T6">Next, draw a 3D cube one square side at a time.</text:span></text:p>
            <text:p text:style-name="P11"><text:span text:style-name="T5"/></text:p>
            <text:p text:style-name="P11"><text:span text:style-name="T5">Start with the dimensional base lines.</text:span></text:p>
          </draw:text-box>
        </draw:frame>
      </draw:page>
      <draw:page draw:name="page27" draw:style-name="dp1" draw:master-page-name="Default_5f_">
        <draw:line draw:style-name="gr16" draw:text-style-name="P6" draw:layer="layout" svg:x1="1.986cm" svg:y1="14.92cm" svg:x2="7.654cm" svg:y2="17.781cm">
          <text:p/>
        </draw:line>
        <draw:line draw:style-name="gr16" draw:text-style-name="P6" draw:layer="layout" svg:x1="7.586cm" svg:y1="17.781cm" svg:x2="13.254cm" svg:y2="14.92cm">
          <text:p/>
        </draw:line>
        <draw:line draw:style-name="gr26" draw:text-style-name="P6" draw:layer="layout" svg:x1="1.986cm" svg:y1="8.321cm" svg:x2="7.654cm" svg:y2="11.182cm">
          <text:p/>
        </draw:line>
        <draw:line draw:style-name="gr26" draw:text-style-name="P6" draw:layer="layout" svg:x1="2.02cm" svg:y1="8.28cm" svg:x2="2.012cm" svg:y2="14.896cm">
          <text:p/>
        </draw:line>
        <draw:line draw:style-name="gr16" draw:text-style-name="P6" draw:layer="layout" svg:x1="7.613cm" svg:y1="11.166cm" svg:x2="7.614cm" svg:y2="17.796cm">
          <text:p/>
        </draw:line>
        <draw:frame draw:style-name="gr35" draw:text-style-name="P13" draw:layer="layout" svg:width="2.445cm" svg:height="1.675cm" svg:x="4.032cm" svg:y="12.513cm">
          <draw:text-box>
            <text:p text:style-name="P6"><text:span text:style-name="T9">Left</text:span></text:p>
            <text:p text:style-name="P6"><text:span text:style-name="T9">square</text:span></text:p>
          </draw:text-box>
        </draw:frame>
        <draw:frame draw:style-name="gr31" draw:text-style-name="P12" draw:layer="layout" svg:width="11.908cm" svg:height="4.351cm" svg:x="1.74cm" svg:y="1.63cm">
          <draw:text-box>
            <text:p text:style-name="P11"><text:span text:style-name="T6">Key</text:span></text:p>
            <text:p text:style-name="P11"><text:span text:style-name="T5"/></text:p>
            <text:p text:style-name="P11"><text:span text:style-name="T5">Draw the square sides on top the dimensional base lines.</text:span></text:p>
          </draw:text-box>
        </draw:frame>
      </draw:page>
      <draw:page draw:name="page28" draw:style-name="dp1" draw:master-page-name="Default_5f_">
        <draw:line draw:style-name="gr16" draw:text-style-name="P6" draw:layer="layout" svg:x1="1.986cm" svg:y1="14.92cm" svg:x2="7.654cm" svg:y2="17.781cm">
          <text:p/>
        </draw:line>
        <draw:line draw:style-name="gr16" draw:text-style-name="P6" draw:layer="layout" svg:x1="7.586cm" svg:y1="17.781cm" svg:x2="13.254cm" svg:y2="14.92cm">
          <text:p/>
        </draw:line>
        <draw:line draw:style-name="gr26" draw:text-style-name="P6" draw:layer="layout" svg:x1="7.586cm" svg:y1="11.181cm" svg:x2="13.254cm" svg:y2="8.32cm">
          <text:p/>
        </draw:line>
        <draw:line draw:style-name="gr16" draw:text-style-name="P6" draw:layer="layout" svg:x1="1.986cm" svg:y1="8.321cm" svg:x2="7.654cm" svg:y2="11.182cm">
          <text:p/>
        </draw:line>
        <draw:line draw:style-name="gr26" draw:text-style-name="P6" draw:layer="layout" svg:x1="13.209cm" svg:y1="8.369cm" svg:x2="13.212cm" svg:y2="14.896cm">
          <text:p/>
        </draw:line>
        <draw:line draw:style-name="gr16" draw:text-style-name="P6" draw:layer="layout" svg:x1="2.02cm" svg:y1="8.28cm" svg:x2="2.012cm" svg:y2="14.896cm">
          <text:p/>
        </draw:line>
        <draw:line draw:style-name="gr16" draw:text-style-name="P6" draw:layer="layout" svg:x1="7.613cm" svg:y1="11.166cm" svg:x2="7.614cm" svg:y2="17.796cm">
          <text:p/>
        </draw:line>
        <draw:frame draw:style-name="gr35" draw:text-style-name="P13" draw:layer="layout" svg:width="2.445cm" svg:height="1.675cm" svg:x="8.87cm" svg:y="12.513cm">
          <draw:text-box>
            <text:p text:style-name="P6"><text:span text:style-name="T9">Right</text:span></text:p>
            <text:p text:style-name="P6"><text:span text:style-name="T9">square</text:span></text:p>
          </draw:text-box>
        </draw:frame>
      </draw:page>
      <draw:page draw:name="page29" draw:style-name="dp1" draw:master-page-name="Default_5f_">
        <draw:frame draw:style-name="gr31" draw:text-style-name="P12" draw:layer="layout" svg:width="11.908cm" svg:height="4.351cm" svg:x="1.74cm" svg:y="1.629cm">
          <draw:text-box>
            <text:p text:style-name="P11"><text:span text:style-name="T6">Key</text:span></text:p>
            <text:p text:style-name="P11"><text:span text:style-name="T5"/></text:p>
            <text:p text:style-name="P11"><text:span text:style-name="T5">To draw a cube, draw the square sides.</text:span></text:p>
          </draw:text-box>
        </draw:frame>
        <draw:line draw:style-name="gr5" draw:text-style-name="P6" draw:layer="layout" svg:x1="1.986cm" svg:y1="14.932cm" svg:x2="7.654cm" svg:y2="17.793cm">
          <text:p/>
        </draw:line>
        <draw:line draw:style-name="gr5" draw:text-style-name="P6" draw:layer="layout" svg:x1="7.586cm" svg:y1="17.793cm" svg:x2="13.254cm" svg:y2="14.932cm">
          <text:p/>
        </draw:line>
        <draw:line draw:style-name="gr5" draw:text-style-name="P6" draw:layer="layout" svg:x1="7.586cm" svg:y1="11.193cm" svg:x2="13.254cm" svg:y2="8.332cm">
          <text:p/>
        </draw:line>
        <draw:line draw:style-name="gr5" draw:text-style-name="P6" draw:layer="layout" svg:x1="1.986cm" svg:y1="8.333cm" svg:x2="7.654cm" svg:y2="11.194cm">
          <text:p/>
        </draw:line>
        <draw:line draw:style-name="gr5" draw:text-style-name="P6" draw:layer="layout" svg:x1="13.209cm" svg:y1="8.381cm" svg:x2="13.212cm" svg:y2="14.908cm">
          <text:p/>
        </draw:line>
        <draw:line draw:style-name="gr5" draw:text-style-name="P6" draw:layer="layout" svg:x1="2.02cm" svg:y1="8.292cm" svg:x2="2.012cm" svg:y2="14.908cm">
          <text:p/>
        </draw:line>
        <draw:line draw:style-name="gr5" draw:text-style-name="P6" draw:layer="layout" svg:x1="7.586cm" svg:y1="5.534cm" svg:x2="13.254cm" svg:y2="8.395cm">
          <text:p/>
        </draw:line>
        <draw:line draw:style-name="gr5" draw:text-style-name="P6" draw:layer="layout" svg:x1="1.986cm" svg:y1="8.393cm" svg:x2="7.654cm" svg:y2="5.532cm">
          <text:p/>
        </draw:line>
        <draw:line draw:style-name="gr5" draw:text-style-name="P6" draw:layer="layout" svg:x1="7.612cm" svg:y1="11.178cm" svg:x2="7.613cm" svg:y2="17.808cm">
          <text:p/>
        </draw:line>
        <draw:frame draw:style-name="gr36" draw:text-style-name="P13" draw:layer="layout" svg:width="3.715cm" svg:height="0.963cm" svg:x="5.802cm" svg:y="7.518cm">
          <draw:text-box>
            <text:p text:style-name="P6"><text:span text:style-name="T9">Top square</text:span></text:p>
          </draw:text-box>
        </draw:frame>
        <draw:frame draw:style-name="gr35" draw:text-style-name="P13" draw:layer="layout" svg:width="2.445cm" svg:height="1.675cm" svg:x="8.869cm" svg:y="12.512cm">
          <draw:text-box>
            <text:p text:style-name="P6"><text:span text:style-name="T9">Right</text:span></text:p>
            <text:p text:style-name="P6"><text:span text:style-name="T9">square</text:span></text:p>
          </draw:text-box>
        </draw:frame>
        <draw:frame draw:style-name="gr35" draw:text-style-name="P13" draw:layer="layout" svg:width="2.445cm" svg:height="1.675cm" svg:x="4.031cm" svg:y="12.512cm">
          <draw:text-box>
            <text:p text:style-name="P6"><text:span text:style-name="T9">Left</text:span></text:p>
            <text:p text:style-name="P6"><text:span text:style-name="T9">square</text:span></text:p>
          </draw:text-box>
        </draw:frame>
        <draw:line draw:style-name="gr17" draw:text-style-name="P6" draw:layer="layout" svg:x1="13.765cm" svg:y1="8.661cm" svg:x2="6.806cm" svg:y2="5.174cm">
          <text:p/>
        </draw:line>
        <draw:line draw:style-name="gr17" draw:text-style-name="P6" draw:layer="layout" svg:x1="8.852cm" svg:y1="11.78cm" svg:x2="1.506cm" svg:y2="8.075cm">
          <text:p/>
        </draw:line>
      </draw:page>
      <draw:page draw:name="page30" draw:style-name="dp1" draw:master-page-name="Default_5f_">
        <draw:custom-shape draw:name="Text Box 4" draw:style-name="gr37" draw:text-style-name="P2" draw:layer="layout" svg:width="10.247cm" svg:height="2.396cm" svg:x="2.497cm" svg:y="6.608cm">
          <text:list text:style-name="L2">
            <text:list-item>
              <text:p text:style-name="P1"><text:span text:style-name="T1">Hidden Lines</text:span></text:p>
            </text:list-item>
          </text:list>
          <draw:enhanced-geometry svg:viewBox="0 0 21600 21600" draw:type="mso-spt202" draw:enhanced-path="M 0 0 L 21600 0 21600 21600 0 21600 0 0 Z N"/>
        </draw:custom-shape>
      </draw:page>
      <draw:page draw:name="page31" draw:style-name="dp1" draw:master-page-name="Default_5f_">
        <draw:frame draw:style-name="gr12" draw:text-style-name="P10" draw:layer="layout" svg:width="11.722cm" svg:height="16.521cm" svg:x="1.835cm" svg:y="1.629cm">
          <draw:text-box>
            <text:p><text:span text:style-name="T6">Key</text:span></text:p>
            <text:p><text:span text:style-name="T5"/></text:p>
            <text:p><text:span text:style-name="T5">For simplicity, draw cubes without hidden lines.</text:span></text:p>
            <text:p><text:span text:style-name="T5"/></text:p>
            <text:p><text:span text:style-name="T5">This is a cube without hidden lines:</text:span></text:p>
          </draw:text-box>
        </draw:frame>
        <draw:g>
          <draw:line draw:style-name="gr5" draw:text-style-name="P6" draw:layer="layout" svg:x1="3.016cm" svg:y1="15.558cm" svg:x2="7.649cm" svg:y2="17.897cm">
            <text:p/>
          </draw:line>
          <draw:line draw:style-name="gr5" draw:text-style-name="P6" draw:layer="layout" svg:x1="7.622cm" svg:y1="12.501cm" svg:x2="7.615cm" svg:y2="17.909cm">
            <text:p/>
          </draw:line>
          <draw:line draw:style-name="gr5" draw:text-style-name="P6" draw:layer="layout" svg:x1="7.594cm" svg:y1="17.897cm" svg:x2="12.227cm" svg:y2="15.558cm">
            <text:p/>
          </draw:line>
          <draw:line draw:style-name="gr5" draw:text-style-name="P6" draw:layer="layout" svg:x1="7.594cm" svg:y1="12.502cm" svg:x2="12.227cm" svg:y2="10.163cm">
            <text:p/>
          </draw:line>
          <draw:line draw:style-name="gr5" draw:text-style-name="P6" draw:layer="layout" svg:x1="3.016cm" svg:y1="10.164cm" svg:x2="7.649cm" svg:y2="12.503cm">
            <text:p/>
          </draw:line>
          <draw:line draw:style-name="gr5" draw:text-style-name="P6" draw:layer="layout" svg:x1="12.2cm" svg:y1="10.13cm" svg:x2="12.193cm" svg:y2="15.538cm">
            <text:p/>
          </draw:line>
          <draw:line draw:style-name="gr5" draw:text-style-name="P6" draw:layer="layout" svg:x1="3.044cm" svg:y1="10.13cm" svg:x2="3.037cm" svg:y2="15.538cm">
            <text:p/>
          </draw:line>
          <draw:line draw:style-name="gr5" draw:text-style-name="P6" draw:layer="layout" svg:x1="7.594cm" svg:y1="7.876cm" svg:x2="12.227cm" svg:y2="10.215cm">
            <text:p/>
          </draw:line>
          <draw:line draw:style-name="gr5" draw:text-style-name="P6" draw:layer="layout" svg:x1="3.016cm" svg:y1="10.213cm" svg:x2="7.649cm" svg:y2="7.874cm">
            <text:p/>
          </draw:line>
        </draw:g>
        <draw:line draw:style-name="gr17" draw:text-style-name="P6" draw:layer="layout" svg:x1="13.402cm" svg:y1="10.803cm" svg:x2="6.624cm" svg:y2="7.414cm">
          <text:p/>
        </draw:line>
        <draw:line draw:style-name="gr17" draw:text-style-name="P6" draw:layer="layout" svg:x1="8.983cm" svg:y1="13.164cm" svg:x2="2.205cm" svg:y2="9.775cm">
          <text:p/>
        </draw:line>
      </draw:page>
      <draw:page draw:name="page32" draw:style-name="dp1" draw:master-page-name="Default_5f_">
        <draw:frame draw:style-name="gr38" draw:text-style-name="P15" draw:layer="layout" svg:width="6.742cm" svg:height="16.627cm" svg:x="1.535cm" svg:y="1.629cm">
          <draw:text-box>
            <text:p><text:span text:style-name="T5"/></text:p>
            <text:p><text:span text:style-name="T5">A cube without</text:span></text:p>
            <text:p><text:span text:style-name="T5">hidden lines looks</text:span></text:p>
            <text:p><text:span text:style-name="T5">like a closed box.</text:span></text:p>
            <text:p><text:span text:style-name="T5"/></text:p>
            <text:p><text:span text:style-name="T5"/></text:p>
            <text:p><text:span text:style-name="T5"/></text:p>
            <text:p><text:span text:style-name="T5"/></text:p>
            <text:p><text:span text:style-name="T5"/></text:p>
            <text:p><text:span text:style-name="T5"/></text:p>
            <text:p><text:span text:style-name="T5">This is a cube box without a top.</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A cube with hidden lines is the frame of a box.</text:span></text:p>
          </draw:text-box>
        </draw:frame>
        <draw:line draw:style-name="gr5" draw:text-style-name="P6" draw:layer="layout" svg:x1="8.349cm" svg:y1="18.677cm" svg:x2="10.73cm" svg:y2="20.1cm">
          <text:p/>
        </draw:line>
        <draw:line draw:style-name="gr5" draw:text-style-name="P6" draw:layer="layout" svg:x1="10.714cm" svg:y1="16.836cm" svg:x2="10.71cm" svg:y2="20.108cm">
          <text:p/>
        </draw:line>
        <draw:line draw:style-name="gr5" draw:text-style-name="P6" draw:layer="layout" svg:x1="8.375cm" svg:y1="15.432cm" svg:x2="10.73cm" svg:y2="16.837cm">
          <text:p/>
        </draw:line>
        <draw:line draw:style-name="gr5" draw:text-style-name="P6" draw:layer="layout" svg:x1="13.51cm" svg:y1="15.659cm" svg:x2="13.498cm" svg:y2="18.831cm">
          <text:p/>
        </draw:line>
        <draw:line draw:style-name="gr5" draw:text-style-name="P6" draw:layer="layout" svg:x1="8.37cm" svg:y1="15.401cm" svg:x2="8.366cm" svg:y2="18.673cm">
          <text:p/>
        </draw:line>
        <draw:line draw:style-name="gr5" draw:text-style-name="P6" draw:layer="layout" svg:x1="11.142cm" svg:y1="14.251cm" svg:x2="13.497cm" svg:y2="15.646cm">
          <text:p/>
        </draw:line>
        <draw:line draw:style-name="gr5" draw:text-style-name="P6" draw:layer="layout" svg:x1="8.38cm" svg:y1="15.424cm" svg:x2="11.145cm" svg:y2="14.257cm">
          <text:p/>
        </draw:line>
        <draw:line draw:style-name="gr5" draw:text-style-name="P6" draw:layer="layout" svg:x1="10.719cm" svg:y1="20.059cm" svg:x2="13.497cm" svg:y2="18.824cm">
          <text:p/>
        </draw:line>
        <draw:line draw:style-name="gr5" draw:text-style-name="P6" draw:layer="layout" svg:x1="10.72cm" svg:y1="16.827cm" svg:x2="13.51cm" svg:y2="15.646cm">
          <text:p/>
        </draw:line>
        <draw:line draw:style-name="gr16" draw:text-style-name="P6" draw:layer="layout" svg:x1="8.381cm" svg:y1="18.684cm" svg:x2="11.159cm" svg:y2="17.449cm">
          <text:p/>
        </draw:line>
        <draw:line draw:style-name="gr16" draw:text-style-name="P6" draw:layer="layout" svg:x1="11.171cm" svg:y1="17.462cm" svg:x2="13.501cm" svg:y2="18.832cm">
          <text:p/>
        </draw:line>
        <draw:line draw:style-name="gr16" draw:text-style-name="P6" draw:layer="layout" svg:x1="11.145cm" svg:y1="14.272cm" svg:x2="11.145cm" svg:y2="17.476cm">
          <text:p/>
        </draw:line>
        <draw:g>
          <draw:line draw:style-name="gr5" draw:text-style-name="P6" draw:layer="layout" svg:x1="8.349cm" svg:y1="6.247cm" svg:x2="10.73cm" svg:y2="7.67cm">
            <text:p/>
          </draw:line>
          <draw:line draw:style-name="gr5" draw:text-style-name="P6" draw:layer="layout" svg:x1="10.714cm" svg:y1="4.406cm" svg:x2="10.71cm" svg:y2="7.678cm">
            <text:p/>
          </draw:line>
          <draw:line draw:style-name="gr5" draw:text-style-name="P6" draw:layer="layout" svg:x1="8.375cm" svg:y1="3.002cm" svg:x2="10.73cm" svg:y2="4.407cm">
            <text:p/>
          </draw:line>
          <draw:line draw:style-name="gr5" draw:text-style-name="P6" draw:layer="layout" svg:x1="13.51cm" svg:y1="3.229cm" svg:x2="13.498cm" svg:y2="6.401cm">
            <text:p/>
          </draw:line>
          <draw:line draw:style-name="gr5" draw:text-style-name="P6" draw:layer="layout" svg:x1="8.37cm" svg:y1="2.971cm" svg:x2="8.366cm" svg:y2="6.243cm">
            <text:p/>
          </draw:line>
          <draw:line draw:style-name="gr5" draw:text-style-name="P6" draw:layer="layout" svg:x1="11.142cm" svg:y1="1.821cm" svg:x2="13.497cm" svg:y2="3.216cm">
            <text:p/>
          </draw:line>
          <draw:line draw:style-name="gr5" draw:text-style-name="P6" draw:layer="layout" svg:x1="8.38cm" svg:y1="2.994cm" svg:x2="11.145cm" svg:y2="1.827cm">
            <text:p/>
          </draw:line>
          <draw:line draw:style-name="gr5" draw:text-style-name="P6" draw:layer="layout" svg:x1="10.719cm" svg:y1="7.629cm" svg:x2="13.497cm" svg:y2="6.394cm">
            <text:p/>
          </draw:line>
          <draw:line draw:style-name="gr5" draw:text-style-name="P6" draw:layer="layout" svg:x1="10.72cm" svg:y1="4.397cm" svg:x2="13.51cm" svg:y2="3.216cm">
            <text:p/>
          </draw:line>
        </draw:g>
        <draw:g>
          <draw:line draw:style-name="gr5" draw:text-style-name="P6" draw:layer="layout" svg:x1="8.349cm" svg:y1="12.577cm" svg:x2="10.73cm" svg:y2="14cm">
            <text:p/>
          </draw:line>
          <draw:line draw:style-name="gr5" draw:text-style-name="P6" draw:layer="layout" svg:x1="10.714cm" svg:y1="10.736cm" svg:x2="10.71cm" svg:y2="14.008cm">
            <text:p/>
          </draw:line>
          <draw:line draw:style-name="gr5" draw:text-style-name="P6" draw:layer="layout" svg:x1="8.375cm" svg:y1="9.332cm" svg:x2="10.73cm" svg:y2="10.737cm">
            <text:p/>
          </draw:line>
          <draw:line draw:style-name="gr5" draw:text-style-name="P6" draw:layer="layout" svg:x1="13.51cm" svg:y1="9.559cm" svg:x2="13.498cm" svg:y2="12.731cm">
            <text:p/>
          </draw:line>
          <draw:line draw:style-name="gr5" draw:text-style-name="P6" draw:layer="layout" svg:x1="8.37cm" svg:y1="9.301cm" svg:x2="8.366cm" svg:y2="12.573cm">
            <text:p/>
          </draw:line>
          <draw:line draw:style-name="gr5" draw:text-style-name="P6" draw:layer="layout" svg:x1="11.142cm" svg:y1="8.151cm" svg:x2="13.497cm" svg:y2="9.546cm">
            <text:p/>
          </draw:line>
          <draw:line draw:style-name="gr5" draw:text-style-name="P6" draw:layer="layout" svg:x1="8.38cm" svg:y1="9.324cm" svg:x2="11.145cm" svg:y2="8.157cm">
            <text:p/>
          </draw:line>
          <draw:line draw:style-name="gr5" draw:text-style-name="P6" draw:layer="layout" svg:x1="10.719cm" svg:y1="13.959cm" svg:x2="13.497cm" svg:y2="12.724cm">
            <text:p/>
          </draw:line>
          <draw:line draw:style-name="gr5" draw:text-style-name="P6" draw:layer="layout" svg:x1="10.72cm" svg:y1="10.727cm" svg:x2="13.51cm" svg:y2="9.546cm">
            <text:p/>
          </draw:line>
          <draw:line draw:style-name="gr16" draw:text-style-name="P6" draw:layer="layout" svg:x1="11.145cm" svg:y1="8.172cm" svg:x2="11.135cm" svg:y2="10.528cm">
            <text:p/>
          </draw:line>
        </draw:g>
      </draw:page>
      <draw:page draw:name="page33" draw:style-name="dp1" draw:master-page-name="Default_5f_">
        <draw:frame draw:style-name="gr39" draw:text-style-name="P15" draw:layer="layout" svg:width="11.791cm" svg:height="17.315cm" svg:x="1.835cm" svg:y="1.629cm">
          <draw:text-box>
            <text:p><text:span text:style-name="T6">Key Drawing Points</text:span></text:p>
            <text:p><text:span text:style-name="T5"/></text:p>
            <text:p><text:span text:style-name="T5">+ Start with the base</text:span></text:p>
            <text:p><text:span text:style-name="T5"><text:s text:c="4"/></text:span><text:span text:style-name="T5">dimensional lines.</text:span></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text:p><text:span text:style-name="T5"/></text:p>
            <text:p><text:span text:style-name="T5"/></text:p>
            <text:p><text:span text:style-name="T5">+ All sides of a</text:span></text:p>
            <text:p><text:span text:style-name="T5"><text:s text:c="4"/></text:span><text:span text:style-name="T5">cube are square.</text:span></text:p>
            <text:p><text:span text:style-name="T5"/></text:p>
            <text:p><text:span text:style-name="T5"/></text:p>
            <text:p><text:span text:style-name="T5"/></text:p>
            <text:p><text:span text:style-name="T5">+ Draw a cube</text:span></text:p>
            <text:p><text:span text:style-name="T5"><text:s text:c="4"/></text:span><text:span text:style-name="T5">without</text:span></text:p>
            <text:p><text:span text:style-name="T5"><text:s text:c="4"/></text:span><text:span text:style-name="T5">hidden lines.</text:span></text:p>
          </draw:text-box>
        </draw:frame>
        <draw:g>
          <draw:line draw:style-name="gr40" draw:text-style-name="P6" draw:layer="layout" svg:x1="9.146cm" svg:y1="13.728cm" svg:x2="10.951cm" svg:y2="14.639cm">
            <text:p/>
          </draw:line>
          <draw:line draw:style-name="gr40" draw:text-style-name="P6" draw:layer="layout" svg:x1="10.929cm" svg:y1="14.639cm" svg:x2="12.734cm" svg:y2="13.728cm">
            <text:p/>
          </draw:line>
          <draw:line draw:style-name="gr40" draw:text-style-name="P6" draw:layer="layout" svg:x1="10.929cm" svg:y1="12.538cm" svg:x2="12.734cm" svg:y2="11.627cm">
            <text:p/>
          </draw:line>
          <draw:line draw:style-name="gr40" draw:text-style-name="P6" draw:layer="layout" svg:x1="9.146cm" svg:y1="11.627cm" svg:x2="10.951cm" svg:y2="12.538cm">
            <text:p/>
          </draw:line>
          <draw:line draw:style-name="gr40" draw:text-style-name="P6" draw:layer="layout" svg:x1="12.72cm" svg:y1="11.643cm" svg:x2="12.721cm" svg:y2="13.721cm">
            <text:p/>
          </draw:line>
          <draw:line draw:style-name="gr40" draw:text-style-name="P6" draw:layer="layout" svg:x1="9.158cm" svg:y1="11.614cm" svg:x2="9.155cm" svg:y2="13.72cm">
            <text:p/>
          </draw:line>
          <draw:line draw:style-name="gr40" draw:text-style-name="P6" draw:layer="layout" svg:x1="10.929cm" svg:y1="10.736cm" svg:x2="12.734cm" svg:y2="11.647cm">
            <text:p/>
          </draw:line>
          <draw:line draw:style-name="gr40" draw:text-style-name="P6" draw:layer="layout" svg:x1="9.146cm" svg:y1="11.646cm" svg:x2="10.951cm" svg:y2="10.735cm">
            <text:p/>
          </draw:line>
          <draw:line draw:style-name="gr40" draw:text-style-name="P6" draw:layer="layout" svg:x1="10.938cm" svg:y1="12.533cm" svg:x2="10.938cm" svg:y2="14.644cm">
            <text:p/>
          </draw:line>
          <draw:frame draw:style-name="gr41" draw:text-style-name="P16" draw:layer="layout" svg:width="2.64cm" svg:height="0.725cm" svg:x="9.687cm" svg:y="11.299cm">
            <draw:text-box>
              <text:p text:style-name="P6"><text:span text:style-name="T10">Top square</text:span></text:p>
            </draw:text-box>
          </draw:frame>
          <draw:frame draw:style-name="gr42" draw:text-style-name="P16" draw:layer="layout" svg:width="1.797cm" svg:height="1.199cm" svg:x="10.932cm" svg:y="12.687cm">
            <draw:text-box>
              <text:p text:style-name="P6"><text:span text:style-name="T10">Right</text:span></text:p>
              <text:p text:style-name="P6"><text:span text:style-name="T10">square</text:span></text:p>
            </draw:text-box>
          </draw:frame>
          <draw:frame draw:style-name="gr42" draw:text-style-name="P16" draw:layer="layout" svg:width="1.797cm" svg:height="1.199cm" svg:x="9.258cm" svg:y="12.687cm">
            <draw:text-box>
              <text:p text:style-name="P6"><text:span text:style-name="T10">Left</text:span></text:p>
              <text:p text:style-name="P6"><text:span text:style-name="T10">square</text:span></text:p>
            </draw:text-box>
          </draw:frame>
        </draw:g>
        <draw:line draw:style-name="gr26" draw:text-style-name="P6" draw:layer="layout" svg:x1="9.209cm" svg:y1="9.285cm" svg:x2="11.015cm" svg:y2="10.197cm">
          <text:p/>
        </draw:line>
        <draw:line draw:style-name="gr16" draw:text-style-name="P6" draw:layer="layout" svg:x1="10.993cm" svg:y1="10.197cm" svg:x2="12.799cm" svg:y2="9.285cm">
          <text:p/>
        </draw:line>
        <draw:line draw:style-name="gr16" draw:text-style-name="P6" draw:layer="layout" svg:x1="10.993cm" svg:y1="8.094cm" svg:x2="12.799cm" svg:y2="7.182cm">
          <text:p/>
        </draw:line>
        <draw:line draw:style-name="gr26" draw:text-style-name="P6" draw:layer="layout" svg:x1="9.209cm" svg:y1="7.182cm" svg:x2="11.015cm" svg:y2="8.094cm">
          <text:p/>
        </draw:line>
        <draw:line draw:style-name="gr16" draw:text-style-name="P6" draw:layer="layout" svg:x1="12.785cm" svg:y1="7.198cm" svg:x2="12.786cm" svg:y2="9.277cm">
          <text:p/>
        </draw:line>
        <draw:line draw:style-name="gr16" draw:text-style-name="P6" draw:layer="layout" svg:x1="9.221cm" svg:y1="7.169cm" svg:x2="9.218cm" svg:y2="9.277cm">
          <text:p/>
        </draw:line>
        <draw:line draw:style-name="gr16" draw:text-style-name="P6" draw:layer="layout" svg:x1="10.993cm" svg:y1="6.291cm" svg:x2="12.799cm" svg:y2="7.203cm">
          <text:p/>
        </draw:line>
        <draw:line draw:style-name="gr16" draw:text-style-name="P6" draw:layer="layout" svg:x1="9.209cm" svg:y1="7.202cm" svg:x2="11.015cm" svg:y2="6.29cm">
          <text:p/>
        </draw:line>
        <draw:line draw:style-name="gr17" draw:text-style-name="P6" draw:layer="layout" svg:x1="11.527cm" svg:y1="10.473cm" svg:x2="8.697cm" svg:y2="9.045cm">
          <text:p/>
        </draw:line>
        <draw:line draw:style-name="gr17" draw:text-style-name="P6" draw:layer="layout" svg:x1="11.558cm" svg:y1="8.375cm" svg:x2="8.682cm" svg:y2="6.929cm">
          <text:p/>
        </draw:line>
        <draw:line draw:style-name="gr16" draw:text-style-name="P6" draw:layer="layout" svg:x1="11.002cm" svg:y1="8.089cm" svg:x2="11.002cm" svg:y2="10.201cm">
          <text:p/>
        </draw:line>
        <draw:g>
          <draw:line draw:style-name="gr16" draw:text-style-name="P6" draw:layer="layout" svg:x1="9.199cm" svg:y1="17.904cm" svg:x2="10.951cm" svg:y2="18.788cm">
            <text:p/>
          </draw:line>
          <draw:line draw:style-name="gr16" draw:text-style-name="P6" draw:layer="layout" svg:x1="10.941cm" svg:y1="16.748cm" svg:x2="10.938cm" svg:y2="18.793cm">
            <text:p/>
          </draw:line>
          <draw:line draw:style-name="gr16" draw:text-style-name="P6" draw:layer="layout" svg:x1="10.93cm" svg:y1="18.788cm" svg:x2="12.682cm" svg:y2="17.904cm">
            <text:p/>
          </draw:line>
          <draw:line draw:style-name="gr16" draw:text-style-name="P6" draw:layer="layout" svg:x1="10.93cm" svg:y1="16.748cm" svg:x2="12.682cm" svg:y2="15.864cm">
            <text:p/>
          </draw:line>
          <draw:line draw:style-name="gr16" draw:text-style-name="P6" draw:layer="layout" svg:x1="9.199cm" svg:y1="15.864cm" svg:x2="10.951cm" svg:y2="16.748cm">
            <text:p/>
          </draw:line>
          <draw:line draw:style-name="gr16" draw:text-style-name="P6" draw:layer="layout" svg:x1="12.672cm" svg:y1="15.852cm" svg:x2="12.669cm" svg:y2="17.897cm">
            <text:p/>
          </draw:line>
          <draw:line draw:style-name="gr16" draw:text-style-name="P6" draw:layer="layout" svg:x1="9.21cm" svg:y1="15.852cm" svg:x2="9.207cm" svg:y2="17.897cm">
            <text:p/>
          </draw:line>
          <draw:line draw:style-name="gr16" draw:text-style-name="P6" draw:layer="layout" svg:x1="10.93cm" svg:y1="14.999cm" svg:x2="12.682cm" svg:y2="15.883cm">
            <text:p/>
          </draw:line>
          <draw:line draw:style-name="gr16" draw:text-style-name="P6" draw:layer="layout" svg:x1="9.199cm" svg:y1="15.883cm" svg:x2="10.951cm" svg:y2="14.999cm">
            <text:p/>
          </draw:line>
        </draw:g>
        <draw:g>
          <draw:line draw:style-name="gr16" draw:text-style-name="P6" draw:layer="layout" svg:x1="9.145cm" svg:y1="4.845cm" svg:x2="10.951cm" svg:y2="5.757cm">
            <text:p/>
          </draw:line>
          <draw:line draw:style-name="gr16" draw:text-style-name="P6" draw:layer="layout" svg:x1="10.929cm" svg:y1="5.757cm" svg:x2="12.735cm" svg:y2="4.845cm">
            <text:p/>
          </draw:line>
          <draw:line draw:style-name="gr16" draw:text-style-name="P6" draw:layer="layout" svg:x1="10.938cm" svg:y1="3.649cm" svg:x2="10.938cm" svg:y2="5.761cm">
            <text:p/>
          </draw:line>
        </draw:g>
        <draw:line draw:style-name="gr17" draw:text-style-name="P6" draw:layer="layout" svg:x1="11.615cm" svg:y1="17.075cm" svg:x2="8.739cm" svg:y2="15.629cm">
          <text:p/>
        </draw:line>
        <draw:line draw:style-name="gr17" draw:text-style-name="P6" draw:layer="layout" svg:x1="13.258cm" svg:y1="16.175cm" svg:x2="10.382cm" svg:y2="14.729cm">
          <text:p/>
        </draw:line>
      </draw:page>
      <draw:page draw:name="page34" draw:style-name="dp1" draw:master-page-name="Default_5f_">
        <draw:custom-shape draw:name="Text Box 4" draw:style-name="gr43" draw:text-style-name="P2" draw:layer="layout" svg:width="9.514cm" svg:height="2.396cm" svg:x="2.863cm" svg:y="6.608cm">
          <text:list text:style-name="L2">
            <text:list-item>
              <text:p text:style-name="P1"><text:span text:style-name="T1">Drawing 4D Hypercubes</text:span></text:p>
            </text:list-item>
          </text:list>
          <draw:enhanced-geometry svg:viewBox="0 0 21600 21600" draw:type="mso-spt202" draw:enhanced-path="M 0 0 L 21600 0 21600 21600 0 21600 0 0 Z N"/>
        </draw:custom-shape>
      </draw:page>
      <draw:page draw:name="page35" draw:style-name="dp1" draw:master-page-name="Default_5f_">
        <draw:frame draw:style-name="gr44" draw:text-style-name="P10" draw:layer="layout" svg:width="11.781cm" svg:height="13.76cm" svg:x="1.835cm" svg:y="1.629cm">
          <draw:text-box>
            <text:p><text:span text:style-name="T6">Perspective</text:span></text:p>
            <text:p><text:span text:style-name="T5"/></text:p>
            <text:p><text:span text:style-name="T5">1 and 2 dimensional shapes can be drawn on your 2 dimensional screen in proper perspective.</text:span></text:p>
            <text:p><text:span text:style-name="T5"/></text:p>
            <text:p><text:span text:style-name="T5"/></text:p>
            <text:p><text:span text:style-name="T5"/></text:p>
            <text:p><text:span text:style-name="T5"/></text:p>
            <text:p><text:span text:style-name="T5"/></text:p>
            <text:p><text:span text:style-name="T5"/></text:p>
            <text:p><text:span text:style-name="T5">However, 3 and 4 dimensional cubes have to be drawn to fit on a 2 dimensional screen. Examples with dotted perspective lines:</text:span></text:p>
          </draw:text-box>
        </draw:frame>
        <draw:g>
          <draw:line draw:style-name="gr14" draw:text-style-name="P6" draw:layer="layout" svg:x1="9.709cm" svg:y1="6.313cm" svg:x2="8.278cm" svg:y2="7.744cm">
            <text:p/>
          </draw:line>
          <draw:line draw:style-name="gr14" draw:text-style-name="P6" draw:layer="layout" svg:x1="9.7cm" svg:y1="9.175cm" svg:x2="8.269cm" svg:y2="7.744cm">
            <text:p/>
          </draw:line>
          <draw:line draw:style-name="gr14" draw:text-style-name="P6" draw:layer="layout" svg:x1="11.163cm" svg:y1="7.744cm" svg:x2="9.7cm" svg:y2="9.189cm">
            <text:p/>
          </draw:line>
          <draw:line draw:style-name="gr14" draw:text-style-name="P6" draw:layer="layout" svg:x1="11.14cm" svg:y1="7.744cm" svg:x2="9.709cm" svg:y2="6.313cm">
            <text:p/>
          </draw:line>
        </draw:g>
        <draw:line draw:style-name="gr14" draw:text-style-name="P6" draw:layer="layout" svg:x1="5.377cm" svg:y1="6.313cm" svg:x2="5.377cm" svg:y2="9.169cm">
          <text:p/>
        </draw:line>
        <draw:g>
          <draw:line draw:style-name="gr16" draw:text-style-name="P6" draw:layer="layout" svg:x1="4.015cm" svg:y1="16.055cm" svg:x2="5.342cm" svg:y2="16.725cm">
            <text:p/>
          </draw:line>
          <draw:line draw:style-name="gr16" draw:text-style-name="P6" draw:layer="layout" svg:x1="5.326cm" svg:y1="16.725cm" svg:x2="6.653cm" svg:y2="16.055cm">
            <text:p/>
          </draw:line>
          <draw:line draw:style-name="gr16" draw:text-style-name="P6" draw:layer="layout" svg:x1="5.326cm" svg:y1="15.179cm" svg:x2="6.653cm" svg:y2="14.509cm">
            <text:p/>
          </draw:line>
          <draw:line draw:style-name="gr16" draw:text-style-name="P6" draw:layer="layout" svg:x1="4.015cm" svg:y1="14.509cm" svg:x2="5.342cm" svg:y2="15.179cm">
            <text:p/>
          </draw:line>
          <draw:line draw:style-name="gr16" draw:text-style-name="P6" draw:layer="layout" svg:x1="6.643cm" svg:y1="14.521cm" svg:x2="6.644cm" svg:y2="16.049cm">
            <text:p/>
          </draw:line>
          <draw:line draw:style-name="gr16" draw:text-style-name="P6" draw:layer="layout" svg:x1="4.024cm" svg:y1="14.5cm" svg:x2="4.022cm" svg:y2="16.049cm">
            <text:p/>
          </draw:line>
          <draw:line draw:style-name="gr16" draw:text-style-name="P6" draw:layer="layout" svg:x1="5.326cm" svg:y1="13.855cm" svg:x2="6.653cm" svg:y2="14.525cm">
            <text:p/>
          </draw:line>
          <draw:line draw:style-name="gr16" draw:text-style-name="P6" draw:layer="layout" svg:x1="4.015cm" svg:y1="14.524cm" svg:x2="5.342cm" svg:y2="13.854cm">
            <text:p/>
          </draw:line>
          <draw:line draw:style-name="gr16" draw:text-style-name="P6" draw:layer="layout" svg:x1="5.333cm" svg:y1="15.176cm" svg:x2="5.333cm" svg:y2="16.728cm">
            <text:p/>
          </draw:line>
        </draw:g>
        <draw:g>
          <draw:line draw:style-name="gr13" draw:text-style-name="P6" draw:layer="layout" svg:x1="8.771cm" svg:y1="16.159cm" svg:x2="9.894cm" svg:y2="16.726cm">
            <text:p/>
          </draw:line>
          <draw:line draw:style-name="gr13" draw:text-style-name="P6" draw:layer="layout" svg:x1="9.283cm" svg:y1="15.845cm" svg:x2="9.886cm" svg:y2="16.728cm">
            <text:p/>
          </draw:line>
          <draw:line draw:style-name="gr14" draw:text-style-name="P6" draw:layer="layout" svg:x1="9.88cm" svg:y1="16.726cm" svg:x2="11.003cm" svg:y2="16.159cm">
            <text:p/>
          </draw:line>
          <draw:line draw:style-name="gr14" draw:text-style-name="P6" draw:layer="layout" svg:x1="9.897cm" svg:y1="16.728cm" svg:x2="10.5cm" svg:y2="15.845cm">
            <text:p/>
          </draw:line>
          <draw:line draw:style-name="gr13" draw:text-style-name="P6" draw:layer="layout" svg:x1="8.158cm" svg:y1="15.277cm" svg:x2="9.281cm" svg:y2="15.844cm">
            <text:p/>
          </draw:line>
          <draw:line draw:style-name="gr14" draw:text-style-name="P6" draw:layer="layout" svg:x1="8.17cm" svg:y1="15.286cm" svg:x2="8.773cm" svg:y2="16.169cm">
            <text:p/>
          </draw:line>
          <draw:line draw:style-name="gr14" draw:text-style-name="P6" draw:layer="layout" svg:x1="9.293cm" svg:y1="15.841cm" svg:x2="9.896cm" svg:y2="14.958cm">
            <text:p/>
          </draw:line>
          <draw:line draw:style-name="gr14" draw:text-style-name="P6" draw:layer="layout" svg:x1="9.893cm" svg:y1="14.964cm" svg:x2="10.496cm" svg:y2="15.847cm">
            <text:p/>
          </draw:line>
          <draw:line draw:style-name="gr14" draw:text-style-name="P6" draw:layer="layout" svg:x1="10.5cm" svg:y1="15.849cm" svg:x2="11.623cm" svg:y2="15.282cm">
            <text:p/>
          </draw:line>
          <draw:line draw:style-name="gr14" draw:text-style-name="P6" draw:layer="layout" svg:x1="10.999cm" svg:y1="16.16cm" svg:x2="11.617cm" svg:y2="15.273cm">
            <text:p/>
          </draw:line>
          <draw:line draw:style-name="gr14" draw:text-style-name="P6" draw:layer="layout" svg:x1="8.17cm" svg:y1="15.281cm" svg:x2="8.774cm" svg:y2="14.396cm">
            <text:p/>
          </draw:line>
          <draw:line draw:style-name="gr14" draw:text-style-name="P6" draw:layer="layout" svg:x1="8.772cm" svg:y1="14.4cm" svg:x2="9.895cm" svg:y2="14.967cm">
            <text:p/>
          </draw:line>
          <draw:line draw:style-name="gr14" draw:text-style-name="P6" draw:layer="layout" svg:x1="11.005cm" svg:y1="14.403cm" svg:x2="11.608cm" svg:y2="15.286cm">
            <text:p/>
          </draw:line>
          <draw:line draw:style-name="gr14" draw:text-style-name="P6" draw:layer="layout" svg:x1="9.874cm" svg:y1="14.972cm" svg:x2="10.997cm" svg:y2="14.405cm">
            <text:p/>
          </draw:line>
          <draw:line draw:style-name="gr14" draw:text-style-name="P6" draw:layer="layout" svg:x1="8.784cm" svg:y1="14.398cm" svg:x2="9.887cm" svg:y2="13.845cm">
            <text:p/>
          </draw:line>
          <draw:line draw:style-name="gr14" draw:text-style-name="P6" draw:layer="layout" svg:x1="9.874cm" svg:y1="13.839cm" svg:x2="10.997cm" svg:y2="14.406cm">
            <text:p/>
          </draw:line>
        </draw:g>
        <draw:line draw:style-name="gr17" draw:text-style-name="P6" draw:layer="layout" svg:x1="7.262cm" svg:y1="14.845cm" svg:x2="4.932cm" svg:y2="13.651cm">
          <text:p/>
        </draw:line>
        <draw:line draw:style-name="gr17" draw:text-style-name="P6" draw:layer="layout" svg:x1="5.973cm" svg:y1="15.515cm" svg:x2="3.643cm" svg:y2="14.321cm">
          <text:p/>
        </draw:line>
        <draw:line draw:style-name="gr17" draw:text-style-name="P6" draw:layer="layout" svg:x1="11.568cm" svg:y1="14.711cm" svg:x2="9.502cm" svg:y2="13.651cm">
          <text:p/>
        </draw:line>
        <draw:line draw:style-name="gr17" draw:text-style-name="P6" draw:layer="layout" svg:x1="10.398cm" svg:y1="15.226cm" svg:x2="8.332cm" svg:y2="14.166cm">
          <text:p/>
        </draw:line>
        <draw:line draw:style-name="gr17" draw:text-style-name="P6" draw:layer="layout" svg:x1="5.894cm" svg:y1="16.999cm" svg:x2="3.643cm" svg:y2="15.865cm">
          <text:p/>
        </draw:line>
        <draw:line draw:style-name="gr17" draw:text-style-name="P6" draw:layer="layout" svg:x1="10.398cm" svg:y1="16.996cm" svg:x2="8.332cm" svg:y2="15.936cm">
          <text:p/>
        </draw:line>
        <draw:line draw:style-name="gr17" draw:text-style-name="P6" draw:layer="layout" svg:x1="9.861cm" svg:y1="16.152cm" svg:x2="7.795cm" svg:y2="15.092cm">
          <text:p/>
        </draw:line>
      </draw:page>
      <draw:page draw:name="page36" draw:style-name="dp1" draw:master-page-name="Default_5f_">
        <draw:frame draw:style-name="gr20" draw:text-style-name="P12" draw:layer="layout" svg:width="11.632cm" svg:height="2.43cm" svg:x="1.835cm" svg:y="1.629cm">
          <draw:text-box>
            <text:p text:style-name="P11"><text:span text:style-name="T6">To draw a 4D cube, start with a point.</text:span></text:p>
          </draw:text-box>
        </draw:frame>
        <draw:line draw:style-name="gr19" draw:text-style-name="P6" draw:layer="layout" svg:x1="12.821cm" svg:y1="15.528cm" svg:x2="8.119cm" svg:y2="18.137cm">
          <text:p/>
        </draw:line>
        <draw:frame draw:style-name="gr8" draw:text-style-name="P6" draw:layer="layout" svg:width="0.482cm" svg:height="0.402cm" svg:x="7.417cm" svg:y="18.297cm">
          <draw:image xlink:href="Pictures/100000000000000B0000000C42C6E076.png" xlink:type="simple" xlink:show="embed" xlink:actuate="onLoad">
            <text:p/>
          </draw:image>
        </draw:frame>
      </draw:page>
      <draw:page draw:name="page37"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45" draw:text-style-name="P12" draw:layer="layout" svg:width="11.659cm" svg:height="7.426cm" svg:x="1.838cm" svg:y="1.629cm">
          <draw:text-box>
            <text:p text:style-name="P11"><text:span text:style-name="T6">Draw the dimensional base lines. The left segments are mirrors of the right segments.</text:span></text:p>
            <text:p text:style-name="P11"><text:span text:style-name="T5"/></text:p>
          </draw:text-box>
        </draw:frame>
        <draw:line draw:style-name="gr23" draw:text-style-name="P6" draw:layer="layout" svg:x1="7.62cm" svg:y1="11.192cm" svg:x2="7.647cm" svg:y2="19.034cm">
          <text:p/>
        </draw:line>
        <draw:line draw:style-name="gr13" draw:text-style-name="P6" draw:layer="layout" svg:x1="3.7cm" svg:y1="16.403cm" svg:x2="7.647cm" svg:y2="18.396cm">
          <text:p/>
        </draw:line>
        <draw:line draw:style-name="gr13" draw:text-style-name="P6" draw:layer="layout" svg:x1="5.499cm" svg:y1="15.301cm" svg:x2="7.618cm" svg:y2="18.406cm">
          <text:p/>
        </draw:line>
        <draw:line draw:style-name="gr14" draw:text-style-name="P6" draw:layer="layout" svg:x1="7.658cm" svg:y1="18.406cm" svg:x2="9.777cm" svg:y2="15.301cm">
          <text:p/>
        </draw:line>
        <draw:line draw:style-name="gr14" draw:text-style-name="P6" draw:layer="layout" svg:x1="7.601cm" svg:y1="18.397cm" svg:x2="11.548cm" svg:y2="16.404cm">
          <text:p/>
        </draw:line>
      </draw:page>
      <draw:page draw:name="page38" draw:style-name="dp1" draw:master-page-name="Default_5f_">
        <draw:line draw:style-name="gr13" draw:text-style-name="P6" draw:layer="layout" svg:x1="3.687cm" svg:y1="16.395cm" svg:x2="7.634cm" svg:y2="18.388cm">
          <text:p/>
        </draw:line>
        <draw:line draw:style-name="gr13" draw:text-style-name="P6" draw:layer="layout" svg:x1="5.486cm" svg:y1="15.293cm" svg:x2="7.605cm" svg:y2="18.398cm">
          <text:p/>
        </draw:line>
        <draw:line draw:style-name="gr14" draw:text-style-name="P6" draw:layer="layout" svg:x1="7.587cm" svg:y1="18.388cm" svg:x2="11.534cm" svg:y2="16.395cm">
          <text:p/>
        </draw:line>
        <draw:line draw:style-name="gr14" draw:text-style-name="P6" draw:layer="layout" svg:x1="7.645cm" svg:y1="18.398cm" svg:x2="9.764cm" svg:y2="15.293cm">
          <text:p/>
        </draw:line>
        <draw:line draw:style-name="gr46" draw:text-style-name="P6" draw:layer="layout" svg:x1="5.479cm" svg:y1="15.286cm" svg:x2="7.598cm" svg:y2="18.391cm">
          <text:p/>
        </draw:line>
        <draw:line draw:style-name="gr47" draw:text-style-name="P6" draw:layer="layout" svg:x1="5.129cm" svg:y1="14.794cm" svg:x2="7.881cm" svg:y2="18.802cm">
          <text:p/>
        </draw:line>
        <draw:line draw:style-name="gr32" draw:text-style-name="P6" draw:layer="layout" svg:x1="1.561cm" svg:y1="13.318cm" svg:x2="3.68cm" svg:y2="16.423cm">
          <text:p/>
        </draw:line>
        <draw:line draw:style-name="gr47" draw:text-style-name="P6" draw:layer="layout" svg:x1="1.529cm" svg:y1="13.294cm" svg:x2="4.281cm" svg:y2="17.302cm">
          <text:p/>
        </draw:line>
        <draw:frame draw:style-name="gr25" draw:text-style-name="P14" draw:layer="layout" svg:width="5.369cm" svg:height="2.477cm" svg:x="2.46cm" svg:y="11.54cm">
          <draw:text-box>
            <text:p text:style-name="P6"><text:span text:style-name="T5">Opposite and parallel sides</text:span></text:p>
          </draw:text-box>
        </draw:frame>
      </draw:page>
      <draw:page draw:name="page39" draw:style-name="dp1" draw:master-page-name="Default_5f_">
        <draw:frame draw:style-name="gr25" draw:text-style-name="P14" draw:layer="layout" svg:width="5.369cm" svg:height="2.477cm" svg:x="2.461cm" svg:y="11.541cm">
          <draw:text-box>
            <text:p text:style-name="P6"><text:span text:style-name="T5">Opposite and parallel sides</text:span></text:p>
          </draw:text-box>
        </draw:frame>
        <draw:line draw:style-name="gr46" draw:text-style-name="P6" draw:layer="layout" svg:x1="3.68cm" svg:y1="16.388cm" svg:x2="7.627cm" svg:y2="18.381cm">
          <text:p/>
        </draw:line>
        <draw:line draw:style-name="gr13" draw:text-style-name="P6" draw:layer="layout" svg:x1="5.479cm" svg:y1="15.286cm" svg:x2="7.598cm" svg:y2="18.391cm">
          <text:p/>
        </draw:line>
        <draw:line draw:style-name="gr14" draw:text-style-name="P6" draw:layer="layout" svg:x1="7.58cm" svg:y1="18.381cm" svg:x2="11.527cm" svg:y2="16.388cm">
          <text:p/>
        </draw:line>
        <draw:line draw:style-name="gr14" draw:text-style-name="P6" draw:layer="layout" svg:x1="7.638cm" svg:y1="18.391cm" svg:x2="9.757cm" svg:y2="15.286cm">
          <text:p/>
        </draw:line>
        <draw:line draw:style-name="gr46" draw:text-style-name="P6" draw:layer="layout" svg:x1="1.521cm" svg:y1="13.287cm" svg:x2="5.468cm" svg:y2="15.28cm">
          <text:p/>
        </draw:line>
        <draw:line draw:style-name="gr14" draw:text-style-name="P6" draw:layer="layout" svg:x1="1.561cm" svg:y1="13.318cm" svg:x2="3.68cm" svg:y2="16.423cm">
          <text:p/>
        </draw:line>
        <draw:line draw:style-name="gr47" draw:text-style-name="P6" draw:layer="layout" svg:x1="3.105cm" svg:y1="16.118cm" svg:x2="8.443cm" svg:y2="18.848cm">
          <text:p/>
        </draw:line>
        <draw:line draw:style-name="gr47" draw:text-style-name="P6" draw:layer="layout" svg:x1="1.445cm" svg:y1="13.265cm" svg:x2="6.783cm" svg:y2="15.995cm">
          <text:p/>
        </draw:line>
      </draw:page>
      <draw:page draw:name="page40" draw:style-name="dp1" draw:master-page-name="Default_5f_">
        <draw:line draw:style-name="gr13" draw:text-style-name="P6" draw:layer="layout" svg:x1="3.693cm" svg:y1="16.388cm" svg:x2="7.64cm" svg:y2="18.381cm">
          <text:p/>
        </draw:line>
        <draw:line draw:style-name="gr13" draw:text-style-name="P6" draw:layer="layout" svg:x1="5.492cm" svg:y1="15.286cm" svg:x2="7.611cm" svg:y2="18.391cm">
          <text:p/>
        </draw:line>
        <draw:line draw:style-name="gr14" draw:text-style-name="P6" draw:layer="layout" svg:x1="7.593cm" svg:y1="18.381cm" svg:x2="11.54cm" svg:y2="16.388cm">
          <text:p/>
        </draw:line>
        <draw:line draw:style-name="gr32" draw:text-style-name="P6" draw:layer="layout" svg:x1="7.651cm" svg:y1="18.391cm" svg:x2="9.77cm" svg:y2="15.286cm">
          <text:p/>
        </draw:line>
        <draw:line draw:style-name="gr13" draw:text-style-name="P6" draw:layer="layout" svg:x1="1.534cm" svg:y1="13.287cm" svg:x2="5.481cm" svg:y2="15.28cm">
          <text:p/>
        </draw:line>
        <draw:line draw:style-name="gr14" draw:text-style-name="P6" draw:layer="layout" svg:x1="1.574cm" svg:y1="13.318cm" svg:x2="3.693cm" svg:y2="16.423cm">
          <text:p/>
        </draw:line>
        <draw:line draw:style-name="gr32" draw:text-style-name="P6" draw:layer="layout" svg:x1="5.528cm" svg:y1="15.27cm" svg:x2="7.647cm" svg:y2="12.165cm">
          <text:p/>
        </draw:line>
        <draw:line draw:style-name="gr47" draw:text-style-name="P6" draw:layer="layout" svg:x1="4.876cm" svg:y1="16.231cm" svg:x2="8.325cm" svg:y2="11.177cm">
          <text:p/>
        </draw:line>
        <draw:line draw:style-name="gr47" draw:text-style-name="P6" draw:layer="layout" svg:x1="6.977cm" svg:y1="19.331cm" svg:x2="10.426cm" svg:y2="14.277cm">
          <text:p/>
        </draw:line>
        <draw:frame draw:style-name="gr48" draw:text-style-name="P12" draw:layer="layout" svg:width="11.895cm" svg:height="5.376cm" svg:x="1.841cm" svg:y="1.629cm">
          <draw:text-box>
            <text:p text:style-name="P11"><text:span text:style-name="T5">By now, you know that the highlighted segments are opposite and parallel to each other. So, I'll shut the fuck up about it.</text:span></text:p>
          </draw:text-box>
        </draw:frame>
      </draw:page>
      <draw:page draw:name="page41" draw:style-name="dp1" draw:master-page-name="Default_5f_">
        <draw:line draw:style-name="gr13" draw:text-style-name="P6" draw:layer="layout" svg:x1="3.693cm" svg:y1="16.391cm" svg:x2="7.64cm" svg:y2="18.384cm">
          <text:p/>
        </draw:line>
        <draw:line draw:style-name="gr46" draw:text-style-name="P6" draw:layer="layout" svg:x1="5.492cm" svg:y1="15.289cm" svg:x2="7.611cm" svg:y2="18.394cm">
          <text:p/>
        </draw:line>
        <draw:line draw:style-name="gr14" draw:text-style-name="P6" draw:layer="layout" svg:x1="7.593cm" svg:y1="18.384cm" svg:x2="11.54cm" svg:y2="16.391cm">
          <text:p/>
        </draw:line>
        <draw:line draw:style-name="gr14" draw:text-style-name="P6" draw:layer="layout" svg:x1="7.651cm" svg:y1="18.394cm" svg:x2="9.77cm" svg:y2="15.289cm">
          <text:p/>
        </draw:line>
        <draw:line draw:style-name="gr13" draw:text-style-name="P6" draw:layer="layout" svg:x1="1.534cm" svg:y1="13.29cm" svg:x2="5.481cm" svg:y2="15.283cm">
          <text:p/>
        </draw:line>
        <draw:line draw:style-name="gr14" draw:text-style-name="P6" draw:layer="layout" svg:x1="1.574cm" svg:y1="13.321cm" svg:x2="3.693cm" svg:y2="16.426cm">
          <text:p/>
        </draw:line>
        <draw:line draw:style-name="gr14" draw:text-style-name="P6" draw:layer="layout" svg:x1="5.528cm" svg:y1="15.273cm" svg:x2="7.647cm" svg:y2="12.168cm">
          <text:p/>
        </draw:line>
        <draw:line draw:style-name="gr32" draw:text-style-name="P6" draw:layer="layout" svg:x1="7.637cm" svg:y1="12.187cm" svg:x2="9.756cm" svg:y2="15.292cm">
          <text:p/>
        </draw:line>
        <draw:line draw:style-name="gr47" draw:text-style-name="P6" draw:layer="layout" svg:x1="4.697cm" svg:y1="14.15cm" svg:x2="8.265cm" svg:y2="19.294cm">
          <text:p/>
        </draw:line>
        <draw:line draw:style-name="gr47" draw:text-style-name="P6" draw:layer="layout" svg:x1="7.097cm" svg:y1="11.35cm" svg:x2="10.665cm" svg:y2="16.494cm">
          <text:p/>
        </draw:line>
      </draw:page>
      <draw:page draw:name="page42" draw:style-name="dp1" draw:master-page-name="Default_5f_">
        <draw:line draw:style-name="gr13" draw:text-style-name="P6" draw:layer="layout" svg:x1="3.692cm" svg:y1="16.382cm" svg:x2="7.639cm" svg:y2="18.375cm">
          <text:p/>
        </draw:line>
        <draw:line draw:style-name="gr46" draw:text-style-name="P6" draw:layer="layout" svg:x1="5.491cm" svg:y1="15.28cm" svg:x2="7.61cm" svg:y2="18.385cm">
          <text:p/>
        </draw:line>
        <draw:line draw:style-name="gr14" draw:text-style-name="P6" draw:layer="layout" svg:x1="7.592cm" svg:y1="18.375cm" svg:x2="11.539cm" svg:y2="16.382cm">
          <text:p/>
        </draw:line>
        <draw:line draw:style-name="gr32" draw:text-style-name="P6" draw:layer="layout" svg:x1="7.65cm" svg:y1="18.385cm" svg:x2="9.769cm" svg:y2="15.28cm">
          <text:p/>
        </draw:line>
        <draw:line draw:style-name="gr13" draw:text-style-name="P6" draw:layer="layout" svg:x1="1.533cm" svg:y1="13.281cm" svg:x2="5.48cm" svg:y2="15.274cm">
          <text:p/>
        </draw:line>
        <draw:line draw:style-name="gr14" draw:text-style-name="P6" draw:layer="layout" svg:x1="1.573cm" svg:y1="13.312cm" svg:x2="3.692cm" svg:y2="16.417cm">
          <text:p/>
        </draw:line>
        <draw:line draw:style-name="gr32" draw:text-style-name="P6" draw:layer="layout" svg:x1="5.527cm" svg:y1="15.264cm" svg:x2="7.646cm" svg:y2="12.159cm">
          <text:p/>
        </draw:line>
        <draw:line draw:style-name="gr32" draw:text-style-name="P6" draw:layer="layout" svg:x1="7.636cm" svg:y1="12.178cm" svg:x2="9.755cm" svg:y2="15.283cm">
          <text:p/>
        </draw:line>
        <draw:frame draw:style-name="gr49" draw:text-style-name="P12" draw:layer="layout" svg:width="11.627cm" svg:height="7.278cm" svg:x="1.841cm" svg:y="1.63cm">
          <draw:text-box>
            <text:p text:style-name="P11"><text:span text:style-name="T6">Important</text:span></text:p>
            <text:p text:style-name="P11"><text:span text:style-name="T5"/></text:p>
            <text:p text:style-name="P11"><text:span text:style-name="T5">It may not be important to put the dishes in the dishwasher right away. But it is important to know that all sides of a cube are square.</text:span></text:p>
          </draw:text-box>
        </draw:frame>
        <draw:frame draw:style-name="gr50" draw:text-style-name="P13" draw:layer="layout" svg:width="2.445cm" svg:height="2.384cm" svg:x="6.436cm" svg:y="14.516cm">
          <draw:text-box>
            <text:p text:style-name="P6"><text:span text:style-name="T9">Center</text:span></text:p>
            <text:p text:style-name="P6"><text:span text:style-name="T9">square</text:span></text:p>
          </draw:text-box>
        </draw:frame>
      </draw:page>
      <draw:page draw:name="page43"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14" draw:text-style-name="P6" draw:layer="layout" svg:x1="7.591cm" svg:y1="18.375cm" svg:x2="11.538cm" svg:y2="16.382cm">
          <text:p/>
        </draw:line>
        <draw:line draw:style-name="gr32"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11.526cm" svg:y1="16.39cm" svg:x2="13.699cm" svg:y2="13.269cm">
          <text:p/>
        </draw:line>
        <draw:line draw:style-name="gr47" draw:text-style-name="P6" draw:layer="layout" svg:x1="6.978cm" svg:y1="19.331cm" svg:x2="10.554cm" svg:y2="14.18cm">
          <text:p/>
        </draw:line>
        <draw:line draw:style-name="gr47" draw:text-style-name="P6" draw:layer="layout" svg:x1="10.379cm" svg:y1="18.131cm" svg:x2="13.828cm" svg:y2="13.077cm">
          <text:p/>
        </draw:line>
      </draw:page>
      <draw:page draw:name="page44"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32" draw:text-style-name="P6" draw:layer="layout" svg:x1="7.591cm" svg:y1="18.375cm" svg:x2="11.538cm" svg:y2="16.382cm">
          <text:p/>
        </draw:line>
        <draw:line draw:style-name="gr14"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9.772cm" svg:y1="15.292cm" svg:x2="13.719cm" svg:y2="13.299cm">
          <text:p/>
        </draw:line>
        <draw:line draw:style-name="gr14" draw:text-style-name="P6" draw:layer="layout" svg:x1="11.526cm" svg:y1="16.39cm" svg:x2="13.699cm" svg:y2="13.269cm">
          <text:p/>
        </draw:line>
        <draw:line draw:style-name="gr47" draw:text-style-name="P6" draw:layer="layout" svg:x1="6.578cm" svg:y1="18.932cm" svg:x2="12.413cm" svg:y2="16.01cm">
          <text:p/>
        </draw:line>
        <draw:line draw:style-name="gr47" draw:text-style-name="P6" draw:layer="layout" svg:x1="8.079cm" svg:y1="16.132cm" svg:x2="13.914cm" svg:y2="13.21cm">
          <text:p/>
        </draw:line>
      </draw:page>
      <draw:page draw:name="page45" draw:style-name="dp1" draw:master-page-name="Default_5f_">
        <draw:line draw:style-name="gr13" draw:text-style-name="P6" draw:layer="layout" svg:x1="3.69cm" svg:y1="16.382cm" svg:x2="7.637cm" svg:y2="18.375cm">
          <text:p/>
        </draw:line>
        <draw:line draw:style-name="gr13" draw:text-style-name="P6" draw:layer="layout" svg:x1="5.489cm" svg:y1="15.28cm" svg:x2="7.608cm" svg:y2="18.385cm">
          <text:p/>
        </draw:line>
        <draw:line draw:style-name="gr14" draw:text-style-name="P6" draw:layer="layout" svg:x1="7.59cm" svg:y1="18.375cm" svg:x2="11.537cm" svg:y2="16.382cm">
          <text:p/>
        </draw:line>
        <draw:line draw:style-name="gr14" draw:text-style-name="P6" draw:layer="layout" svg:x1="7.648cm" svg:y1="18.385cm" svg:x2="9.767cm" svg:y2="15.28cm">
          <text:p/>
        </draw:line>
        <draw:line draw:style-name="gr13" draw:text-style-name="P6" draw:layer="layout" svg:x1="1.531cm" svg:y1="13.281cm" svg:x2="5.478cm" svg:y2="15.274cm">
          <text:p/>
        </draw:line>
        <draw:line draw:style-name="gr14" draw:text-style-name="P6" draw:layer="layout" svg:x1="1.571cm" svg:y1="13.312cm" svg:x2="3.69cm" svg:y2="16.417cm">
          <text:p/>
        </draw:line>
        <draw:line draw:style-name="gr14" draw:text-style-name="P6" draw:layer="layout" svg:x1="5.525cm" svg:y1="15.264cm" svg:x2="7.644cm" svg:y2="12.159cm">
          <text:p/>
        </draw:line>
        <draw:line draw:style-name="gr14" draw:text-style-name="P6" draw:layer="layout" svg:x1="7.634cm" svg:y1="12.178cm" svg:x2="9.753cm" svg:y2="15.283cm">
          <text:p/>
        </draw:line>
        <draw:line draw:style-name="gr14" draw:text-style-name="P6" draw:layer="layout" svg:x1="9.771cm" svg:y1="15.292cm" svg:x2="13.718cm" svg:y2="13.299cm">
          <text:p/>
        </draw:line>
        <draw:line draw:style-name="gr14" draw:text-style-name="P6" draw:layer="layout" svg:x1="11.525cm" svg:y1="16.39cm" svg:x2="13.698cm" svg:y2="13.269cm">
          <text:p/>
        </draw:line>
        <draw:line draw:style-name="gr32" draw:text-style-name="P6" draw:layer="layout" svg:x1="1.573cm" svg:y1="13.297cm" svg:x2="3.696cm" svg:y2="10.186cm">
          <text:p/>
        </draw:line>
        <draw:line draw:style-name="gr47" draw:text-style-name="P6" draw:layer="layout" svg:x1="4.778cm" svg:y1="16.333cm" svg:x2="8.354cm" svg:y2="11.182cm">
          <text:p/>
        </draw:line>
      </draw:page>
      <draw:page draw:name="page46" draw:style-name="dp1" draw:master-page-name="Default_5f_">
        <draw:line draw:style-name="gr13" draw:text-style-name="P6" draw:layer="layout" svg:x1="3.689cm" svg:y1="16.388cm" svg:x2="7.636cm" svg:y2="18.381cm">
          <text:p/>
        </draw:line>
        <draw:line draw:style-name="gr13" draw:text-style-name="P6" draw:layer="layout" svg:x1="5.488cm" svg:y1="15.286cm" svg:x2="7.607cm" svg:y2="18.391cm">
          <text:p/>
        </draw:line>
        <draw:line draw:style-name="gr14" draw:text-style-name="P6" draw:layer="layout" svg:x1="7.589cm" svg:y1="18.381cm" svg:x2="11.536cm" svg:y2="16.388cm">
          <text:p/>
        </draw:line>
        <draw:line draw:style-name="gr14" draw:text-style-name="P6" draw:layer="layout" svg:x1="7.647cm" svg:y1="18.391cm" svg:x2="9.766cm" svg:y2="15.286cm">
          <text:p/>
        </draw:line>
        <draw:line draw:style-name="gr13" draw:text-style-name="P6" draw:layer="layout" svg:x1="1.53cm" svg:y1="13.287cm" svg:x2="5.477cm" svg:y2="15.28cm">
          <text:p/>
        </draw:line>
        <draw:line draw:style-name="gr14" draw:text-style-name="P6" draw:layer="layout" svg:x1="1.57cm" svg:y1="13.318cm" svg:x2="3.689cm" svg:y2="16.423cm">
          <text:p/>
        </draw:line>
        <draw:line draw:style-name="gr14" draw:text-style-name="P6" draw:layer="layout" svg:x1="5.524cm" svg:y1="15.27cm" svg:x2="7.643cm" svg:y2="12.165cm">
          <text:p/>
        </draw:line>
        <draw:line draw:style-name="gr14" draw:text-style-name="P6" draw:layer="layout" svg:x1="7.633cm" svg:y1="12.184cm" svg:x2="9.752cm" svg:y2="15.289cm">
          <text:p/>
        </draw:line>
        <draw:line draw:style-name="gr14" draw:text-style-name="P6" draw:layer="layout" svg:x1="9.77cm" svg:y1="15.298cm" svg:x2="13.717cm" svg:y2="13.305cm">
          <text:p/>
        </draw:line>
        <draw:line draw:style-name="gr14" draw:text-style-name="P6" draw:layer="layout" svg:x1="11.524cm" svg:y1="16.396cm" svg:x2="13.697cm" svg:y2="13.275cm">
          <text:p/>
        </draw:line>
        <draw:line draw:style-name="gr14" draw:text-style-name="P6" draw:layer="layout" svg:x1="1.572cm" svg:y1="13.303cm" svg:x2="3.695cm" svg:y2="10.192cm">
          <text:p/>
        </draw:line>
        <draw:line draw:style-name="gr32" draw:text-style-name="P6" draw:layer="layout" svg:x1="3.692cm" svg:y1="10.204cm" svg:x2="7.639cm" svg:y2="12.197cm">
          <text:p/>
        </draw:line>
        <draw:line draw:style-name="gr47" draw:text-style-name="P6" draw:layer="layout" svg:x1="1.529cm" svg:y1="13.294cm" svg:x2="6.867cm" svg:y2="16.024cm">
          <text:p/>
        </draw:line>
        <draw:frame draw:style-name="gr50" draw:text-style-name="P13" draw:layer="layout" svg:width="2.445cm" svg:height="2.384cm" svg:x="3.137cm" svg:y="11.416cm">
          <draw:text-box>
            <text:p text:style-name="P11"><text:span text:style-name="T9">Top</text:span></text:p>
            <text:p text:style-name="P11"><text:span text:style-name="T9">left</text:span></text:p>
            <text:p text:style-name="P11"><text:span text:style-name="T9">square</text:span></text:p>
          </draw:text-box>
        </draw:frame>
      </draw:page>
      <draw:page draw:name="page47" draw:style-name="dp1" draw:master-page-name="Default_5f_">
        <draw:line draw:style-name="gr13" draw:text-style-name="P6" draw:layer="layout" svg:x1="3.699cm" svg:y1="16.402cm" svg:x2="7.646cm" svg:y2="18.395cm">
          <text:p/>
        </draw:line>
        <draw:line draw:style-name="gr13" draw:text-style-name="P6" draw:layer="layout" svg:x1="5.498cm" svg:y1="15.3cm" svg:x2="7.617cm" svg:y2="18.405cm">
          <text:p/>
        </draw:line>
        <draw:line draw:style-name="gr14" draw:text-style-name="P6" draw:layer="layout" svg:x1="7.599cm" svg:y1="18.395cm" svg:x2="11.546cm" svg:y2="16.402cm">
          <text:p/>
        </draw:line>
        <draw:line draw:style-name="gr14" draw:text-style-name="P6" draw:layer="layout" svg:x1="7.657cm" svg:y1="18.405cm" svg:x2="9.776cm" svg:y2="15.3cm">
          <text:p/>
        </draw:line>
        <draw:line draw:style-name="gr13" draw:text-style-name="P6" draw:layer="layout" svg:x1="1.54cm" svg:y1="13.301cm" svg:x2="5.487cm" svg:y2="15.294cm">
          <text:p/>
        </draw:line>
        <draw:line draw:style-name="gr14" draw:text-style-name="P6" draw:layer="layout" svg:x1="1.58cm" svg:y1="13.332cm" svg:x2="3.699cm" svg:y2="16.437cm">
          <text:p/>
        </draw:line>
        <draw:line draw:style-name="gr14" draw:text-style-name="P6" draw:layer="layout" svg:x1="5.534cm" svg:y1="15.284cm" svg:x2="7.653cm" svg:y2="12.179cm">
          <text:p/>
        </draw:line>
        <draw:line draw:style-name="gr14" draw:text-style-name="P6" draw:layer="layout" svg:x1="7.643cm" svg:y1="12.198cm" svg:x2="9.762cm" svg:y2="15.303cm">
          <text:p/>
        </draw:line>
        <draw:line draw:style-name="gr14" draw:text-style-name="P6" draw:layer="layout" svg:x1="9.78cm" svg:y1="15.312cm" svg:x2="13.727cm" svg:y2="13.319cm">
          <text:p/>
        </draw:line>
        <draw:line draw:style-name="gr14" draw:text-style-name="P6" draw:layer="layout" svg:x1="11.534cm" svg:y1="16.41cm" svg:x2="13.707cm" svg:y2="13.289cm">
          <text:p/>
        </draw:line>
        <draw:line draw:style-name="gr14" draw:text-style-name="P6" draw:layer="layout" svg:x1="1.582cm" svg:y1="13.317cm" svg:x2="3.705cm" svg:y2="10.206cm">
          <text:p/>
        </draw:line>
        <draw:line draw:style-name="gr14" draw:text-style-name="P6" draw:layer="layout" svg:x1="3.702cm" svg:y1="10.218cm" svg:x2="7.649cm" svg:y2="12.211cm">
          <text:p/>
        </draw:line>
        <draw:line draw:style-name="gr14" draw:text-style-name="P6" draw:layer="layout" svg:x1="11.553cm" svg:y1="10.225cm" svg:x2="13.672cm" svg:y2="13.33cm">
          <text:p/>
        </draw:line>
        <draw:line draw:style-name="gr32" draw:text-style-name="P6" draw:layer="layout" svg:x1="7.58cm" svg:y1="12.228cm" svg:x2="11.527cm" svg:y2="10.235cm">
          <text:p/>
        </draw:line>
        <draw:line draw:style-name="gr47" draw:text-style-name="P6" draw:layer="layout" svg:x1="8.502cm" svg:y1="15.964cm" svg:x2="13.815cm" svg:y2="13.31cm">
          <text:p/>
        </draw:line>
        <draw:frame draw:style-name="gr50" draw:text-style-name="P18" draw:layer="layout" svg:width="2.445cm" svg:height="2.384cm" svg:x="9.638cm" svg:y="11.416cm">
          <draw:text-box>
            <text:p text:style-name="P17"><text:span text:style-name="T9">Top</text:span></text:p>
            <text:p text:style-name="P17"><text:span text:style-name="T9">right</text:span></text:p>
            <text:p text:style-name="P17"><text:span text:style-name="T9">square</text:span></text:p>
          </draw:text-box>
        </draw:frame>
      </draw:page>
      <draw:page draw:name="page48" draw:style-name="dp1" draw:master-page-name="Default_5f_">
        <draw:line draw:style-name="gr13" draw:text-style-name="P6" draw:layer="layout" svg:x1="3.687cm" svg:y1="16.393cm" svg:x2="7.634cm" svg:y2="18.386cm">
          <text:p/>
        </draw:line>
        <draw:line draw:style-name="gr13" draw:text-style-name="P6" draw:layer="layout" svg:x1="5.486cm" svg:y1="15.291cm" svg:x2="7.605cm" svg:y2="18.396cm">
          <text:p/>
        </draw:line>
        <draw:line draw:style-name="gr14" draw:text-style-name="P6" draw:layer="layout" svg:x1="7.587cm" svg:y1="18.386cm" svg:x2="11.534cm" svg:y2="16.393cm">
          <text:p/>
        </draw:line>
        <draw:line draw:style-name="gr14" draw:text-style-name="P6" draw:layer="layout" svg:x1="7.645cm" svg:y1="18.396cm" svg:x2="9.764cm" svg:y2="15.291cm">
          <text:p/>
        </draw:line>
        <draw:line draw:style-name="gr13" draw:text-style-name="P6" draw:layer="layout" svg:x1="1.528cm" svg:y1="13.292cm" svg:x2="5.475cm" svg:y2="15.285cm">
          <text:p/>
        </draw:line>
        <draw:line draw:style-name="gr14" draw:text-style-name="P6" draw:layer="layout" svg:x1="1.568cm" svg:y1="13.323cm" svg:x2="3.687cm" svg:y2="16.428cm">
          <text:p/>
        </draw:line>
        <draw:line draw:style-name="gr14" draw:text-style-name="P6" draw:layer="layout" svg:x1="5.522cm" svg:y1="15.275cm" svg:x2="7.641cm" svg:y2="12.17cm">
          <text:p/>
        </draw:line>
        <draw:line draw:style-name="gr14" draw:text-style-name="P6" draw:layer="layout" svg:x1="7.631cm" svg:y1="12.189cm" svg:x2="9.75cm" svg:y2="15.294cm">
          <text:p/>
        </draw:line>
        <draw:line draw:style-name="gr14" draw:text-style-name="P6" draw:layer="layout" svg:x1="9.768cm" svg:y1="15.303cm" svg:x2="13.715cm" svg:y2="13.31cm">
          <text:p/>
        </draw:line>
        <draw:line draw:style-name="gr14" draw:text-style-name="P6" draw:layer="layout" svg:x1="11.522cm" svg:y1="16.401cm" svg:x2="13.695cm" svg:y2="13.28cm">
          <text:p/>
        </draw:line>
        <draw:line draw:style-name="gr14" draw:text-style-name="P6" draw:layer="layout" svg:x1="1.57cm" svg:y1="13.308cm" svg:x2="3.693cm" svg:y2="10.197cm">
          <text:p/>
        </draw:line>
        <draw:line draw:style-name="gr14" draw:text-style-name="P6" draw:layer="layout" svg:x1="3.69cm" svg:y1="10.209cm" svg:x2="7.637cm" svg:y2="12.202cm">
          <text:p/>
        </draw:line>
        <draw:line draw:style-name="gr14" draw:text-style-name="P6" draw:layer="layout" svg:x1="11.541cm" svg:y1="10.216cm" svg:x2="13.66cm" svg:y2="13.321cm">
          <text:p/>
        </draw:line>
        <draw:line draw:style-name="gr14" draw:text-style-name="P6" draw:layer="layout" svg:x1="7.568cm" svg:y1="12.219cm" svg:x2="11.515cm" svg:y2="10.226cm">
          <text:p/>
        </draw:line>
        <draw:line draw:style-name="gr14" draw:text-style-name="P6" draw:layer="layout" svg:x1="3.733cm" svg:y1="10.206cm" svg:x2="7.612cm" svg:y2="8.258cm">
          <text:p/>
        </draw:line>
        <draw:line draw:style-name="gr32" draw:text-style-name="P6" draw:layer="layout" svg:x1="7.564cm" svg:y1="8.236cm" svg:x2="11.511cm" svg:y2="10.229cm">
          <text:p/>
        </draw:line>
        <draw:line draw:style-name="gr47" draw:text-style-name="P6" draw:layer="layout" svg:x1="3.129cm" svg:y1="9.894cm" svg:x2="8.467cm" svg:y2="12.624cm">
          <text:p/>
        </draw:line>
        <draw:frame draw:style-name="gr35" draw:text-style-name="P13" draw:layer="layout" svg:width="2.445cm" svg:height="1.675cm" svg:x="6.438cm" svg:y="9.217cm">
          <draw:text-box>
            <text:p text:style-name="P6"><text:span text:style-name="T9">Top</text:span></text:p>
            <text:p text:style-name="P6"><text:span text:style-name="T9">square</text:span></text:p>
          </draw:text-box>
        </draw:frame>
      </draw:page>
      <draw:page draw:name="page49" draw:style-name="dp1" draw:master-page-name="Default_5f_">
        <draw:frame draw:style-name="gr51" draw:text-style-name="P12" draw:layer="layout" svg:width="11.836cm" svg:height="5.145cm" svg:x="1.84cm" svg:y="1.629cm">
          <draw:text-box>
            <text:p text:style-name="P11"><text:span text:style-name="T6">4D Cube, a Hypercube</text:span></text:p>
          </draw:text-box>
        </draw:frame>
        <draw:g>
          <draw:line draw:style-name="gr46" draw:text-style-name="P6" draw:layer="layout" svg:x1="3.686cm" svg:y1="16.405cm" svg:x2="7.633cm" svg:y2="18.398cm">
            <text:p/>
          </draw:line>
          <draw:line draw:style-name="gr46" draw:text-style-name="P6" draw:layer="layout" svg:x1="5.485cm" svg:y1="15.303cm" svg:x2="7.604cm" svg:y2="18.408cm">
            <text:p/>
          </draw:line>
          <draw:line draw:style-name="gr32" draw:text-style-name="P6" draw:layer="layout" svg:x1="7.586cm" svg:y1="18.398cm" svg:x2="11.533cm" svg:y2="16.405cm">
            <text:p/>
          </draw:line>
          <draw:line draw:style-name="gr32" draw:text-style-name="P6" draw:layer="layout" svg:x1="7.644cm" svg:y1="18.408cm" svg:x2="9.763cm" svg:y2="15.303cm">
            <text:p/>
          </draw:line>
          <draw:line draw:style-name="gr46" draw:text-style-name="P6" draw:layer="layout" svg:x1="1.527cm" svg:y1="13.304cm" svg:x2="5.474cm" svg:y2="15.297cm">
            <text:p/>
          </draw:line>
          <draw:line draw:style-name="gr32" draw:text-style-name="P6" draw:layer="layout" svg:x1="1.567cm" svg:y1="13.335cm" svg:x2="3.686cm" svg:y2="16.44cm">
            <text:p/>
          </draw:line>
          <draw:line draw:style-name="gr32" draw:text-style-name="P6" draw:layer="layout" svg:x1="5.521cm" svg:y1="15.287cm" svg:x2="7.64cm" svg:y2="12.182cm">
            <text:p/>
          </draw:line>
          <draw:line draw:style-name="gr32" draw:text-style-name="P6" draw:layer="layout" svg:x1="7.63cm" svg:y1="12.201cm" svg:x2="9.749cm" svg:y2="15.306cm">
            <text:p/>
          </draw:line>
          <draw:line draw:style-name="gr32" draw:text-style-name="P6" draw:layer="layout" svg:x1="9.767cm" svg:y1="15.315cm" svg:x2="13.714cm" svg:y2="13.322cm">
            <text:p/>
          </draw:line>
          <draw:line draw:style-name="gr32" draw:text-style-name="P6" draw:layer="layout" svg:x1="11.521cm" svg:y1="16.413cm" svg:x2="13.694cm" svg:y2="13.292cm">
            <text:p/>
          </draw:line>
          <draw:line draw:style-name="gr32" draw:text-style-name="P6" draw:layer="layout" svg:x1="1.569cm" svg:y1="13.32cm" svg:x2="3.692cm" svg:y2="10.209cm">
            <text:p/>
          </draw:line>
          <draw:line draw:style-name="gr32" draw:text-style-name="P6" draw:layer="layout" svg:x1="3.689cm" svg:y1="10.221cm" svg:x2="7.636cm" svg:y2="12.214cm">
            <text:p/>
          </draw:line>
          <draw:line draw:style-name="gr32" draw:text-style-name="P6" draw:layer="layout" svg:x1="11.54cm" svg:y1="10.228cm" svg:x2="13.659cm" svg:y2="13.333cm">
            <text:p/>
          </draw:line>
          <draw:line draw:style-name="gr32" draw:text-style-name="P6" draw:layer="layout" svg:x1="7.567cm" svg:y1="12.231cm" svg:x2="11.514cm" svg:y2="10.238cm">
            <text:p/>
          </draw:line>
          <draw:line draw:style-name="gr32" draw:text-style-name="P6" draw:layer="layout" svg:x1="3.732cm" svg:y1="10.218cm" svg:x2="7.611cm" svg:y2="8.27cm">
            <text:p/>
          </draw:line>
          <draw:line draw:style-name="gr32" draw:text-style-name="P6" draw:layer="layout" svg:x1="7.563cm" svg:y1="8.248cm" svg:x2="11.51cm" svg:y2="10.241cm">
            <text:p/>
          </draw:line>
        </draw:g>
      </draw:page>
      <draw:page draw:name="page50" draw:style-name="dp1" draw:master-page-name="Default_5f_">
        <draw:custom-shape draw:name="Text Box 4" draw:style-name="gr52" draw:text-style-name="P2" draw:layer="layout" svg:width="9.514cm" svg:height="2.396cm" svg:x="2.863cm" svg:y="6.608cm">
          <text:p text:style-name="P1"><text:span text:style-name="T1">(2)</text:span></text:p>
          <text:list text:style-name="L2">
            <text:list-item>
              <text:p text:style-name="P1"><text:span text:style-name="T1">Drawing a</text:span></text:p>
            </text:list-item>
            <text:list-item>
              <text:p text:style-name="P1"><text:span text:style-name="T1">4D Cube</text:span></text:p>
            </text:list-item>
            <text:list-item>
              <text:p text:style-name="P1"><text:span text:style-name="T1">One Square at a Time</text:span></text:p>
            </text:list-item>
          </text:list>
          <draw:enhanced-geometry svg:viewBox="0 0 21600 21600" draw:type="mso-spt202" draw:enhanced-path="M 0 0 L 21600 0 21600 21600 0 21600 0 0 Z N"/>
        </draw:custom-shape>
      </draw:page>
      <draw:page draw:name="page51" draw:style-name="dp1" draw:master-page-name="Default_5f_">
        <draw:frame draw:style-name="gr45" draw:text-style-name="P12" draw:layer="layout" svg:width="11.659cm" svg:height="7.426cm" svg:x="1.838cm" svg:y="1.629cm">
          <draw:text-box>
            <text:p text:style-name="P11"><text:span text:style-name="T6">Start with the base lines.</text:span></text:p>
            <text:p text:style-name="P11"><text:span text:style-name="T5"/></text:p>
            <text:p text:style-name="P11"><text:span text:style-name="T5">Draw the cube's square sides,</text:span></text:p>
            <text:p text:style-name="P11"><text:span text:style-name="T5">using the base lines,</text:span></text:p>
            <text:p text:style-name="P11"><text:span text:style-name="T5">as guide lines.</text:span></text:p>
          </draw:text-box>
        </draw:frame>
        <draw:line draw:style-name="gr46" draw:text-style-name="P6" draw:layer="layout" svg:x1="3.681cm" svg:y1="16.402cm" svg:x2="7.628cm" svg:y2="18.395cm">
          <text:p/>
        </draw:line>
        <draw:line draw:style-name="gr46" draw:text-style-name="P6" draw:layer="layout" svg:x1="5.48cm" svg:y1="15.3cm" svg:x2="7.599cm" svg:y2="18.405cm">
          <text:p/>
        </draw:line>
        <draw:line draw:style-name="gr32" draw:text-style-name="P6" draw:layer="layout" svg:x1="7.581cm" svg:y1="18.395cm" svg:x2="11.528cm" svg:y2="16.402cm">
          <text:p/>
        </draw:line>
        <draw:line draw:style-name="gr32" draw:text-style-name="P6" draw:layer="layout" svg:x1="7.639cm" svg:y1="18.405cm" svg:x2="9.758cm" svg:y2="15.3cm">
          <text:p/>
        </draw:line>
      </draw:page>
      <draw:page draw:name="page52" draw:style-name="dp1" draw:master-page-name="Default_5f_">
        <draw:line draw:style-name="gr13" draw:text-style-name="P6" draw:layer="layout" svg:x1="3.68cm" svg:y1="16.401cm" svg:x2="7.627cm" svg:y2="18.394cm">
          <text:p/>
        </draw:line>
        <draw:line draw:style-name="gr13" draw:text-style-name="P6" draw:layer="layout" svg:x1="5.479cm" svg:y1="15.299cm" svg:x2="7.598cm" svg:y2="18.404cm">
          <text:p/>
        </draw:line>
        <draw:line draw:style-name="gr14" draw:text-style-name="P6" draw:layer="layout" svg:x1="7.58cm" svg:y1="18.394cm" svg:x2="11.527cm" svg:y2="16.401cm">
          <text:p/>
        </draw:line>
        <draw:line draw:style-name="gr14" draw:text-style-name="P6" draw:layer="layout" svg:x1="7.638cm" svg:y1="18.404cm" svg:x2="9.757cm" svg:y2="15.299cm">
          <text:p/>
        </draw:line>
        <draw:line draw:style-name="gr46" draw:text-style-name="P6" draw:layer="layout" svg:x1="1.521cm" svg:y1="13.3cm" svg:x2="5.468cm" svg:y2="15.293cm">
          <text:p/>
        </draw:line>
        <draw:line draw:style-name="gr32" draw:text-style-name="P6" draw:layer="layout" svg:x1="1.561cm" svg:y1="13.331cm" svg:x2="3.68cm" svg:y2="16.436cm">
          <text:p/>
        </draw:line>
        <draw:frame draw:style-name="gr45" draw:text-style-name="P12" draw:layer="layout" svg:width="11.659cm" svg:height="7.426cm" svg:x="1.839cm" svg:y="1.629cm">
          <draw:text-box>
            <text:p text:style-name="P11"><text:span text:style-name="T6">Side 1</text:span></text:p>
            <text:p text:style-name="P11"><text:span text:style-name="T5"/></text:p>
            <text:p text:style-name="P11"><text:span text:style-name="T5"/></text:p>
          </draw:text-box>
        </draw:frame>
      </draw:page>
      <draw:page draw:name="page53" draw:style-name="dp1" draw:master-page-name="Default_5f_">
        <draw:line draw:style-name="gr13" draw:text-style-name="P6" draw:layer="layout" svg:x1="3.693cm" svg:y1="16.391cm" svg:x2="7.64cm" svg:y2="18.384cm">
          <text:p/>
        </draw:line>
        <draw:line draw:style-name="gr13" draw:text-style-name="P6" draw:layer="layout" svg:x1="5.492cm" svg:y1="15.289cm" svg:x2="7.611cm" svg:y2="18.394cm">
          <text:p/>
        </draw:line>
        <draw:line draw:style-name="gr14" draw:text-style-name="P6" draw:layer="layout" svg:x1="7.593cm" svg:y1="18.384cm" svg:x2="11.54cm" svg:y2="16.391cm">
          <text:p/>
        </draw:line>
        <draw:line draw:style-name="gr14" draw:text-style-name="P6" draw:layer="layout" svg:x1="7.651cm" svg:y1="18.394cm" svg:x2="9.77cm" svg:y2="15.289cm">
          <text:p/>
        </draw:line>
        <draw:line draw:style-name="gr13" draw:text-style-name="P6" draw:layer="layout" svg:x1="1.534cm" svg:y1="13.29cm" svg:x2="5.481cm" svg:y2="15.283cm">
          <text:p/>
        </draw:line>
        <draw:line draw:style-name="gr14" draw:text-style-name="P6" draw:layer="layout" svg:x1="1.574cm" svg:y1="13.321cm" svg:x2="3.693cm" svg:y2="16.426cm">
          <text:p/>
        </draw:line>
        <draw:line draw:style-name="gr32" draw:text-style-name="P6" draw:layer="layout" svg:x1="5.528cm" svg:y1="15.273cm" svg:x2="7.647cm" svg:y2="12.168cm">
          <text:p/>
        </draw:line>
        <draw:line draw:style-name="gr32" draw:text-style-name="P6" draw:layer="layout" svg:x1="7.637cm" svg:y1="12.187cm" svg:x2="9.756cm" svg:y2="15.292cm">
          <text:p/>
        </draw:line>
        <draw:frame draw:style-name="gr45" draw:text-style-name="P12" draw:layer="layout" svg:width="11.659cm" svg:height="7.426cm" svg:x="1.84cm" svg:y="1.629cm">
          <draw:text-box>
            <text:p text:style-name="P11"><text:span text:style-name="T6">Side 2</text:span></text:p>
          </draw:text-box>
        </draw:frame>
      </draw:page>
      <draw:page draw:name="page54" draw:style-name="dp1" draw:master-page-name="Default_5f_">
        <draw:line draw:style-name="gr13" draw:text-style-name="P6" draw:layer="layout" svg:x1="3.691cm" svg:y1="16.382cm" svg:x2="7.638cm" svg:y2="18.375cm">
          <text:p/>
        </draw:line>
        <draw:line draw:style-name="gr13" draw:text-style-name="P6" draw:layer="layout" svg:x1="5.49cm" svg:y1="15.28cm" svg:x2="7.609cm" svg:y2="18.385cm">
          <text:p/>
        </draw:line>
        <draw:line draw:style-name="gr14" draw:text-style-name="P6" draw:layer="layout" svg:x1="7.591cm" svg:y1="18.375cm" svg:x2="11.538cm" svg:y2="16.382cm">
          <text:p/>
        </draw:line>
        <draw:line draw:style-name="gr14" draw:text-style-name="P6" draw:layer="layout" svg:x1="7.649cm" svg:y1="18.385cm" svg:x2="9.768cm" svg:y2="15.28cm">
          <text:p/>
        </draw:line>
        <draw:line draw:style-name="gr13" draw:text-style-name="P6" draw:layer="layout" svg:x1="1.532cm" svg:y1="13.281cm" svg:x2="5.479cm" svg:y2="15.274cm">
          <text:p/>
        </draw:line>
        <draw:line draw:style-name="gr14" draw:text-style-name="P6" draw:layer="layout" svg:x1="1.572cm" svg:y1="13.312cm" svg:x2="3.691cm" svg:y2="16.417cm">
          <text:p/>
        </draw:line>
        <draw:line draw:style-name="gr14" draw:text-style-name="P6" draw:layer="layout" svg:x1="5.526cm" svg:y1="15.264cm" svg:x2="7.645cm" svg:y2="12.159cm">
          <text:p/>
        </draw:line>
        <draw:line draw:style-name="gr14" draw:text-style-name="P6" draw:layer="layout" svg:x1="7.635cm" svg:y1="12.178cm" svg:x2="9.754cm" svg:y2="15.283cm">
          <text:p/>
        </draw:line>
        <draw:line draw:style-name="gr32" draw:text-style-name="P6" draw:layer="layout" svg:x1="9.772cm" svg:y1="15.292cm" svg:x2="13.719cm" svg:y2="13.299cm">
          <text:p/>
        </draw:line>
        <draw:line draw:style-name="gr32" draw:text-style-name="P6" draw:layer="layout" svg:x1="11.526cm" svg:y1="16.39cm" svg:x2="13.699cm" svg:y2="13.269cm">
          <text:p/>
        </draw:line>
        <draw:frame draw:style-name="gr45" draw:text-style-name="P12" draw:layer="layout" svg:width="11.659cm" svg:height="7.426cm" svg:x="1.841cm" svg:y="1.629cm">
          <draw:text-box>
            <text:p text:style-name="P11"><text:span text:style-name="T6">Side 3</text:span></text:p>
          </draw:text-box>
        </draw:frame>
      </draw:page>
      <draw:page draw:name="page55" draw:style-name="dp1" draw:master-page-name="Default_5f_">
        <draw:line draw:style-name="gr13" draw:text-style-name="P6" draw:layer="layout" svg:x1="3.689cm" svg:y1="16.388cm" svg:x2="7.636cm" svg:y2="18.381cm">
          <text:p/>
        </draw:line>
        <draw:line draw:style-name="gr13" draw:text-style-name="P6" draw:layer="layout" svg:x1="5.488cm" svg:y1="15.286cm" svg:x2="7.607cm" svg:y2="18.391cm">
          <text:p/>
        </draw:line>
        <draw:line draw:style-name="gr14" draw:text-style-name="P6" draw:layer="layout" svg:x1="7.589cm" svg:y1="18.381cm" svg:x2="11.536cm" svg:y2="16.388cm">
          <text:p/>
        </draw:line>
        <draw:line draw:style-name="gr14" draw:text-style-name="P6" draw:layer="layout" svg:x1="7.647cm" svg:y1="18.391cm" svg:x2="9.766cm" svg:y2="15.286cm">
          <text:p/>
        </draw:line>
        <draw:line draw:style-name="gr13" draw:text-style-name="P6" draw:layer="layout" svg:x1="1.53cm" svg:y1="13.287cm" svg:x2="5.477cm" svg:y2="15.28cm">
          <text:p/>
        </draw:line>
        <draw:line draw:style-name="gr14" draw:text-style-name="P6" draw:layer="layout" svg:x1="1.57cm" svg:y1="13.318cm" svg:x2="3.689cm" svg:y2="16.423cm">
          <text:p/>
        </draw:line>
        <draw:line draw:style-name="gr14" draw:text-style-name="P6" draw:layer="layout" svg:x1="5.524cm" svg:y1="15.27cm" svg:x2="7.643cm" svg:y2="12.165cm">
          <text:p/>
        </draw:line>
        <draw:line draw:style-name="gr14" draw:text-style-name="P6" draw:layer="layout" svg:x1="7.633cm" svg:y1="12.184cm" svg:x2="9.752cm" svg:y2="15.289cm">
          <text:p/>
        </draw:line>
        <draw:line draw:style-name="gr14" draw:text-style-name="P6" draw:layer="layout" svg:x1="9.77cm" svg:y1="15.298cm" svg:x2="13.717cm" svg:y2="13.305cm">
          <text:p/>
        </draw:line>
        <draw:line draw:style-name="gr14" draw:text-style-name="P6" draw:layer="layout" svg:x1="11.524cm" svg:y1="16.396cm" svg:x2="13.697cm" svg:y2="13.275cm">
          <text:p/>
        </draw:line>
        <draw:line draw:style-name="gr32" draw:text-style-name="P6" draw:layer="layout" svg:x1="1.572cm" svg:y1="13.303cm" svg:x2="3.695cm" svg:y2="10.192cm">
          <text:p/>
        </draw:line>
        <draw:line draw:style-name="gr32" draw:text-style-name="P6" draw:layer="layout" svg:x1="3.692cm" svg:y1="10.204cm" svg:x2="7.639cm" svg:y2="12.197cm">
          <text:p/>
        </draw:line>
        <draw:frame draw:style-name="gr45" draw:text-style-name="P12" draw:layer="layout" svg:width="11.659cm" svg:height="7.426cm" svg:x="1.841cm" svg:y="1.629cm">
          <draw:text-box>
            <text:p text:style-name="P11"><text:span text:style-name="T6">Side 4</text:span></text:p>
          </draw:text-box>
        </draw:frame>
      </draw:page>
      <draw:page draw:name="page56" draw:style-name="dp1" draw:master-page-name="Default_5f_">
        <draw:line draw:style-name="gr13" draw:text-style-name="P6" draw:layer="layout" svg:x1="3.699cm" svg:y1="16.402cm" svg:x2="7.646cm" svg:y2="18.395cm">
          <text:p/>
        </draw:line>
        <draw:line draw:style-name="gr13" draw:text-style-name="P6" draw:layer="layout" svg:x1="5.498cm" svg:y1="15.3cm" svg:x2="7.617cm" svg:y2="18.405cm">
          <text:p/>
        </draw:line>
        <draw:line draw:style-name="gr14" draw:text-style-name="P6" draw:layer="layout" svg:x1="7.599cm" svg:y1="18.395cm" svg:x2="11.546cm" svg:y2="16.402cm">
          <text:p/>
        </draw:line>
        <draw:line draw:style-name="gr14" draw:text-style-name="P6" draw:layer="layout" svg:x1="7.657cm" svg:y1="18.405cm" svg:x2="9.776cm" svg:y2="15.3cm">
          <text:p/>
        </draw:line>
        <draw:line draw:style-name="gr13" draw:text-style-name="P6" draw:layer="layout" svg:x1="1.54cm" svg:y1="13.301cm" svg:x2="5.487cm" svg:y2="15.294cm">
          <text:p/>
        </draw:line>
        <draw:line draw:style-name="gr14" draw:text-style-name="P6" draw:layer="layout" svg:x1="1.58cm" svg:y1="13.332cm" svg:x2="3.699cm" svg:y2="16.437cm">
          <text:p/>
        </draw:line>
        <draw:line draw:style-name="gr14" draw:text-style-name="P6" draw:layer="layout" svg:x1="5.534cm" svg:y1="15.284cm" svg:x2="7.653cm" svg:y2="12.179cm">
          <text:p/>
        </draw:line>
        <draw:line draw:style-name="gr14" draw:text-style-name="P6" draw:layer="layout" svg:x1="7.643cm" svg:y1="12.198cm" svg:x2="9.762cm" svg:y2="15.303cm">
          <text:p/>
        </draw:line>
        <draw:line draw:style-name="gr14" draw:text-style-name="P6" draw:layer="layout" svg:x1="9.78cm" svg:y1="15.312cm" svg:x2="13.727cm" svg:y2="13.319cm">
          <text:p/>
        </draw:line>
        <draw:line draw:style-name="gr14" draw:text-style-name="P6" draw:layer="layout" svg:x1="11.534cm" svg:y1="16.41cm" svg:x2="13.707cm" svg:y2="13.289cm">
          <text:p/>
        </draw:line>
        <draw:line draw:style-name="gr14" draw:text-style-name="P6" draw:layer="layout" svg:x1="1.582cm" svg:y1="13.317cm" svg:x2="3.705cm" svg:y2="10.206cm">
          <text:p/>
        </draw:line>
        <draw:line draw:style-name="gr14" draw:text-style-name="P6" draw:layer="layout" svg:x1="3.702cm" svg:y1="10.218cm" svg:x2="7.649cm" svg:y2="12.211cm">
          <text:p/>
        </draw:line>
        <draw:line draw:style-name="gr32" draw:text-style-name="P6" draw:layer="layout" svg:x1="11.553cm" svg:y1="10.225cm" svg:x2="13.672cm" svg:y2="13.33cm">
          <text:p/>
        </draw:line>
        <draw:line draw:style-name="gr32" draw:text-style-name="P6" draw:layer="layout" svg:x1="7.58cm" svg:y1="12.228cm" svg:x2="11.527cm" svg:y2="10.235cm">
          <text:p/>
        </draw:line>
        <draw:frame draw:style-name="gr45" draw:text-style-name="P12" draw:layer="layout" svg:width="11.659cm" svg:height="7.426cm" svg:x="1.841cm" svg:y="1.629cm">
          <draw:text-box>
            <text:p text:style-name="P11"><text:span text:style-name="T6">Side 5</text:span></text:p>
          </draw:text-box>
        </draw:frame>
      </draw:page>
      <draw:page draw:name="page57" draw:style-name="dp1" draw:master-page-name="Default_5f_">
        <draw:line draw:style-name="gr13" draw:text-style-name="P6" draw:layer="layout" svg:x1="3.687cm" svg:y1="16.393cm" svg:x2="7.634cm" svg:y2="18.386cm">
          <text:p/>
        </draw:line>
        <draw:line draw:style-name="gr13" draw:text-style-name="P6" draw:layer="layout" svg:x1="5.486cm" svg:y1="15.291cm" svg:x2="7.605cm" svg:y2="18.396cm">
          <text:p/>
        </draw:line>
        <draw:line draw:style-name="gr14" draw:text-style-name="P6" draw:layer="layout" svg:x1="7.587cm" svg:y1="18.386cm" svg:x2="11.534cm" svg:y2="16.393cm">
          <text:p/>
        </draw:line>
        <draw:line draw:style-name="gr14" draw:text-style-name="P6" draw:layer="layout" svg:x1="7.645cm" svg:y1="18.396cm" svg:x2="9.764cm" svg:y2="15.291cm">
          <text:p/>
        </draw:line>
        <draw:line draw:style-name="gr13" draw:text-style-name="P6" draw:layer="layout" svg:x1="1.528cm" svg:y1="13.292cm" svg:x2="5.475cm" svg:y2="15.285cm">
          <text:p/>
        </draw:line>
        <draw:line draw:style-name="gr14" draw:text-style-name="P6" draw:layer="layout" svg:x1="1.568cm" svg:y1="13.323cm" svg:x2="3.687cm" svg:y2="16.428cm">
          <text:p/>
        </draw:line>
        <draw:line draw:style-name="gr14" draw:text-style-name="P6" draw:layer="layout" svg:x1="5.522cm" svg:y1="15.275cm" svg:x2="7.641cm" svg:y2="12.17cm">
          <text:p/>
        </draw:line>
        <draw:line draw:style-name="gr14" draw:text-style-name="P6" draw:layer="layout" svg:x1="7.631cm" svg:y1="12.189cm" svg:x2="9.75cm" svg:y2="15.294cm">
          <text:p/>
        </draw:line>
        <draw:line draw:style-name="gr14" draw:text-style-name="P6" draw:layer="layout" svg:x1="9.768cm" svg:y1="15.303cm" svg:x2="13.715cm" svg:y2="13.31cm">
          <text:p/>
        </draw:line>
        <draw:line draw:style-name="gr14" draw:text-style-name="P6" draw:layer="layout" svg:x1="11.522cm" svg:y1="16.401cm" svg:x2="13.695cm" svg:y2="13.28cm">
          <text:p/>
        </draw:line>
        <draw:line draw:style-name="gr14" draw:text-style-name="P6" draw:layer="layout" svg:x1="1.57cm" svg:y1="13.308cm" svg:x2="3.693cm" svg:y2="10.197cm">
          <text:p/>
        </draw:line>
        <draw:line draw:style-name="gr14" draw:text-style-name="P6" draw:layer="layout" svg:x1="3.69cm" svg:y1="10.209cm" svg:x2="7.637cm" svg:y2="12.202cm">
          <text:p/>
        </draw:line>
        <draw:line draw:style-name="gr14" draw:text-style-name="P6" draw:layer="layout" svg:x1="11.541cm" svg:y1="10.216cm" svg:x2="13.66cm" svg:y2="13.321cm">
          <text:p/>
        </draw:line>
        <draw:line draw:style-name="gr14" draw:text-style-name="P6" draw:layer="layout" svg:x1="7.568cm" svg:y1="12.219cm" svg:x2="11.515cm" svg:y2="10.226cm">
          <text:p/>
        </draw:line>
        <draw:line draw:style-name="gr32" draw:text-style-name="P6" draw:layer="layout" svg:x1="3.733cm" svg:y1="10.206cm" svg:x2="7.612cm" svg:y2="8.258cm">
          <text:p/>
        </draw:line>
        <draw:line draw:style-name="gr32" draw:text-style-name="P6" draw:layer="layout" svg:x1="7.564cm" svg:y1="8.236cm" svg:x2="11.511cm" svg:y2="10.229cm">
          <text:p/>
        </draw:line>
        <draw:frame draw:style-name="gr53" draw:text-style-name="P12" draw:layer="layout" svg:width="11.659cm" svg:height="1.658cm" svg:x="1.841cm" svg:y="1.629cm">
          <draw:text-box>
            <text:p text:style-name="P11"><text:span text:style-name="T6">Side 6</text:span></text:p>
          </draw:text-box>
        </draw:frame>
      </draw:page>
      <draw:page draw:name="page58" draw:style-name="dp1" draw:master-page-name="Default_5f_">
        <draw:frame draw:style-name="gr51" draw:text-style-name="P12" draw:layer="layout" svg:width="11.836cm" svg:height="5.145cm" svg:x="1.84cm" svg:y="1.629cm">
          <draw:text-box>
            <text:p text:style-name="P11"><text:span text:style-name="T6">4D Cube, an Einstein Cube</text:span></text:p>
            <text:p text:style-name="P11"><text:span text:style-name="T5"/></text:p>
            <text:p><text:span text:style-name="T11">“</text:span><text:span text:style-name="T11">As simple as possible, but no simpler,” Einstein's axiom. </text:span></text:p>
          </draw:text-box>
        </draw:frame>
        <draw:g>
          <draw:line draw:style-name="gr46" draw:text-style-name="P6" draw:layer="layout" svg:x1="3.686cm" svg:y1="16.405cm" svg:x2="7.633cm" svg:y2="18.398cm">
            <text:p/>
          </draw:line>
          <draw:line draw:style-name="gr46" draw:text-style-name="P6" draw:layer="layout" svg:x1="5.485cm" svg:y1="15.303cm" svg:x2="7.604cm" svg:y2="18.408cm">
            <text:p/>
          </draw:line>
          <draw:line draw:style-name="gr32" draw:text-style-name="P6" draw:layer="layout" svg:x1="7.586cm" svg:y1="18.398cm" svg:x2="11.533cm" svg:y2="16.405cm">
            <text:p/>
          </draw:line>
          <draw:line draw:style-name="gr32" draw:text-style-name="P6" draw:layer="layout" svg:x1="7.644cm" svg:y1="18.408cm" svg:x2="9.763cm" svg:y2="15.303cm">
            <text:p/>
          </draw:line>
          <draw:line draw:style-name="gr46" draw:text-style-name="P6" draw:layer="layout" svg:x1="1.527cm" svg:y1="13.304cm" svg:x2="5.474cm" svg:y2="15.297cm">
            <text:p/>
          </draw:line>
          <draw:line draw:style-name="gr32" draw:text-style-name="P6" draw:layer="layout" svg:x1="1.567cm" svg:y1="13.335cm" svg:x2="3.686cm" svg:y2="16.44cm">
            <text:p/>
          </draw:line>
          <draw:line draw:style-name="gr32" draw:text-style-name="P6" draw:layer="layout" svg:x1="5.521cm" svg:y1="15.287cm" svg:x2="7.64cm" svg:y2="12.182cm">
            <text:p/>
          </draw:line>
          <draw:line draw:style-name="gr32" draw:text-style-name="P6" draw:layer="layout" svg:x1="7.63cm" svg:y1="12.201cm" svg:x2="9.749cm" svg:y2="15.306cm">
            <text:p/>
          </draw:line>
          <draw:line draw:style-name="gr32" draw:text-style-name="P6" draw:layer="layout" svg:x1="9.767cm" svg:y1="15.315cm" svg:x2="13.714cm" svg:y2="13.322cm">
            <text:p/>
          </draw:line>
          <draw:line draw:style-name="gr32" draw:text-style-name="P6" draw:layer="layout" svg:x1="11.521cm" svg:y1="16.413cm" svg:x2="13.694cm" svg:y2="13.292cm">
            <text:p/>
          </draw:line>
          <draw:line draw:style-name="gr32" draw:text-style-name="P6" draw:layer="layout" svg:x1="1.569cm" svg:y1="13.32cm" svg:x2="3.692cm" svg:y2="10.209cm">
            <text:p/>
          </draw:line>
          <draw:line draw:style-name="gr32" draw:text-style-name="P6" draw:layer="layout" svg:x1="3.689cm" svg:y1="10.221cm" svg:x2="7.636cm" svg:y2="12.214cm">
            <text:p/>
          </draw:line>
          <draw:line draw:style-name="gr32" draw:text-style-name="P6" draw:layer="layout" svg:x1="11.54cm" svg:y1="10.228cm" svg:x2="13.659cm" svg:y2="13.333cm">
            <text:p/>
          </draw:line>
          <draw:line draw:style-name="gr32" draw:text-style-name="P6" draw:layer="layout" svg:x1="7.567cm" svg:y1="12.231cm" svg:x2="11.514cm" svg:y2="10.238cm">
            <text:p/>
          </draw:line>
          <draw:line draw:style-name="gr32" draw:text-style-name="P6" draw:layer="layout" svg:x1="3.732cm" svg:y1="10.218cm" svg:x2="7.611cm" svg:y2="8.27cm">
            <text:p/>
          </draw:line>
          <draw:line draw:style-name="gr32" draw:text-style-name="P6" draw:layer="layout" svg:x1="7.563cm" svg:y1="8.248cm" svg:x2="11.51cm" svg:y2="10.241cm">
            <text:p/>
          </draw:line>
        </draw:g>
      </draw:page>
      <draw:page draw:name="page59" draw:style-name="dp1" draw:master-page-name="Default_5f_">
        <draw:frame draw:style-name="gr39" draw:text-style-name="P14" draw:layer="layout" svg:width="11.836cm" svg:height="17.315cm" svg:x="1.84cm" svg:y="1.629cm">
          <draw:text-box>
            <text:p text:style-name="P11"><text:span text:style-name="T12">Now, use a doodle program on your phone, or find a pen and paper, and be the first person at your company or school to draw a hypercube.</text:span></text:p>
            <text:p text:style-name="P11"><text:span text:style-name="T12"/></text:p>
            <text:p text:style-name="P11"><text:span text:style-name="T5">1. Start with the 4 base line segments:</text:span></text:p>
            <text:p text:style-name="P11"><text:span text:style-name="T5"/></text:p>
            <text:p text:style-name="P11"><text:span text:style-name="T5"/></text:p>
            <text:p text:style-name="P11"><text:span text:style-name="T5"/></text:p>
            <text:p text:style-name="P11"><text:span text:style-name="T5">2. Draw each square side:</text:span></text:p>
            <text:p text:style-name="P11"><text:span text:style-name="T5"/></text:p>
            <text:p text:style-name="P11"><text:span text:style-name="T5">Side:1 <text:s text:c="22"/>Side:4</text:span></text:p>
            <text:p text:style-name="P11"><text:span text:style-name="T5"/></text:p>
            <text:p text:style-name="P11"><text:span text:style-name="T5"/></text:p>
            <text:p text:style-name="P11"><text:span text:style-name="T5"/></text:p>
            <text:p text:style-name="P11"><text:span text:style-name="T5">Side:2 <text:s text:c="22"/>Side:5</text:span></text:p>
            <text:p text:style-name="P11"><text:span text:style-name="T5"/></text:p>
            <text:p text:style-name="P11"><text:span text:style-name="T5"/></text:p>
            <text:p text:style-name="P11"><text:span text:style-name="T5"/></text:p>
            <text:p text:style-name="P11"><text:span text:style-name="T5">Side:3 <text:s text:c="22"/>Side:6</text:span></text:p>
            <text:p text:style-name="P11"><text:span text:style-name="T5"/></text:p>
            <text:p text:style-name="P11"><text:span text:style-name="T5"/></text:p>
            <text:p text:style-name="P11"><text:span text:style-name="T5"><text:s text:c="33"/></text:span><text:span text:style-name="T5">Boom!</text:span></text:p>
            <text:p text:style-name="P11"><text:span text:style-name="T5"><text:s text:c="22"/></text:span><text:span text:style-name="T5">a hypercube:</text:span></text:p>
          </draw:text-box>
        </draw:frame>
        <draw:frame draw:style-name="gr54" draw:text-style-name="P20" draw:layer="layout" svg:width="11.836cm" svg:height="3.326cm" svg:x="0.141cm" svg:y="25.812cm">
          <draw:text-box>
            <text:p text:style-name="P19"><text:span text:style-name="T13">Below is the outline of a 8D cube.</text:span></text:p>
          </draw:text-box>
        </draw:frame>
        <draw:line draw:style-name="gr55" draw:text-style-name="P21" draw:layer="layout" svg:x1="4.886cm" svg:y1="42.416cm" svg:x2="5.958cm" svg:y2="42.766cm">
          <text:p/>
        </draw:line>
        <draw:line draw:style-name="gr56" draw:text-style-name="P21" draw:layer="layout" svg:x1="3.942cm" svg:y1="41.737cm" svg:x2="4.897cm" svg:y2="42.418cm">
          <text:p/>
        </draw:line>
        <draw:line draw:style-name="gr57" draw:text-style-name="P21" draw:layer="layout" svg:x1="3.194cm" svg:y1="40.842cm" svg:x2="3.918cm" svg:y2="41.72cm">
          <text:p/>
        </draw:line>
        <draw:line draw:style-name="gr58" draw:text-style-name="P21" draw:layer="layout" svg:x1="2.762cm" svg:y1="39.832cm" svg:x2="3.208cm" svg:y2="40.85cm">
          <text:p/>
        </draw:line>
        <draw:line draw:style-name="gr59" draw:text-style-name="P21" draw:layer="layout" svg:x1="3.225cm" svg:y1="38.824cm" svg:x2="2.779cm" svg:y2="39.842cm">
          <text:p/>
        </draw:line>
        <draw:line draw:style-name="gr60" draw:text-style-name="P21" draw:layer="layout" svg:x1="3.23cm" svg:y1="38.824cm" svg:x2="3.954cm" svg:y2="37.946cm">
          <text:p/>
        </draw:line>
        <draw:line draw:style-name="gr61" draw:text-style-name="P21" draw:layer="layout" svg:x1="5.992cm" svg:y1="36.914cm" svg:x2="4.92cm" svg:y2="37.264cm">
          <text:p/>
        </draw:line>
        <draw:line draw:style-name="gr62" draw:text-style-name="P21" draw:layer="layout" svg:x1="7.014cm" svg:y1="42.417cm" svg:x2="5.942cm" svg:y2="42.767cm">
          <text:p/>
        </draw:line>
        <draw:line draw:style-name="gr63" draw:text-style-name="P21" draw:layer="layout" svg:x1="7.957cm" svg:y1="41.737cm" svg:x2="7.002cm" svg:y2="42.418cm">
          <text:p/>
        </draw:line>
        <draw:line draw:style-name="gr64" draw:text-style-name="P21" draw:layer="layout" svg:x1="8.705cm" svg:y1="40.843cm" svg:x2="7.981cm" svg:y2="41.721cm">
          <text:p/>
        </draw:line>
        <draw:line draw:style-name="gr65" draw:text-style-name="P21" draw:layer="layout" svg:x1="9.137cm" svg:y1="39.832cm" svg:x2="8.691cm" svg:y2="40.85cm">
          <text:p/>
        </draw:line>
        <draw:line draw:style-name="gr66" draw:text-style-name="P21" draw:layer="layout" svg:x1="8.673cm" svg:y1="38.824cm" svg:x2="9.119cm" svg:y2="39.842cm">
          <text:p/>
        </draw:line>
        <draw:line draw:style-name="gr67" draw:text-style-name="P21" draw:layer="layout" svg:x1="8.669cm" svg:y1="38.824cm" svg:x2="7.945cm" svg:y2="37.946cm">
          <text:p/>
        </draw:line>
        <draw:line draw:style-name="gr68" draw:text-style-name="P21" draw:layer="layout" svg:x1="4.913cm" svg:y1="37.255cm" svg:x2="3.958cm" svg:y2="37.936cm">
          <text:p/>
        </draw:line>
        <draw:line draw:style-name="gr69" draw:text-style-name="P21" draw:layer="layout" svg:x1="5.934cm" svg:y1="36.914cm" svg:x2="7.006cm" svg:y2="37.264cm">
          <text:p/>
        </draw:line>
        <draw:line draw:style-name="gr70" draw:text-style-name="P21" draw:layer="layout" svg:x1="6.995cm" svg:y1="37.255cm" svg:x2="7.95cm" svg:y2="37.936cm">
          <text:p/>
        </draw:line>
        <draw:line draw:style-name="gr13" draw:text-style-name="P6" draw:layer="layout" svg:x1="4.81cm" svg:y1="10.377cm" svg:x2="5.749cm" svg:y2="10.851cm">
          <text:p/>
        </draw:line>
        <draw:line draw:style-name="gr13" draw:text-style-name="P6" draw:layer="layout" svg:x1="5.238cm" svg:y1="10.115cm" svg:x2="5.742cm" svg:y2="10.853cm">
          <text:p/>
        </draw:line>
        <draw:line draw:style-name="gr14" draw:text-style-name="P6" draw:layer="layout" svg:x1="5.738cm" svg:y1="10.851cm" svg:x2="6.677cm" svg:y2="10.377cm">
          <text:p/>
        </draw:line>
        <draw:line draw:style-name="gr14" draw:text-style-name="P6" draw:layer="layout" svg:x1="5.752cm" svg:y1="10.853cm" svg:x2="6.256cm" svg:y2="10.115cm">
          <text:p/>
        </draw:line>
        <draw:line draw:style-name="gr46" draw:text-style-name="P6" draw:layer="layout" svg:x1="4.297cm" svg:y1="9.639cm" svg:x2="5.236cm" svg:y2="10.113cm">
          <text:p/>
        </draw:line>
        <draw:line draw:style-name="gr32" draw:text-style-name="P6" draw:layer="layout" svg:x1="4.307cm" svg:y1="9.647cm" svg:x2="4.811cm" svg:y2="10.385cm">
          <text:p/>
        </draw:line>
        <draw:g>
          <draw:line draw:style-name="gr13" draw:text-style-name="P6" draw:layer="layout" svg:x1="4.551cm" svg:y1="16.461cm" svg:x2="5.49cm" svg:y2="16.935cm">
            <text:p/>
          </draw:line>
          <draw:line draw:style-name="gr13" draw:text-style-name="P6" draw:layer="layout" svg:x1="4.979cm" svg:y1="16.199cm" svg:x2="5.483cm" svg:y2="16.937cm">
            <text:p/>
          </draw:line>
          <draw:line draw:style-name="gr14" draw:text-style-name="P6" draw:layer="layout" svg:x1="5.479cm" svg:y1="16.935cm" svg:x2="6.418cm" svg:y2="16.461cm">
            <text:p/>
          </draw:line>
          <draw:line draw:style-name="gr14" draw:text-style-name="P6" draw:layer="layout" svg:x1="5.493cm" svg:y1="16.937cm" svg:x2="5.997cm" svg:y2="16.199cm">
            <text:p/>
          </draw:line>
          <draw:line draw:style-name="gr13" draw:text-style-name="P6" draw:layer="layout" svg:x1="4.038cm" svg:y1="15.723cm" svg:x2="4.977cm" svg:y2="16.197cm">
            <text:p/>
          </draw:line>
          <draw:line draw:style-name="gr14" draw:text-style-name="P6" draw:layer="layout" svg:x1="4.048cm" svg:y1="15.731cm" svg:x2="4.552cm" svg:y2="16.469cm">
            <text:p/>
          </draw:line>
          <draw:line draw:style-name="gr14" draw:text-style-name="P6" draw:layer="layout" svg:x1="4.988cm" svg:y1="16.195cm" svg:x2="5.492cm" svg:y2="15.457cm">
            <text:p/>
          </draw:line>
          <draw:line draw:style-name="gr14" draw:text-style-name="P6" draw:layer="layout" svg:x1="5.489cm" svg:y1="15.461cm" svg:x2="5.993cm" svg:y2="16.199cm">
            <text:p/>
          </draw:line>
          <draw:line draw:style-name="gr32" draw:text-style-name="P6" draw:layer="layout" svg:x1="5.997cm" svg:y1="16.202cm" svg:x2="6.936cm" svg:y2="15.728cm">
            <text:p/>
          </draw:line>
          <draw:line draw:style-name="gr32" draw:text-style-name="P6" draw:layer="layout" svg:x1="6.415cm" svg:y1="16.462cm" svg:x2="6.932cm" svg:y2="15.72cm">
            <text:p/>
          </draw:line>
        </draw:g>
        <draw:g>
          <draw:line draw:style-name="gr13" draw:text-style-name="P6" draw:layer="layout" svg:x1="10.686cm" svg:y1="13.393cm" svg:x2="11.625cm" svg:y2="13.867cm">
            <text:p/>
          </draw:line>
          <draw:line draw:style-name="gr13" draw:text-style-name="P6" draw:layer="layout" svg:x1="11.114cm" svg:y1="13.131cm" svg:x2="11.618cm" svg:y2="13.869cm">
            <text:p/>
          </draw:line>
          <draw:line draw:style-name="gr14" draw:text-style-name="P6" draw:layer="layout" svg:x1="11.614cm" svg:y1="13.867cm" svg:x2="12.553cm" svg:y2="13.393cm">
            <text:p/>
          </draw:line>
          <draw:line draw:style-name="gr14" draw:text-style-name="P6" draw:layer="layout" svg:x1="11.628cm" svg:y1="13.869cm" svg:x2="12.132cm" svg:y2="13.131cm">
            <text:p/>
          </draw:line>
          <draw:line draw:style-name="gr13" draw:text-style-name="P6" draw:layer="layout" svg:x1="10.173cm" svg:y1="12.655cm" svg:x2="11.112cm" svg:y2="13.129cm">
            <text:p/>
          </draw:line>
          <draw:line draw:style-name="gr14" draw:text-style-name="P6" draw:layer="layout" svg:x1="10.183cm" svg:y1="12.663cm" svg:x2="10.687cm" svg:y2="13.401cm">
            <text:p/>
          </draw:line>
          <draw:line draw:style-name="gr14" draw:text-style-name="P6" draw:layer="layout" svg:x1="11.123cm" svg:y1="13.127cm" svg:x2="11.627cm" svg:y2="12.389cm">
            <text:p/>
          </draw:line>
          <draw:line draw:style-name="gr14" draw:text-style-name="P6" draw:layer="layout" svg:x1="11.624cm" svg:y1="12.393cm" svg:x2="12.128cm" svg:y2="13.131cm">
            <text:p/>
          </draw:line>
          <draw:line draw:style-name="gr14" draw:text-style-name="P6" draw:layer="layout" svg:x1="12.132cm" svg:y1="13.134cm" svg:x2="13.071cm" svg:y2="12.66cm">
            <text:p/>
          </draw:line>
          <draw:line draw:style-name="gr14" draw:text-style-name="P6" draw:layer="layout" svg:x1="12.55cm" svg:y1="13.394cm" svg:x2="13.067cm" svg:y2="12.652cm">
            <text:p/>
          </draw:line>
          <draw:line draw:style-name="gr14" draw:text-style-name="P6" draw:layer="layout" svg:x1="10.183cm" svg:y1="12.659cm" svg:x2="10.688cm" svg:y2="11.919cm">
            <text:p/>
          </draw:line>
          <draw:line draw:style-name="gr14" draw:text-style-name="P6" draw:layer="layout" svg:x1="10.687cm" svg:y1="11.922cm" svg:x2="11.626cm" svg:y2="12.396cm">
            <text:p/>
          </draw:line>
          <draw:line draw:style-name="gr32" draw:text-style-name="P6" draw:layer="layout" svg:x1="12.554cm" svg:y1="11.924cm" svg:x2="13.058cm" svg:y2="12.662cm">
            <text:p/>
          </draw:line>
          <draw:line draw:style-name="gr32" draw:text-style-name="P6" draw:layer="layout" svg:x1="11.609cm" svg:y1="12.4cm" svg:x2="12.548cm" svg:y2="11.926cm">
            <text:p/>
          </draw:line>
        </draw:g>
        <draw:g>
          <draw:line draw:style-name="gr13" draw:text-style-name="P6" draw:layer="layout" svg:x1="4.81cm" svg:y1="13.393cm" svg:x2="5.749cm" svg:y2="13.867cm">
            <text:p/>
          </draw:line>
          <draw:line draw:style-name="gr13" draw:text-style-name="P6" draw:layer="layout" svg:x1="5.238cm" svg:y1="13.131cm" svg:x2="5.742cm" svg:y2="13.869cm">
            <text:p/>
          </draw:line>
          <draw:line draw:style-name="gr14" draw:text-style-name="P6" draw:layer="layout" svg:x1="5.738cm" svg:y1="13.867cm" svg:x2="6.677cm" svg:y2="13.393cm">
            <text:p/>
          </draw:line>
          <draw:line draw:style-name="gr14" draw:text-style-name="P6" draw:layer="layout" svg:x1="5.752cm" svg:y1="13.869cm" svg:x2="6.256cm" svg:y2="13.131cm">
            <text:p/>
          </draw:line>
          <draw:line draw:style-name="gr13" draw:text-style-name="P6" draw:layer="layout" svg:x1="4.297cm" svg:y1="12.655cm" svg:x2="5.236cm" svg:y2="13.129cm">
            <text:p/>
          </draw:line>
          <draw:line draw:style-name="gr14" draw:text-style-name="P6" draw:layer="layout" svg:x1="4.307cm" svg:y1="12.663cm" svg:x2="4.811cm" svg:y2="13.401cm">
            <text:p/>
          </draw:line>
          <draw:line draw:style-name="gr32" draw:text-style-name="P6" draw:layer="layout" svg:x1="5.247cm" svg:y1="13.127cm" svg:x2="5.751cm" svg:y2="12.389cm">
            <text:p/>
          </draw:line>
          <draw:line draw:style-name="gr32" draw:text-style-name="P6" draw:layer="layout" svg:x1="5.748cm" svg:y1="12.393cm" svg:x2="6.252cm" svg:y2="13.131cm">
            <text:p/>
          </draw:line>
        </draw:g>
        <draw:g>
          <draw:line draw:style-name="gr13" draw:text-style-name="P6" draw:layer="layout" svg:x1="10.686cm" svg:y1="10.377cm" svg:x2="11.625cm" svg:y2="10.851cm">
            <text:p/>
          </draw:line>
          <draw:line draw:style-name="gr13" draw:text-style-name="P6" draw:layer="layout" svg:x1="11.114cm" svg:y1="10.115cm" svg:x2="11.618cm" svg:y2="10.853cm">
            <text:p/>
          </draw:line>
          <draw:line draw:style-name="gr14" draw:text-style-name="P6" draw:layer="layout" svg:x1="11.614cm" svg:y1="10.851cm" svg:x2="12.553cm" svg:y2="10.377cm">
            <text:p/>
          </draw:line>
          <draw:line draw:style-name="gr14" draw:text-style-name="P6" draw:layer="layout" svg:x1="11.628cm" svg:y1="10.853cm" svg:x2="12.132cm" svg:y2="10.115cm">
            <text:p/>
          </draw:line>
          <draw:line draw:style-name="gr13" draw:text-style-name="P6" draw:layer="layout" svg:x1="10.173cm" svg:y1="9.639cm" svg:x2="11.112cm" svg:y2="10.113cm">
            <text:p/>
          </draw:line>
          <draw:line draw:style-name="gr14" draw:text-style-name="P6" draw:layer="layout" svg:x1="10.183cm" svg:y1="9.647cm" svg:x2="10.687cm" svg:y2="10.385cm">
            <text:p/>
          </draw:line>
          <draw:line draw:style-name="gr14" draw:text-style-name="P6" draw:layer="layout" svg:x1="11.123cm" svg:y1="10.111cm" svg:x2="11.627cm" svg:y2="9.373cm">
            <text:p/>
          </draw:line>
          <draw:line draw:style-name="gr14" draw:text-style-name="P6" draw:layer="layout" svg:x1="11.624cm" svg:y1="9.377cm" svg:x2="12.128cm" svg:y2="10.115cm">
            <text:p/>
          </draw:line>
          <draw:line draw:style-name="gr14" draw:text-style-name="P6" draw:layer="layout" svg:x1="12.132cm" svg:y1="10.118cm" svg:x2="13.071cm" svg:y2="9.644cm">
            <text:p/>
          </draw:line>
          <draw:line draw:style-name="gr14" draw:text-style-name="P6" draw:layer="layout" svg:x1="12.55cm" svg:y1="10.378cm" svg:x2="13.067cm" svg:y2="9.636cm">
            <text:p/>
          </draw:line>
          <draw:line draw:style-name="gr32" draw:text-style-name="P6" draw:layer="layout" svg:x1="10.183cm" svg:y1="9.643cm" svg:x2="10.688cm" svg:y2="8.903cm">
            <text:p/>
          </draw:line>
          <draw:line draw:style-name="gr32" draw:text-style-name="P6" draw:layer="layout" svg:x1="10.687cm" svg:y1="8.906cm" svg:x2="11.626cm" svg:y2="9.38cm">
            <text:p/>
          </draw:line>
        </draw:g>
        <draw:g>
          <draw:line draw:style-name="gr13" draw:text-style-name="P6" draw:layer="layout" svg:x1="10.686cm" svg:y1="16.461cm" svg:x2="11.625cm" svg:y2="16.935cm">
            <text:p/>
          </draw:line>
          <draw:line draw:style-name="gr13" draw:text-style-name="P6" draw:layer="layout" svg:x1="11.114cm" svg:y1="16.199cm" svg:x2="11.618cm" svg:y2="16.937cm">
            <text:p/>
          </draw:line>
          <draw:line draw:style-name="gr14" draw:text-style-name="P6" draw:layer="layout" svg:x1="11.614cm" svg:y1="16.935cm" svg:x2="12.553cm" svg:y2="16.461cm">
            <text:p/>
          </draw:line>
          <draw:line draw:style-name="gr14" draw:text-style-name="P6" draw:layer="layout" svg:x1="11.628cm" svg:y1="16.937cm" svg:x2="12.132cm" svg:y2="16.199cm">
            <text:p/>
          </draw:line>
          <draw:line draw:style-name="gr13" draw:text-style-name="P6" draw:layer="layout" svg:x1="10.173cm" svg:y1="15.723cm" svg:x2="11.112cm" svg:y2="16.197cm">
            <text:p/>
          </draw:line>
          <draw:line draw:style-name="gr14" draw:text-style-name="P6" draw:layer="layout" svg:x1="10.183cm" svg:y1="15.731cm" svg:x2="10.687cm" svg:y2="16.469cm">
            <text:p/>
          </draw:line>
          <draw:line draw:style-name="gr14" draw:text-style-name="P6" draw:layer="layout" svg:x1="11.123cm" svg:y1="16.195cm" svg:x2="11.627cm" svg:y2="15.457cm">
            <text:p/>
          </draw:line>
          <draw:line draw:style-name="gr14" draw:text-style-name="P6" draw:layer="layout" svg:x1="11.624cm" svg:y1="15.461cm" svg:x2="12.128cm" svg:y2="16.199cm">
            <text:p/>
          </draw:line>
          <draw:line draw:style-name="gr14" draw:text-style-name="P6" draw:layer="layout" svg:x1="12.132cm" svg:y1="16.202cm" svg:x2="13.071cm" svg:y2="15.728cm">
            <text:p/>
          </draw:line>
          <draw:line draw:style-name="gr14" draw:text-style-name="P6" draw:layer="layout" svg:x1="12.55cm" svg:y1="16.462cm" svg:x2="13.067cm" svg:y2="15.72cm">
            <text:p/>
          </draw:line>
          <draw:line draw:style-name="gr14" draw:text-style-name="P6" draw:layer="layout" svg:x1="10.183cm" svg:y1="15.727cm" svg:x2="10.688cm" svg:y2="14.987cm">
            <text:p/>
          </draw:line>
          <draw:line draw:style-name="gr14" draw:text-style-name="P6" draw:layer="layout" svg:x1="10.687cm" svg:y1="14.99cm" svg:x2="11.626cm" svg:y2="15.464cm">
            <text:p/>
          </draw:line>
          <draw:line draw:style-name="gr14" draw:text-style-name="P6" draw:layer="layout" svg:x1="12.554cm" svg:y1="14.992cm" svg:x2="13.058cm" svg:y2="15.73cm">
            <text:p/>
          </draw:line>
          <draw:line draw:style-name="gr14" draw:text-style-name="P6" draw:layer="layout" svg:x1="11.609cm" svg:y1="15.468cm" svg:x2="12.548cm" svg:y2="14.994cm">
            <text:p/>
          </draw:line>
          <draw:line draw:style-name="gr32" draw:text-style-name="P6" draw:layer="layout" svg:x1="10.697cm" svg:y1="14.989cm" svg:x2="11.619cm" svg:y2="14.526cm">
            <text:p/>
          </draw:line>
          <draw:line draw:style-name="gr32" draw:text-style-name="P6" draw:layer="layout" svg:x1="11.608cm" svg:y1="14.521cm" svg:x2="12.547cm" svg:y2="14.995cm">
            <text:p/>
          </draw:line>
        </draw:g>
        <draw:g>
          <draw:line draw:style-name="gr13" draw:text-style-name="P6" draw:layer="controls" svg:x1="4.798cm" svg:y1="7.165cm" svg:x2="5.737cm" svg:y2="7.639cm">
            <text:p/>
          </draw:line>
          <draw:line draw:style-name="gr13" draw:text-style-name="P6" draw:layer="controls" svg:x1="5.226cm" svg:y1="6.903cm" svg:x2="5.73cm" svg:y2="7.641cm">
            <text:p/>
          </draw:line>
          <draw:line draw:style-name="gr14" draw:text-style-name="P6" draw:layer="controls" svg:x1="5.726cm" svg:y1="7.639cm" svg:x2="6.665cm" svg:y2="7.165cm">
            <text:p/>
          </draw:line>
          <draw:line draw:style-name="gr14" draw:text-style-name="P6" draw:layer="controls" svg:x1="5.74cm" svg:y1="7.641cm" svg:x2="6.244cm" svg:y2="6.903cm">
            <text:p/>
          </draw:line>
        </draw:g>
        <draw:g>
          <draw:line draw:style-name="gr13" draw:text-style-name="P6" draw:layer="layout" svg:x1="10.686cm" svg:y1="19.561cm" svg:x2="11.625cm" svg:y2="20.035cm">
            <text:p/>
          </draw:line>
          <draw:line draw:style-name="gr13" draw:text-style-name="P6" draw:layer="layout" svg:x1="11.114cm" svg:y1="19.299cm" svg:x2="11.618cm" svg:y2="20.037cm">
            <text:p/>
          </draw:line>
          <draw:line draw:style-name="gr14" draw:text-style-name="P6" draw:layer="layout" svg:x1="11.614cm" svg:y1="20.035cm" svg:x2="12.553cm" svg:y2="19.561cm">
            <text:p/>
          </draw:line>
          <draw:line draw:style-name="gr14" draw:text-style-name="P6" draw:layer="layout" svg:x1="11.628cm" svg:y1="20.037cm" svg:x2="12.132cm" svg:y2="19.299cm">
            <text:p/>
          </draw:line>
          <draw:line draw:style-name="gr13" draw:text-style-name="P6" draw:layer="layout" svg:x1="10.173cm" svg:y1="18.823cm" svg:x2="11.112cm" svg:y2="19.297cm">
            <text:p/>
          </draw:line>
          <draw:line draw:style-name="gr14" draw:text-style-name="P6" draw:layer="layout" svg:x1="10.183cm" svg:y1="18.831cm" svg:x2="10.687cm" svg:y2="19.569cm">
            <text:p/>
          </draw:line>
          <draw:line draw:style-name="gr14" draw:text-style-name="P6" draw:layer="layout" svg:x1="11.123cm" svg:y1="19.295cm" svg:x2="11.627cm" svg:y2="18.557cm">
            <text:p/>
          </draw:line>
          <draw:line draw:style-name="gr14" draw:text-style-name="P6" draw:layer="layout" svg:x1="11.624cm" svg:y1="18.561cm" svg:x2="12.128cm" svg:y2="19.299cm">
            <text:p/>
          </draw:line>
          <draw:line draw:style-name="gr14" draw:text-style-name="P6" draw:layer="layout" svg:x1="12.132cm" svg:y1="19.302cm" svg:x2="13.071cm" svg:y2="18.828cm">
            <text:p/>
          </draw:line>
          <draw:line draw:style-name="gr14" draw:text-style-name="P6" draw:layer="layout" svg:x1="12.55cm" svg:y1="19.562cm" svg:x2="13.067cm" svg:y2="18.82cm">
            <text:p/>
          </draw:line>
          <draw:line draw:style-name="gr14" draw:text-style-name="P6" draw:layer="layout" svg:x1="10.183cm" svg:y1="18.827cm" svg:x2="10.688cm" svg:y2="18.087cm">
            <text:p/>
          </draw:line>
          <draw:line draw:style-name="gr14" draw:text-style-name="P6" draw:layer="layout" svg:x1="10.687cm" svg:y1="18.09cm" svg:x2="11.626cm" svg:y2="18.564cm">
            <text:p/>
          </draw:line>
          <draw:line draw:style-name="gr14" draw:text-style-name="P6" draw:layer="layout" svg:x1="12.554cm" svg:y1="18.092cm" svg:x2="13.058cm" svg:y2="18.83cm">
            <text:p/>
          </draw:line>
          <draw:line draw:style-name="gr14" draw:text-style-name="P6" draw:layer="layout" svg:x1="11.609cm" svg:y1="18.568cm" svg:x2="12.548cm" svg:y2="18.094cm">
            <text:p/>
          </draw:line>
          <draw:line draw:style-name="gr14" draw:text-style-name="P6" draw:layer="layout" svg:x1="10.697cm" svg:y1="18.089cm" svg:x2="11.619cm" svg:y2="17.626cm">
            <text:p/>
          </draw:line>
          <draw:line draw:style-name="gr14" draw:text-style-name="P6" draw:layer="layout" svg:x1="11.608cm" svg:y1="17.621cm" svg:x2="12.547cm" svg:y2="18.095cm">
            <text:p/>
          </draw:line>
        </draw:g>
      </draw:page>
      <draw:page draw:name="page60" draw:style-name="dp1" draw:master-page-name="Default_5f_">
        <draw:frame draw:style-name="gr39" draw:text-style-name="P14" draw:layer="layout" svg:width="11.836cm" svg:height="17.315cm" svg:x="1.84cm" svg:y="1.629cm">
          <draw:text-box>
            <text:p text:style-name="P11"><text:span text:style-name="T6">Easy eh?</text:span></text:p>
            <text:p><text:span text:style-name="T5"/></text:p>
            <text:p><text:span text:style-name="T5">After all, this isn't rocket science.</text:span></text:p>
            <text:p><text:span text:style-name="T5">It's only Einstein science.</text:span></text:p>
            <text:p><text:span text:style-name="T5"/></text:p>
            <text:p><text:span text:style-name="T5">As Einstein said, “Everything should be made as simple as possible, but no simpler.”</text:span></text:p>
            <text:p><text:span text:style-name="T5"/></text:p>
            <text:p><text:span text:style-name="T5">Only 2 instructions:</text:span></text:p>
            <text:p><text:span text:style-name="T5">1. Draw the base lines.</text:span></text:p>
            <text:p><text:span text:style-name="T5">2. Draw the square sides.</text:span></text:p>
            <text:p><text:span text:style-name="T5"/></text:p>
            <text:p text:style-name="P11"><text:span text:style-name="T5"/></text:p>
            <text:p text:style-name="P11"><text:span text:style-name="T5"/></text:p>
            <text:p text:style-name="P11"><text:span text:style-name="T5"/></text:p>
            <text:p text:style-name="P11"><text:span text:style-name="T5"/></text:p>
            <text:p><text:span text:style-name="T5"/></text:p>
            <text:p><text:span text:style-name="T5">It can't get any simpler than that.</text:span></text:p>
          </draw:text-box>
        </draw:frame>
        <draw:frame draw:style-name="gr71" draw:text-style-name="P20" draw:layer="layout" svg:width="11.836cm" svg:height="3.326cm" svg:x="0.141cm" svg:y="25.812cm">
          <draw:text-box>
            <text:p text:style-name="P19"><text:span text:style-name="T13">Below is the outline of a 8D cube.</text:span></text:p>
          </draw:text-box>
        </draw:frame>
        <draw:line draw:style-name="gr72" draw:text-style-name="P21" draw:layer="layout" svg:x1="4.886cm" svg:y1="42.416cm" svg:x2="5.958cm" svg:y2="42.766cm">
          <text:p/>
        </draw:line>
        <draw:line draw:style-name="gr73" draw:text-style-name="P21" draw:layer="layout" svg:x1="3.942cm" svg:y1="41.737cm" svg:x2="4.897cm" svg:y2="42.418cm">
          <text:p/>
        </draw:line>
        <draw:line draw:style-name="gr74" draw:text-style-name="P21" draw:layer="layout" svg:x1="3.194cm" svg:y1="40.842cm" svg:x2="3.918cm" svg:y2="41.72cm">
          <text:p/>
        </draw:line>
        <draw:line draw:style-name="gr75" draw:text-style-name="P21" draw:layer="layout" svg:x1="2.762cm" svg:y1="39.832cm" svg:x2="3.208cm" svg:y2="40.85cm">
          <text:p/>
        </draw:line>
        <draw:line draw:style-name="gr76" draw:text-style-name="P21" draw:layer="layout" svg:x1="3.225cm" svg:y1="38.824cm" svg:x2="2.779cm" svg:y2="39.842cm">
          <text:p/>
        </draw:line>
        <draw:line draw:style-name="gr77" draw:text-style-name="P21" draw:layer="layout" svg:x1="3.23cm" svg:y1="38.824cm" svg:x2="3.954cm" svg:y2="37.946cm">
          <text:p/>
        </draw:line>
        <draw:line draw:style-name="gr78" draw:text-style-name="P21" draw:layer="layout" svg:x1="5.992cm" svg:y1="36.914cm" svg:x2="4.92cm" svg:y2="37.264cm">
          <text:p/>
        </draw:line>
        <draw:line draw:style-name="gr79" draw:text-style-name="P21" draw:layer="layout" svg:x1="7.014cm" svg:y1="42.417cm" svg:x2="5.942cm" svg:y2="42.767cm">
          <text:p/>
        </draw:line>
        <draw:line draw:style-name="gr80" draw:text-style-name="P21" draw:layer="layout" svg:x1="7.957cm" svg:y1="41.737cm" svg:x2="7.002cm" svg:y2="42.418cm">
          <text:p/>
        </draw:line>
        <draw:line draw:style-name="gr81" draw:text-style-name="P21" draw:layer="layout" svg:x1="8.705cm" svg:y1="40.843cm" svg:x2="7.981cm" svg:y2="41.721cm">
          <text:p/>
        </draw:line>
        <draw:line draw:style-name="gr82" draw:text-style-name="P21" draw:layer="layout" svg:x1="9.137cm" svg:y1="39.832cm" svg:x2="8.691cm" svg:y2="40.85cm">
          <text:p/>
        </draw:line>
        <draw:line draw:style-name="gr83" draw:text-style-name="P21" draw:layer="layout" svg:x1="8.673cm" svg:y1="38.824cm" svg:x2="9.119cm" svg:y2="39.842cm">
          <text:p/>
        </draw:line>
        <draw:line draw:style-name="gr84" draw:text-style-name="P21" draw:layer="layout" svg:x1="8.669cm" svg:y1="38.824cm" svg:x2="7.945cm" svg:y2="37.946cm">
          <text:p/>
        </draw:line>
        <draw:line draw:style-name="gr85" draw:text-style-name="P21" draw:layer="layout" svg:x1="4.913cm" svg:y1="37.255cm" svg:x2="3.958cm" svg:y2="37.936cm">
          <text:p/>
        </draw:line>
        <draw:line draw:style-name="gr86" draw:text-style-name="P21" draw:layer="layout" svg:x1="5.934cm" svg:y1="36.914cm" svg:x2="7.006cm" svg:y2="37.264cm">
          <text:p/>
        </draw:line>
        <draw:line draw:style-name="gr87" draw:text-style-name="P21" draw:layer="layout" svg:x1="6.995cm" svg:y1="37.255cm" svg:x2="7.95cm" svg:y2="37.936cm">
          <text:p/>
        </draw:line>
        <draw:g>
          <draw:line draw:style-name="gr13" draw:text-style-name="P6" draw:layer="layout" svg:x1="7.601cm" svg:y1="13.534cm" svg:x2="8.724cm" svg:y2="14.101cm">
            <text:p/>
          </draw:line>
          <draw:line draw:style-name="gr13" draw:text-style-name="P6" draw:layer="layout" svg:x1="8.113cm" svg:y1="13.22cm" svg:x2="8.716cm" svg:y2="14.103cm">
            <text:p/>
          </draw:line>
          <draw:line draw:style-name="gr14" draw:text-style-name="P6" draw:layer="layout" svg:x1="8.71cm" svg:y1="14.101cm" svg:x2="9.833cm" svg:y2="13.534cm">
            <text:p/>
          </draw:line>
          <draw:line draw:style-name="gr14" draw:text-style-name="P6" draw:layer="layout" svg:x1="8.727cm" svg:y1="14.103cm" svg:x2="9.33cm" svg:y2="13.22cm">
            <text:p/>
          </draw:line>
          <draw:line draw:style-name="gr13" draw:text-style-name="P6" draw:layer="layout" svg:x1="6.988cm" svg:y1="12.652cm" svg:x2="8.111cm" svg:y2="13.219cm">
            <text:p/>
          </draw:line>
          <draw:line draw:style-name="gr14" draw:text-style-name="P6" draw:layer="layout" svg:x1="7cm" svg:y1="12.661cm" svg:x2="7.603cm" svg:y2="13.544cm">
            <text:p/>
          </draw:line>
          <draw:line draw:style-name="gr14" draw:text-style-name="P6" draw:layer="layout" svg:x1="8.123cm" svg:y1="13.216cm" svg:x2="8.726cm" svg:y2="12.333cm">
            <text:p/>
          </draw:line>
          <draw:line draw:style-name="gr14" draw:text-style-name="P6" draw:layer="layout" svg:x1="8.723cm" svg:y1="12.339cm" svg:x2="9.326cm" svg:y2="13.222cm">
            <text:p/>
          </draw:line>
          <draw:line draw:style-name="gr14" draw:text-style-name="P6" draw:layer="layout" svg:x1="9.33cm" svg:y1="13.224cm" svg:x2="10.453cm" svg:y2="12.657cm">
            <text:p/>
          </draw:line>
          <draw:line draw:style-name="gr14" draw:text-style-name="P6" draw:layer="layout" svg:x1="9.829cm" svg:y1="13.535cm" svg:x2="10.447cm" svg:y2="12.648cm">
            <text:p/>
          </draw:line>
          <draw:line draw:style-name="gr14" draw:text-style-name="P6" draw:layer="layout" svg:x1="7cm" svg:y1="12.656cm" svg:x2="7.604cm" svg:y2="11.771cm">
            <text:p/>
          </draw:line>
          <draw:line draw:style-name="gr14" draw:text-style-name="P6" draw:layer="layout" svg:x1="7.602cm" svg:y1="11.775cm" svg:x2="8.725cm" svg:y2="12.342cm">
            <text:p/>
          </draw:line>
          <draw:line draw:style-name="gr14" draw:text-style-name="P6" draw:layer="layout" svg:x1="9.835cm" svg:y1="11.778cm" svg:x2="10.438cm" svg:y2="12.661cm">
            <text:p/>
          </draw:line>
          <draw:line draw:style-name="gr14" draw:text-style-name="P6" draw:layer="layout" svg:x1="8.704cm" svg:y1="12.347cm" svg:x2="9.827cm" svg:y2="11.78cm">
            <text:p/>
          </draw:line>
          <draw:line draw:style-name="gr14" draw:text-style-name="P6" draw:layer="layout" svg:x1="7.614cm" svg:y1="11.773cm" svg:x2="8.717cm" svg:y2="11.22cm">
            <text:p/>
          </draw:line>
          <draw:line draw:style-name="gr14" draw:text-style-name="P6" draw:layer="layout" svg:x1="8.704cm" svg:y1="11.214cm" svg:x2="9.827cm" svg:y2="11.781cm">
            <text:p/>
          </draw:line>
        </draw:g>
        <draw:g>
          <draw:line draw:style-name="gr13" draw:text-style-name="P6" draw:layer="layout" svg:x1="3.502cm" svg:y1="13.535cm" svg:x2="4.625cm" svg:y2="14.102cm">
            <text:p/>
          </draw:line>
          <draw:line draw:style-name="gr13" draw:text-style-name="P6" draw:layer="layout" svg:x1="4.014cm" svg:y1="13.221cm" svg:x2="4.617cm" svg:y2="14.104cm">
            <text:p/>
          </draw:line>
          <draw:line draw:style-name="gr14" draw:text-style-name="P6" draw:layer="layout" svg:x1="4.611cm" svg:y1="14.102cm" svg:x2="5.734cm" svg:y2="13.535cm">
            <text:p/>
          </draw:line>
          <draw:line draw:style-name="gr14" draw:text-style-name="P6" draw:layer="layout" svg:x1="4.628cm" svg:y1="14.104cm" svg:x2="5.231cm" svg:y2="13.221cm">
            <text:p/>
          </draw:line>
        </draw:g>
      </draw:page>
      <draw:page draw:name="page61" draw:style-name="dp1" draw:master-page-name="Default_5f_">
        <draw:custom-shape draw:name="Text Box 4" draw:style-name="gr88" draw:text-style-name="P2" draw:layer="layout" svg:width="8.95cm" svg:height="2.396cm" svg:x="2.972cm" svg:y="6.608cm">
          <text:p text:style-name="P1"><text:span text:style-name="T1">Beyond</text:span></text:p>
          <text:p text:style-name="P1"><text:span text:style-name="T1">4D Spacetime</text:span></text:p>
          <draw:enhanced-geometry svg:viewBox="0 0 21600 21600" draw:type="mso-spt202" draw:enhanced-path="M 0 0 L 21600 0 21600 21600 0 21600 0 0 Z N"/>
        </draw:custom-shape>
      </draw:page>
      <draw:page draw:name="page62" draw:style-name="dp1" draw:master-page-name="Default_5f_">
        <draw:frame draw:style-name="gr39" draw:text-style-name="P12" draw:layer="layout" svg:width="11.72cm" svg:height="17.315cm" svg:x="1.837cm" svg:y="1.63cm">
          <draw:text-box>
            <text:p text:style-name="P11"><text:span text:style-name="T5">With one more skill, you can draw a String Theory 10 dimensional hypercube.</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1D <text:s text:c="5"/>2D <text:s text:c="12"/>3D <text:s text:c="11"/>4D <text:s/>… 10D</text:span></text:p>
          </draw:text-box>
        </draw:frame>
        <draw:g>
          <draw:line draw:style-name="gr14" draw:text-style-name="P6" draw:layer="layout" svg:x1="4.32cm" svg:y1="10.79cm" svg:x2="2.889cm" svg:y2="12.221cm">
            <text:p/>
          </draw:line>
          <draw:line draw:style-name="gr14" draw:text-style-name="P6" draw:layer="layout" svg:x1="4.311cm" svg:y1="13.652cm" svg:x2="2.88cm" svg:y2="12.221cm">
            <text:p/>
          </draw:line>
          <draw:line draw:style-name="gr14" draw:text-style-name="P6" draw:layer="layout" svg:x1="5.774cm" svg:y1="12.221cm" svg:x2="4.311cm" svg:y2="13.666cm">
            <text:p/>
          </draw:line>
          <draw:line draw:style-name="gr14" draw:text-style-name="P6" draw:layer="layout" svg:x1="5.751cm" svg:y1="12.221cm" svg:x2="4.32cm" svg:y2="10.79cm">
            <text:p/>
          </draw:line>
        </draw:g>
        <draw:line draw:style-name="gr14" draw:text-style-name="P6" draw:layer="layout" svg:x1="2.388cm" svg:y1="10.81cm" svg:x2="2.388cm" svg:y2="13.666cm">
          <text:p/>
        </draw:line>
        <draw:g>
          <draw:line draw:style-name="gr13" draw:text-style-name="P6" draw:layer="layout" svg:x1="9.879cm" svg:y1="13.097cm" svg:x2="11.002cm" svg:y2="13.664cm">
            <text:p/>
          </draw:line>
          <draw:line draw:style-name="gr13" draw:text-style-name="P6" draw:layer="layout" svg:x1="10.391cm" svg:y1="12.783cm" svg:x2="10.994cm" svg:y2="13.666cm">
            <text:p/>
          </draw:line>
          <draw:line draw:style-name="gr14" draw:text-style-name="P6" draw:layer="layout" svg:x1="10.988cm" svg:y1="13.664cm" svg:x2="12.111cm" svg:y2="13.097cm">
            <text:p/>
          </draw:line>
          <draw:line draw:style-name="gr14" draw:text-style-name="P6" draw:layer="layout" svg:x1="11.005cm" svg:y1="13.666cm" svg:x2="11.608cm" svg:y2="12.783cm">
            <text:p/>
          </draw:line>
          <draw:line draw:style-name="gr13" draw:text-style-name="P6" draw:layer="layout" svg:x1="9.266cm" svg:y1="12.215cm" svg:x2="10.389cm" svg:y2="12.782cm">
            <text:p/>
          </draw:line>
          <draw:line draw:style-name="gr14" draw:text-style-name="P6" draw:layer="layout" svg:x1="9.278cm" svg:y1="12.224cm" svg:x2="9.881cm" svg:y2="13.107cm">
            <text:p/>
          </draw:line>
          <draw:line draw:style-name="gr14" draw:text-style-name="P6" draw:layer="layout" svg:x1="10.401cm" svg:y1="12.779cm" svg:x2="11.004cm" svg:y2="11.896cm">
            <text:p/>
          </draw:line>
          <draw:line draw:style-name="gr14" draw:text-style-name="P6" draw:layer="layout" svg:x1="11.001cm" svg:y1="11.902cm" svg:x2="11.604cm" svg:y2="12.785cm">
            <text:p/>
          </draw:line>
          <draw:line draw:style-name="gr14" draw:text-style-name="P6" draw:layer="layout" svg:x1="11.608cm" svg:y1="12.787cm" svg:x2="12.731cm" svg:y2="12.22cm">
            <text:p/>
          </draw:line>
          <draw:line draw:style-name="gr14" draw:text-style-name="P6" draw:layer="layout" svg:x1="12.107cm" svg:y1="13.098cm" svg:x2="12.725cm" svg:y2="12.211cm">
            <text:p/>
          </draw:line>
          <draw:line draw:style-name="gr14" draw:text-style-name="P6" draw:layer="layout" svg:x1="9.278cm" svg:y1="12.219cm" svg:x2="9.882cm" svg:y2="11.334cm">
            <text:p/>
          </draw:line>
          <draw:line draw:style-name="gr14" draw:text-style-name="P6" draw:layer="layout" svg:x1="9.88cm" svg:y1="11.338cm" svg:x2="11.003cm" svg:y2="11.905cm">
            <text:p/>
          </draw:line>
          <draw:line draw:style-name="gr14" draw:text-style-name="P6" draw:layer="layout" svg:x1="12.113cm" svg:y1="11.341cm" svg:x2="12.716cm" svg:y2="12.224cm">
            <text:p/>
          </draw:line>
          <draw:line draw:style-name="gr14" draw:text-style-name="P6" draw:layer="layout" svg:x1="10.982cm" svg:y1="11.91cm" svg:x2="12.105cm" svg:y2="11.343cm">
            <text:p/>
          </draw:line>
          <draw:line draw:style-name="gr14" draw:text-style-name="P6" draw:layer="layout" svg:x1="9.892cm" svg:y1="11.336cm" svg:x2="10.995cm" svg:y2="10.783cm">
            <text:p/>
          </draw:line>
          <draw:line draw:style-name="gr14" draw:text-style-name="P6" draw:layer="layout" svg:x1="10.982cm" svg:y1="10.777cm" svg:x2="12.105cm" svg:y2="11.344cm">
            <text:p/>
          </draw:line>
        </draw:g>
        <draw:line draw:style-name="gr16" draw:text-style-name="P6" draw:layer="layout" svg:x1="6.124cm" svg:y1="12.993cm" svg:x2="7.451cm" svg:y2="13.663cm">
          <text:p/>
        </draw:line>
        <draw:line draw:style-name="gr16" draw:text-style-name="P6" draw:layer="layout" svg:x1="7.435cm" svg:y1="13.663cm" svg:x2="8.762cm" svg:y2="12.993cm">
          <text:p/>
        </draw:line>
        <draw:line draw:style-name="gr16" draw:text-style-name="P6" draw:layer="layout" svg:x1="7.435cm" svg:y1="12.117cm" svg:x2="8.762cm" svg:y2="11.447cm">
          <text:p/>
        </draw:line>
        <draw:line draw:style-name="gr16" draw:text-style-name="P6" draw:layer="layout" svg:x1="6.124cm" svg:y1="11.447cm" svg:x2="7.451cm" svg:y2="12.117cm">
          <text:p/>
        </draw:line>
        <draw:line draw:style-name="gr16" draw:text-style-name="P6" draw:layer="layout" svg:x1="8.752cm" svg:y1="11.459cm" svg:x2="8.753cm" svg:y2="12.987cm">
          <text:p/>
        </draw:line>
        <draw:line draw:style-name="gr16" draw:text-style-name="P6" draw:layer="layout" svg:x1="6.133cm" svg:y1="11.438cm" svg:x2="6.131cm" svg:y2="12.987cm">
          <text:p/>
        </draw:line>
        <draw:line draw:style-name="gr16" draw:text-style-name="P6" draw:layer="layout" svg:x1="7.435cm" svg:y1="10.793cm" svg:x2="8.762cm" svg:y2="11.463cm">
          <text:p/>
        </draw:line>
        <draw:line draw:style-name="gr16" draw:text-style-name="P6" draw:layer="layout" svg:x1="6.124cm" svg:y1="11.462cm" svg:x2="7.451cm" svg:y2="10.792cm">
          <text:p/>
        </draw:line>
        <draw:line draw:style-name="gr16" draw:text-style-name="P6" draw:layer="layout" svg:x1="7.442cm" svg:y1="12.114cm" svg:x2="7.442cm" svg:y2="13.666cm">
          <text:p/>
        </draw:line>
        <draw:line draw:style-name="gr17" draw:text-style-name="P6" draw:layer="layout" svg:x1="9.14cm" svg:y1="11.657cm" svg:x2="7.039cm" svg:y2="10.595cm">
          <text:p/>
        </draw:line>
        <draw:line draw:style-name="gr17" draw:text-style-name="P6" draw:layer="layout" svg:x1="7.839cm" svg:y1="12.311cm" svg:x2="5.726cm" svg:y2="11.249cm">
          <text:p/>
        </draw:line>
        <draw:line draw:style-name="gr17" draw:text-style-name="P6" draw:layer="layout" svg:x1="12.649cm" svg:y1="11.621cm" svg:x2="10.548cm" svg:y2="10.559cm">
          <text:p/>
        </draw:line>
        <draw:line draw:style-name="gr17" draw:text-style-name="P6" draw:layer="layout" svg:x1="11.604cm" svg:y1="12.201cm" svg:x2="9.491cm" svg:y2="11.139cm">
          <text:p/>
        </draw:line>
      </draw:page>
      <draw:page draw:name="page63" draw:style-name="dp1" draw:master-page-name="Default_5f_">
        <draw:frame draw:style-name="gr89" draw:text-style-name="P12" draw:layer="layout" svg:width="11.72cm" svg:height="17.339cm" svg:x="1.837cm" svg:y="1.629cm">
          <draw:text-box>
            <text:p text:style-name="P11"><text:span text:style-name="T6">IQ Challenge</text:span></text:p>
            <text:p text:style-name="P11"><text:span text:style-name="T5"><text:s text:c="37"/></text:span></text:p>
            <text:p text:style-name="P11"><text:span text:style-name="T5">The Pattern to higher dimensions can be seen in the base line sequence.</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 <text:s text:c="7"/>Draw the 5D base lines</text:span></text:p>
            <text:p text:style-name="P11"><text:span text:style-name="T5"><text:s text:c="6"/></text:span><text:span text:style-name="T5">before looking at the next page.</text:span></text:p>
          </draw:text-box>
        </draw:frame>
        <draw:g>
          <draw:line draw:style-name="gr16" draw:text-style-name="P6" draw:layer="layout" svg:x1="9.185cm" svg:y1="8.276cm" svg:x2="7.623cm" svg:y2="9.838cm">
            <text:p/>
          </draw:line>
          <draw:line draw:style-name="gr16" draw:text-style-name="P6" draw:layer="layout" svg:x1="7.624cm" svg:y1="9.829cm" svg:x2="6.062cm" svg:y2="8.267cm">
            <text:p/>
          </draw:line>
        </draw:g>
        <draw:g>
          <draw:line draw:style-name="gr16" draw:text-style-name="P6" draw:layer="layout" svg:x1="5.82cm" svg:y1="11.772cm" svg:x2="7.634cm" svg:y2="12.688cm">
            <text:p/>
          </draw:line>
          <draw:line draw:style-name="gr16" draw:text-style-name="P6" draw:layer="layout" svg:x1="7.621cm" svg:y1="10.57cm" svg:x2="7.621cm" svg:y2="12.693cm">
            <text:p/>
          </draw:line>
          <draw:line draw:style-name="gr16" draw:text-style-name="P6" draw:layer="layout" svg:x1="7.613cm" svg:y1="12.688cm" svg:x2="9.427cm" svg:y2="11.772cm">
            <text:p/>
          </draw:line>
        </draw:g>
        <draw:line draw:style-name="gr16" draw:text-style-name="P6" draw:layer="layout" svg:x1="7.621cm" svg:y1="5.374cm" svg:x2="7.621cm" svg:y2="7.497cm">
          <text:p/>
        </draw:line>
        <draw:g>
          <draw:line draw:style-name="gr13" draw:text-style-name="P6" draw:layer="layout" svg:x1="5.383cm" svg:y1="14.366cm" svg:x2="7.634cm" svg:y2="15.502cm">
            <text:p/>
          </draw:line>
          <draw:line draw:style-name="gr13" draw:text-style-name="P6" draw:layer="layout" svg:x1="6.409cm" svg:y1="13.738cm" svg:x2="7.617cm" svg:y2="15.508cm">
            <text:p/>
          </draw:line>
          <draw:line draw:style-name="gr14" draw:text-style-name="P6" draw:layer="layout" svg:x1="7.606cm" svg:y1="15.502cm" svg:x2="9.857cm" svg:y2="14.366cm">
            <text:p/>
          </draw:line>
          <draw:line draw:style-name="gr14" draw:text-style-name="P6" draw:layer="layout" svg:x1="7.64cm" svg:y1="15.508cm" svg:x2="8.848cm" svg:y2="13.738cm">
            <text:p/>
          </draw:line>
        </draw:g>
      </draw:page>
      <draw:page draw:name="page64" draw:style-name="dp1" draw:master-page-name="Default_5f_">
        <draw:frame draw:style-name="gr90" draw:text-style-name="P12" draw:layer="layout" svg:width="11.72cm" svg:height="16.207cm" svg:x="1.837cm" svg:y="1.629cm">
          <draw:text-box>
            <text:p text:style-name="P11"><text:span text:style-name="T6">Key</text:span></text:p>
            <text:p text:style-name="P11"><text:span text:style-name="T5"/></text:p>
            <text:p text:style-name="P11"><text:span text:style-name="T5">To draw higher dimensional cubes, figure out the pattern.</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draw:text-box>
        </draw:frame>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7.614cm" svg:y1="16.259cm" svg:x2="7.626cm" svg:y2="18.608cm">
          <text:p/>
        </draw:line>
        <draw:line draw:style-name="gr16" draw:text-style-name="P6" draw:layer="layout" svg:x1="10.667cm" svg:y1="17.586cm" svg:x2="7.65cm" svg:y2="18.601cm">
          <text:p/>
        </draw:line>
        <draw:line draw:style-name="gr16" draw:text-style-name="P6" draw:layer="layout" svg:x1="9.596cm" svg:y1="16.663cm" svg:x2="7.614cm" svg:y2="18.609cm">
          <text:p/>
        </draw:line>
        <draw:g>
          <draw:line draw:style-name="gr16" draw:text-style-name="P6" draw:layer="layout" svg:x1="9.185cm" svg:y1="8.276cm" svg:x2="7.623cm" svg:y2="9.838cm">
            <text:p/>
          </draw:line>
          <draw:line draw:style-name="gr16" draw:text-style-name="P6" draw:layer="layout" svg:x1="7.624cm" svg:y1="9.829cm" svg:x2="6.062cm" svg:y2="8.267cm">
            <text:p/>
          </draw:line>
        </draw:g>
        <draw:g>
          <draw:line draw:style-name="gr16" draw:text-style-name="P6" draw:layer="layout" svg:x1="5.82cm" svg:y1="11.772cm" svg:x2="7.634cm" svg:y2="12.688cm">
            <text:p/>
          </draw:line>
          <draw:line draw:style-name="gr16" draw:text-style-name="P6" draw:layer="layout" svg:x1="7.621cm" svg:y1="10.57cm" svg:x2="7.621cm" svg:y2="12.693cm">
            <text:p/>
          </draw:line>
          <draw:line draw:style-name="gr16" draw:text-style-name="P6" draw:layer="layout" svg:x1="7.613cm" svg:y1="12.688cm" svg:x2="9.427cm" svg:y2="11.772cm">
            <text:p/>
          </draw:line>
        </draw:g>
        <draw:line draw:style-name="gr16" draw:text-style-name="P6" draw:layer="layout" svg:x1="7.621cm" svg:y1="5.374cm" svg:x2="7.621cm" svg:y2="7.497cm">
          <text:p/>
        </draw:line>
        <draw:g>
          <draw:line draw:style-name="gr13" draw:text-style-name="P6" draw:layer="layout" svg:x1="5.383cm" svg:y1="14.366cm" svg:x2="7.634cm" svg:y2="15.502cm">
            <text:p/>
          </draw:line>
          <draw:line draw:style-name="gr13" draw:text-style-name="P6" draw:layer="layout" svg:x1="6.409cm" svg:y1="13.738cm" svg:x2="7.617cm" svg:y2="15.508cm">
            <text:p/>
          </draw:line>
          <draw:line draw:style-name="gr14" draw:text-style-name="P6" draw:layer="layout" svg:x1="7.606cm" svg:y1="15.502cm" svg:x2="9.857cm" svg:y2="14.366cm">
            <text:p/>
          </draw:line>
          <draw:line draw:style-name="gr14" draw:text-style-name="P6" draw:layer="layout" svg:x1="7.64cm" svg:y1="15.508cm" svg:x2="8.848cm" svg:y2="13.738cm">
            <text:p/>
          </draw:line>
        </draw:g>
      </draw:page>
      <draw:page draw:name="page65"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7.614cm" svg:y1="16.259cm" svg:x2="7.626cm" svg:y2="18.608cm">
          <text:p/>
        </draw:line>
        <draw:line draw:style-name="gr16" draw:text-style-name="P6" draw:layer="layout" svg:x1="10.667cm" svg:y1="17.586cm" svg:x2="7.65cm" svg:y2="18.601cm">
          <text:p/>
        </draw:line>
        <draw:line draw:style-name="gr16" draw:text-style-name="P6" draw:layer="layout" svg:x1="9.596cm" svg:y1="16.663cm" svg:x2="7.614cm" svg:y2="18.609cm">
          <text:p/>
        </draw:line>
        <draw:frame draw:style-name="gr22" draw:text-style-name="P14" draw:layer="layout" svg:width="11.72cm" svg:height="6.401cm" svg:x="1.837cm" svg:y="1.63cm">
          <draw:text-box>
            <text:p text:style-name="P11"><text:span text:style-name="T6">IQ Challenge</text:span></text:p>
            <text:p text:style-name="P11"><text:span text:style-name="T5"/></text:p>
            <text:p text:style-name="P11"><text:span text:style-name="T5">Draw a 5D cube on top of the base lines. All you gotta do is draw squares using the base lines as guide lines.</text:span></text:p>
          </draw:text-box>
        </draw:frame>
      </draw:page>
      <draw:page draw:name="page66"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5" draw:text-style-name="P6" draw:layer="layout" svg:x1="3.161cm" svg:y1="15.83cm" svg:x2="4.599cm" svg:y2="17.61cm">
          <text:p/>
        </draw:line>
        <draw:line draw:style-name="gr16" draw:text-style-name="P6" draw:layer="layout" svg:x1="7.614cm" svg:y1="16.259cm" svg:x2="7.626cm" svg:y2="18.608cm">
          <text:p/>
        </draw:line>
        <draw:line draw:style-name="gr5" draw:text-style-name="P6" draw:layer="layout" svg:x1="3.177cm" svg:y1="15.83cm" svg:x2="5.636cm" svg:y2="16.663cm">
          <text:p/>
        </draw:line>
        <draw:line draw:style-name="gr16" draw:text-style-name="P6" draw:layer="layout" svg:x1="10.667cm" svg:y1="17.586cm" svg:x2="7.65cm" svg:y2="18.601cm">
          <text:p/>
        </draw:line>
        <draw:line draw:style-name="gr16" draw:text-style-name="P6" draw:layer="layout" svg:x1="9.596cm" svg:y1="16.663cm" svg:x2="7.614cm" svg:y2="18.609cm">
          <text:p/>
        </draw:line>
      </draw:page>
      <draw:page draw:name="page67"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5" draw:text-style-name="P6" draw:layer="layout" svg:x1="5.66cm" svg:y1="14.295cm" svg:x2="5.672cm" svg:y2="16.644cm">
          <text:p/>
        </draw:line>
        <draw:line draw:style-name="gr5"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page>
      <draw:page draw:name="page68"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5.66cm" svg:y1="14.295cm" svg:x2="5.672cm" svg:y2="16.644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5" draw:text-style-name="P6" draw:layer="layout" svg:x1="9.579cm" svg:y1="14.295cm" svg:x2="9.567cm" svg:y2="16.644cm">
          <text:p/>
        </draw:line>
        <draw:line draw:style-name="gr5" draw:text-style-name="P6" draw:layer="layout" svg:x1="9.612cm" svg:y1="14.297cm" svg:x2="7.63cm" svg:y2="16.243cm">
          <text:p/>
        </draw:line>
      </draw:page>
      <draw:page draw:name="page69" draw:style-name="dp1" draw:master-page-name="Default_5f_">
        <draw:line draw:style-name="gr29" draw:text-style-name="P6" draw:layer="layout" svg:x1="4.573cm" svg:y1="17.586cm" svg:x2="7.59cm" svg:y2="18.601cm">
          <text:p/>
        </draw:line>
        <draw:line draw:style-name="gr29" draw:text-style-name="P6" draw:layer="layout" svg:x1="5.644cm" svg:y1="16.663cm" svg:x2="7.626cm" svg:y2="18.609cm">
          <text:p/>
        </draw:line>
        <draw:line draw:style-name="gr14" draw:text-style-name="P6" draw:layer="layout" svg:x1="3.161cm" svg:y1="15.83cm" svg:x2="4.599cm" svg:y2="17.61cm">
          <text:p/>
        </draw:line>
        <draw:line draw:style-name="gr29" draw:text-style-name="P6" draw:layer="layout" svg:x1="7.614cm" svg:y1="16.259cm" svg:x2="7.626cm" svg:y2="18.608cm">
          <text:p/>
        </draw:line>
        <draw:line draw:style-name="gr14" draw:text-style-name="P6" draw:layer="layout" svg:x1="3.177cm" svg:y1="15.83cm" svg:x2="5.636cm" svg:y2="16.663cm">
          <text:p/>
        </draw:line>
        <draw:line draw:style-name="gr14" draw:text-style-name="P6" draw:layer="layout" svg:x1="5.66cm" svg:y1="14.295cm" svg:x2="5.672cm" svg:y2="16.644cm">
          <text:p/>
        </draw:line>
        <draw:line draw:style-name="gr14" draw:text-style-name="P6" draw:layer="layout" svg:x1="5.628cm" svg:y1="14.295cm" svg:x2="7.61cm" svg:y2="16.241cm">
          <text:p/>
        </draw:line>
        <draw:line draw:style-name="gr29" draw:text-style-name="P6" draw:layer="layout" svg:x1="10.667cm" svg:y1="17.586cm" svg:x2="7.65cm" svg:y2="18.601cm">
          <text:p/>
        </draw:line>
        <draw:line draw:style-name="gr29" draw:text-style-name="P6" draw:layer="layout" svg:x1="9.596cm" svg:y1="16.663cm" svg:x2="7.614cm" svg:y2="18.609cm">
          <text:p/>
        </draw:line>
        <draw:line draw:style-name="gr5" draw:text-style-name="P6" draw:layer="layout" svg:x1="12.079cm" svg:y1="15.83cm" svg:x2="10.641cm" svg:y2="17.61cm">
          <text:p/>
        </draw:line>
        <draw:line draw:style-name="gr5" draw:text-style-name="P6" draw:layer="layout" svg:x1="12.061cm" svg:y1="15.83cm" svg:x2="9.602cm" svg:y2="16.663cm">
          <text:p/>
        </draw:line>
        <draw:line draw:style-name="gr14" draw:text-style-name="P6" draw:layer="layout" svg:x1="9.579cm" svg:y1="14.295cm" svg:x2="9.567cm" svg:y2="16.644cm">
          <text:p/>
        </draw:line>
        <draw:line draw:style-name="gr14" draw:text-style-name="P6" draw:layer="layout" svg:x1="9.612cm" svg:y1="14.297cm" svg:x2="7.63cm" svg:y2="16.243cm">
          <text:p/>
        </draw:line>
      </draw:page>
      <draw:page draw:name="page70"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5" draw:text-style-name="P6" draw:layer="layout" svg:x1="3.161cm" svg:y1="13.449cm" svg:x2="5.668cm" svg:y2="14.30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5.66cm" svg:y1="14.295cm" svg:x2="5.672cm" svg:y2="16.644cm">
          <text:p/>
        </draw:line>
        <draw:line draw:style-name="gr5" draw:text-style-name="P6" draw:layer="layout" svg:x1="3.177cm" svg:y1="13.475cm" svg:x2="3.189cm" svg:y2="15.824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61cm" svg:y1="15.83cm" svg:x2="9.602cm" svg:y2="16.663cm">
          <text:p/>
        </draw:line>
        <draw:line draw:style-name="gr16" draw:text-style-name="P6" draw:layer="layout" svg:x1="9.579cm" svg:y1="14.295cm" svg:x2="9.567cm" svg:y2="16.644cm">
          <text:p/>
        </draw:line>
        <draw:line draw:style-name="gr16" draw:text-style-name="P6" draw:layer="layout" svg:x1="9.612cm" svg:y1="14.297cm" svg:x2="7.63cm" svg:y2="16.243cm">
          <text:p/>
        </draw:line>
        <draw:line draw:style-name="gr5" draw:text-style-name="P6" draw:layer="layout" svg:x1="5.679cm" svg:y1="14.301cm" svg:x2="7.661cm" svg:y2="12.355cm">
          <text:p/>
        </draw:line>
        <draw:line draw:style-name="gr5" draw:text-style-name="P6" draw:layer="layout" svg:x1="9.564cm" svg:y1="14.301cm" svg:x2="7.582cm" svg:y2="12.355cm">
          <text:p/>
        </draw:line>
        <draw:line draw:style-name="gr5" draw:text-style-name="P6" draw:layer="layout" svg:x1="12.08cm" svg:y1="13.451cm" svg:x2="9.573cm" svg:y2="14.311cm">
          <text:p/>
        </draw:line>
        <draw:line draw:style-name="gr5" draw:text-style-name="P6" draw:layer="layout" svg:x1="12.063cm" svg:y1="13.477cm" svg:x2="12.051cm" svg:y2="15.826cm">
          <text:p/>
        </draw:line>
      </draw:page>
      <draw:page draw:name="page71"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3.161cm" svg:y1="13.449cm" svg:x2="5.668cm" svg:y2="14.30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5" draw:text-style-name="P6" draw:layer="layout" svg:x1="3.208cm" svg:y1="13.461cm" svg:x2="5.19cm" svg:y2="11.515cm">
          <text:p/>
        </draw:line>
        <draw:line draw:style-name="gr16" draw:text-style-name="P6" draw:layer="layout" svg:x1="5.66cm" svg:y1="14.295cm" svg:x2="5.672cm" svg:y2="16.644cm">
          <text:p/>
        </draw:line>
        <draw:line draw:style-name="gr16" draw:text-style-name="P6" draw:layer="layout" svg:x1="3.177cm" svg:y1="13.475cm" svg:x2="3.189cm" svg:y2="15.824cm">
          <text:p/>
        </draw:line>
        <draw:line draw:style-name="gr16" draw:text-style-name="P6" draw:layer="layout" svg:x1="5.678cm" svg:y1="14.301cm" svg:x2="7.66cm" svg:y2="12.355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79cm" svg:y1="13.45cm" svg:x2="9.572cm" svg:y2="14.31cm">
          <text:p/>
        </draw:line>
        <draw:line draw:style-name="gr16" draw:text-style-name="P6" draw:layer="layout" svg:x1="12.061cm" svg:y1="15.83cm" svg:x2="9.602cm" svg:y2="16.663cm">
          <text:p/>
        </draw:line>
        <draw:line draw:style-name="gr16" draw:text-style-name="P6" draw:layer="layout" svg:x1="9.579cm" svg:y1="14.295cm" svg:x2="9.567cm" svg:y2="16.644cm">
          <text:p/>
        </draw:line>
        <draw:line draw:style-name="gr16" draw:text-style-name="P6" draw:layer="layout" svg:x1="12.062cm" svg:y1="13.476cm" svg:x2="12.05cm" svg:y2="15.825cm">
          <text:p/>
        </draw:line>
        <draw:line draw:style-name="gr16" draw:text-style-name="P6" draw:layer="layout" svg:x1="9.563cm" svg:y1="14.301cm" svg:x2="7.581cm" svg:y2="12.355cm">
          <text:p/>
        </draw:line>
        <draw:line draw:style-name="gr16" draw:text-style-name="P6" draw:layer="layout" svg:x1="9.612cm" svg:y1="14.297cm" svg:x2="7.63cm" svg:y2="16.243cm">
          <text:p/>
        </draw:line>
        <draw:line draw:style-name="gr5" draw:text-style-name="P6" draw:layer="layout" svg:x1="5.214cm" svg:y1="11.539cm" svg:x2="7.63cm" svg:y2="12.384cm">
          <text:p/>
        </draw:line>
        <draw:line draw:style-name="gr26" draw:text-style-name="P6" draw:layer="layout" svg:x1="12.033cm" svg:y1="13.461cm" svg:x2="10.051cm" svg:y2="11.515cm">
          <text:p/>
        </draw:line>
        <draw:line draw:style-name="gr26" draw:text-style-name="P6" draw:layer="layout" svg:x1="10.026cm" svg:y1="11.539cm" svg:x2="7.61cm" svg:y2="12.384cm">
          <text:p/>
        </draw:line>
      </draw:page>
      <draw:page draw:name="page72" draw:style-name="dp1" draw:master-page-name="Default_5f_">
        <draw:line draw:style-name="gr16" draw:text-style-name="P6" draw:layer="layout" svg:x1="4.573cm" svg:y1="17.586cm" svg:x2="7.59cm" svg:y2="18.601cm">
          <text:p/>
        </draw:line>
        <draw:line draw:style-name="gr16" draw:text-style-name="P6" draw:layer="layout" svg:x1="5.644cm" svg:y1="16.663cm" svg:x2="7.626cm" svg:y2="18.609cm">
          <text:p/>
        </draw:line>
        <draw:line draw:style-name="gr16" draw:text-style-name="P6" draw:layer="layout" svg:x1="3.161cm" svg:y1="15.83cm" svg:x2="4.599cm" svg:y2="17.61cm">
          <text:p/>
        </draw:line>
        <draw:line draw:style-name="gr16" draw:text-style-name="P6" draw:layer="layout" svg:x1="3.161cm" svg:y1="13.449cm" svg:x2="5.668cm" svg:y2="14.309cm">
          <text:p/>
        </draw:line>
        <draw:line draw:style-name="gr5" draw:text-style-name="P6" draw:layer="layout" svg:x1="5.148cm" svg:y1="11.53cm" svg:x2="7.643cm" svg:y2="10.849cm">
          <text:p/>
        </draw:line>
        <draw:line draw:style-name="gr16" draw:text-style-name="P6" draw:layer="layout" svg:x1="7.614cm" svg:y1="16.259cm" svg:x2="7.626cm" svg:y2="18.608cm">
          <text:p/>
        </draw:line>
        <draw:line draw:style-name="gr16" draw:text-style-name="P6" draw:layer="layout" svg:x1="3.177cm" svg:y1="15.83cm" svg:x2="5.636cm" svg:y2="16.663cm">
          <text:p/>
        </draw:line>
        <draw:line draw:style-name="gr16" draw:text-style-name="P6" draw:layer="layout" svg:x1="3.208cm" svg:y1="13.461cm" svg:x2="5.19cm" svg:y2="11.515cm">
          <text:p/>
        </draw:line>
        <draw:line draw:style-name="gr16" draw:text-style-name="P6" draw:layer="layout" svg:x1="5.66cm" svg:y1="14.295cm" svg:x2="5.672cm" svg:y2="16.644cm">
          <text:p/>
        </draw:line>
        <draw:line draw:style-name="gr16" draw:text-style-name="P6" draw:layer="layout" svg:x1="3.177cm" svg:y1="13.475cm" svg:x2="3.189cm" svg:y2="15.824cm">
          <text:p/>
        </draw:line>
        <draw:line draw:style-name="gr16" draw:text-style-name="P6" draw:layer="layout" svg:x1="5.214cm" svg:y1="11.538cm" svg:x2="7.63cm" svg:y2="12.383cm">
          <text:p/>
        </draw:line>
        <draw:line draw:style-name="gr16" draw:text-style-name="P6" draw:layer="layout" svg:x1="5.678cm" svg:y1="14.301cm" svg:x2="7.66cm" svg:y2="12.355cm">
          <text:p/>
        </draw:line>
        <draw:line draw:style-name="gr16" draw:text-style-name="P6" draw:layer="layout" svg:x1="5.628cm" svg:y1="14.295cm" svg:x2="7.61cm" svg:y2="16.241cm">
          <text:p/>
        </draw:line>
        <draw:line draw:style-name="gr16" draw:text-style-name="P6" draw:layer="layout" svg:x1="10.667cm" svg:y1="17.586cm" svg:x2="7.65cm" svg:y2="18.601cm">
          <text:p/>
        </draw:line>
        <draw:line draw:style-name="gr16" draw:text-style-name="P6" draw:layer="layout" svg:x1="9.596cm" svg:y1="16.663cm" svg:x2="7.614cm" svg:y2="18.609cm">
          <text:p/>
        </draw:line>
        <draw:line draw:style-name="gr16" draw:text-style-name="P6" draw:layer="layout" svg:x1="12.079cm" svg:y1="15.83cm" svg:x2="10.641cm" svg:y2="17.61cm">
          <text:p/>
        </draw:line>
        <draw:line draw:style-name="gr16" draw:text-style-name="P6" draw:layer="layout" svg:x1="12.079cm" svg:y1="13.45cm" svg:x2="9.572cm" svg:y2="14.31cm">
          <text:p/>
        </draw:line>
        <draw:line draw:style-name="gr5" draw:text-style-name="P6" draw:layer="layout" svg:x1="10.092cm" svg:y1="11.531cm" svg:x2="7.609cm" svg:y2="10.879cm">
          <text:p/>
        </draw:line>
        <draw:line draw:style-name="gr16" draw:text-style-name="P6" draw:layer="layout" svg:x1="12.061cm" svg:y1="15.83cm" svg:x2="9.602cm" svg:y2="16.663cm">
          <text:p/>
        </draw:line>
        <draw:line draw:style-name="gr16" draw:text-style-name="P6" draw:layer="layout" svg:x1="12.032cm" svg:y1="13.461cm" svg:x2="10.05cm" svg:y2="11.515cm">
          <text:p/>
        </draw:line>
        <draw:line draw:style-name="gr16" draw:text-style-name="P6" draw:layer="layout" svg:x1="9.579cm" svg:y1="14.295cm" svg:x2="9.567cm" svg:y2="16.644cm">
          <text:p/>
        </draw:line>
        <draw:line draw:style-name="gr16" draw:text-style-name="P6" draw:layer="layout" svg:x1="12.062cm" svg:y1="13.476cm" svg:x2="12.05cm" svg:y2="15.825cm">
          <text:p/>
        </draw:line>
        <draw:line draw:style-name="gr16" draw:text-style-name="P6" draw:layer="layout" svg:x1="10.025cm" svg:y1="11.539cm" svg:x2="7.609cm" svg:y2="12.384cm">
          <text:p/>
        </draw:line>
        <draw:line draw:style-name="gr16" draw:text-style-name="P6" draw:layer="layout" svg:x1="9.563cm" svg:y1="14.301cm" svg:x2="7.581cm" svg:y2="12.355cm">
          <text:p/>
        </draw:line>
        <draw:line draw:style-name="gr16" draw:text-style-name="P6" draw:layer="layout" svg:x1="9.612cm" svg:y1="14.297cm" svg:x2="7.63cm" svg:y2="16.243cm">
          <text:p/>
        </draw:line>
        <draw:frame draw:style-name="gr21" draw:text-style-name="P12" draw:layer="layout" svg:width="11.836cm" svg:height="3.326cm" svg:x="1.84cm" svg:y="1.629cm">
          <draw:text-box>
            <text:p text:style-name="P11"><text:span text:style-name="T6">5D Cube</text:span></text:p>
          </draw:text-box>
        </draw:frame>
      </draw:page>
      <draw:page draw:name="page73" draw:style-name="dp1" draw:master-page-name="Default_5f_">
        <draw:frame draw:style-name="gr89" draw:text-style-name="P12" draw:layer="layout" svg:width="11.72cm" svg:height="17.339cm" svg:x="1.837cm" svg:y="1.629cm">
          <draw:text-box>
            <text:p text:style-name="P11"><text:span text:style-name="T6">Are you feeling brilliant?</text:span></text:p>
            <text:p text:style-name="P11"><text:span text:style-name="T5"/></text:p>
            <text:p text:style-name="P11"><text:span text:style-name="T5">Draw the 6 dimensional base lines before looking at the next page.</text:span></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6D <text:s text:c="25"/>?</text:span></text:p>
          </draw:text-box>
        </draw:frame>
        <draw:g>
          <draw:line draw:style-name="gr16" draw:text-style-name="P6" draw:layer="layout" svg:x1="5.304cm" svg:y1="14.831cm" svg:x2="7.597cm" svg:y2="15.603cm">
            <text:p/>
          </draw:line>
          <draw:line draw:style-name="gr16" draw:text-style-name="P6" draw:layer="layout" svg:x1="6.118cm" svg:y1="14.13cm" svg:x2="7.624cm" svg:y2="15.609cm">
            <text:p/>
          </draw:line>
          <draw:line draw:style-name="gr16" draw:text-style-name="P6" draw:layer="layout" svg:x1="7.615cm" svg:y1="13.823cm" svg:x2="7.625cm" svg:y2="15.608cm">
            <text:p/>
          </draw:line>
          <draw:line draw:style-name="gr16" draw:text-style-name="P6" draw:layer="layout" svg:x1="9.936cm" svg:y1="14.831cm" svg:x2="7.643cm" svg:y2="15.603cm">
            <text:p/>
          </draw:line>
          <draw:line draw:style-name="gr16" draw:text-style-name="P6" draw:layer="layout" svg:x1="9.121cm" svg:y1="14.13cm" svg:x2="7.615cm" svg:y2="15.609cm">
            <text:p/>
          </draw:line>
        </draw:g>
        <draw:g>
          <draw:line draw:style-name="gr16" draw:text-style-name="P6" draw:layer="layout" svg:x1="9.184cm" svg:y1="5.576cm" svg:x2="7.622cm" svg:y2="7.138cm">
            <text:p/>
          </draw:line>
          <draw:line draw:style-name="gr16" draw:text-style-name="P6" draw:layer="layout" svg:x1="7.623cm" svg:y1="7.129cm" svg:x2="6.061cm" svg:y2="5.567cm">
            <text:p/>
          </draw:line>
        </draw:g>
        <draw:g>
          <draw:line draw:style-name="gr16" draw:text-style-name="P6" draw:layer="layout" svg:x1="5.819cm" svg:y1="9.072cm" svg:x2="7.633cm" svg:y2="9.988cm">
            <text:p/>
          </draw:line>
          <draw:line draw:style-name="gr16" draw:text-style-name="P6" draw:layer="layout" svg:x1="7.62cm" svg:y1="7.87cm" svg:x2="7.62cm" svg:y2="9.993cm">
            <text:p/>
          </draw:line>
          <draw:line draw:style-name="gr16" draw:text-style-name="P6" draw:layer="layout" svg:x1="7.612cm" svg:y1="9.988cm" svg:x2="9.426cm" svg:y2="9.072cm">
            <text:p/>
          </draw:line>
        </draw:g>
        <draw:g>
          <draw:line draw:style-name="gr13" draw:text-style-name="P6" draw:layer="layout" svg:x1="5.383cm" svg:y1="11.667cm" svg:x2="7.634cm" svg:y2="12.803cm">
            <text:p/>
          </draw:line>
          <draw:line draw:style-name="gr13" draw:text-style-name="P6" draw:layer="layout" svg:x1="6.409cm" svg:y1="11.039cm" svg:x2="7.617cm" svg:y2="12.809cm">
            <text:p/>
          </draw:line>
          <draw:line draw:style-name="gr14" draw:text-style-name="P6" draw:layer="layout" svg:x1="7.606cm" svg:y1="12.803cm" svg:x2="9.857cm" svg:y2="11.667cm">
            <text:p/>
          </draw:line>
          <draw:line draw:style-name="gr14" draw:text-style-name="P6" draw:layer="layout" svg:x1="7.64cm" svg:y1="12.809cm" svg:x2="8.848cm" svg:y2="11.039cm">
            <text:p/>
          </draw:line>
        </draw:g>
      </draw:page>
      <draw:page draw:name="page74" draw:style-name="dp1" draw:master-page-name="Default_5f_">
        <draw:frame draw:style-name="gr90" draw:text-style-name="P12" draw:layer="layout" svg:width="11.72cm" svg:height="16.207cm" svg:x="1.837cm" svg:y="1.629cm">
          <draw:text-box>
            <text:p text:style-name="P11"><text:span text:style-name="T6">Next, draw a 6D cube.</text:span></text:p>
            <text:p text:style-name="P11"><text:span text:style-name="T5"/></text:p>
            <text:p text:style-name="P11"><text:span text:style-name="T5">Step: 1, draw the base lines. Done.</text:span></text:p>
            <text:p text:style-name="P11"><text:span text:style-name="T5">Step: 2, draw the square sides. Can do.</text:span></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6D</text:span></text:p>
          </draw:text-box>
        </draw:frame>
        <draw:g>
          <draw:line draw:style-name="gr16" draw:text-style-name="P6" draw:layer="layout" svg:x1="5.304cm" svg:y1="14.831cm" svg:x2="7.597cm" svg:y2="15.603cm">
            <text:p/>
          </draw:line>
          <draw:line draw:style-name="gr16" draw:text-style-name="P6" draw:layer="layout" svg:x1="6.118cm" svg:y1="14.13cm" svg:x2="7.624cm" svg:y2="15.609cm">
            <text:p/>
          </draw:line>
          <draw:line draw:style-name="gr16" draw:text-style-name="P6" draw:layer="layout" svg:x1="7.615cm" svg:y1="13.823cm" svg:x2="7.625cm" svg:y2="15.608cm">
            <text:p/>
          </draw:line>
          <draw:line draw:style-name="gr16" draw:text-style-name="P6" draw:layer="layout" svg:x1="9.936cm" svg:y1="14.831cm" svg:x2="7.643cm" svg:y2="15.603cm">
            <text:p/>
          </draw:line>
          <draw:line draw:style-name="gr16" draw:text-style-name="P6" draw:layer="layout" svg:x1="9.121cm" svg:y1="14.13cm" svg:x2="7.615cm" svg:y2="15.609cm">
            <text:p/>
          </draw:line>
        </draw:g>
        <draw:g>
          <draw:line draw:style-name="gr16" draw:text-style-name="P6" draw:layer="layout" svg:x1="9.184cm" svg:y1="5.576cm" svg:x2="7.622cm" svg:y2="7.138cm">
            <text:p/>
          </draw:line>
          <draw:line draw:style-name="gr16" draw:text-style-name="P6" draw:layer="layout" svg:x1="7.623cm" svg:y1="7.129cm" svg:x2="6.061cm" svg:y2="5.567cm">
            <text:p/>
          </draw:line>
        </draw:g>
        <draw:g>
          <draw:line draw:style-name="gr16" draw:text-style-name="P6" draw:layer="layout" svg:x1="5.819cm" svg:y1="9.072cm" svg:x2="7.633cm" svg:y2="9.988cm">
            <text:p/>
          </draw:line>
          <draw:line draw:style-name="gr16" draw:text-style-name="P6" draw:layer="layout" svg:x1="7.62cm" svg:y1="7.87cm" svg:x2="7.62cm" svg:y2="9.993cm">
            <text:p/>
          </draw:line>
          <draw:line draw:style-name="gr16" draw:text-style-name="P6" draw:layer="layout" svg:x1="7.612cm" svg:y1="9.988cm" svg:x2="9.426cm" svg:y2="9.072cm">
            <text:p/>
          </draw:line>
        </draw:g>
        <draw:g>
          <draw:line draw:style-name="gr13" draw:text-style-name="P6" draw:layer="layout" svg:x1="5.383cm" svg:y1="11.667cm" svg:x2="7.634cm" svg:y2="12.803cm">
            <text:p/>
          </draw:line>
          <draw:line draw:style-name="gr13" draw:text-style-name="P6" draw:layer="layout" svg:x1="6.409cm" svg:y1="11.039cm" svg:x2="7.617cm" svg:y2="12.809cm">
            <text:p/>
          </draw:line>
          <draw:line draw:style-name="gr14" draw:text-style-name="P6" draw:layer="layout" svg:x1="7.606cm" svg:y1="12.803cm" svg:x2="9.857cm" svg:y2="11.667cm">
            <text:p/>
          </draw:line>
          <draw:line draw:style-name="gr14" draw:text-style-name="P6" draw:layer="layout" svg:x1="7.64cm" svg:y1="12.809cm" svg:x2="8.848cm" svg:y2="11.039cm">
            <text:p/>
          </draw:line>
        </draw:g>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page>
      <draw:page draw:name="page75" draw:style-name="dp1" draw:master-page-name="Default_5f_">
        <draw:frame draw:style-name="gr21" draw:text-style-name="P14" draw:layer="layout" svg:width="11.836cm" svg:height="3.326cm" svg:x="1.84cm" svg:y="1.629cm">
          <draw:text-box>
            <text:p text:style-name="P11"><text:span text:style-name="T5">Step: 2</text:span></text:p>
            <text:p text:style-name="P11"><text:span text:style-name="T5"/></text:p>
            <text:p text:style-name="P11"><text:span text:style-name="T5">The 1</text:span><text:span text:style-name="T7">st</text:span><text:span text:style-name="T5"> row of squares of the 6D cube.</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26" draw:text-style-name="P6" draw:layer="layout" svg:x1="3.067cm" svg:y1="15.768cm" svg:x2="5.011cm" svg:y2="17.657cm">
          <text:p/>
        </draw:line>
        <draw:line draw:style-name="gr26" draw:text-style-name="P6" draw:layer="layout" svg:x1="4.613cm" svg:y1="14.218cm" svg:x2="5.664cm" svg:y2="16.784cm">
          <text:p/>
        </draw:line>
        <draw:line draw:style-name="gr26" draw:text-style-name="P6" draw:layer="layout" svg:x1="4.641cm" svg:y1="14.235cm" svg:x2="6.585cm" svg:y2="16.124cm">
          <text:p/>
        </draw:line>
        <draw:line draw:style-name="gr26" draw:text-style-name="P6" draw:layer="layout" svg:x1="3.069cm" svg:y1="15.765cm" svg:x2="5.707cm" svg:y2="16.798cm">
          <text:p/>
        </draw:line>
        <draw:line draw:style-name="gr26" draw:text-style-name="P6" draw:layer="layout" svg:x1="7.634cm" svg:y1="13.543cm" svg:x2="6.583cm" svg:y2="16.10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26" draw:text-style-name="P6" draw:layer="layout" svg:x1="12.173cm" svg:y1="15.768cm" svg:x2="10.229cm" svg:y2="17.657cm">
          <text:p/>
        </draw:line>
        <draw:line draw:style-name="gr26" draw:text-style-name="P6" draw:layer="layout" svg:x1="10.627cm" svg:y1="14.218cm" svg:x2="9.576cm" svg:y2="16.784cm">
          <text:p/>
        </draw:line>
        <draw:line draw:style-name="gr26" draw:text-style-name="P6" draw:layer="layout" svg:x1="10.599cm" svg:y1="14.235cm" svg:x2="8.655cm" svg:y2="16.124cm">
          <text:p/>
        </draw:line>
        <draw:line draw:style-name="gr26" draw:text-style-name="P6" draw:layer="layout" svg:x1="12.171cm" svg:y1="15.765cm" svg:x2="9.533cm" svg:y2="16.798cm">
          <text:p/>
        </draw:line>
        <draw:line draw:style-name="gr26" draw:text-style-name="P6" draw:layer="layout" svg:x1="7.606cm" svg:y1="13.543cm" svg:x2="8.657cm" svg:y2="16.109cm">
          <text:p/>
        </draw:line>
      </draw:page>
      <draw:page draw:name="page76" draw:style-name="dp1" draw:master-page-name="Default_5f_">
        <draw:frame draw:style-name="gr21" draw:text-style-name="P14" draw:layer="layout" svg:width="11.836cm" svg:height="3.326cm" svg:x="1.84cm" svg:y="1.629cm">
          <draw:text-box>
            <text:p text:style-name="P11"><text:span text:style-name="T5">Step: 3</text:span></text:p>
            <text:p text:style-name="P11"><text:span text:style-name="T5"/></text:p>
            <text:p text:style-name="P11"><text:span text:style-name="T5">“</text:span><text:span text:style-name="T5">It's like drawing a crystal flower,” Riley commented.</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26" draw:text-style-name="P6" draw:layer="layout" svg:x1="2.032cm" svg:y1="13.218cm" svg:x2="3.083cm" svg:y2="15.784cm">
          <text:p/>
        </draw:line>
        <draw:line draw:style-name="gr26" draw:text-style-name="P6" draw:layer="layout" svg:x1="2.009cm" svg:y1="13.204cm" svg:x2="4.647cm" svg:y2="14.237cm">
          <text:p/>
        </draw:line>
        <draw:line draw:style-name="gr26" draw:text-style-name="P6" draw:layer="layout" svg:x1="5.69cm" svg:y1="11.659cm" svg:x2="4.639cm" svg:y2="14.225cm">
          <text:p/>
        </draw:line>
        <draw:line draw:style-name="gr26" draw:text-style-name="P6" draw:layer="layout" svg:x1="5.682cm" svg:y1="11.672cm" svg:x2="7.626cm" svg:y2="13.561cm">
          <text:p/>
        </draw:line>
        <draw:line draw:style-name="gr16" draw:text-style-name="P6" draw:layer="layout" svg:x1="7.634cm" svg:y1="13.543cm" svg:x2="6.583cm" svg:y2="16.109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26" draw:text-style-name="P6" draw:layer="layout" svg:x1="13.208cm" svg:y1="13.218cm" svg:x2="12.157cm" svg:y2="15.784cm">
          <text:p/>
        </draw:line>
        <draw:line draw:style-name="gr26" draw:text-style-name="P6" draw:layer="layout" svg:x1="13.231cm" svg:y1="13.204cm" svg:x2="10.593cm" svg:y2="14.237cm">
          <text:p/>
        </draw:line>
        <draw:line draw:style-name="gr26" draw:text-style-name="P6" draw:layer="layout" svg:x1="9.55cm" svg:y1="11.659cm" svg:x2="10.601cm" svg:y2="14.225cm">
          <text:p/>
        </draw:line>
        <draw:line draw:style-name="gr26" draw:text-style-name="P6" draw:layer="layout" svg:x1="9.557cm" svg:y1="11.672cm" svg:x2="7.613cm" svg:y2="13.561cm">
          <text:p/>
        </draw:line>
        <draw:line draw:style-name="gr16" draw:text-style-name="P6" draw:layer="layout" svg:x1="7.606cm" svg:y1="13.543cm" svg:x2="8.657cm" svg:y2="16.109cm">
          <text:p/>
        </draw:line>
      </draw:page>
      <draw:page draw:name="page77" draw:style-name="dp1" draw:master-page-name="Default_5f_">
        <draw:frame draw:style-name="gr21" draw:text-style-name="P14" draw:layer="layout" svg:width="11.836cm" svg:height="3.326cm" svg:x="1.84cm" svg:y="1.629cm">
          <draw:text-box>
            <text:p text:style-name="P11"><text:span text:style-name="T5">Step: 4</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26" draw:text-style-name="P6" draw:layer="layout" svg:x1="3.066cm" svg:y1="10.636cm" svg:x2="2.015cm" svg:y2="13.202cm">
          <text:p/>
        </draw:line>
        <draw:line draw:style-name="gr16" draw:text-style-name="P6" draw:layer="layout" svg:x1="5.69cm" svg:y1="11.659cm" svg:x2="4.639cm" svg:y2="14.225cm">
          <text:p/>
        </draw:line>
        <draw:line draw:style-name="gr2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26" draw:text-style-name="P6" draw:layer="layout" svg:x1="7.647cm" svg:y1="9.769cm" svg:x2="5.703cm" svg:y2="11.658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26" draw:text-style-name="P6" draw:layer="layout" svg:x1="12.174cm" svg:y1="10.636cm" svg:x2="13.225cm" svg:y2="13.202cm">
          <text:p/>
        </draw:line>
        <draw:line draw:style-name="gr16" draw:text-style-name="P6" draw:layer="layout" svg:x1="9.55cm" svg:y1="11.659cm" svg:x2="10.601cm" svg:y2="14.225cm">
          <text:p/>
        </draw:line>
        <draw:line draw:style-name="gr2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26" draw:text-style-name="P6" draw:layer="layout" svg:x1="7.593cm" svg:y1="9.769cm" svg:x2="9.537cm" svg:y2="11.658cm">
          <text:p/>
        </draw:line>
      </draw:page>
      <draw:page draw:name="page78" draw:style-name="dp1" draw:master-page-name="Default_5f_">
        <draw:frame draw:style-name="gr21" draw:text-style-name="P14" draw:layer="layout" svg:width="11.836cm" svg:height="3.326cm" svg:x="1.84cm" svg:y="1.629cm">
          <draw:text-box>
            <text:p text:style-name="P11"><text:span text:style-name="T5">Step: 5</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16" draw:text-style-name="P6" draw:layer="layout" svg:x1="3.066cm" svg:y1="10.636cm" svg:x2="2.015cm" svg:y2="13.202cm">
          <text:p/>
        </draw:line>
        <draw:line draw:style-name="gr16" draw:text-style-name="P6" draw:layer="layout" svg:x1="5.69cm" svg:y1="11.659cm" svg:x2="4.639cm" svg:y2="14.225cm">
          <text:p/>
        </draw:line>
        <draw:line draw:style-name="gr1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26" draw:text-style-name="P6" draw:layer="layout" svg:x1="5.003cm" svg:y1="8.747cm" svg:x2="3.059cm" svg:y2="10.636cm">
          <text:p/>
        </draw:line>
        <draw:line draw:style-name="gr16" draw:text-style-name="P6" draw:layer="layout" svg:x1="7.647cm" svg:y1="9.769cm" svg:x2="5.703cm" svg:y2="11.658cm">
          <text:p/>
        </draw:line>
        <draw:line draw:style-name="gr26" draw:text-style-name="P6" draw:layer="layout" svg:x1="5.016cm" svg:y1="8.742cm" svg:x2="7.654cm" svg:y2="9.775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16" draw:text-style-name="P6" draw:layer="layout" svg:x1="12.174cm" svg:y1="10.636cm" svg:x2="13.225cm" svg:y2="13.202cm">
          <text:p/>
        </draw:line>
        <draw:line draw:style-name="gr16" draw:text-style-name="P6" draw:layer="layout" svg:x1="9.55cm" svg:y1="11.659cm" svg:x2="10.601cm" svg:y2="14.225cm">
          <text:p/>
        </draw:line>
        <draw:line draw:style-name="gr1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26" draw:text-style-name="P6" draw:layer="layout" svg:x1="10.237cm" svg:y1="8.747cm" svg:x2="12.181cm" svg:y2="10.636cm">
          <text:p/>
        </draw:line>
        <draw:line draw:style-name="gr16" draw:text-style-name="P6" draw:layer="layout" svg:x1="7.593cm" svg:y1="9.769cm" svg:x2="9.537cm" svg:y2="11.658cm">
          <text:p/>
        </draw:line>
        <draw:line draw:style-name="gr26" draw:text-style-name="P6" draw:layer="layout" svg:x1="10.224cm" svg:y1="8.742cm" svg:x2="7.586cm" svg:y2="9.775cm">
          <text:p/>
        </draw:line>
      </draw:page>
      <draw:page draw:name="page79" draw:style-name="dp1" draw:master-page-name="Default_5f_">
        <draw:frame draw:style-name="gr21" draw:text-style-name="P14" draw:layer="layout" svg:width="11.836cm" svg:height="3.326cm" svg:x="1.84cm" svg:y="1.629cm">
          <draw:text-box>
            <text:p text:style-name="P11"><text:span text:style-name="T5">Step: 6</text:span></text:p>
            <text:p text:style-name="P11"><text:span text:style-name="T5"/></text:p>
            <text:p text:style-name="P11"><text:span text:style-name="T5">6D cube, a cool design for a Swarovski crystal.</text:span></text:p>
          </draw:text-box>
        </draw:frame>
        <draw:line draw:style-name="gr16" draw:text-style-name="P6" draw:layer="layout" svg:x1="5.661cm" svg:y1="16.778cm" svg:x2="7.605cm" svg:y2="18.667cm">
          <text:p/>
        </draw:line>
        <draw:line draw:style-name="gr16" draw:text-style-name="P6" draw:layer="layout" svg:x1="6.557cm" svg:y1="16.101cm" svg:x2="7.608cm" svg:y2="18.667cm">
          <text:p/>
        </draw:line>
        <draw:line draw:style-name="gr16" draw:text-style-name="P6" draw:layer="layout" svg:x1="5.011cm" svg:y1="17.646cm" svg:x2="7.649cm" svg:y2="18.679cm">
          <text:p/>
        </draw:line>
        <draw:line draw:style-name="gr16" draw:text-style-name="P6" draw:layer="layout" svg:x1="3.067cm" svg:y1="15.768cm" svg:x2="5.011cm" svg:y2="17.657cm">
          <text:p/>
        </draw:line>
        <draw:line draw:style-name="gr16" draw:text-style-name="P6" draw:layer="layout" svg:x1="4.613cm" svg:y1="14.218cm" svg:x2="5.664cm" svg:y2="16.784cm">
          <text:p/>
        </draw:line>
        <draw:line draw:style-name="gr16" draw:text-style-name="P6" draw:layer="layout" svg:x1="4.641cm" svg:y1="14.235cm" svg:x2="6.585cm" svg:y2="16.124cm">
          <text:p/>
        </draw:line>
        <draw:line draw:style-name="gr16" draw:text-style-name="P6" draw:layer="layout" svg:x1="3.069cm" svg:y1="15.765cm" svg:x2="5.707cm" svg:y2="16.798cm">
          <text:p/>
        </draw:line>
        <draw:line draw:style-name="gr16" draw:text-style-name="P6" draw:layer="layout" svg:x1="2.032cm" svg:y1="13.218cm" svg:x2="3.083cm" svg:y2="15.784cm">
          <text:p/>
        </draw:line>
        <draw:line draw:style-name="gr16" draw:text-style-name="P6" draw:layer="layout" svg:x1="2.009cm" svg:y1="13.204cm" svg:x2="4.647cm" svg:y2="14.237cm">
          <text:p/>
        </draw:line>
        <draw:line draw:style-name="gr16" draw:text-style-name="P6" draw:layer="layout" svg:x1="3.066cm" svg:y1="10.636cm" svg:x2="2.015cm" svg:y2="13.202cm">
          <text:p/>
        </draw:line>
        <draw:line draw:style-name="gr16" draw:text-style-name="P6" draw:layer="layout" svg:x1="5.69cm" svg:y1="11.659cm" svg:x2="4.639cm" svg:y2="14.225cm">
          <text:p/>
        </draw:line>
        <draw:line draw:style-name="gr16" draw:text-style-name="P6" draw:layer="layout" svg:x1="3.052cm" svg:y1="10.643cm" svg:x2="5.69cm" svg:y2="11.676cm">
          <text:p/>
        </draw:line>
        <draw:line draw:style-name="gr16" draw:text-style-name="P6" draw:layer="layout" svg:x1="5.682cm" svg:y1="11.672cm" svg:x2="7.626cm" svg:y2="13.561cm">
          <text:p/>
        </draw:line>
        <draw:line draw:style-name="gr16" draw:text-style-name="P6" draw:layer="layout" svg:x1="7.634cm" svg:y1="13.543cm" svg:x2="6.583cm" svg:y2="16.109cm">
          <text:p/>
        </draw:line>
        <draw:line draw:style-name="gr16" draw:text-style-name="P6" draw:layer="layout" svg:x1="5.003cm" svg:y1="8.747cm" svg:x2="3.059cm" svg:y2="10.636cm">
          <text:p/>
        </draw:line>
        <draw:line draw:style-name="gr16" draw:text-style-name="P6" draw:layer="layout" svg:x1="7.647cm" svg:y1="9.769cm" svg:x2="5.703cm" svg:y2="11.658cm">
          <text:p/>
        </draw:line>
        <draw:line draw:style-name="gr16" draw:text-style-name="P6" draw:layer="layout" svg:x1="5.016cm" svg:y1="8.742cm" svg:x2="7.654cm" svg:y2="9.775cm">
          <text:p/>
        </draw:line>
        <draw:line draw:style-name="gr26" draw:text-style-name="P6" draw:layer="layout" svg:x1="7.675cm" svg:y1="7.695cm" svg:x2="5.037cm" svg:y2="8.728cm">
          <text:p/>
        </draw:line>
        <draw:line draw:style-name="gr16" draw:text-style-name="P6" draw:layer="layout" svg:x1="9.579cm" svg:y1="16.778cm" svg:x2="7.635cm" svg:y2="18.667cm">
          <text:p/>
        </draw:line>
        <draw:line draw:style-name="gr16" draw:text-style-name="P6" draw:layer="layout" svg:x1="8.683cm" svg:y1="16.101cm" svg:x2="7.632cm" svg:y2="18.667cm">
          <text:p/>
        </draw:line>
        <draw:line draw:style-name="gr16" draw:text-style-name="P6" draw:layer="layout" svg:x1="10.229cm" svg:y1="17.646cm" svg:x2="7.591cm" svg:y2="18.679cm">
          <text:p/>
        </draw:line>
        <draw:line draw:style-name="gr16" draw:text-style-name="P6" draw:layer="layout" svg:x1="12.173cm" svg:y1="15.768cm" svg:x2="10.229cm" svg:y2="17.657cm">
          <text:p/>
        </draw:line>
        <draw:line draw:style-name="gr16" draw:text-style-name="P6" draw:layer="layout" svg:x1="10.627cm" svg:y1="14.218cm" svg:x2="9.576cm" svg:y2="16.784cm">
          <text:p/>
        </draw:line>
        <draw:line draw:style-name="gr16" draw:text-style-name="P6" draw:layer="layout" svg:x1="10.599cm" svg:y1="14.235cm" svg:x2="8.655cm" svg:y2="16.124cm">
          <text:p/>
        </draw:line>
        <draw:line draw:style-name="gr16" draw:text-style-name="P6" draw:layer="layout" svg:x1="12.171cm" svg:y1="15.765cm" svg:x2="9.533cm" svg:y2="16.798cm">
          <text:p/>
        </draw:line>
        <draw:line draw:style-name="gr16" draw:text-style-name="P6" draw:layer="layout" svg:x1="13.208cm" svg:y1="13.218cm" svg:x2="12.157cm" svg:y2="15.784cm">
          <text:p/>
        </draw:line>
        <draw:line draw:style-name="gr16" draw:text-style-name="P6" draw:layer="layout" svg:x1="13.231cm" svg:y1="13.204cm" svg:x2="10.593cm" svg:y2="14.237cm">
          <text:p/>
        </draw:line>
        <draw:line draw:style-name="gr16" draw:text-style-name="P6" draw:layer="layout" svg:x1="12.174cm" svg:y1="10.636cm" svg:x2="13.225cm" svg:y2="13.202cm">
          <text:p/>
        </draw:line>
        <draw:line draw:style-name="gr16" draw:text-style-name="P6" draw:layer="layout" svg:x1="9.55cm" svg:y1="11.659cm" svg:x2="10.601cm" svg:y2="14.225cm">
          <text:p/>
        </draw:line>
        <draw:line draw:style-name="gr16" draw:text-style-name="P6" draw:layer="layout" svg:x1="12.188cm" svg:y1="10.643cm" svg:x2="9.55cm" svg:y2="11.676cm">
          <text:p/>
        </draw:line>
        <draw:line draw:style-name="gr16" draw:text-style-name="P6" draw:layer="layout" svg:x1="9.557cm" svg:y1="11.672cm" svg:x2="7.613cm" svg:y2="13.561cm">
          <text:p/>
        </draw:line>
        <draw:line draw:style-name="gr16" draw:text-style-name="P6" draw:layer="layout" svg:x1="7.606cm" svg:y1="13.543cm" svg:x2="8.657cm" svg:y2="16.109cm">
          <text:p/>
        </draw:line>
        <draw:line draw:style-name="gr16" draw:text-style-name="P6" draw:layer="layout" svg:x1="10.237cm" svg:y1="8.747cm" svg:x2="12.181cm" svg:y2="10.636cm">
          <text:p/>
        </draw:line>
        <draw:line draw:style-name="gr16" draw:text-style-name="P6" draw:layer="layout" svg:x1="7.593cm" svg:y1="9.769cm" svg:x2="9.537cm" svg:y2="11.658cm">
          <text:p/>
        </draw:line>
        <draw:line draw:style-name="gr16" draw:text-style-name="P6" draw:layer="layout" svg:x1="10.224cm" svg:y1="8.742cm" svg:x2="7.586cm" svg:y2="9.775cm">
          <text:p/>
        </draw:line>
        <draw:line draw:style-name="gr26" draw:text-style-name="P6" draw:layer="layout" svg:x1="7.596cm" svg:y1="7.694cm" svg:x2="10.234cm" svg:y2="8.727cm">
          <text:p/>
        </draw:line>
      </draw:page>
      <draw:page draw:name="page80" draw:style-name="dp1" draw:master-page-name="Default_5f_">
        <draw:frame draw:style-name="gr91" draw:text-style-name="P12" draw:layer="layout" svg:width="11.916cm" svg:height="15.203cm" svg:x="1.837cm" svg:y="1.629cm">
          <draw:text-box>
            <text:p text:style-name="P11"><text:span text:style-name="T5">The odd dimensional base line pattern.</text:span></text:p>
            <text:p text:style-name="P11"><text:span text:style-name="T5"/></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text:p>
            <text:p text:style-name="P11"><text:span text:style-name="T5">5D</text:span></text:p>
            <text:p text:style-name="P11"><text:span text:style-name="T5"/></text:p>
            <text:p text:style-name="P11"><text:span text:style-name="T5"/></text:p>
            <text:p text:style-name="P11"><text:span text:style-name="T5"/></text:p>
            <text:p text:style-name="P11"><text:span text:style-name="T5"/></text:p>
            <text:p text:style-name="P11"><text:span text:style-name="T5">7D</text:span></text:p>
            <text:p text:style-name="P11"><text:span text:style-name="T5"/></text:p>
            <text:p text:style-name="P11"><text:span text:style-name="T5"/></text:p>
            <text:p text:style-name="P11"><text:span text:style-name="T5"/></text:p>
            <text:p text:style-name="P11"><text:span text:style-name="T5"/></text:p>
            <text:p text:style-name="P11"><text:span text:style-name="T5">9D</text:span></text:p>
          </draw:text-box>
        </draw:frame>
        <draw:g>
          <draw:line draw:style-name="gr16" draw:text-style-name="P6" draw:layer="layout" svg:x1="5.82cm" svg:y1="5.673cm" svg:x2="7.634cm" svg:y2="6.589cm">
            <text:p/>
          </draw:line>
          <draw:line draw:style-name="gr16" draw:text-style-name="P6" draw:layer="layout" svg:x1="7.621cm" svg:y1="4.471cm" svg:x2="7.621cm" svg:y2="6.594cm">
            <text:p/>
          </draw:line>
          <draw:line draw:style-name="gr16" draw:text-style-name="P6" draw:layer="layout" svg:x1="7.613cm" svg:y1="6.589cm" svg:x2="9.427cm" svg:y2="5.673cm">
            <text:p/>
          </draw:line>
        </draw:g>
        <draw:g>
          <draw:line draw:style-name="gr16" draw:text-style-name="P6" draw:layer="layout" svg:x1="5.473cm" svg:y1="13.268cm" svg:x2="7.58cm" svg:y2="15.093cm">
            <text:p/>
          </draw:line>
          <draw:line draw:style-name="gr16" draw:text-style-name="P6" draw:layer="layout" svg:x1="4.996cm" svg:y1="14.242cm" svg:x2="7.64cm" svg:y2="15.106cm">
            <text:p/>
          </draw:line>
          <draw:line draw:style-name="gr16" draw:text-style-name="P6" draw:layer="layout" svg:x1="6.479cm" svg:y1="12.583cm" svg:x2="7.58cm" svg:y2="15.095cm">
            <text:p/>
          </draw:line>
          <draw:line draw:style-name="gr16" draw:text-style-name="P6" draw:layer="layout" svg:x1="9.62cm" svg:y1="13.313cm" svg:x2="7.66cm" svg:y2="15.093cm">
            <text:p/>
          </draw:line>
          <draw:line draw:style-name="gr16" draw:text-style-name="P6" draw:layer="layout" svg:x1="10.245cm" svg:y1="14.244cm" svg:x2="7.601cm" svg:y2="15.108cm">
            <text:p/>
          </draw:line>
          <draw:line draw:style-name="gr16" draw:text-style-name="P6" draw:layer="layout" svg:x1="8.759cm" svg:y1="12.583cm" svg:x2="7.658cm" svg:y2="15.095cm">
            <text:p/>
          </draw:line>
          <draw:line draw:style-name="gr16" draw:text-style-name="P6" draw:layer="layout" svg:x1="7.625cm" svg:y1="12.187cm" svg:x2="7.62cm" svg:y2="15.093cm">
            <text:p/>
          </draw:line>
        </draw:g>
        <draw:g>
          <draw:line draw:style-name="gr16" draw:text-style-name="P6" draw:layer="layout" svg:x1="5.304cm" svg:y1="9.231cm" svg:x2="7.597cm" svg:y2="10.003cm">
            <text:p/>
          </draw:line>
          <draw:line draw:style-name="gr16" draw:text-style-name="P6" draw:layer="layout" svg:x1="6.118cm" svg:y1="8.53cm" svg:x2="7.624cm" svg:y2="10.009cm">
            <text:p/>
          </draw:line>
          <draw:line draw:style-name="gr16" draw:text-style-name="P6" draw:layer="layout" svg:x1="7.615cm" svg:y1="8.223cm" svg:x2="7.625cm" svg:y2="10.008cm">
            <text:p/>
          </draw:line>
          <draw:line draw:style-name="gr16" draw:text-style-name="P6" draw:layer="layout" svg:x1="9.936cm" svg:y1="9.231cm" svg:x2="7.643cm" svg:y2="10.003cm">
            <text:p/>
          </draw:line>
          <draw:line draw:style-name="gr16" draw:text-style-name="P6" draw:layer="layout" svg:x1="9.121cm" svg:y1="8.53cm" svg:x2="7.615cm" svg:y2="10.009cm">
            <text:p/>
          </draw:line>
        </draw:g>
        <draw:line draw:style-name="gr16" draw:text-style-name="P6" draw:layer="layout" svg:x1="6.175cm" svg:y1="17.563cm" svg:x2="7.617cm" svg:y2="18.538cm">
          <text:p/>
        </draw:line>
        <draw:line draw:style-name="gr16" draw:text-style-name="P6" draw:layer="layout" svg:x1="6.623cm" svg:y1="17.221cm" svg:x2="7.624cm" svg:y2="18.54cm">
          <text:p/>
        </draw:line>
        <draw:line draw:style-name="gr16" draw:text-style-name="P6" draw:layer="layout" svg:x1="5.89cm" svg:y1="18.017cm" svg:x2="7.632cm" svg:y2="18.535cm">
          <text:p/>
        </draw:line>
        <draw:line draw:style-name="gr16" draw:text-style-name="P6" draw:layer="layout" svg:x1="7.164cm" svg:y1="16.976cm" svg:x2="7.63cm" svg:y2="18.539cm">
          <text:p/>
        </draw:line>
        <draw:line draw:style-name="gr16" draw:text-style-name="P6" draw:layer="layout" svg:x1="9.084cm" svg:y1="17.563cm" svg:x2="7.642cm" svg:y2="18.538cm">
          <text:p/>
        </draw:line>
        <draw:line draw:style-name="gr16" draw:text-style-name="P6" draw:layer="layout" svg:x1="8.635cm" svg:y1="17.221cm" svg:x2="7.634cm" svg:y2="18.54cm">
          <text:p/>
        </draw:line>
        <draw:line draw:style-name="gr16" draw:text-style-name="P6" draw:layer="layout" svg:x1="9.369cm" svg:y1="18.017cm" svg:x2="7.627cm" svg:y2="18.535cm">
          <text:p/>
        </draw:line>
        <draw:line draw:style-name="gr16" draw:text-style-name="P6" draw:layer="layout" svg:x1="8.095cm" svg:y1="16.976cm" svg:x2="7.629cm" svg:y2="18.539cm">
          <text:p/>
        </draw:line>
        <draw:line draw:style-name="gr16" draw:text-style-name="P6" draw:layer="layout" svg:x1="7.643cm" svg:y1="16.831cm" svg:x2="7.629cm" svg:y2="18.54cm">
          <text:p/>
        </draw:line>
      </draw:page>
      <draw:page draw:name="page81" draw:style-name="dp1" draw:master-page-name="Default_5f_">
        <draw:frame draw:style-name="gr92" draw:text-style-name="P12" draw:layer="layout" svg:width="11.937cm" svg:height="15.893cm" svg:x="1.837cm" svg:y="1.629cm">
          <draw:text-box>
            <text:p text:style-name="P11"><text:span text:style-name="T5">The even dimensional base line pattern.</text:span></text:p>
            <text:p text:style-name="P11"><text:span text:style-name="T5">The difference between odd and even, is one: <text:s text:c="3"/>.</text:span></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draw:text-box>
        </draw:frame>
        <draw:line draw:style-name="gr16" draw:text-style-name="P6" draw:layer="layout" svg:x1="6.174cm" svg:y1="17.563cm" svg:x2="7.616cm" svg:y2="18.538cm">
          <text:p/>
        </draw:line>
        <draw:line draw:style-name="gr16" draw:text-style-name="P6" draw:layer="layout" svg:x1="6.622cm" svg:y1="17.221cm" svg:x2="7.623cm" svg:y2="18.54cm">
          <text:p/>
        </draw:line>
        <draw:line draw:style-name="gr16" draw:text-style-name="P6" draw:layer="layout" svg:x1="5.889cm" svg:y1="18.017cm" svg:x2="7.631cm" svg:y2="18.535cm">
          <text:p/>
        </draw:line>
        <draw:line draw:style-name="gr16" draw:text-style-name="P6" draw:layer="layout" svg:x1="7.163cm" svg:y1="16.976cm" svg:x2="7.629cm" svg:y2="18.539cm">
          <text:p/>
        </draw:line>
        <draw:line draw:style-name="gr16" draw:text-style-name="P6" draw:layer="layout" svg:x1="9.083cm" svg:y1="17.563cm" svg:x2="7.641cm" svg:y2="18.538cm">
          <text:p/>
        </draw:line>
        <draw:line draw:style-name="gr16" draw:text-style-name="P6" draw:layer="layout" svg:x1="8.634cm" svg:y1="17.221cm" svg:x2="7.633cm" svg:y2="18.54cm">
          <text:p/>
        </draw:line>
        <draw:line draw:style-name="gr16" draw:text-style-name="P6" draw:layer="layout" svg:x1="9.368cm" svg:y1="18.017cm" svg:x2="7.626cm" svg:y2="18.535cm">
          <text:p/>
        </draw:line>
        <draw:line draw:style-name="gr16" draw:text-style-name="P6" draw:layer="layout" svg:x1="8.094cm" svg:y1="16.976cm" svg:x2="7.628cm" svg:y2="18.539cm">
          <text:p/>
        </draw:line>
        <draw:line draw:style-name="gr16" draw:text-style-name="P6" draw:layer="layout" svg:x1="5.474cm" svg:y1="13.269cm" svg:x2="7.581cm" svg:y2="15.094cm">
          <text:p/>
        </draw:line>
        <draw:line draw:style-name="gr16" draw:text-style-name="P6" draw:layer="layout" svg:x1="4.997cm" svg:y1="14.243cm" svg:x2="7.641cm" svg:y2="15.107cm">
          <text:p/>
        </draw:line>
        <draw:line draw:style-name="gr16" draw:text-style-name="P6" draw:layer="layout" svg:x1="6.48cm" svg:y1="12.584cm" svg:x2="7.581cm" svg:y2="15.096cm">
          <text:p/>
        </draw:line>
        <draw:line draw:style-name="gr16" draw:text-style-name="P6" draw:layer="layout" svg:x1="9.621cm" svg:y1="13.314cm" svg:x2="7.661cm" svg:y2="15.094cm">
          <text:p/>
        </draw:line>
        <draw:line draw:style-name="gr16" draw:text-style-name="P6" draw:layer="layout" svg:x1="10.246cm" svg:y1="14.245cm" svg:x2="7.602cm" svg:y2="15.109cm">
          <text:p/>
        </draw:line>
        <draw:line draw:style-name="gr16" draw:text-style-name="P6" draw:layer="layout" svg:x1="8.76cm" svg:y1="12.584cm" svg:x2="7.659cm" svg:y2="15.096cm">
          <text:p/>
        </draw:line>
        <draw:line draw:style-name="gr16" draw:text-style-name="P6" draw:layer="layout" svg:x1="5.82cm" svg:y1="5.673cm" svg:x2="7.634cm" svg:y2="6.589cm">
          <text:p/>
        </draw:line>
        <draw:line draw:style-name="gr16" draw:text-style-name="P6" draw:layer="layout" svg:x1="7.613cm" svg:y1="6.589cm" svg:x2="9.427cm" svg:y2="5.673cm">
          <text:p/>
        </draw:line>
        <draw:line draw:style-name="gr16" draw:text-style-name="P6" draw:layer="layout" svg:x1="5.304cm" svg:y1="9.231cm" svg:x2="7.597cm" svg:y2="10.003cm">
          <text:p/>
        </draw:line>
        <draw:line draw:style-name="gr16" draw:text-style-name="P6" draw:layer="layout" svg:x1="6.118cm" svg:y1="8.53cm" svg:x2="7.624cm" svg:y2="10.009cm">
          <text:p/>
        </draw:line>
        <draw:line draw:style-name="gr16" draw:text-style-name="P6" draw:layer="layout" svg:x1="9.936cm" svg:y1="9.231cm" svg:x2="7.643cm" svg:y2="10.003cm">
          <text:p/>
        </draw:line>
        <draw:line draw:style-name="gr16" draw:text-style-name="P6" draw:layer="layout" svg:x1="9.121cm" svg:y1="8.53cm" svg:x2="7.615cm" svg:y2="10.009cm">
          <text:p/>
        </draw:line>
        <draw:line draw:style-name="gr16" draw:text-style-name="P6" draw:layer="layout" svg:x1="4.343cm" svg:y1="3.232cm" svg:x2="4.33cm" svg:y2="3.964cm">
          <text:p/>
        </draw:line>
      </draw:page>
      <draw:page draw:name="page82"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frame draw:style-name="gr21" draw:text-style-name="P14" draw:layer="layout" svg:width="11.836cm" svg:height="3.326cm" svg:x="1.84cm" svg:y="1.63cm">
          <draw:text-box>
            <text:p text:style-name="P11"><text:span text:style-name="T5">1</text:span><text:span text:style-name="T7">st</text:span><text:span text:style-name="T5"> row of square sides for an 8D cube:</text:span></text:p>
          </draw:text-box>
        </draw:frame>
        <draw:line draw:style-name="gr16" draw:text-style-name="P6" draw:layer="layout" svg:x1="6.173cm" svg:y1="17.563cm" svg:x2="7.615cm" svg:y2="18.538cm">
          <text:p/>
        </draw:line>
        <draw:line draw:style-name="gr16" draw:text-style-name="P6" draw:layer="layout" svg:x1="6.621cm" svg:y1="17.221cm" svg:x2="7.622cm" svg:y2="18.54cm">
          <text:p/>
        </draw:line>
        <draw:line draw:style-name="gr16" draw:text-style-name="P6" draw:layer="layout" svg:x1="5.888cm" svg:y1="18.017cm" svg:x2="7.63cm" svg:y2="18.535cm">
          <text:p/>
        </draw:line>
        <draw:line draw:style-name="gr16" draw:text-style-name="P6" draw:layer="layout" svg:x1="7.162cm" svg:y1="16.976cm" svg:x2="7.628cm" svg:y2="18.539cm">
          <text:p/>
        </draw:line>
        <draw:line draw:style-name="gr26" draw:text-style-name="P6" draw:layer="layout" svg:x1="4.441cm" svg:y1="17.041cm" svg:x2="5.883cm" svg:y2="18.016cm">
          <text:p/>
        </draw:line>
        <draw:line draw:style-name="gr26" draw:text-style-name="P6" draw:layer="layout" svg:x1="4.441cm" svg:y1="17.049cm" svg:x2="6.183cm" svg:y2="17.567cm">
          <text:p/>
        </draw:line>
        <draw:line draw:style-name="gr26" draw:text-style-name="P6" draw:layer="layout" svg:x1="5.174cm" svg:y1="16.242cm" svg:x2="6.175cm" svg:y2="17.561cm">
          <text:p/>
        </draw:line>
        <draw:line draw:style-name="gr26" draw:text-style-name="P6" draw:layer="layout" svg:x1="5.183cm" svg:y1="16.246cm" svg:x2="6.625cm" svg:y2="17.221cm">
          <text:p/>
        </draw:line>
        <draw:line draw:style-name="gr26" draw:text-style-name="P6" draw:layer="layout" svg:x1="6.159cm" svg:y1="15.66cm" svg:x2="6.625cm" svg:y2="17.223cm">
          <text:p/>
        </draw:line>
        <draw:line draw:style-name="gr26" draw:text-style-name="P6" draw:layer="layout" svg:x1="6.165cm" svg:y1="15.669cm" svg:x2="7.166cm" svg:y2="16.988cm">
          <text:p/>
        </draw:line>
        <draw:line draw:style-name="gr26" draw:text-style-name="P6" draw:layer="layout" svg:x1="7.633cm" svg:y1="15.412cm" svg:x2="7.167cm" svg:y2="16.975cm">
          <text:p/>
        </draw:line>
        <draw:line draw:style-name="gr16" draw:text-style-name="P6" draw:layer="layout" svg:x1="9.082cm" svg:y1="17.563cm" svg:x2="7.64cm" svg:y2="18.538cm">
          <text:p/>
        </draw:line>
        <draw:line draw:style-name="gr16" draw:text-style-name="P6" draw:layer="layout" svg:x1="8.633cm" svg:y1="17.221cm" svg:x2="7.632cm" svg:y2="18.54cm">
          <text:p/>
        </draw:line>
        <draw:line draw:style-name="gr16" draw:text-style-name="P6" draw:layer="layout" svg:x1="9.367cm" svg:y1="18.017cm" svg:x2="7.625cm" svg:y2="18.535cm">
          <text:p/>
        </draw:line>
        <draw:line draw:style-name="gr16" draw:text-style-name="P6" draw:layer="layout" svg:x1="8.093cm" svg:y1="16.976cm" svg:x2="7.627cm" svg:y2="18.539cm">
          <text:p/>
        </draw:line>
        <draw:line draw:style-name="gr26" draw:text-style-name="P6" draw:layer="layout" svg:x1="10.814cm" svg:y1="17.041cm" svg:x2="9.372cm" svg:y2="18.016cm">
          <text:p/>
        </draw:line>
        <draw:line draw:style-name="gr26" draw:text-style-name="P6" draw:layer="layout" svg:x1="10.813cm" svg:y1="17.049cm" svg:x2="9.071cm" svg:y2="17.567cm">
          <text:p/>
        </draw:line>
        <draw:line draw:style-name="gr26" draw:text-style-name="P6" draw:layer="layout" svg:x1="10.08cm" svg:y1="16.242cm" svg:x2="9.079cm" svg:y2="17.561cm">
          <text:p/>
        </draw:line>
        <draw:line draw:style-name="gr26" draw:text-style-name="P6" draw:layer="layout" svg:x1="10.072cm" svg:y1="16.246cm" svg:x2="8.63cm" svg:y2="17.221cm">
          <text:p/>
        </draw:line>
        <draw:line draw:style-name="gr26" draw:text-style-name="P6" draw:layer="layout" svg:x1="9.096cm" svg:y1="15.66cm" svg:x2="8.63cm" svg:y2="17.223cm">
          <text:p/>
        </draw:line>
        <draw:line draw:style-name="gr26" draw:text-style-name="P6" draw:layer="layout" svg:x1="9.09cm" svg:y1="15.669cm" svg:x2="8.089cm" svg:y2="16.988cm">
          <text:p/>
        </draw:line>
        <draw:line draw:style-name="gr26" draw:text-style-name="P6" draw:layer="layout" svg:x1="7.635cm" svg:y1="15.412cm" svg:x2="8.101cm" svg:y2="16.975cm">
          <text:p/>
        </draw:line>
      </draw:page>
      <draw:page draw:name="page83"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2cm" svg:y1="17.575cm" svg:x2="7.614cm" svg:y2="18.55cm">
          <text:p/>
        </draw:line>
        <draw:line draw:style-name="gr16" draw:text-style-name="P6" draw:layer="layout" svg:x1="6.62cm" svg:y1="17.233cm" svg:x2="7.621cm" svg:y2="18.552cm">
          <text:p/>
        </draw:line>
        <draw:line draw:style-name="gr16" draw:text-style-name="P6" draw:layer="layout" svg:x1="5.887cm" svg:y1="18.029cm" svg:x2="7.629cm" svg:y2="18.547cm">
          <text:p/>
        </draw:line>
        <draw:line draw:style-name="gr16" draw:text-style-name="P6" draw:layer="layout" svg:x1="7.161cm" svg:y1="16.988cm" svg:x2="7.627cm" svg:y2="18.551cm">
          <text:p/>
        </draw:line>
        <draw:line draw:style-name="gr16" draw:text-style-name="P6" draw:layer="layout" svg:x1="4.44cm" svg:y1="17.053cm" svg:x2="5.882cm" svg:y2="18.028cm">
          <text:p/>
        </draw:line>
        <draw:line draw:style-name="gr16" draw:text-style-name="P6" draw:layer="layout" svg:x1="4.44cm" svg:y1="17.061cm" svg:x2="6.182cm" svg:y2="17.579cm">
          <text:p/>
        </draw:line>
        <draw:line draw:style-name="gr16" draw:text-style-name="P6" draw:layer="layout" svg:x1="5.173cm" svg:y1="16.254cm" svg:x2="6.174cm" svg:y2="17.573cm">
          <text:p/>
        </draw:line>
        <draw:line draw:style-name="gr16" draw:text-style-name="P6" draw:layer="layout" svg:x1="5.182cm" svg:y1="16.258cm" svg:x2="6.624cm" svg:y2="17.233cm">
          <text:p/>
        </draw:line>
        <draw:line draw:style-name="gr16" draw:text-style-name="P6" draw:layer="layout" svg:x1="6.158cm" svg:y1="15.672cm" svg:x2="6.624cm" svg:y2="17.235cm">
          <text:p/>
        </draw:line>
        <draw:line draw:style-name="gr16" draw:text-style-name="P6" draw:layer="layout" svg:x1="6.164cm" svg:y1="15.681cm" svg:x2="7.165cm" svg:y2="17cm">
          <text:p/>
        </draw:line>
        <draw:line draw:style-name="gr26" draw:text-style-name="P6" draw:layer="layout" svg:x1="3.442cm" svg:y1="15.737cm" svg:x2="4.443cm" svg:y2="17.056cm">
          <text:p/>
        </draw:line>
        <draw:line draw:style-name="gr26" draw:text-style-name="P6" draw:layer="layout" svg:x1="3.439cm" svg:y1="15.733cm" svg:x2="5.181cm" svg:y2="16.251cm">
          <text:p/>
        </draw:line>
        <draw:line draw:style-name="gr26" draw:text-style-name="P6" draw:layer="layout" svg:x1="4.723cm" svg:y1="14.705cm" svg:x2="5.189cm" svg:y2="16.268cm">
          <text:p/>
        </draw:line>
        <draw:line draw:style-name="gr26" draw:text-style-name="P6" draw:layer="layout" svg:x1="4.737cm" svg:y1="14.717cm" svg:x2="6.179cm" svg:y2="15.692cm">
          <text:p/>
        </draw:line>
        <draw:line draw:style-name="gr16" draw:text-style-name="P6" draw:layer="layout" svg:x1="7.632cm" svg:y1="15.424cm" svg:x2="7.166cm" svg:y2="16.987cm">
          <text:p/>
        </draw:line>
        <draw:line draw:style-name="gr26" draw:text-style-name="P6" draw:layer="layout" svg:x1="6.642cm" svg:y1="14.119cm" svg:x2="6.176cm" svg:y2="15.682cm">
          <text:p/>
        </draw:line>
        <draw:line draw:style-name="gr26" draw:text-style-name="P6" draw:layer="layout" svg:x1="6.648cm" svg:y1="14.117cm" svg:x2="7.649cm" svg:y2="15.436cm">
          <text:p/>
        </draw:line>
        <draw:line draw:style-name="gr16" draw:text-style-name="P6" draw:layer="layout" svg:x1="9.081cm" svg:y1="17.575cm" svg:x2="7.639cm" svg:y2="18.55cm">
          <text:p/>
        </draw:line>
        <draw:line draw:style-name="gr16" draw:text-style-name="P6" draw:layer="layout" svg:x1="8.632cm" svg:y1="17.233cm" svg:x2="7.631cm" svg:y2="18.552cm">
          <text:p/>
        </draw:line>
        <draw:line draw:style-name="gr16" draw:text-style-name="P6" draw:layer="layout" svg:x1="9.366cm" svg:y1="18.029cm" svg:x2="7.624cm" svg:y2="18.547cm">
          <text:p/>
        </draw:line>
        <draw:line draw:style-name="gr16" draw:text-style-name="P6" draw:layer="layout" svg:x1="8.092cm" svg:y1="16.988cm" svg:x2="7.626cm" svg:y2="18.551cm">
          <text:p/>
        </draw:line>
        <draw:line draw:style-name="gr16" draw:text-style-name="P6" draw:layer="layout" svg:x1="10.813cm" svg:y1="17.053cm" svg:x2="9.371cm" svg:y2="18.028cm">
          <text:p/>
        </draw:line>
        <draw:line draw:style-name="gr16" draw:text-style-name="P6" draw:layer="layout" svg:x1="10.812cm" svg:y1="17.061cm" svg:x2="9.07cm" svg:y2="17.579cm">
          <text:p/>
        </draw:line>
        <draw:line draw:style-name="gr16" draw:text-style-name="P6" draw:layer="layout" svg:x1="10.079cm" svg:y1="16.254cm" svg:x2="9.078cm" svg:y2="17.573cm">
          <text:p/>
        </draw:line>
        <draw:line draw:style-name="gr16" draw:text-style-name="P6" draw:layer="layout" svg:x1="10.071cm" svg:y1="16.258cm" svg:x2="8.629cm" svg:y2="17.233cm">
          <text:p/>
        </draw:line>
        <draw:line draw:style-name="gr16" draw:text-style-name="P6" draw:layer="layout" svg:x1="9.095cm" svg:y1="15.672cm" svg:x2="8.629cm" svg:y2="17.235cm">
          <text:p/>
        </draw:line>
        <draw:line draw:style-name="gr16" draw:text-style-name="P6" draw:layer="layout" svg:x1="9.089cm" svg:y1="15.681cm" svg:x2="8.088cm" svg:y2="17cm">
          <text:p/>
        </draw:line>
        <draw:line draw:style-name="gr26" draw:text-style-name="P6" draw:layer="layout" svg:x1="11.811cm" svg:y1="15.737cm" svg:x2="10.81cm" svg:y2="17.056cm">
          <text:p/>
        </draw:line>
        <draw:line draw:style-name="gr26" draw:text-style-name="P6" draw:layer="layout" svg:x1="11.814cm" svg:y1="15.733cm" svg:x2="10.072cm" svg:y2="16.251cm">
          <text:p/>
        </draw:line>
        <draw:line draw:style-name="gr26" draw:text-style-name="P6" draw:layer="layout" svg:x1="10.53cm" svg:y1="14.705cm" svg:x2="10.064cm" svg:y2="16.268cm">
          <text:p/>
        </draw:line>
        <draw:line draw:style-name="gr26" draw:text-style-name="P6" draw:layer="layout" svg:x1="10.516cm" svg:y1="14.717cm" svg:x2="9.074cm" svg:y2="15.692cm">
          <text:p/>
        </draw:line>
        <draw:line draw:style-name="gr16" draw:text-style-name="P6" draw:layer="layout" svg:x1="7.634cm" svg:y1="15.424cm" svg:x2="8.1cm" svg:y2="16.987cm">
          <text:p/>
        </draw:line>
        <draw:line draw:style-name="gr26" draw:text-style-name="P6" draw:layer="layout" svg:x1="8.611cm" svg:y1="14.119cm" svg:x2="9.077cm" svg:y2="15.682cm">
          <text:p/>
        </draw:line>
        <draw:line draw:style-name="gr26" draw:text-style-name="P6" draw:layer="layout" svg:x1="8.605cm" svg:y1="14.117cm" svg:x2="7.604cm" svg:y2="15.436cm">
          <text:p/>
        </draw:line>
      </draw:page>
      <draw:page draw:name="page84"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1cm" svg:y1="17.587cm" svg:x2="7.613cm" svg:y2="18.562cm">
          <text:p/>
        </draw:line>
        <draw:line draw:style-name="gr16" draw:text-style-name="P6" draw:layer="layout" svg:x1="6.619cm" svg:y1="17.245cm" svg:x2="7.62cm" svg:y2="18.564cm">
          <text:p/>
        </draw:line>
        <draw:line draw:style-name="gr16" draw:text-style-name="P6" draw:layer="layout" svg:x1="5.886cm" svg:y1="18.041cm" svg:x2="7.628cm" svg:y2="18.559cm">
          <text:p/>
        </draw:line>
        <draw:line draw:style-name="gr16" draw:text-style-name="P6" draw:layer="layout" svg:x1="7.16cm" svg:y1="17cm" svg:x2="7.626cm" svg:y2="18.563cm">
          <text:p/>
        </draw:line>
        <draw:line draw:style-name="gr16" draw:text-style-name="P6" draw:layer="layout" svg:x1="4.439cm" svg:y1="17.065cm" svg:x2="5.881cm" svg:y2="18.04cm">
          <text:p/>
        </draw:line>
        <draw:line draw:style-name="gr16" draw:text-style-name="P6" draw:layer="layout" svg:x1="4.439cm" svg:y1="17.073cm" svg:x2="6.181cm" svg:y2="17.591cm">
          <text:p/>
        </draw:line>
        <draw:line draw:style-name="gr16" draw:text-style-name="P6" draw:layer="layout" svg:x1="5.172cm" svg:y1="16.266cm" svg:x2="6.173cm" svg:y2="17.585cm">
          <text:p/>
        </draw:line>
        <draw:line draw:style-name="gr16" draw:text-style-name="P6" draw:layer="layout" svg:x1="5.181cm" svg:y1="16.27cm" svg:x2="6.623cm" svg:y2="17.245cm">
          <text:p/>
        </draw:line>
        <draw:line draw:style-name="gr16" draw:text-style-name="P6" draw:layer="layout" svg:x1="6.157cm" svg:y1="15.684cm" svg:x2="6.623cm" svg:y2="17.247cm">
          <text:p/>
        </draw:line>
        <draw:line draw:style-name="gr16" draw:text-style-name="P6" draw:layer="layout" svg:x1="6.163cm" svg:y1="15.693cm" svg:x2="7.164cm" svg:y2="17.012cm">
          <text:p/>
        </draw:line>
        <draw:line draw:style-name="gr16" draw:text-style-name="P6" draw:layer="layout" svg:x1="3.441cm" svg:y1="15.749cm" svg:x2="4.442cm" svg:y2="17.068cm">
          <text:p/>
        </draw:line>
        <draw:line draw:style-name="gr16" draw:text-style-name="P6" draw:layer="layout" svg:x1="3.438cm" svg:y1="15.745cm" svg:x2="5.18cm" svg:y2="16.263cm">
          <text:p/>
        </draw:line>
        <draw:line draw:style-name="gr16" draw:text-style-name="P6" draw:layer="layout" svg:x1="4.722cm" svg:y1="14.717cm" svg:x2="5.188cm" svg:y2="16.28cm">
          <text:p/>
        </draw:line>
        <draw:line draw:style-name="gr16" draw:text-style-name="P6" draw:layer="layout" svg:x1="4.736cm" svg:y1="14.729cm" svg:x2="6.178cm" svg:y2="15.704cm">
          <text:p/>
        </draw:line>
        <draw:line draw:style-name="gr26" draw:text-style-name="P6" draw:layer="layout" svg:x1="2.976cm" svg:y1="14.188cm" svg:x2="3.442cm" svg:y2="15.751cm">
          <text:p/>
        </draw:line>
        <draw:line draw:style-name="gr26" draw:text-style-name="P6" draw:layer="layout" svg:x1="2.98cm" svg:y1="14.203cm" svg:x2="4.722cm" svg:y2="14.721cm">
          <text:p/>
        </draw:line>
        <draw:line draw:style-name="gr16" draw:text-style-name="P6" draw:layer="layout" svg:x1="7.631cm" svg:y1="15.436cm" svg:x2="7.165cm" svg:y2="16.999cm">
          <text:p/>
        </draw:line>
        <draw:line draw:style-name="gr16" draw:text-style-name="P6" draw:layer="layout" svg:x1="6.641cm" svg:y1="14.131cm" svg:x2="6.175cm" svg:y2="15.694cm">
          <text:p/>
        </draw:line>
        <draw:line draw:style-name="gr26" draw:text-style-name="P6" draw:layer="layout" svg:x1="5.181cm" svg:y1="13.153cm" svg:x2="4.715cm" svg:y2="14.716cm">
          <text:p/>
        </draw:line>
        <draw:line draw:style-name="gr26" draw:text-style-name="P6" draw:layer="layout" svg:x1="5.205cm" svg:y1="13.165cm" svg:x2="6.647cm" svg:y2="14.14cm">
          <text:p/>
        </draw:line>
        <draw:line draw:style-name="gr16" draw:text-style-name="P6" draw:layer="layout" svg:x1="6.647cm" svg:y1="14.129cm" svg:x2="7.648cm" svg:y2="15.448cm">
          <text:p/>
        </draw:line>
        <draw:line draw:style-name="gr26" draw:text-style-name="P6" draw:layer="layout" svg:x1="7.63cm" svg:y1="12.824cm" svg:x2="6.629cm" svg:y2="14.143cm">
          <text:p/>
        </draw:line>
        <draw:line draw:style-name="gr26" draw:text-style-name="P6" draw:layer="layout" svg:x1="5.205cm" svg:y1="13.166cm" svg:x2="6.647cm" svg:y2="14.141cm">
          <text:p/>
        </draw:line>
        <draw:line draw:style-name="gr16" draw:text-style-name="P6" draw:layer="layout" svg:x1="9.08cm" svg:y1="17.587cm" svg:x2="7.638cm" svg:y2="18.562cm">
          <text:p/>
        </draw:line>
        <draw:line draw:style-name="gr16" draw:text-style-name="P6" draw:layer="layout" svg:x1="8.631cm" svg:y1="17.245cm" svg:x2="7.63cm" svg:y2="18.564cm">
          <text:p/>
        </draw:line>
        <draw:line draw:style-name="gr16" draw:text-style-name="P6" draw:layer="layout" svg:x1="9.365cm" svg:y1="18.041cm" svg:x2="7.623cm" svg:y2="18.559cm">
          <text:p/>
        </draw:line>
        <draw:line draw:style-name="gr16" draw:text-style-name="P6" draw:layer="layout" svg:x1="8.091cm" svg:y1="17cm" svg:x2="7.625cm" svg:y2="18.563cm">
          <text:p/>
        </draw:line>
        <draw:line draw:style-name="gr16" draw:text-style-name="P6" draw:layer="layout" svg:x1="10.812cm" svg:y1="17.065cm" svg:x2="9.37cm" svg:y2="18.04cm">
          <text:p/>
        </draw:line>
        <draw:line draw:style-name="gr16" draw:text-style-name="P6" draw:layer="layout" svg:x1="10.811cm" svg:y1="17.073cm" svg:x2="9.069cm" svg:y2="17.591cm">
          <text:p/>
        </draw:line>
        <draw:line draw:style-name="gr16" draw:text-style-name="P6" draw:layer="layout" svg:x1="10.078cm" svg:y1="16.266cm" svg:x2="9.077cm" svg:y2="17.585cm">
          <text:p/>
        </draw:line>
        <draw:line draw:style-name="gr16" draw:text-style-name="P6" draw:layer="layout" svg:x1="10.07cm" svg:y1="16.27cm" svg:x2="8.628cm" svg:y2="17.245cm">
          <text:p/>
        </draw:line>
        <draw:line draw:style-name="gr16" draw:text-style-name="P6" draw:layer="layout" svg:x1="9.094cm" svg:y1="15.684cm" svg:x2="8.628cm" svg:y2="17.247cm">
          <text:p/>
        </draw:line>
        <draw:line draw:style-name="gr16" draw:text-style-name="P6" draw:layer="layout" svg:x1="9.088cm" svg:y1="15.693cm" svg:x2="8.087cm" svg:y2="17.012cm">
          <text:p/>
        </draw:line>
        <draw:line draw:style-name="gr16" draw:text-style-name="P6" draw:layer="layout" svg:x1="11.81cm" svg:y1="15.749cm" svg:x2="10.809cm" svg:y2="17.068cm">
          <text:p/>
        </draw:line>
        <draw:line draw:style-name="gr16" draw:text-style-name="P6" draw:layer="layout" svg:x1="11.813cm" svg:y1="15.745cm" svg:x2="10.071cm" svg:y2="16.263cm">
          <text:p/>
        </draw:line>
        <draw:line draw:style-name="gr16" draw:text-style-name="P6" draw:layer="layout" svg:x1="10.529cm" svg:y1="14.717cm" svg:x2="10.063cm" svg:y2="16.28cm">
          <text:p/>
        </draw:line>
        <draw:line draw:style-name="gr16" draw:text-style-name="P6" draw:layer="layout" svg:x1="10.515cm" svg:y1="14.729cm" svg:x2="9.073cm" svg:y2="15.704cm">
          <text:p/>
        </draw:line>
        <draw:line draw:style-name="gr26" draw:text-style-name="P6" draw:layer="layout" svg:x1="12.275cm" svg:y1="14.188cm" svg:x2="11.809cm" svg:y2="15.751cm">
          <text:p/>
        </draw:line>
        <draw:line draw:style-name="gr26" draw:text-style-name="P6" draw:layer="layout" svg:x1="12.27cm" svg:y1="14.203cm" svg:x2="10.528cm" svg:y2="14.721cm">
          <text:p/>
        </draw:line>
        <draw:line draw:style-name="gr16" draw:text-style-name="P6" draw:layer="layout" svg:x1="7.633cm" svg:y1="15.436cm" svg:x2="8.099cm" svg:y2="16.999cm">
          <text:p/>
        </draw:line>
        <draw:line draw:style-name="gr16" draw:text-style-name="P6" draw:layer="layout" svg:x1="8.61cm" svg:y1="14.131cm" svg:x2="9.076cm" svg:y2="15.694cm">
          <text:p/>
        </draw:line>
        <draw:line draw:style-name="gr26" draw:text-style-name="P6" draw:layer="layout" svg:x1="10.07cm" svg:y1="13.153cm" svg:x2="10.536cm" svg:y2="14.716cm">
          <text:p/>
        </draw:line>
        <draw:line draw:style-name="gr26" draw:text-style-name="P6" draw:layer="layout" svg:x1="10.045cm" svg:y1="13.165cm" svg:x2="8.603cm" svg:y2="14.14cm">
          <text:p/>
        </draw:line>
        <draw:line draw:style-name="gr16" draw:text-style-name="P6" draw:layer="layout" svg:x1="8.604cm" svg:y1="14.129cm" svg:x2="7.603cm" svg:y2="15.448cm">
          <text:p/>
        </draw:line>
        <draw:line draw:style-name="gr26" draw:text-style-name="P6" draw:layer="layout" svg:x1="7.621cm" svg:y1="12.824cm" svg:x2="8.622cm" svg:y2="14.143cm">
          <text:p/>
        </draw:line>
        <draw:line draw:style-name="gr26" draw:text-style-name="P6" draw:layer="layout" svg:x1="10.045cm" svg:y1="13.166cm" svg:x2="8.603cm" svg:y2="14.141cm">
          <text:p/>
        </draw:line>
      </draw:page>
      <draw:page draw:name="page85"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7cm" svg:y1="17.599cm" svg:x2="7.612cm" svg:y2="18.574cm">
          <text:p/>
        </draw:line>
        <draw:line draw:style-name="gr16" draw:text-style-name="P6" draw:layer="layout" svg:x1="6.618cm" svg:y1="17.257cm" svg:x2="7.619cm" svg:y2="18.576cm">
          <text:p/>
        </draw:line>
        <draw:line draw:style-name="gr16" draw:text-style-name="P6" draw:layer="layout" svg:x1="5.885cm" svg:y1="18.053cm" svg:x2="7.627cm" svg:y2="18.571cm">
          <text:p/>
        </draw:line>
        <draw:line draw:style-name="gr16" draw:text-style-name="P6" draw:layer="layout" svg:x1="7.159cm" svg:y1="17.012cm" svg:x2="7.625cm" svg:y2="18.575cm">
          <text:p/>
        </draw:line>
        <draw:line draw:style-name="gr16" draw:text-style-name="P6" draw:layer="layout" svg:x1="4.438cm" svg:y1="17.077cm" svg:x2="5.88cm" svg:y2="18.052cm">
          <text:p/>
        </draw:line>
        <draw:line draw:style-name="gr16" draw:text-style-name="P6" draw:layer="layout" svg:x1="4.438cm" svg:y1="17.085cm" svg:x2="6.18cm" svg:y2="17.603cm">
          <text:p/>
        </draw:line>
        <draw:line draw:style-name="gr16" draw:text-style-name="P6" draw:layer="layout" svg:x1="5.171cm" svg:y1="16.278cm" svg:x2="6.172cm" svg:y2="17.597cm">
          <text:p/>
        </draw:line>
        <draw:line draw:style-name="gr16" draw:text-style-name="P6" draw:layer="layout" svg:x1="5.18cm" svg:y1="16.282cm" svg:x2="6.622cm" svg:y2="17.257cm">
          <text:p/>
        </draw:line>
        <draw:line draw:style-name="gr16" draw:text-style-name="P6" draw:layer="layout" svg:x1="6.156cm" svg:y1="15.696cm" svg:x2="6.622cm" svg:y2="17.259cm">
          <text:p/>
        </draw:line>
        <draw:line draw:style-name="gr16" draw:text-style-name="P6" draw:layer="layout" svg:x1="6.162cm" svg:y1="15.705cm" svg:x2="7.163cm" svg:y2="17.024cm">
          <text:p/>
        </draw:line>
        <draw:line draw:style-name="gr16" draw:text-style-name="P6" draw:layer="layout" svg:x1="3.44cm" svg:y1="15.761cm" svg:x2="4.441cm" svg:y2="17.08cm">
          <text:p/>
        </draw:line>
        <draw:line draw:style-name="gr16" draw:text-style-name="P6" draw:layer="layout" svg:x1="3.437cm" svg:y1="15.757cm" svg:x2="5.179cm" svg:y2="16.275cm">
          <text:p/>
        </draw:line>
        <draw:line draw:style-name="gr16" draw:text-style-name="P6" draw:layer="layout" svg:x1="4.721cm" svg:y1="14.729cm" svg:x2="5.187cm" svg:y2="16.292cm">
          <text:p/>
        </draw:line>
        <draw:line draw:style-name="gr16" draw:text-style-name="P6" draw:layer="layout" svg:x1="4.735cm" svg:y1="14.741cm" svg:x2="6.177cm" svg:y2="15.716cm">
          <text:p/>
        </draw:line>
        <draw:line draw:style-name="gr16" draw:text-style-name="P6" draw:layer="layout" svg:x1="2.975cm" svg:y1="14.2cm" svg:x2="3.441cm" svg:y2="15.763cm">
          <text:p/>
        </draw:line>
        <draw:line draw:style-name="gr16" draw:text-style-name="P6" draw:layer="layout" svg:x1="2.979cm" svg:y1="14.215cm" svg:x2="4.721cm" svg:y2="14.733cm">
          <text:p/>
        </draw:line>
        <draw:line draw:style-name="gr16" draw:text-style-name="P6" draw:layer="layout" svg:x1="7.63cm" svg:y1="15.448cm" svg:x2="7.164cm" svg:y2="17.011cm">
          <text:p/>
        </draw:line>
        <draw:line draw:style-name="gr16" draw:text-style-name="P6" draw:layer="layout" svg:x1="6.64cm" svg:y1="14.143cm" svg:x2="6.174cm" svg:y2="15.706cm">
          <text:p/>
        </draw:line>
        <draw:line draw:style-name="gr16" draw:text-style-name="P6" draw:layer="layout" svg:x1="5.18cm" svg:y1="13.165cm" svg:x2="4.714cm" svg:y2="14.728cm">
          <text:p/>
        </draw:line>
        <draw:line draw:style-name="gr26" draw:text-style-name="P6" draw:layer="layout" svg:x1="3.46cm" svg:y1="12.649cm" svg:x2="2.994cm" svg:y2="14.212cm">
          <text:p/>
        </draw:line>
        <draw:line draw:style-name="gr26" draw:text-style-name="P6" draw:layer="layout" svg:x1="3.464cm" svg:y1="12.662cm" svg:x2="5.206cm" svg:y2="13.18cm">
          <text:p/>
        </draw:line>
        <draw:line draw:style-name="gr16" draw:text-style-name="P6" draw:layer="layout" svg:x1="5.204cm" svg:y1="13.177cm" svg:x2="6.646cm" svg:y2="14.152cm">
          <text:p/>
        </draw:line>
        <draw:line draw:style-name="gr16" draw:text-style-name="P6" draw:layer="layout" svg:x1="6.646cm" svg:y1="14.141cm" svg:x2="7.647cm" svg:y2="15.46cm">
          <text:p/>
        </draw:line>
        <draw:line draw:style-name="gr26" draw:text-style-name="P6" draw:layer="layout" svg:x1="6.18cm" svg:y1="11.856cm" svg:x2="5.179cm" svg:y2="13.175cm">
          <text:p/>
        </draw:line>
        <draw:line draw:style-name="gr16" draw:text-style-name="P6" draw:layer="layout" svg:x1="7.629cm" svg:y1="12.836cm" svg:x2="6.628cm" svg:y2="14.155cm">
          <text:p/>
        </draw:line>
        <draw:line draw:style-name="gr16" draw:text-style-name="P6" draw:layer="layout" svg:x1="5.204cm" svg:y1="13.178cm" svg:x2="6.646cm" svg:y2="14.153cm">
          <text:p/>
        </draw:line>
        <draw:line draw:style-name="gr26" draw:text-style-name="P6" draw:layer="layout" svg:x1="6.182cm" svg:y1="11.861cm" svg:x2="7.624cm" svg:y2="12.836cm">
          <text:p/>
        </draw:line>
        <draw:line draw:style-name="gr16" draw:text-style-name="P6" draw:layer="layout" svg:x1="9.079cm" svg:y1="17.599cm" svg:x2="7.637cm" svg:y2="18.574cm">
          <text:p/>
        </draw:line>
        <draw:line draw:style-name="gr16" draw:text-style-name="P6" draw:layer="layout" svg:x1="8.63cm" svg:y1="17.257cm" svg:x2="7.629cm" svg:y2="18.576cm">
          <text:p/>
        </draw:line>
        <draw:line draw:style-name="gr16" draw:text-style-name="P6" draw:layer="layout" svg:x1="9.364cm" svg:y1="18.053cm" svg:x2="7.622cm" svg:y2="18.571cm">
          <text:p/>
        </draw:line>
        <draw:line draw:style-name="gr16" draw:text-style-name="P6" draw:layer="layout" svg:x1="8.09cm" svg:y1="17.012cm" svg:x2="7.624cm" svg:y2="18.575cm">
          <text:p/>
        </draw:line>
        <draw:line draw:style-name="gr16" draw:text-style-name="P6" draw:layer="layout" svg:x1="10.811cm" svg:y1="17.077cm" svg:x2="9.369cm" svg:y2="18.052cm">
          <text:p/>
        </draw:line>
        <draw:line draw:style-name="gr16" draw:text-style-name="P6" draw:layer="layout" svg:x1="10.81cm" svg:y1="17.085cm" svg:x2="9.068cm" svg:y2="17.603cm">
          <text:p/>
        </draw:line>
        <draw:line draw:style-name="gr16" draw:text-style-name="P6" draw:layer="layout" svg:x1="10.077cm" svg:y1="16.278cm" svg:x2="9.076cm" svg:y2="17.597cm">
          <text:p/>
        </draw:line>
        <draw:line draw:style-name="gr16" draw:text-style-name="P6" draw:layer="layout" svg:x1="10.069cm" svg:y1="16.282cm" svg:x2="8.627cm" svg:y2="17.257cm">
          <text:p/>
        </draw:line>
        <draw:line draw:style-name="gr16" draw:text-style-name="P6" draw:layer="layout" svg:x1="9.093cm" svg:y1="15.696cm" svg:x2="8.627cm" svg:y2="17.259cm">
          <text:p/>
        </draw:line>
        <draw:line draw:style-name="gr16" draw:text-style-name="P6" draw:layer="layout" svg:x1="9.087cm" svg:y1="15.705cm" svg:x2="8.086cm" svg:y2="17.024cm">
          <text:p/>
        </draw:line>
        <draw:line draw:style-name="gr16" draw:text-style-name="P6" draw:layer="layout" svg:x1="11.809cm" svg:y1="15.761cm" svg:x2="10.808cm" svg:y2="17.08cm">
          <text:p/>
        </draw:line>
        <draw:line draw:style-name="gr16" draw:text-style-name="P6" draw:layer="layout" svg:x1="11.812cm" svg:y1="15.757cm" svg:x2="10.07cm" svg:y2="16.275cm">
          <text:p/>
        </draw:line>
        <draw:line draw:style-name="gr16" draw:text-style-name="P6" draw:layer="layout" svg:x1="10.528cm" svg:y1="14.729cm" svg:x2="10.062cm" svg:y2="16.292cm">
          <text:p/>
        </draw:line>
        <draw:line draw:style-name="gr16" draw:text-style-name="P6" draw:layer="layout" svg:x1="10.514cm" svg:y1="14.741cm" svg:x2="9.072cm" svg:y2="15.716cm">
          <text:p/>
        </draw:line>
        <draw:line draw:style-name="gr16" draw:text-style-name="P6" draw:layer="layout" svg:x1="12.274cm" svg:y1="14.2cm" svg:x2="11.808cm" svg:y2="15.763cm">
          <text:p/>
        </draw:line>
        <draw:line draw:style-name="gr16" draw:text-style-name="P6" draw:layer="layout" svg:x1="12.269cm" svg:y1="14.215cm" svg:x2="10.527cm" svg:y2="14.733cm">
          <text:p/>
        </draw:line>
        <draw:line draw:style-name="gr16" draw:text-style-name="P6" draw:layer="layout" svg:x1="7.632cm" svg:y1="15.448cm" svg:x2="8.098cm" svg:y2="17.011cm">
          <text:p/>
        </draw:line>
        <draw:line draw:style-name="gr16" draw:text-style-name="P6" draw:layer="layout" svg:x1="8.609cm" svg:y1="14.143cm" svg:x2="9.075cm" svg:y2="15.706cm">
          <text:p/>
        </draw:line>
        <draw:line draw:style-name="gr16" draw:text-style-name="P6" draw:layer="layout" svg:x1="10.069cm" svg:y1="13.165cm" svg:x2="10.535cm" svg:y2="14.728cm">
          <text:p/>
        </draw:line>
        <draw:line draw:style-name="gr26" draw:text-style-name="P6" draw:layer="layout" svg:x1="11.789cm" svg:y1="12.649cm" svg:x2="12.255cm" svg:y2="14.212cm">
          <text:p/>
        </draw:line>
        <draw:line draw:style-name="gr26" draw:text-style-name="P6" draw:layer="layout" svg:x1="11.784cm" svg:y1="12.662cm" svg:x2="10.042cm" svg:y2="13.18cm">
          <text:p/>
        </draw:line>
        <draw:line draw:style-name="gr16" draw:text-style-name="P6" draw:layer="layout" svg:x1="10.044cm" svg:y1="13.177cm" svg:x2="8.602cm" svg:y2="14.152cm">
          <text:p/>
        </draw:line>
        <draw:line draw:style-name="gr16" draw:text-style-name="P6" draw:layer="layout" svg:x1="8.603cm" svg:y1="14.141cm" svg:x2="7.602cm" svg:y2="15.46cm">
          <text:p/>
        </draw:line>
        <draw:line draw:style-name="gr26" draw:text-style-name="P6" draw:layer="layout" svg:x1="9.068cm" svg:y1="11.856cm" svg:x2="10.069cm" svg:y2="13.175cm">
          <text:p/>
        </draw:line>
        <draw:line draw:style-name="gr16" draw:text-style-name="P6" draw:layer="layout" svg:x1="7.62cm" svg:y1="12.836cm" svg:x2="8.621cm" svg:y2="14.155cm">
          <text:p/>
        </draw:line>
        <draw:line draw:style-name="gr16" draw:text-style-name="P6" draw:layer="layout" svg:x1="10.044cm" svg:y1="13.178cm" svg:x2="8.602cm" svg:y2="14.153cm">
          <text:p/>
        </draw:line>
        <draw:line draw:style-name="gr26" draw:text-style-name="P6" draw:layer="layout" svg:x1="9.067cm" svg:y1="11.861cm" svg:x2="7.625cm" svg:y2="12.836cm">
          <text:p/>
        </draw:line>
      </draw:page>
      <draw:page draw:name="page86"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9cm" svg:y1="17.611cm" svg:x2="7.611cm" svg:y2="18.586cm">
          <text:p/>
        </draw:line>
        <draw:line draw:style-name="gr16" draw:text-style-name="P6" draw:layer="layout" svg:x1="6.617cm" svg:y1="17.269cm" svg:x2="7.618cm" svg:y2="18.588cm">
          <text:p/>
        </draw:line>
        <draw:line draw:style-name="gr16" draw:text-style-name="P6" draw:layer="layout" svg:x1="5.884cm" svg:y1="18.065cm" svg:x2="7.626cm" svg:y2="18.583cm">
          <text:p/>
        </draw:line>
        <draw:line draw:style-name="gr16" draw:text-style-name="P6" draw:layer="layout" svg:x1="7.158cm" svg:y1="17.024cm" svg:x2="7.624cm" svg:y2="18.587cm">
          <text:p/>
        </draw:line>
        <draw:line draw:style-name="gr16" draw:text-style-name="P6" draw:layer="layout" svg:x1="4.437cm" svg:y1="17.089cm" svg:x2="5.879cm" svg:y2="18.064cm">
          <text:p/>
        </draw:line>
        <draw:line draw:style-name="gr16" draw:text-style-name="P6" draw:layer="layout" svg:x1="4.437cm" svg:y1="17.097cm" svg:x2="6.179cm" svg:y2="17.615cm">
          <text:p/>
        </draw:line>
        <draw:line draw:style-name="gr16" draw:text-style-name="P6" draw:layer="layout" svg:x1="5.17cm" svg:y1="16.29cm" svg:x2="6.171cm" svg:y2="17.609cm">
          <text:p/>
        </draw:line>
        <draw:line draw:style-name="gr16" draw:text-style-name="P6" draw:layer="layout" svg:x1="5.179cm" svg:y1="16.294cm" svg:x2="6.621cm" svg:y2="17.269cm">
          <text:p/>
        </draw:line>
        <draw:line draw:style-name="gr16" draw:text-style-name="P6" draw:layer="layout" svg:x1="6.155cm" svg:y1="15.708cm" svg:x2="6.621cm" svg:y2="17.271cm">
          <text:p/>
        </draw:line>
        <draw:line draw:style-name="gr16" draw:text-style-name="P6" draw:layer="layout" svg:x1="6.161cm" svg:y1="15.717cm" svg:x2="7.162cm" svg:y2="17.036cm">
          <text:p/>
        </draw:line>
        <draw:line draw:style-name="gr16" draw:text-style-name="P6" draw:layer="layout" svg:x1="3.439cm" svg:y1="15.773cm" svg:x2="4.44cm" svg:y2="17.092cm">
          <text:p/>
        </draw:line>
        <draw:line draw:style-name="gr16" draw:text-style-name="P6" draw:layer="layout" svg:x1="3.436cm" svg:y1="15.769cm" svg:x2="5.178cm" svg:y2="16.287cm">
          <text:p/>
        </draw:line>
        <draw:line draw:style-name="gr16" draw:text-style-name="P6" draw:layer="layout" svg:x1="4.72cm" svg:y1="14.741cm" svg:x2="5.186cm" svg:y2="16.304cm">
          <text:p/>
        </draw:line>
        <draw:line draw:style-name="gr16" draw:text-style-name="P6" draw:layer="layout" svg:x1="4.734cm" svg:y1="14.753cm" svg:x2="6.176cm" svg:y2="15.728cm">
          <text:p/>
        </draw:line>
        <draw:line draw:style-name="gr16" draw:text-style-name="P6" draw:layer="layout" svg:x1="2.974cm" svg:y1="14.212cm" svg:x2="3.44cm" svg:y2="15.775cm">
          <text:p/>
        </draw:line>
        <draw:line draw:style-name="gr16" draw:text-style-name="P6" draw:layer="layout" svg:x1="2.978cm" svg:y1="14.227cm" svg:x2="4.72cm" svg:y2="14.745cm">
          <text:p/>
        </draw:line>
        <draw:line draw:style-name="gr16" draw:text-style-name="P6" draw:layer="layout" svg:x1="7.629cm" svg:y1="15.46cm" svg:x2="7.163cm" svg:y2="17.023cm">
          <text:p/>
        </draw:line>
        <draw:line draw:style-name="gr16" draw:text-style-name="P6" draw:layer="layout" svg:x1="6.639cm" svg:y1="14.155cm" svg:x2="6.173cm" svg:y2="15.718cm">
          <text:p/>
        </draw:line>
        <draw:line draw:style-name="gr16" draw:text-style-name="P6" draw:layer="layout" svg:x1="5.179cm" svg:y1="13.177cm" svg:x2="4.713cm" svg:y2="14.74cm">
          <text:p/>
        </draw:line>
        <draw:line draw:style-name="gr16" draw:text-style-name="P6" draw:layer="layout" svg:x1="3.459cm" svg:y1="12.661cm" svg:x2="2.993cm" svg:y2="14.224cm">
          <text:p/>
        </draw:line>
        <draw:line draw:style-name="gr16" draw:text-style-name="P6" draw:layer="layout" svg:x1="3.463cm" svg:y1="12.674cm" svg:x2="5.205cm" svg:y2="13.192cm">
          <text:p/>
        </draw:line>
        <draw:line draw:style-name="gr16" draw:text-style-name="P6" draw:layer="layout" svg:x1="5.203cm" svg:y1="13.189cm" svg:x2="6.645cm" svg:y2="14.164cm">
          <text:p/>
        </draw:line>
        <draw:line draw:style-name="gr16" draw:text-style-name="P6" draw:layer="layout" svg:x1="6.645cm" svg:y1="14.153cm" svg:x2="7.646cm" svg:y2="15.472cm">
          <text:p/>
        </draw:line>
        <draw:line draw:style-name="gr26" draw:text-style-name="P6" draw:layer="layout" svg:x1="4.458cm" svg:y1="11.348cm" svg:x2="3.457cm" svg:y2="12.667cm">
          <text:p/>
        </draw:line>
        <draw:line draw:style-name="gr16" draw:text-style-name="P6" draw:layer="layout" svg:x1="6.179cm" svg:y1="11.868cm" svg:x2="5.178cm" svg:y2="13.187cm">
          <text:p/>
        </draw:line>
        <draw:line draw:style-name="gr16" draw:text-style-name="P6" draw:layer="layout" svg:x1="7.628cm" svg:y1="12.848cm" svg:x2="6.627cm" svg:y2="14.167cm">
          <text:p/>
        </draw:line>
        <draw:line draw:style-name="gr26" draw:text-style-name="P6" draw:layer="layout" svg:x1="4.429cm" svg:y1="11.357cm" svg:x2="6.171cm" svg:y2="11.875cm">
          <text:p/>
        </draw:line>
        <draw:line draw:style-name="gr16" draw:text-style-name="P6" draw:layer="layout" svg:x1="5.203cm" svg:y1="13.19cm" svg:x2="6.645cm" svg:y2="14.165cm">
          <text:p/>
        </draw:line>
        <draw:line draw:style-name="gr16" draw:text-style-name="P6" draw:layer="layout" svg:x1="6.181cm" svg:y1="11.873cm" svg:x2="7.623cm" svg:y2="12.848cm">
          <text:p/>
        </draw:line>
        <draw:line draw:style-name="gr26" draw:text-style-name="P6" draw:layer="layout" svg:x1="7.615cm" svg:y1="10.914cm" svg:x2="6.173cm" svg:y2="11.889cm">
          <text:p/>
        </draw:line>
        <draw:line draw:style-name="gr16" draw:text-style-name="P6" draw:layer="layout" svg:x1="9.078cm" svg:y1="17.611cm" svg:x2="7.636cm" svg:y2="18.586cm">
          <text:p/>
        </draw:line>
        <draw:line draw:style-name="gr16" draw:text-style-name="P6" draw:layer="layout" svg:x1="8.629cm" svg:y1="17.269cm" svg:x2="7.628cm" svg:y2="18.588cm">
          <text:p/>
        </draw:line>
        <draw:line draw:style-name="gr16" draw:text-style-name="P6" draw:layer="layout" svg:x1="9.363cm" svg:y1="18.065cm" svg:x2="7.621cm" svg:y2="18.583cm">
          <text:p/>
        </draw:line>
        <draw:line draw:style-name="gr16" draw:text-style-name="P6" draw:layer="layout" svg:x1="8.089cm" svg:y1="17.024cm" svg:x2="7.623cm" svg:y2="18.587cm">
          <text:p/>
        </draw:line>
        <draw:line draw:style-name="gr16" draw:text-style-name="P6" draw:layer="layout" svg:x1="10.81cm" svg:y1="17.089cm" svg:x2="9.368cm" svg:y2="18.064cm">
          <text:p/>
        </draw:line>
        <draw:line draw:style-name="gr16" draw:text-style-name="P6" draw:layer="layout" svg:x1="10.809cm" svg:y1="17.097cm" svg:x2="9.067cm" svg:y2="17.615cm">
          <text:p/>
        </draw:line>
        <draw:line draw:style-name="gr16" draw:text-style-name="P6" draw:layer="layout" svg:x1="10.076cm" svg:y1="16.29cm" svg:x2="9.075cm" svg:y2="17.609cm">
          <text:p/>
        </draw:line>
        <draw:line draw:style-name="gr16" draw:text-style-name="P6" draw:layer="layout" svg:x1="10.068cm" svg:y1="16.294cm" svg:x2="8.626cm" svg:y2="17.269cm">
          <text:p/>
        </draw:line>
        <draw:line draw:style-name="gr16" draw:text-style-name="P6" draw:layer="layout" svg:x1="9.092cm" svg:y1="15.708cm" svg:x2="8.626cm" svg:y2="17.271cm">
          <text:p/>
        </draw:line>
        <draw:line draw:style-name="gr16" draw:text-style-name="P6" draw:layer="layout" svg:x1="9.086cm" svg:y1="15.717cm" svg:x2="8.085cm" svg:y2="17.036cm">
          <text:p/>
        </draw:line>
        <draw:line draw:style-name="gr16" draw:text-style-name="P6" draw:layer="layout" svg:x1="11.808cm" svg:y1="15.773cm" svg:x2="10.807cm" svg:y2="17.092cm">
          <text:p/>
        </draw:line>
        <draw:line draw:style-name="gr16" draw:text-style-name="P6" draw:layer="layout" svg:x1="11.811cm" svg:y1="15.769cm" svg:x2="10.069cm" svg:y2="16.287cm">
          <text:p/>
        </draw:line>
        <draw:line draw:style-name="gr16" draw:text-style-name="P6" draw:layer="layout" svg:x1="10.527cm" svg:y1="14.741cm" svg:x2="10.061cm" svg:y2="16.304cm">
          <text:p/>
        </draw:line>
        <draw:line draw:style-name="gr16" draw:text-style-name="P6" draw:layer="layout" svg:x1="10.513cm" svg:y1="14.753cm" svg:x2="9.071cm" svg:y2="15.728cm">
          <text:p/>
        </draw:line>
        <draw:line draw:style-name="gr16" draw:text-style-name="P6" draw:layer="layout" svg:x1="12.273cm" svg:y1="14.212cm" svg:x2="11.807cm" svg:y2="15.775cm">
          <text:p/>
        </draw:line>
        <draw:line draw:style-name="gr16" draw:text-style-name="P6" draw:layer="layout" svg:x1="12.268cm" svg:y1="14.227cm" svg:x2="10.526cm" svg:y2="14.745cm">
          <text:p/>
        </draw:line>
        <draw:line draw:style-name="gr16" draw:text-style-name="P6" draw:layer="layout" svg:x1="7.631cm" svg:y1="15.46cm" svg:x2="8.097cm" svg:y2="17.023cm">
          <text:p/>
        </draw:line>
        <draw:line draw:style-name="gr16" draw:text-style-name="P6" draw:layer="layout" svg:x1="8.608cm" svg:y1="14.155cm" svg:x2="9.074cm" svg:y2="15.718cm">
          <text:p/>
        </draw:line>
        <draw:line draw:style-name="gr16" draw:text-style-name="P6" draw:layer="layout" svg:x1="10.068cm" svg:y1="13.177cm" svg:x2="10.534cm" svg:y2="14.74cm">
          <text:p/>
        </draw:line>
        <draw:line draw:style-name="gr16" draw:text-style-name="P6" draw:layer="layout" svg:x1="11.788cm" svg:y1="12.661cm" svg:x2="12.254cm" svg:y2="14.224cm">
          <text:p/>
        </draw:line>
        <draw:line draw:style-name="gr16" draw:text-style-name="P6" draw:layer="layout" svg:x1="11.783cm" svg:y1="12.674cm" svg:x2="10.041cm" svg:y2="13.192cm">
          <text:p/>
        </draw:line>
        <draw:line draw:style-name="gr16" draw:text-style-name="P6" draw:layer="layout" svg:x1="10.043cm" svg:y1="13.189cm" svg:x2="8.601cm" svg:y2="14.164cm">
          <text:p/>
        </draw:line>
        <draw:line draw:style-name="gr16" draw:text-style-name="P6" draw:layer="layout" svg:x1="8.602cm" svg:y1="14.153cm" svg:x2="7.601cm" svg:y2="15.472cm">
          <text:p/>
        </draw:line>
        <draw:line draw:style-name="gr26" draw:text-style-name="P6" draw:layer="layout" svg:x1="10.789cm" svg:y1="11.348cm" svg:x2="11.79cm" svg:y2="12.667cm">
          <text:p/>
        </draw:line>
        <draw:line draw:style-name="gr16" draw:text-style-name="P6" draw:layer="layout" svg:x1="9.067cm" svg:y1="11.868cm" svg:x2="10.068cm" svg:y2="13.187cm">
          <text:p/>
        </draw:line>
        <draw:line draw:style-name="gr16" draw:text-style-name="P6" draw:layer="layout" svg:x1="7.619cm" svg:y1="12.848cm" svg:x2="8.62cm" svg:y2="14.167cm">
          <text:p/>
        </draw:line>
        <draw:line draw:style-name="gr26" draw:text-style-name="P6" draw:layer="layout" svg:x1="10.817cm" svg:y1="11.357cm" svg:x2="9.075cm" svg:y2="11.875cm">
          <text:p/>
        </draw:line>
        <draw:line draw:style-name="gr16" draw:text-style-name="P6" draw:layer="layout" svg:x1="10.043cm" svg:y1="13.19cm" svg:x2="8.601cm" svg:y2="14.165cm">
          <text:p/>
        </draw:line>
        <draw:line draw:style-name="gr16" draw:text-style-name="P6" draw:layer="layout" svg:x1="9.066cm" svg:y1="11.873cm" svg:x2="7.624cm" svg:y2="12.848cm">
          <text:p/>
        </draw:line>
        <draw:line draw:style-name="gr26" draw:text-style-name="P6" draw:layer="layout" svg:x1="7.632cm" svg:y1="10.914cm" svg:x2="9.074cm" svg:y2="11.889cm">
          <text:p/>
        </draw:line>
      </draw:page>
      <draw:page draw:name="page87"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8cm" svg:y1="17.623cm" svg:x2="7.61cm" svg:y2="18.598cm">
          <text:p/>
        </draw:line>
        <draw:line draw:style-name="gr16" draw:text-style-name="P6" draw:layer="layout" svg:x1="6.616cm" svg:y1="17.281cm" svg:x2="7.617cm" svg:y2="18.6cm">
          <text:p/>
        </draw:line>
        <draw:line draw:style-name="gr16" draw:text-style-name="P6" draw:layer="layout" svg:x1="5.883cm" svg:y1="18.077cm" svg:x2="7.625cm" svg:y2="18.595cm">
          <text:p/>
        </draw:line>
        <draw:line draw:style-name="gr16" draw:text-style-name="P6" draw:layer="layout" svg:x1="7.157cm" svg:y1="17.036cm" svg:x2="7.623cm" svg:y2="18.599cm">
          <text:p/>
        </draw:line>
        <draw:line draw:style-name="gr16" draw:text-style-name="P6" draw:layer="layout" svg:x1="4.436cm" svg:y1="17.101cm" svg:x2="5.878cm" svg:y2="18.076cm">
          <text:p/>
        </draw:line>
        <draw:line draw:style-name="gr16" draw:text-style-name="P6" draw:layer="layout" svg:x1="4.436cm" svg:y1="17.109cm" svg:x2="6.178cm" svg:y2="17.627cm">
          <text:p/>
        </draw:line>
        <draw:line draw:style-name="gr16" draw:text-style-name="P6" draw:layer="layout" svg:x1="5.169cm" svg:y1="16.302cm" svg:x2="6.17cm" svg:y2="17.621cm">
          <text:p/>
        </draw:line>
        <draw:line draw:style-name="gr16" draw:text-style-name="P6" draw:layer="layout" svg:x1="5.178cm" svg:y1="16.306cm" svg:x2="6.62cm" svg:y2="17.281cm">
          <text:p/>
        </draw:line>
        <draw:line draw:style-name="gr16" draw:text-style-name="P6" draw:layer="layout" svg:x1="6.154cm" svg:y1="15.72cm" svg:x2="6.62cm" svg:y2="17.283cm">
          <text:p/>
        </draw:line>
        <draw:line draw:style-name="gr16" draw:text-style-name="P6" draw:layer="layout" svg:x1="6.16cm" svg:y1="15.729cm" svg:x2="7.161cm" svg:y2="17.048cm">
          <text:p/>
        </draw:line>
        <draw:line draw:style-name="gr16" draw:text-style-name="P6" draw:layer="layout" svg:x1="3.438cm" svg:y1="15.785cm" svg:x2="4.439cm" svg:y2="17.104cm">
          <text:p/>
        </draw:line>
        <draw:line draw:style-name="gr16" draw:text-style-name="P6" draw:layer="layout" svg:x1="3.435cm" svg:y1="15.781cm" svg:x2="5.177cm" svg:y2="16.299cm">
          <text:p/>
        </draw:line>
        <draw:line draw:style-name="gr16" draw:text-style-name="P6" draw:layer="layout" svg:x1="4.719cm" svg:y1="14.753cm" svg:x2="5.185cm" svg:y2="16.316cm">
          <text:p/>
        </draw:line>
        <draw:line draw:style-name="gr16" draw:text-style-name="P6" draw:layer="layout" svg:x1="4.733cm" svg:y1="14.765cm" svg:x2="6.175cm" svg:y2="15.74cm">
          <text:p/>
        </draw:line>
        <draw:line draw:style-name="gr16" draw:text-style-name="P6" draw:layer="layout" svg:x1="2.973cm" svg:y1="14.224cm" svg:x2="3.439cm" svg:y2="15.787cm">
          <text:p/>
        </draw:line>
        <draw:line draw:style-name="gr16" draw:text-style-name="P6" draw:layer="layout" svg:x1="2.977cm" svg:y1="14.239cm" svg:x2="4.719cm" svg:y2="14.757cm">
          <text:p/>
        </draw:line>
        <draw:line draw:style-name="gr16" draw:text-style-name="P6" draw:layer="layout" svg:x1="7.628cm" svg:y1="15.472cm" svg:x2="7.162cm" svg:y2="17.035cm">
          <text:p/>
        </draw:line>
        <draw:line draw:style-name="gr16" draw:text-style-name="P6" draw:layer="layout" svg:x1="6.638cm" svg:y1="14.167cm" svg:x2="6.172cm" svg:y2="15.73cm">
          <text:p/>
        </draw:line>
        <draw:line draw:style-name="gr16" draw:text-style-name="P6" draw:layer="layout" svg:x1="5.178cm" svg:y1="13.189cm" svg:x2="4.712cm" svg:y2="14.752cm">
          <text:p/>
        </draw:line>
        <draw:line draw:style-name="gr16" draw:text-style-name="P6" draw:layer="layout" svg:x1="3.458cm" svg:y1="12.673cm" svg:x2="2.992cm" svg:y2="14.236cm">
          <text:p/>
        </draw:line>
        <draw:line draw:style-name="gr16" draw:text-style-name="P6" draw:layer="layout" svg:x1="3.462cm" svg:y1="12.686cm" svg:x2="5.204cm" svg:y2="13.204cm">
          <text:p/>
        </draw:line>
        <draw:line draw:style-name="gr16" draw:text-style-name="P6" draw:layer="layout" svg:x1="5.202cm" svg:y1="13.201cm" svg:x2="6.644cm" svg:y2="14.176cm">
          <text:p/>
        </draw:line>
        <draw:line draw:style-name="gr16" draw:text-style-name="P6" draw:layer="layout" svg:x1="6.644cm" svg:y1="14.165cm" svg:x2="7.645cm" svg:y2="15.484cm">
          <text:p/>
        </draw:line>
        <draw:line draw:style-name="gr16" draw:text-style-name="P6" draw:layer="layout" svg:x1="4.457cm" svg:y1="11.36cm" svg:x2="3.456cm" svg:y2="12.679cm">
          <text:p/>
        </draw:line>
        <draw:line draw:style-name="gr16" draw:text-style-name="P6" draw:layer="layout" svg:x1="6.178cm" svg:y1="11.88cm" svg:x2="5.177cm" svg:y2="13.199cm">
          <text:p/>
        </draw:line>
        <draw:line draw:style-name="gr16" draw:text-style-name="P6" draw:layer="layout" svg:x1="7.627cm" svg:y1="12.86cm" svg:x2="6.626cm" svg:y2="14.179cm">
          <text:p/>
        </draw:line>
        <draw:line draw:style-name="gr16" draw:text-style-name="P6" draw:layer="layout" svg:x1="4.428cm" svg:y1="11.369cm" svg:x2="6.17cm" svg:y2="11.887cm">
          <text:p/>
        </draw:line>
        <draw:line draw:style-name="gr16" draw:text-style-name="P6" draw:layer="layout" svg:x1="5.202cm" svg:y1="13.202cm" svg:x2="6.644cm" svg:y2="14.177cm">
          <text:p/>
        </draw:line>
        <draw:line draw:style-name="gr26" draw:text-style-name="P6" draw:layer="layout" svg:x1="5.869cm" svg:y1="10.407cm" svg:x2="4.427cm" svg:y2="11.382cm">
          <text:p/>
        </draw:line>
        <draw:line draw:style-name="gr16" draw:text-style-name="P6" draw:layer="layout" svg:x1="6.18cm" svg:y1="11.885cm" svg:x2="7.622cm" svg:y2="12.86cm">
          <text:p/>
        </draw:line>
        <draw:line draw:style-name="gr16" draw:text-style-name="P6" draw:layer="layout" svg:x1="7.614cm" svg:y1="10.926cm" svg:x2="6.172cm" svg:y2="11.901cm">
          <text:p/>
        </draw:line>
        <draw:line draw:style-name="gr26" draw:text-style-name="P6" draw:layer="layout" svg:x1="5.865cm" svg:y1="10.401cm" svg:x2="7.607cm" svg:y2="10.919cm">
          <text:p/>
        </draw:line>
        <draw:line draw:style-name="gr16" draw:text-style-name="P6" draw:layer="layout" svg:x1="9.077cm" svg:y1="17.623cm" svg:x2="7.635cm" svg:y2="18.598cm">
          <text:p/>
        </draw:line>
        <draw:line draw:style-name="gr16" draw:text-style-name="P6" draw:layer="layout" svg:x1="8.628cm" svg:y1="17.281cm" svg:x2="7.627cm" svg:y2="18.6cm">
          <text:p/>
        </draw:line>
        <draw:line draw:style-name="gr16" draw:text-style-name="P6" draw:layer="layout" svg:x1="9.362cm" svg:y1="18.077cm" svg:x2="7.62cm" svg:y2="18.595cm">
          <text:p/>
        </draw:line>
        <draw:line draw:style-name="gr16" draw:text-style-name="P6" draw:layer="layout" svg:x1="8.088cm" svg:y1="17.036cm" svg:x2="7.622cm" svg:y2="18.599cm">
          <text:p/>
        </draw:line>
        <draw:line draw:style-name="gr16" draw:text-style-name="P6" draw:layer="layout" svg:x1="10.809cm" svg:y1="17.101cm" svg:x2="9.367cm" svg:y2="18.076cm">
          <text:p/>
        </draw:line>
        <draw:line draw:style-name="gr16" draw:text-style-name="P6" draw:layer="layout" svg:x1="10.808cm" svg:y1="17.109cm" svg:x2="9.066cm" svg:y2="17.627cm">
          <text:p/>
        </draw:line>
        <draw:line draw:style-name="gr16" draw:text-style-name="P6" draw:layer="layout" svg:x1="10.075cm" svg:y1="16.302cm" svg:x2="9.074cm" svg:y2="17.621cm">
          <text:p/>
        </draw:line>
        <draw:line draw:style-name="gr16" draw:text-style-name="P6" draw:layer="layout" svg:x1="10.067cm" svg:y1="16.306cm" svg:x2="8.625cm" svg:y2="17.281cm">
          <text:p/>
        </draw:line>
        <draw:line draw:style-name="gr16" draw:text-style-name="P6" draw:layer="layout" svg:x1="9.091cm" svg:y1="15.72cm" svg:x2="8.625cm" svg:y2="17.283cm">
          <text:p/>
        </draw:line>
        <draw:line draw:style-name="gr16" draw:text-style-name="P6" draw:layer="layout" svg:x1="9.085cm" svg:y1="15.729cm" svg:x2="8.084cm" svg:y2="17.048cm">
          <text:p/>
        </draw:line>
        <draw:line draw:style-name="gr16" draw:text-style-name="P6" draw:layer="layout" svg:x1="11.807cm" svg:y1="15.785cm" svg:x2="10.806cm" svg:y2="17.104cm">
          <text:p/>
        </draw:line>
        <draw:line draw:style-name="gr16" draw:text-style-name="P6" draw:layer="layout" svg:x1="11.81cm" svg:y1="15.781cm" svg:x2="10.068cm" svg:y2="16.299cm">
          <text:p/>
        </draw:line>
        <draw:line draw:style-name="gr16" draw:text-style-name="P6" draw:layer="layout" svg:x1="10.526cm" svg:y1="14.753cm" svg:x2="10.06cm" svg:y2="16.316cm">
          <text:p/>
        </draw:line>
        <draw:line draw:style-name="gr16" draw:text-style-name="P6" draw:layer="layout" svg:x1="10.512cm" svg:y1="14.765cm" svg:x2="9.07cm" svg:y2="15.74cm">
          <text:p/>
        </draw:line>
        <draw:line draw:style-name="gr16" draw:text-style-name="P6" draw:layer="layout" svg:x1="12.272cm" svg:y1="14.224cm" svg:x2="11.806cm" svg:y2="15.787cm">
          <text:p/>
        </draw:line>
        <draw:line draw:style-name="gr16" draw:text-style-name="P6" draw:layer="layout" svg:x1="12.267cm" svg:y1="14.239cm" svg:x2="10.525cm" svg:y2="14.757cm">
          <text:p/>
        </draw:line>
        <draw:line draw:style-name="gr16" draw:text-style-name="P6" draw:layer="layout" svg:x1="7.63cm" svg:y1="15.472cm" svg:x2="8.096cm" svg:y2="17.035cm">
          <text:p/>
        </draw:line>
        <draw:line draw:style-name="gr16" draw:text-style-name="P6" draw:layer="layout" svg:x1="8.607cm" svg:y1="14.167cm" svg:x2="9.073cm" svg:y2="15.73cm">
          <text:p/>
        </draw:line>
        <draw:line draw:style-name="gr16" draw:text-style-name="P6" draw:layer="layout" svg:x1="10.067cm" svg:y1="13.189cm" svg:x2="10.533cm" svg:y2="14.752cm">
          <text:p/>
        </draw:line>
        <draw:line draw:style-name="gr16" draw:text-style-name="P6" draw:layer="layout" svg:x1="11.787cm" svg:y1="12.673cm" svg:x2="12.253cm" svg:y2="14.236cm">
          <text:p/>
        </draw:line>
        <draw:line draw:style-name="gr16" draw:text-style-name="P6" draw:layer="layout" svg:x1="11.782cm" svg:y1="12.686cm" svg:x2="10.04cm" svg:y2="13.204cm">
          <text:p/>
        </draw:line>
        <draw:line draw:style-name="gr16" draw:text-style-name="P6" draw:layer="layout" svg:x1="10.042cm" svg:y1="13.201cm" svg:x2="8.6cm" svg:y2="14.176cm">
          <text:p/>
        </draw:line>
        <draw:line draw:style-name="gr16" draw:text-style-name="P6" draw:layer="layout" svg:x1="8.601cm" svg:y1="14.165cm" svg:x2="7.6cm" svg:y2="15.484cm">
          <text:p/>
        </draw:line>
        <draw:line draw:style-name="gr16" draw:text-style-name="P6" draw:layer="layout" svg:x1="10.788cm" svg:y1="11.36cm" svg:x2="11.789cm" svg:y2="12.679cm">
          <text:p/>
        </draw:line>
        <draw:line draw:style-name="gr16" draw:text-style-name="P6" draw:layer="layout" svg:x1="9.066cm" svg:y1="11.88cm" svg:x2="10.067cm" svg:y2="13.199cm">
          <text:p/>
        </draw:line>
        <draw:line draw:style-name="gr16" draw:text-style-name="P6" draw:layer="layout" svg:x1="7.618cm" svg:y1="12.86cm" svg:x2="8.619cm" svg:y2="14.179cm">
          <text:p/>
        </draw:line>
        <draw:line draw:style-name="gr16" draw:text-style-name="P6" draw:layer="layout" svg:x1="10.816cm" svg:y1="11.369cm" svg:x2="9.074cm" svg:y2="11.887cm">
          <text:p/>
        </draw:line>
        <draw:line draw:style-name="gr16" draw:text-style-name="P6" draw:layer="layout" svg:x1="10.042cm" svg:y1="13.202cm" svg:x2="8.6cm" svg:y2="14.177cm">
          <text:p/>
        </draw:line>
        <draw:line draw:style-name="gr26" draw:text-style-name="P6" draw:layer="layout" svg:x1="9.375cm" svg:y1="10.407cm" svg:x2="10.817cm" svg:y2="11.382cm">
          <text:p/>
        </draw:line>
        <draw:line draw:style-name="gr16" draw:text-style-name="P6" draw:layer="layout" svg:x1="9.065cm" svg:y1="11.885cm" svg:x2="7.623cm" svg:y2="12.86cm">
          <text:p/>
        </draw:line>
        <draw:line draw:style-name="gr16" draw:text-style-name="P6" draw:layer="layout" svg:x1="7.631cm" svg:y1="10.926cm" svg:x2="9.073cm" svg:y2="11.901cm">
          <text:p/>
        </draw:line>
        <draw:line draw:style-name="gr26" draw:text-style-name="P6" draw:layer="layout" svg:x1="9.379cm" svg:y1="10.401cm" svg:x2="7.637cm" svg:y2="10.919cm">
          <text:p/>
        </draw:line>
      </draw:page>
      <draw:page draw:name="page88"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line draw:style-name="gr16" draw:text-style-name="P6" draw:layer="layout" svg:x1="6.167cm" svg:y1="17.635cm" svg:x2="7.609cm" svg:y2="18.61cm">
          <text:p/>
        </draw:line>
        <draw:line draw:style-name="gr16" draw:text-style-name="P6" draw:layer="layout" svg:x1="6.615cm" svg:y1="17.293cm" svg:x2="7.616cm" svg:y2="18.612cm">
          <text:p/>
        </draw:line>
        <draw:line draw:style-name="gr16" draw:text-style-name="P6" draw:layer="layout" svg:x1="5.882cm" svg:y1="18.089cm" svg:x2="7.624cm" svg:y2="18.607cm">
          <text:p/>
        </draw:line>
        <draw:line draw:style-name="gr16" draw:text-style-name="P6" draw:layer="layout" svg:x1="7.156cm" svg:y1="17.048cm" svg:x2="7.622cm" svg:y2="18.611cm">
          <text:p/>
        </draw:line>
        <draw:line draw:style-name="gr26" draw:text-style-name="P6" draw:layer="layout" svg:x1="7.626cm" svg:y1="9.892cm" svg:x2="5.884cm" svg:y2="10.41cm">
          <text:p/>
        </draw:line>
        <draw:line draw:style-name="gr16" draw:text-style-name="P6" draw:layer="layout" svg:x1="4.435cm" svg:y1="17.113cm" svg:x2="5.877cm" svg:y2="18.088cm">
          <text:p/>
        </draw:line>
        <draw:line draw:style-name="gr16" draw:text-style-name="P6" draw:layer="layout" svg:x1="4.435cm" svg:y1="17.121cm" svg:x2="6.177cm" svg:y2="17.639cm">
          <text:p/>
        </draw:line>
        <draw:line draw:style-name="gr16" draw:text-style-name="P6" draw:layer="layout" svg:x1="5.168cm" svg:y1="16.314cm" svg:x2="6.169cm" svg:y2="17.633cm">
          <text:p/>
        </draw:line>
        <draw:line draw:style-name="gr16" draw:text-style-name="P6" draw:layer="layout" svg:x1="5.177cm" svg:y1="16.318cm" svg:x2="6.619cm" svg:y2="17.293cm">
          <text:p/>
        </draw:line>
        <draw:line draw:style-name="gr16" draw:text-style-name="P6" draw:layer="layout" svg:x1="6.153cm" svg:y1="15.732cm" svg:x2="6.619cm" svg:y2="17.295cm">
          <text:p/>
        </draw:line>
        <draw:line draw:style-name="gr16" draw:text-style-name="P6" draw:layer="layout" svg:x1="6.159cm" svg:y1="15.741cm" svg:x2="7.16cm" svg:y2="17.06cm">
          <text:p/>
        </draw:line>
        <draw:line draw:style-name="gr16" draw:text-style-name="P6" draw:layer="layout" svg:x1="3.437cm" svg:y1="15.797cm" svg:x2="4.438cm" svg:y2="17.116cm">
          <text:p/>
        </draw:line>
        <draw:line draw:style-name="gr16" draw:text-style-name="P6" draw:layer="layout" svg:x1="3.434cm" svg:y1="15.793cm" svg:x2="5.176cm" svg:y2="16.311cm">
          <text:p/>
        </draw:line>
        <draw:line draw:style-name="gr16" draw:text-style-name="P6" draw:layer="layout" svg:x1="4.718cm" svg:y1="14.765cm" svg:x2="5.184cm" svg:y2="16.328cm">
          <text:p/>
        </draw:line>
        <draw:line draw:style-name="gr16" draw:text-style-name="P6" draw:layer="layout" svg:x1="4.732cm" svg:y1="14.777cm" svg:x2="6.174cm" svg:y2="15.752cm">
          <text:p/>
        </draw:line>
        <draw:line draw:style-name="gr16" draw:text-style-name="P6" draw:layer="layout" svg:x1="2.972cm" svg:y1="14.236cm" svg:x2="3.438cm" svg:y2="15.799cm">
          <text:p/>
        </draw:line>
        <draw:line draw:style-name="gr16" draw:text-style-name="P6" draw:layer="layout" svg:x1="2.976cm" svg:y1="14.251cm" svg:x2="4.718cm" svg:y2="14.769cm">
          <text:p/>
        </draw:line>
        <draw:line draw:style-name="gr16" draw:text-style-name="P6" draw:layer="layout" svg:x1="7.627cm" svg:y1="15.484cm" svg:x2="7.161cm" svg:y2="17.047cm">
          <text:p/>
        </draw:line>
        <draw:line draw:style-name="gr16" draw:text-style-name="P6" draw:layer="layout" svg:x1="6.637cm" svg:y1="14.179cm" svg:x2="6.171cm" svg:y2="15.742cm">
          <text:p/>
        </draw:line>
        <draw:line draw:style-name="gr16" draw:text-style-name="P6" draw:layer="layout" svg:x1="5.177cm" svg:y1="13.201cm" svg:x2="4.711cm" svg:y2="14.764cm">
          <text:p/>
        </draw:line>
        <draw:line draw:style-name="gr16" draw:text-style-name="P6" draw:layer="layout" svg:x1="3.457cm" svg:y1="12.685cm" svg:x2="2.991cm" svg:y2="14.248cm">
          <text:p/>
        </draw:line>
        <draw:line draw:style-name="gr16" draw:text-style-name="P6" draw:layer="layout" svg:x1="3.461cm" svg:y1="12.698cm" svg:x2="5.203cm" svg:y2="13.216cm">
          <text:p/>
        </draw:line>
        <draw:line draw:style-name="gr16" draw:text-style-name="P6" draw:layer="layout" svg:x1="5.201cm" svg:y1="13.213cm" svg:x2="6.643cm" svg:y2="14.188cm">
          <text:p/>
        </draw:line>
        <draw:line draw:style-name="gr16" draw:text-style-name="P6" draw:layer="layout" svg:x1="6.643cm" svg:y1="14.177cm" svg:x2="7.644cm" svg:y2="15.496cm">
          <text:p/>
        </draw:line>
        <draw:line draw:style-name="gr16" draw:text-style-name="P6" draw:layer="layout" svg:x1="4.456cm" svg:y1="11.372cm" svg:x2="3.455cm" svg:y2="12.691cm">
          <text:p/>
        </draw:line>
        <draw:line draw:style-name="gr16" draw:text-style-name="P6" draw:layer="layout" svg:x1="6.177cm" svg:y1="11.892cm" svg:x2="5.176cm" svg:y2="13.211cm">
          <text:p/>
        </draw:line>
        <draw:line draw:style-name="gr16" draw:text-style-name="P6" draw:layer="layout" svg:x1="7.626cm" svg:y1="12.872cm" svg:x2="6.625cm" svg:y2="14.191cm">
          <text:p/>
        </draw:line>
        <draw:line draw:style-name="gr16" draw:text-style-name="P6" draw:layer="layout" svg:x1="4.427cm" svg:y1="11.381cm" svg:x2="6.169cm" svg:y2="11.899cm">
          <text:p/>
        </draw:line>
        <draw:line draw:style-name="gr16" draw:text-style-name="P6" draw:layer="layout" svg:x1="5.201cm" svg:y1="13.214cm" svg:x2="6.643cm" svg:y2="14.189cm">
          <text:p/>
        </draw:line>
        <draw:line draw:style-name="gr16" draw:text-style-name="P6" draw:layer="layout" svg:x1="5.868cm" svg:y1="10.419cm" svg:x2="4.426cm" svg:y2="11.394cm">
          <text:p/>
        </draw:line>
        <draw:line draw:style-name="gr16" draw:text-style-name="P6" draw:layer="layout" svg:x1="6.179cm" svg:y1="11.897cm" svg:x2="7.621cm" svg:y2="12.872cm">
          <text:p/>
        </draw:line>
        <draw:line draw:style-name="gr16" draw:text-style-name="P6" draw:layer="layout" svg:x1="7.613cm" svg:y1="10.938cm" svg:x2="6.171cm" svg:y2="11.913cm">
          <text:p/>
        </draw:line>
        <draw:line draw:style-name="gr16" draw:text-style-name="P6" draw:layer="layout" svg:x1="5.864cm" svg:y1="10.413cm" svg:x2="7.606cm" svg:y2="10.931cm">
          <text:p/>
        </draw:line>
        <draw:line draw:style-name="gr16" draw:text-style-name="P6" draw:layer="layout" svg:x1="9.076cm" svg:y1="17.635cm" svg:x2="7.634cm" svg:y2="18.61cm">
          <text:p/>
        </draw:line>
        <draw:line draw:style-name="gr16" draw:text-style-name="P6" draw:layer="layout" svg:x1="8.627cm" svg:y1="17.293cm" svg:x2="7.626cm" svg:y2="18.612cm">
          <text:p/>
        </draw:line>
        <draw:line draw:style-name="gr16" draw:text-style-name="P6" draw:layer="layout" svg:x1="9.361cm" svg:y1="18.089cm" svg:x2="7.619cm" svg:y2="18.607cm">
          <text:p/>
        </draw:line>
        <draw:line draw:style-name="gr16" draw:text-style-name="P6" draw:layer="layout" svg:x1="8.087cm" svg:y1="17.048cm" svg:x2="7.621cm" svg:y2="18.611cm">
          <text:p/>
        </draw:line>
        <draw:line draw:style-name="gr26" draw:text-style-name="P6" draw:layer="layout" svg:x1="7.617cm" svg:y1="9.892cm" svg:x2="9.359cm" svg:y2="10.41cm">
          <text:p/>
        </draw:line>
        <draw:line draw:style-name="gr16" draw:text-style-name="P6" draw:layer="layout" svg:x1="10.808cm" svg:y1="17.113cm" svg:x2="9.366cm" svg:y2="18.088cm">
          <text:p/>
        </draw:line>
        <draw:line draw:style-name="gr16" draw:text-style-name="P6" draw:layer="layout" svg:x1="10.807cm" svg:y1="17.121cm" svg:x2="9.065cm" svg:y2="17.639cm">
          <text:p/>
        </draw:line>
        <draw:line draw:style-name="gr16" draw:text-style-name="P6" draw:layer="layout" svg:x1="10.074cm" svg:y1="16.314cm" svg:x2="9.073cm" svg:y2="17.633cm">
          <text:p/>
        </draw:line>
        <draw:line draw:style-name="gr16" draw:text-style-name="P6" draw:layer="layout" svg:x1="10.066cm" svg:y1="16.318cm" svg:x2="8.624cm" svg:y2="17.293cm">
          <text:p/>
        </draw:line>
        <draw:line draw:style-name="gr16" draw:text-style-name="P6" draw:layer="layout" svg:x1="9.09cm" svg:y1="15.732cm" svg:x2="8.624cm" svg:y2="17.295cm">
          <text:p/>
        </draw:line>
        <draw:line draw:style-name="gr16" draw:text-style-name="P6" draw:layer="layout" svg:x1="9.084cm" svg:y1="15.741cm" svg:x2="8.083cm" svg:y2="17.06cm">
          <text:p/>
        </draw:line>
        <draw:line draw:style-name="gr16" draw:text-style-name="P6" draw:layer="layout" svg:x1="11.806cm" svg:y1="15.797cm" svg:x2="10.805cm" svg:y2="17.116cm">
          <text:p/>
        </draw:line>
        <draw:line draw:style-name="gr16" draw:text-style-name="P6" draw:layer="layout" svg:x1="11.809cm" svg:y1="15.793cm" svg:x2="10.067cm" svg:y2="16.311cm">
          <text:p/>
        </draw:line>
        <draw:line draw:style-name="gr16" draw:text-style-name="P6" draw:layer="layout" svg:x1="10.525cm" svg:y1="14.765cm" svg:x2="10.059cm" svg:y2="16.328cm">
          <text:p/>
        </draw:line>
        <draw:line draw:style-name="gr16" draw:text-style-name="P6" draw:layer="layout" svg:x1="10.511cm" svg:y1="14.777cm" svg:x2="9.069cm" svg:y2="15.752cm">
          <text:p/>
        </draw:line>
        <draw:line draw:style-name="gr16" draw:text-style-name="P6" draw:layer="layout" svg:x1="12.271cm" svg:y1="14.236cm" svg:x2="11.805cm" svg:y2="15.799cm">
          <text:p/>
        </draw:line>
        <draw:line draw:style-name="gr16" draw:text-style-name="P6" draw:layer="layout" svg:x1="12.266cm" svg:y1="14.251cm" svg:x2="10.524cm" svg:y2="14.769cm">
          <text:p/>
        </draw:line>
        <draw:line draw:style-name="gr16" draw:text-style-name="P6" draw:layer="layout" svg:x1="7.629cm" svg:y1="15.484cm" svg:x2="8.095cm" svg:y2="17.047cm">
          <text:p/>
        </draw:line>
        <draw:line draw:style-name="gr16" draw:text-style-name="P6" draw:layer="layout" svg:x1="8.606cm" svg:y1="14.179cm" svg:x2="9.072cm" svg:y2="15.742cm">
          <text:p/>
        </draw:line>
        <draw:line draw:style-name="gr16" draw:text-style-name="P6" draw:layer="layout" svg:x1="10.066cm" svg:y1="13.201cm" svg:x2="10.532cm" svg:y2="14.764cm">
          <text:p/>
        </draw:line>
        <draw:line draw:style-name="gr16" draw:text-style-name="P6" draw:layer="layout" svg:x1="11.786cm" svg:y1="12.685cm" svg:x2="12.252cm" svg:y2="14.248cm">
          <text:p/>
        </draw:line>
        <draw:line draw:style-name="gr16" draw:text-style-name="P6" draw:layer="layout" svg:x1="11.781cm" svg:y1="12.698cm" svg:x2="10.039cm" svg:y2="13.216cm">
          <text:p/>
        </draw:line>
        <draw:line draw:style-name="gr16" draw:text-style-name="P6" draw:layer="layout" svg:x1="10.041cm" svg:y1="13.213cm" svg:x2="8.599cm" svg:y2="14.188cm">
          <text:p/>
        </draw:line>
        <draw:line draw:style-name="gr16" draw:text-style-name="P6" draw:layer="layout" svg:x1="8.6cm" svg:y1="14.177cm" svg:x2="7.599cm" svg:y2="15.496cm">
          <text:p/>
        </draw:line>
        <draw:line draw:style-name="gr16" draw:text-style-name="P6" draw:layer="layout" svg:x1="10.787cm" svg:y1="11.372cm" svg:x2="11.788cm" svg:y2="12.691cm">
          <text:p/>
        </draw:line>
        <draw:line draw:style-name="gr16" draw:text-style-name="P6" draw:layer="layout" svg:x1="9.065cm" svg:y1="11.892cm" svg:x2="10.066cm" svg:y2="13.211cm">
          <text:p/>
        </draw:line>
        <draw:line draw:style-name="gr16" draw:text-style-name="P6" draw:layer="layout" svg:x1="7.617cm" svg:y1="12.872cm" svg:x2="8.618cm" svg:y2="14.191cm">
          <text:p/>
        </draw:line>
        <draw:line draw:style-name="gr16" draw:text-style-name="P6" draw:layer="layout" svg:x1="10.815cm" svg:y1="11.381cm" svg:x2="9.073cm" svg:y2="11.899cm">
          <text:p/>
        </draw:line>
        <draw:line draw:style-name="gr16" draw:text-style-name="P6" draw:layer="layout" svg:x1="10.041cm" svg:y1="13.214cm" svg:x2="8.599cm" svg:y2="14.189cm">
          <text:p/>
        </draw:line>
        <draw:line draw:style-name="gr16" draw:text-style-name="P6" draw:layer="layout" svg:x1="9.374cm" svg:y1="10.419cm" svg:x2="10.816cm" svg:y2="11.394cm">
          <text:p/>
        </draw:line>
        <draw:line draw:style-name="gr16" draw:text-style-name="P6" draw:layer="layout" svg:x1="9.064cm" svg:y1="11.897cm" svg:x2="7.622cm" svg:y2="12.872cm">
          <text:p/>
        </draw:line>
        <draw:line draw:style-name="gr16" draw:text-style-name="P6" draw:layer="layout" svg:x1="7.63cm" svg:y1="10.938cm" svg:x2="9.072cm" svg:y2="11.913cm">
          <text:p/>
        </draw:line>
        <draw:line draw:style-name="gr16" draw:text-style-name="P6" draw:layer="layout" svg:x1="9.378cm" svg:y1="10.413cm" svg:x2="7.636cm" svg:y2="10.931cm">
          <text:p/>
        </draw:line>
        <draw:frame draw:style-name="gr93" draw:text-style-name="P12" draw:layer="layout" svg:width="11.836cm" svg:height="3.409cm" svg:x="1.84cm" svg:y="1.631cm">
          <draw:text-box>
            <text:p text:style-name="P11"><text:span text:style-name="T6">8D Cube</text:span></text:p>
            <text:p text:style-name="P11"><text:span text:style-name="T5"/></text:p>
            <text:p text:style-name="P11"><text:span text:style-name="T5">Only 2 more dimensions to String Theory's 10 dimensions.</text:span></text:p>
          </draw:text-box>
        </draw:frame>
      </draw:page>
      <draw:page draw:name="page89" draw:style-name="dp1" draw:master-page-name="Default_5f_">
        <draw:frame draw:style-name="gr39" draw:text-style-name="P14" draw:layer="layout" svg:width="11.836cm" svg:height="17.315cm" svg:x="1.84cm" svg:y="1.629cm">
          <draw:text-box>
            <text:p text:style-name="P11"><text:span text:style-name="T5">Here is the sequence of dimensional base line segments up to String Theory's 10D spacetime world. </text:span></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text:p text:style-name="P11"><text:span text:style-name="T5"/></text:p>
            <text:p text:style-name="P11"><text:span text:style-name="T5"/></text:p>
            <text:p text:style-name="P11"><text:span text:style-name="T5"/></text:p>
            <text:p text:style-name="P11"><text:span text:style-name="T5"/></text:p>
            <text:p text:style-name="P11"><text:span text:style-name="T5">10D</text:span></text:p>
            <text:p text:style-name="P11"><text:span text:style-name="T5"/></text:p>
            <text:p text:style-name="P11"><text:span text:style-name="T5"/></text:p>
            <text:p text:style-name="P11"><text:span text:style-name="T5">You can do it, draw a String Theory 10 dimensional cube.</text:span></text:p>
          </draw:text-box>
        </draw:frame>
        <draw:frame draw:style-name="gr94" draw:text-style-name="P20" draw:layer="layout" svg:width="11.836cm" svg:height="3.326cm" svg:x="0.141cm" svg:y="25.812cm">
          <draw:text-box>
            <text:p text:style-name="P19"><text:span text:style-name="T13">Below is the outline of a 8D cube.</text:span></text:p>
          </draw:text-box>
        </draw:frame>
        <draw:line draw:style-name="gr95" draw:text-style-name="P21" draw:layer="layout" svg:x1="4.886cm" svg:y1="42.416cm" svg:x2="5.958cm" svg:y2="42.766cm">
          <text:p/>
        </draw:line>
        <draw:line draw:style-name="gr96" draw:text-style-name="P21" draw:layer="layout" svg:x1="3.942cm" svg:y1="41.737cm" svg:x2="4.897cm" svg:y2="42.418cm">
          <text:p/>
        </draw:line>
        <draw:line draw:style-name="gr97" draw:text-style-name="P21" draw:layer="layout" svg:x1="3.194cm" svg:y1="40.842cm" svg:x2="3.918cm" svg:y2="41.72cm">
          <text:p/>
        </draw:line>
        <draw:line draw:style-name="gr98" draw:text-style-name="P21" draw:layer="layout" svg:x1="2.762cm" svg:y1="39.832cm" svg:x2="3.208cm" svg:y2="40.85cm">
          <text:p/>
        </draw:line>
        <draw:line draw:style-name="gr99" draw:text-style-name="P21" draw:layer="layout" svg:x1="3.225cm" svg:y1="38.824cm" svg:x2="2.779cm" svg:y2="39.842cm">
          <text:p/>
        </draw:line>
        <draw:line draw:style-name="gr100" draw:text-style-name="P21" draw:layer="layout" svg:x1="3.23cm" svg:y1="38.824cm" svg:x2="3.954cm" svg:y2="37.946cm">
          <text:p/>
        </draw:line>
        <draw:line draw:style-name="gr101" draw:text-style-name="P21" draw:layer="layout" svg:x1="5.992cm" svg:y1="36.914cm" svg:x2="4.92cm" svg:y2="37.264cm">
          <text:p/>
        </draw:line>
        <draw:line draw:style-name="gr102" draw:text-style-name="P21" draw:layer="layout" svg:x1="7.014cm" svg:y1="42.417cm" svg:x2="5.942cm" svg:y2="42.767cm">
          <text:p/>
        </draw:line>
        <draw:line draw:style-name="gr103" draw:text-style-name="P21" draw:layer="layout" svg:x1="7.957cm" svg:y1="41.737cm" svg:x2="7.002cm" svg:y2="42.418cm">
          <text:p/>
        </draw:line>
        <draw:line draw:style-name="gr104" draw:text-style-name="P21" draw:layer="layout" svg:x1="8.705cm" svg:y1="40.843cm" svg:x2="7.981cm" svg:y2="41.721cm">
          <text:p/>
        </draw:line>
        <draw:line draw:style-name="gr105" draw:text-style-name="P21" draw:layer="layout" svg:x1="9.137cm" svg:y1="39.832cm" svg:x2="8.691cm" svg:y2="40.85cm">
          <text:p/>
        </draw:line>
        <draw:line draw:style-name="gr106" draw:text-style-name="P21" draw:layer="layout" svg:x1="8.673cm" svg:y1="38.824cm" svg:x2="9.119cm" svg:y2="39.842cm">
          <text:p/>
        </draw:line>
        <draw:line draw:style-name="gr107" draw:text-style-name="P21" draw:layer="layout" svg:x1="8.669cm" svg:y1="38.824cm" svg:x2="7.945cm" svg:y2="37.946cm">
          <text:p/>
        </draw:line>
        <draw:line draw:style-name="gr108" draw:text-style-name="P21" draw:layer="layout" svg:x1="4.913cm" svg:y1="37.255cm" svg:x2="3.958cm" svg:y2="37.936cm">
          <text:p/>
        </draw:line>
        <draw:line draw:style-name="gr109" draw:text-style-name="P21" draw:layer="layout" svg:x1="5.934cm" svg:y1="36.914cm" svg:x2="7.006cm" svg:y2="37.264cm">
          <text:p/>
        </draw:line>
        <draw:line draw:style-name="gr110" draw:text-style-name="P21" draw:layer="layout" svg:x1="6.995cm" svg:y1="37.255cm" svg:x2="7.95cm" svg:y2="37.936cm">
          <text:p/>
        </draw:line>
        <draw:line draw:style-name="gr16" draw:text-style-name="P6" draw:layer="layout" svg:x1="5.15cm" svg:y1="5.674cm" svg:x2="7.596cm" svg:y2="6.497cm">
          <text:p/>
        </draw:line>
        <draw:line draw:style-name="gr16" draw:text-style-name="P6" draw:layer="layout" svg:x1="6.019cm" svg:y1="4.927cm" svg:x2="7.626cm" svg:y2="6.504cm">
          <text:p/>
        </draw:line>
        <draw:line draw:style-name="gr16" draw:text-style-name="P6" draw:layer="layout" svg:x1="10.091cm" svg:y1="5.674cm" svg:x2="7.645cm" svg:y2="6.497cm">
          <text:p/>
        </draw:line>
        <draw:line draw:style-name="gr16" draw:text-style-name="P6" draw:layer="layout" svg:x1="9.223cm" svg:y1="4.927cm" svg:x2="7.616cm" svg:y2="6.504cm">
          <text:p/>
        </draw:line>
        <draw:line draw:style-name="gr16" draw:text-style-name="P6" draw:layer="layout" svg:x1="5.808cm" svg:y1="8.307cm" svg:x2="7.585cm" svg:y2="9.846cm">
          <text:p/>
        </draw:line>
        <draw:line draw:style-name="gr16" draw:text-style-name="P6" draw:layer="layout" svg:x1="5.406cm" svg:y1="9.129cm" svg:x2="7.636cm" svg:y2="9.858cm">
          <text:p/>
        </draw:line>
        <draw:line draw:style-name="gr16" draw:text-style-name="P6" draw:layer="layout" svg:x1="6.657cm" svg:y1="7.729cm" svg:x2="7.586cm" svg:y2="9.848cm">
          <text:p/>
        </draw:line>
        <draw:line draw:style-name="gr16" draw:text-style-name="P6" draw:layer="layout" svg:x1="9.306cm" svg:y1="8.345cm" svg:x2="7.653cm" svg:y2="9.846cm">
          <text:p/>
        </draw:line>
        <draw:line draw:style-name="gr16" draw:text-style-name="P6" draw:layer="layout" svg:x1="9.834cm" svg:y1="9.13cm" svg:x2="7.604cm" svg:y2="9.859cm">
          <text:p/>
        </draw:line>
        <draw:line draw:style-name="gr16" draw:text-style-name="P6" draw:layer="layout" svg:x1="8.58cm" svg:y1="7.729cm" svg:x2="7.651cm" svg:y2="9.848cm">
          <text:p/>
        </draw:line>
        <draw:line draw:style-name="gr16" draw:text-style-name="P6" draw:layer="controls" svg:x1="5.608cm" svg:y1="15.717cm" svg:x2="7.585cm" svg:y2="17.046cm">
          <text:p/>
        </draw:line>
        <draw:line draw:style-name="gr16" draw:text-style-name="P6" draw:layer="controls" svg:x1="5.406cm" svg:y1="16.329cm" svg:x2="7.636cm" svg:y2="17.058cm">
          <text:p/>
        </draw:line>
        <draw:line draw:style-name="gr16" draw:text-style-name="P6" draw:layer="controls" svg:x1="6.537cm" svg:y1="14.99cm" svg:x2="7.586cm" svg:y2="17.048cm">
          <text:p/>
        </draw:line>
        <draw:line draw:style-name="gr16" draw:text-style-name="P6" draw:layer="layout" svg:x1="7.118cm" svg:y1="14.758cm" svg:x2="7.587cm" svg:y2="17.049cm">
          <text:p/>
        </draw:line>
        <draw:line draw:style-name="gr16" draw:text-style-name="P6" draw:layer="layout" svg:x1="6.072cm" svg:y1="15.31cm" svg:x2="7.586cm" svg:y2="17.047cm">
          <text:p/>
        </draw:line>
        <draw:line draw:style-name="gr16" draw:text-style-name="P6" draw:layer="layout" svg:x1="8.124cm" svg:y1="14.759cm" svg:x2="7.655cm" svg:y2="17.05cm">
          <text:p/>
        </draw:line>
        <draw:line draw:style-name="gr16" draw:text-style-name="P6" draw:layer="layout" svg:x1="9.17cm" svg:y1="15.311cm" svg:x2="7.656cm" svg:y2="17.048cm">
          <text:p/>
        </draw:line>
        <draw:line draw:style-name="gr16" draw:text-style-name="P6" draw:layer="layout" svg:x1="9.634cm" svg:y1="15.718cm" svg:x2="7.657cm" svg:y2="17.047cm">
          <text:p/>
        </draw:line>
        <draw:line draw:style-name="gr16" draw:text-style-name="P6" draw:layer="layout" svg:x1="9.836cm" svg:y1="16.33cm" svg:x2="7.606cm" svg:y2="17.059cm">
          <text:p/>
        </draw:line>
        <draw:line draw:style-name="gr16" draw:text-style-name="P6" draw:layer="layout" svg:x1="8.705cm" svg:y1="14.991cm" svg:x2="7.656cm" svg:y2="17.049cm">
          <text:p/>
        </draw:line>
        <draw:line draw:style-name="gr16" draw:text-style-name="P6" draw:layer="layout" svg:x1="8.368cm" svg:y1="11.097cm" svg:x2="7.652cm" svg:y2="13.349cm">
          <text:p/>
        </draw:line>
        <draw:line draw:style-name="gr16" draw:text-style-name="P6" draw:layer="layout" svg:x1="6.87cm" svg:y1="11.097cm" svg:x2="7.586cm" svg:y2="13.349cm">
          <text:p/>
        </draw:line>
        <draw:line draw:style-name="gr16" draw:text-style-name="P6" draw:layer="layout" svg:x1="5.737cm" svg:y1="12.085cm" svg:x2="7.585cm" svg:y2="13.346cm">
          <text:p/>
        </draw:line>
        <draw:line draw:style-name="gr16" draw:text-style-name="P6" draw:layer="layout" svg:x1="5.404cm" svg:y1="12.63cm" svg:x2="7.634cm" svg:y2="13.359cm">
          <text:p/>
        </draw:line>
        <draw:line draw:style-name="gr16" draw:text-style-name="P6" draw:layer="layout" svg:x1="6.289cm" svg:y1="11.562cm" svg:x2="7.587cm" svg:y2="13.348cm">
          <text:p/>
        </draw:line>
        <draw:line draw:style-name="gr16" draw:text-style-name="P6" draw:layer="layout" svg:x1="9.501cm" svg:y1="12.085cm" svg:x2="7.653cm" svg:y2="13.346cm">
          <text:p/>
        </draw:line>
        <draw:line draw:style-name="gr16" draw:text-style-name="P6" draw:layer="layout" svg:x1="9.834cm" svg:y1="12.63cm" svg:x2="7.604cm" svg:y2="13.359cm">
          <text:p/>
        </draw:line>
        <draw:line draw:style-name="gr16" draw:text-style-name="P6" draw:layer="layout" svg:x1="8.949cm" svg:y1="11.562cm" svg:x2="7.651cm" svg:y2="13.348cm">
          <text:p/>
        </draw:line>
      </draw:page>
      <draw:page draw:name="page90" draw:style-name="dp1" draw:master-page-name="Default_5f_">
        <draw:frame draw:style-name="gr22" draw:text-style-name="P12" draw:layer="layout" svg:width="11.72cm" svg:height="6.401cm" svg:x="1.837cm" svg:y="1.629cm">
          <draw:text-box>
            <text:p text:style-name="P11"><text:span text:style-name="T5"/></text:p>
            <text:p text:style-name="P11"><text:span text:style-name="T5"/></text:p>
            <text:p text:style-name="P11"><text:span text:style-name="T5"/></text:p>
          </draw:text-box>
        </draw:frame>
        <draw:frame draw:style-name="gr111" draw:text-style-name="P14" draw:layer="layout" svg:width="11.836cm" svg:height="9.808cm" svg:x="1.84cm" svg:y="1.63cm">
          <draw:text-box>
            <text:p text:style-name="P11"><text:span text:style-name="T6">Advanced IQ Question</text:span></text:p>
            <text:p text:style-name="P11"><text:span text:style-name="T5"/></text:p>
            <text:p text:style-name="P11"><text:span text:style-name="T5">Now that you've graduated to the dimensions of String Theory, can you describe the diagram below?</text:span></text:p>
            <text:p text:style-name="P11"><text:span text:style-name="T5"/></text:p>
            <text:p text:style-name="P11"><text:span text:style-name="T5">In the following pages is the geometric inductive proof.</text:span></text:p>
          </draw:text-box>
        </draw:frame>
        <draw:custom-shape draw:style-name="gr112"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1" draw:style-name="dp1" draw:master-page-name="Default_5f_">
        <draw:frame draw:style-name="gr113" draw:text-style-name="P14" draw:layer="layout" svg:width="11.836cm" svg:height="3.811cm" svg:x="1.84cm" svg:y="1.629cm">
          <draw:text-box>
            <text:p text:style-name="P11"><text:span text:style-name="T5">Here is a square, which is a 2D cub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32" draw:text-style-name="P6" draw:layer="layout" svg:x1="7.642cm" svg:y1="12.775cm" svg:x2="4.712cm" svg:y2="15.705cm">
            <text:p/>
          </draw:line>
          <draw:line draw:style-name="gr32" draw:text-style-name="P6" draw:layer="layout" svg:x1="7.625cm" svg:y1="18.635cm" svg:x2="4.695cm" svg:y2="15.705cm">
            <text:p/>
          </draw:line>
          <draw:line draw:style-name="gr32" draw:text-style-name="P6" draw:layer="layout" svg:x1="10.62cm" svg:y1="15.707cm" svg:x2="7.625cm" svg:y2="18.666cm">
            <text:p/>
          </draw:line>
          <draw:line draw:style-name="gr4" draw:text-style-name="P6" draw:layer="layout" svg:x1="10.573cm" svg:y1="15.705cm" svg:x2="7.643cm" svg:y2="12.775cm">
            <text:p/>
          </draw:line>
        </draw:g>
        <draw:frame draw:style-name="gr114" draw:text-style-name="P14" draw:layer="layout" svg:width="0.781cm" svg:height="0.963cm" svg:x="6.386cm" svg:y="14.062cm">
          <draw:text-box>
            <text:p text:style-name="P11"><text:span text:style-name="T5">2</text:span></text:p>
          </draw:text-box>
        </draw:frame>
        <draw:frame draw:style-name="gr114" draw:text-style-name="P14" draw:layer="layout" svg:width="0.781cm" svg:height="0.963cm" svg:x="6.387cm" svg:y="16.263cm">
          <draw:text-box>
            <text:p text:style-name="P11"><text:span text:style-name="T5">1</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32" draw:text-style-name="P6" draw:layer="layout" svg:x1="7.643cm" svg:y1="6.176cm" svg:x2="4.713cm" svg:y2="9.106cm">
            <text:p/>
          </draw:line>
          <draw:line draw:style-name="gr32" draw:text-style-name="P6" draw:layer="layout" svg:x1="7.626cm" svg:y1="12.036cm" svg:x2="4.696cm" svg:y2="9.106cm">
            <text:p/>
          </draw:line>
          <draw:line draw:style-name="gr32" draw:text-style-name="P6" draw:layer="layout" svg:x1="10.621cm" svg:y1="9.108cm" svg:x2="7.626cm" svg:y2="12.067cm">
            <text:p/>
          </draw:line>
          <draw:line draw:style-name="gr4" draw:text-style-name="P6" draw:layer="layout" svg:x1="10.574cm" svg:y1="9.106cm" svg:x2="7.644cm" svg:y2="6.176cm">
            <text:p/>
          </draw:line>
        </draw:g>
      </draw:page>
      <draw:page draw:name="page92" draw:style-name="dp1" draw:master-page-name="Default_5f_">
        <draw:frame draw:style-name="gr113" draw:text-style-name="P14" draw:layer="layout" svg:width="11.836cm" svg:height="3.811cm" svg:x="1.84cm" svg:y="1.629cm">
          <draw:text-box>
            <text:p text:style-name="P11"><text:span text:style-name="T5">A 3D cube and the outline of the 3D cub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5" draw:text-style-name="P6" draw:layer="layout" svg:x1="4.912cm" svg:y1="17.292cm" svg:x2="7.636cm" svg:y2="18.667cm">
            <text:p/>
          </draw:line>
          <draw:line draw:style-name="gr5" draw:text-style-name="P6" draw:layer="layout" svg:x1="7.604cm" svg:y1="18.667cm" svg:x2="10.328cm" svg:y2="17.292cm">
            <text:p/>
          </draw:line>
          <draw:line draw:style-name="gr5" draw:text-style-name="P6" draw:layer="layout" svg:x1="10.311cm" svg:y1="14.101cm" svg:x2="10.307cm" svg:y2="17.28cm">
            <text:p/>
          </draw:line>
          <draw:line draw:style-name="gr5" draw:text-style-name="P6" draw:layer="layout" svg:x1="4.929cm" svg:y1="14.101cm" svg:x2="4.925cm" svg:y2="17.28cm">
            <text:p/>
          </draw:line>
          <draw:line draw:style-name="gr5" draw:text-style-name="P6" draw:layer="layout" svg:x1="7.604cm" svg:y1="12.776cm" svg:x2="10.328cm" svg:y2="14.151cm">
            <text:p/>
          </draw:line>
          <draw:line draw:style-name="gr5" draw:text-style-name="P6" draw:layer="layout" svg:x1="4.912cm" svg:y1="14.15cm" svg:x2="7.636cm" svg:y2="12.775cm">
            <text:p/>
          </draw:line>
        </draw:g>
        <draw:g>
          <draw:line draw:style-name="gr5" draw:text-style-name="P6" draw:layer="layout" svg:x1="4.941cm" svg:y1="10.645cm" svg:x2="7.636cm" svg:y2="12.006cm">
            <text:p/>
          </draw:line>
          <draw:line draw:style-name="gr5" draw:text-style-name="P6" draw:layer="layout" svg:x1="7.621cm" svg:y1="8.866cm" svg:x2="7.617cm" svg:y2="12.012cm">
            <text:p/>
          </draw:line>
          <draw:line draw:style-name="gr5" draw:text-style-name="P6" draw:layer="layout" svg:x1="7.605cm" svg:y1="12.006cm" svg:x2="10.3cm" svg:y2="10.645cm">
            <text:p/>
          </draw:line>
          <draw:line draw:style-name="gr5" draw:text-style-name="P6" draw:layer="layout" svg:x1="7.605cm" svg:y1="8.867cm" svg:x2="10.3cm" svg:y2="7.506cm">
            <text:p/>
          </draw:line>
          <draw:line draw:style-name="gr5" draw:text-style-name="P6" draw:layer="layout" svg:x1="4.941cm" svg:y1="7.507cm" svg:x2="7.636cm" svg:y2="8.868cm">
            <text:p/>
          </draw:line>
          <draw:line draw:style-name="gr5" draw:text-style-name="P6" draw:layer="layout" svg:x1="10.283cm" svg:y1="7.487cm" svg:x2="10.279cm" svg:y2="10.633cm">
            <text:p/>
          </draw:line>
          <draw:line draw:style-name="gr5" draw:text-style-name="P6" draw:layer="layout" svg:x1="4.958cm" svg:y1="7.487cm" svg:x2="4.954cm" svg:y2="10.633cm">
            <text:p/>
          </draw:line>
          <draw:line draw:style-name="gr5" draw:text-style-name="P6" draw:layer="layout" svg:x1="7.605cm" svg:y1="6.176cm" svg:x2="10.3cm" svg:y2="7.537cm">
            <text:p/>
          </draw:line>
          <draw:line draw:style-name="gr5" draw:text-style-name="P6" draw:layer="layout" svg:x1="4.941cm" svg:y1="7.536cm" svg:x2="7.636cm" svg:y2="6.175cm">
            <text:p/>
          </draw:line>
        </draw:g>
        <draw:frame draw:style-name="gr114" draw:text-style-name="P14" draw:layer="layout" svg:width="0.781cm" svg:height="0.963cm" svg:x="6.386cm" svg:y="13.462cm">
          <draw:text-box>
            <text:p text:style-name="P11"><text:span text:style-name="T5">1</text:span></text:p>
          </draw:text-box>
        </draw:frame>
        <draw:frame draw:style-name="gr114" draw:text-style-name="P14" draw:layer="layout" svg:width="0.781cm" svg:height="0.963cm" svg:x="5.187cm" svg:y="15.263cm">
          <draw:text-box>
            <text:p text:style-name="P11"><text:span text:style-name="T5">2</text:span></text:p>
          </draw:text-box>
        </draw:frame>
        <draw:frame draw:style-name="gr114" draw:text-style-name="P14" draw:layer="layout" svg:width="0.781cm" svg:height="0.963cm" svg:x="6.387cm" svg:y="16.863cm">
          <draw:text-box>
            <text:p text:style-name="P11"><text:span text:style-name="T5">3</text:span></text:p>
          </draw:text-box>
        </draw:frame>
        <draw:frame draw:style-name="gr114" draw:text-style-name="P14" draw:layer="layout" svg:width="0.781cm" svg:height="0.963cm" svg:x="6.387cm" svg:y="13.462cm">
          <draw:text-box>
            <text:p text:style-name="P11"><text:span text:style-name="T5">3</text:span></text:p>
          </draw:text-box>
        </draw:frame>
        <draw:frame draw:style-name="gr114" draw:text-style-name="P14" draw:layer="layout" svg:width="0.781cm" svg:height="0.963cm" svg:x="5.188cm" svg:y="15.263cm">
          <draw:text-box>
            <text:p text:style-name="P11"><text:span text:style-name="T5">2</text:span></text:p>
          </draw:text-box>
        </draw:frame>
        <draw:frame draw:style-name="gr114" draw:text-style-name="P14" draw:layer="layout" svg:width="0.781cm" svg:height="0.963cm" svg:x="6.388cm" svg:y="16.863cm">
          <draw:text-box>
            <text:p text:style-name="P11"><text:span text:style-name="T5">1</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3" draw:style-name="dp1" draw:master-page-name="Default_5f_">
        <draw:frame draw:style-name="gr114" draw:text-style-name="P14" draw:layer="layout" svg:width="0.781cm" svg:height="0.963cm" svg:x="6.588cm" svg:y="17.063cm">
          <draw:text-box>
            <text:p text:style-name="P11"><text:span text:style-name="T5">1</text:span></text:p>
          </draw:text-box>
        </draw:frame>
        <draw:frame draw:style-name="gr114" draw:text-style-name="P14" draw:layer="layout" svg:width="0.781cm" svg:height="0.963cm" svg:x="6.587cm" svg:y="13.262cm">
          <draw:text-box>
            <text:p text:style-name="P11"><text:span text:style-name="T5">4</text:span></text:p>
          </draw:text-box>
        </draw:frame>
        <draw:frame draw:style-name="gr113" draw:text-style-name="P14" draw:layer="layout" svg:width="11.836cm" svg:height="3.811cm" svg:x="1.84cm" svg:y="1.629cm">
          <draw:text-box>
            <text:p text:style-name="P11"><text:span text:style-name="T5">A 4D cube and its outline.</text:span></text:p>
            <text:p text:style-name="P11"><text:span text:style-name="T5"/></text:p>
            <text:p text:style-name="P11"><text:span text:style-name="T5">Note, all the diagrams in this sequence have the same height.</text:span></text:p>
          </draw:text-box>
        </draw:frame>
        <draw:g>
          <draw:line draw:style-name="gr46" draw:text-style-name="P6" draw:layer="layout" svg:x1="5.718cm" svg:y1="10.859cm" svg:x2="7.609cm" svg:y2="12.005cm">
            <text:p/>
          </draw:line>
          <draw:line draw:style-name="gr46" draw:text-style-name="P6" draw:layer="layout" svg:x1="6.579cm" svg:y1="10.227cm" svg:x2="7.595cm" svg:y2="12.012cm">
            <text:p/>
          </draw:line>
          <draw:line draw:style-name="gr32" draw:text-style-name="P6" draw:layer="layout" svg:x1="7.586cm" svg:y1="12.005cm" svg:x2="9.477cm" svg:y2="10.859cm">
            <text:p/>
          </draw:line>
          <draw:line draw:style-name="gr32" draw:text-style-name="P6" draw:layer="layout" svg:x1="7.614cm" svg:y1="12.012cm" svg:x2="8.63cm" svg:y2="10.227cm">
            <text:p/>
          </draw:line>
          <draw:line draw:style-name="gr46" draw:text-style-name="P6" draw:layer="layout" svg:x1="4.683cm" svg:y1="9.077cm" svg:x2="6.574cm" svg:y2="10.223cm">
            <text:p/>
          </draw:line>
          <draw:line draw:style-name="gr32" draw:text-style-name="P6" draw:layer="layout" svg:x1="4.702cm" svg:y1="9.095cm" svg:x2="5.718cm" svg:y2="10.88cm">
            <text:p/>
          </draw:line>
          <draw:line draw:style-name="gr32" draw:text-style-name="P6" draw:layer="layout" svg:x1="6.596cm" svg:y1="10.217cm" svg:x2="7.612cm" svg:y2="8.432cm">
            <text:p/>
          </draw:line>
          <draw:line draw:style-name="gr32" draw:text-style-name="P6" draw:layer="layout" svg:x1="7.607cm" svg:y1="8.443cm" svg:x2="8.623cm" svg:y2="10.228cm">
            <text:p/>
          </draw:line>
          <draw:line draw:style-name="gr32" draw:text-style-name="P6" draw:layer="layout" svg:x1="8.632cm" svg:y1="10.233cm" svg:x2="10.523cm" svg:y2="9.087cm">
            <text:p/>
          </draw:line>
          <draw:line draw:style-name="gr32" draw:text-style-name="P6" draw:layer="layout" svg:x1="9.472cm" svg:y1="10.864cm" svg:x2="10.514cm" svg:y2="9.07cm">
            <text:p/>
          </draw:line>
          <draw:line draw:style-name="gr32" draw:text-style-name="P6" draw:layer="layout" svg:x1="4.703cm" svg:y1="9.086cm" svg:x2="5.721cm" svg:y2="7.298cm">
            <text:p/>
          </draw:line>
          <draw:line draw:style-name="gr32" draw:text-style-name="P6" draw:layer="layout" svg:x1="5.719cm" svg:y1="7.305cm" svg:x2="7.61cm" svg:y2="8.451cm">
            <text:p/>
          </draw:line>
          <draw:line draw:style-name="gr32" draw:text-style-name="P6" draw:layer="layout" svg:x1="9.481cm" svg:y1="7.309cm" svg:x2="10.497cm" svg:y2="9.094cm">
            <text:p/>
          </draw:line>
          <draw:line draw:style-name="gr32" draw:text-style-name="P6" draw:layer="layout" svg:x1="7.577cm" svg:y1="8.461cm" svg:x2="9.468cm" svg:y2="7.315cm">
            <text:p/>
          </draw:line>
          <draw:line draw:style-name="gr32" draw:text-style-name="P6" draw:layer="layout" svg:x1="5.74cm" svg:y1="7.303cm" svg:x2="7.598cm" svg:y2="6.183cm">
            <text:p/>
          </draw:line>
          <draw:line draw:style-name="gr32" draw:text-style-name="P6" draw:layer="layout" svg:x1="7.575cm" svg:y1="6.171cm" svg:x2="9.466cm" svg:y2="7.317cm">
            <text:p/>
          </draw:line>
        </draw:g>
        <draw:g>
          <draw:line draw:style-name="gr46" draw:text-style-name="P6" draw:layer="layout" svg:x1="5.72cm" svg:y1="17.458cm" svg:x2="7.621cm" svg:y2="18.605cm">
            <text:p/>
          </draw:line>
          <draw:line draw:style-name="gr32" draw:text-style-name="P6" draw:layer="layout" svg:x1="7.599cm" svg:y1="18.605cm" svg:x2="9.5cm" svg:y2="17.458cm">
            <text:p/>
          </draw:line>
          <draw:line draw:style-name="gr32" draw:text-style-name="P6" draw:layer="layout" svg:x1="4.699cm" svg:y1="15.691cm" svg:x2="5.72cm" svg:y2="17.478cm">
            <text:p/>
          </draw:line>
          <draw:line draw:style-name="gr32" draw:text-style-name="P6" draw:layer="layout" svg:x1="9.494cm" svg:y1="17.462cm" svg:x2="10.541cm" svg:y2="15.666cm">
            <text:p/>
          </draw:line>
          <draw:line draw:style-name="gr32" draw:text-style-name="P6" draw:layer="layout" svg:x1="4.7cm" svg:y1="15.682cm" svg:x2="5.723cm" svg:y2="13.892cm">
            <text:p/>
          </draw:line>
          <draw:line draw:style-name="gr32" draw:text-style-name="P6" draw:layer="layout" svg:x1="9.503cm" svg:y1="13.903cm" svg:x2="10.524cm" svg:y2="15.69cm">
            <text:p/>
          </draw:line>
          <draw:line draw:style-name="gr32" draw:text-style-name="P6" draw:layer="layout" svg:x1="5.742cm" svg:y1="13.897cm" svg:x2="7.61cm" svg:y2="12.776cm">
            <text:p/>
          </draw:line>
          <draw:line draw:style-name="gr32" draw:text-style-name="P6" draw:layer="layout" svg:x1="7.588cm" svg:y1="12.763cm" svg:x2="9.489cm" svg:y2="13.91cm">
            <text:p/>
          </draw:line>
        </draw:g>
        <draw:line draw:style-name="gr23" draw:text-style-name="P6" draw:layer="layout" svg:x1="2.699cm" svg:y1="12.755cm" svg:x2="12.427cm" svg:y2="12.755cm">
          <text:p/>
        </draw:line>
        <draw:line draw:style-name="gr23" draw:text-style-name="P6" draw:layer="layout" svg:x1="2.699cm" svg:y1="18.655cm" svg:x2="12.427cm" svg:y2="18.655cm">
          <text:p/>
        </draw:line>
        <draw:frame draw:style-name="gr114" draw:text-style-name="P14" draw:layer="layout" svg:width="0.781cm" svg:height="0.963cm" svg:x="5.488cm" svg:y="14.463cm">
          <draw:text-box>
            <text:p text:style-name="P11"><text:span text:style-name="T5">3</text:span></text:p>
          </draw:text-box>
        </draw:frame>
        <draw:frame draw:style-name="gr114" draw:text-style-name="P14" draw:layer="layout" svg:width="0.781cm" svg:height="0.963cm" svg:x="5.489cm" svg:y="15.964cm">
          <draw:text-box>
            <text:p text:style-name="P11"><text:span text:style-name="T5">2</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4" draw:style-name="dp1" draw:master-page-name="Default_5f_">
        <draw:g>
          <draw:line draw:style-name="gr4" draw:text-style-name="P6" draw:layer="layout" svg:x1="5.624cm" svg:y1="11.246cm" svg:x2="7.6cm" svg:y2="12.01cm">
            <text:p/>
          </draw:line>
          <draw:line draw:style-name="gr4" draw:text-style-name="P6" draw:layer="layout" svg:x1="6.325cm" svg:y1="10.551cm" svg:x2="7.623cm" svg:y2="12.016cm">
            <text:p/>
          </draw:line>
          <draw:line draw:style-name="gr5" draw:text-style-name="P6" draw:layer="layout" svg:x1="4.699cm" svg:y1="9.924cm" svg:x2="5.641cm" svg:y2="11.264cm">
            <text:p/>
          </draw:line>
          <draw:line draw:style-name="gr5" draw:text-style-name="P6" draw:layer="layout" svg:x1="4.699cm" svg:y1="8.132cm" svg:x2="6.341cm" svg:y2="8.779cm">
            <text:p/>
          </draw:line>
          <draw:line draw:style-name="gr5" draw:text-style-name="P6" draw:layer="layout" svg:x1="6cm" svg:y1="6.687cm" svg:x2="7.635cm" svg:y2="6.174cm">
            <text:p/>
          </draw:line>
          <draw:line draw:style-name="gr4" draw:text-style-name="P6" draw:layer="layout" svg:x1="7.616cm" svg:y1="10.247cm" svg:x2="7.624cm" svg:y2="12.015cm">
            <text:p/>
          </draw:line>
          <draw:line draw:style-name="gr6" draw:text-style-name="P6" draw:layer="layout" svg:x1="4.709cm" svg:y1="9.924cm" svg:x2="6.32cm" svg:y2="10.551cm">
            <text:p/>
          </draw:line>
          <draw:line draw:style-name="gr5" draw:text-style-name="P6" draw:layer="layout" svg:x1="4.729cm" svg:y1="8.141cm" svg:x2="6.027cm" svg:y2="6.676cm">
            <text:p/>
          </draw:line>
          <draw:line draw:style-name="gr5" draw:text-style-name="P6" draw:layer="layout" svg:x1="6.336cm" svg:y1="8.768cm" svg:x2="6.344cm" svg:y2="10.536cm">
            <text:p/>
          </draw:line>
          <draw:line draw:style-name="gr5" draw:text-style-name="P6" draw:layer="layout" svg:x1="4.709cm" svg:y1="8.151cm" svg:x2="4.717cm" svg:y2="9.919cm">
            <text:p/>
          </draw:line>
          <draw:line draw:style-name="gr5" draw:text-style-name="P6" draw:layer="layout" svg:x1="6.044cm" svg:y1="6.693cm" svg:x2="7.627cm" svg:y2="7.329cm">
            <text:p/>
          </draw:line>
          <draw:line draw:style-name="gr5" draw:text-style-name="P6" draw:layer="layout" svg:x1="6.348cm" svg:y1="8.773cm" svg:x2="7.646cm" svg:y2="7.308cm">
            <text:p/>
          </draw:line>
          <draw:line draw:style-name="gr5" draw:text-style-name="P6" draw:layer="layout" svg:x1="6.315cm" svg:y1="8.768cm" svg:x2="7.613cm" svg:y2="10.233cm">
            <text:p/>
          </draw:line>
          <draw:line draw:style-name="gr4" draw:text-style-name="P6" draw:layer="layout" svg:x1="9.615cm" svg:y1="11.246cm" svg:x2="7.639cm" svg:y2="12.01cm">
            <text:p/>
          </draw:line>
          <draw:line draw:style-name="gr4" draw:text-style-name="P6" draw:layer="layout" svg:x1="8.914cm" svg:y1="10.551cm" svg:x2="7.616cm" svg:y2="12.016cm">
            <text:p/>
          </draw:line>
          <draw:line draw:style-name="gr6" draw:text-style-name="P6" draw:layer="layout" svg:x1="10.541cm" svg:y1="9.924cm" svg:x2="9.599cm" svg:y2="11.264cm">
            <text:p/>
          </draw:line>
          <draw:line draw:style-name="gr5" draw:text-style-name="P6" draw:layer="layout" svg:x1="10.541cm" svg:y1="8.132cm" svg:x2="8.899cm" svg:y2="8.779cm">
            <text:p/>
          </draw:line>
          <draw:line draw:style-name="gr5" draw:text-style-name="P6" draw:layer="layout" svg:x1="9.24cm" svg:y1="6.688cm" svg:x2="7.613cm" svg:y2="6.197cm">
            <text:p/>
          </draw:line>
          <draw:line draw:style-name="gr6" draw:text-style-name="P6" draw:layer="layout" svg:x1="10.529cm" svg:y1="9.924cm" svg:x2="8.918cm" svg:y2="10.551cm">
            <text:p/>
          </draw:line>
          <draw:line draw:style-name="gr5" draw:text-style-name="P6" draw:layer="layout" svg:x1="10.51cm" svg:y1="8.141cm" svg:x2="9.212cm" svg:y2="6.676cm">
            <text:p/>
          </draw:line>
          <draw:line draw:style-name="gr5" draw:text-style-name="P6" draw:layer="layout" svg:x1="8.903cm" svg:y1="8.768cm" svg:x2="8.895cm" svg:y2="10.536cm">
            <text:p/>
          </draw:line>
          <draw:line draw:style-name="gr5" draw:text-style-name="P6" draw:layer="layout" svg:x1="10.53cm" svg:y1="8.152cm" svg:x2="10.522cm" svg:y2="9.92cm">
            <text:p/>
          </draw:line>
          <draw:line draw:style-name="gr5" draw:text-style-name="P6" draw:layer="layout" svg:x1="9.196cm" svg:y1="6.694cm" svg:x2="7.613cm" svg:y2="7.33cm">
            <text:p/>
          </draw:line>
          <draw:line draw:style-name="gr5" draw:text-style-name="P6" draw:layer="layout" svg:x1="8.892cm" svg:y1="8.773cm" svg:x2="7.594cm" svg:y2="7.308cm">
            <text:p/>
          </draw:line>
          <draw:line draw:style-name="gr5" draw:text-style-name="P6" draw:layer="layout" svg:x1="8.924cm" svg:y1="8.77cm" svg:x2="7.626cm" svg:y2="10.235cm">
            <text:p/>
          </draw:line>
        </draw:g>
        <draw:frame draw:style-name="gr113" draw:text-style-name="P14" draw:layer="layout" svg:width="11.836cm" svg:height="3.811cm" svg:x="1.84cm" svg:y="1.629cm">
          <draw:text-box>
            <text:p text:style-name="P11"><text:span text:style-name="T5">A 5D cube and its outline.</text:span></text:p>
            <text:p text:style-name="P11"><text:span text:style-name="T5"/></text:p>
            <text:p text:style-name="P11"><text:span text:style-name="T5">Do you see the pattern?</text:span></text:p>
          </draw:text-box>
        </draw:frame>
        <draw:g>
          <draw:line draw:style-name="gr4" draw:text-style-name="P6" draw:layer="layout" svg:x1="5.624cm" svg:y1="17.862cm" svg:x2="7.6cm" svg:y2="18.628cm">
            <text:p/>
          </draw:line>
          <draw:line draw:style-name="gr5" draw:text-style-name="P6" draw:layer="layout" svg:x1="4.699cm" svg:y1="16.536cm" svg:x2="5.641cm" svg:y2="17.88cm">
            <text:p/>
          </draw:line>
          <draw:line draw:style-name="gr5" draw:text-style-name="P6" draw:layer="layout" svg:x1="6cm" svg:y1="13.289cm" svg:x2="7.635cm" svg:y2="12.775cm">
            <text:p/>
          </draw:line>
          <draw:line draw:style-name="gr5" draw:text-style-name="P6" draw:layer="layout" svg:x1="4.729cm" svg:y1="14.747cm" svg:x2="6.027cm" svg:y2="13.278cm">
            <text:p/>
          </draw:line>
          <draw:line draw:style-name="gr5" draw:text-style-name="P6" draw:layer="layout" svg:x1="4.709cm" svg:y1="14.758cm" svg:x2="4.717cm" svg:y2="16.531cm">
            <text:p/>
          </draw:line>
          <draw:line draw:style-name="gr4" draw:text-style-name="P6" draw:layer="layout" svg:x1="9.615cm" svg:y1="17.862cm" svg:x2="7.639cm" svg:y2="18.628cm">
            <text:p/>
          </draw:line>
          <draw:line draw:style-name="gr6" draw:text-style-name="P6" draw:layer="layout" svg:x1="10.541cm" svg:y1="16.536cm" svg:x2="9.599cm" svg:y2="17.88cm">
            <text:p/>
          </draw:line>
          <draw:line draw:style-name="gr5" draw:text-style-name="P6" draw:layer="layout" svg:x1="9.24cm" svg:y1="13.29cm" svg:x2="7.613cm" svg:y2="12.798cm">
            <text:p/>
          </draw:line>
          <draw:line draw:style-name="gr5" draw:text-style-name="P6" draw:layer="layout" svg:x1="10.51cm" svg:y1="14.747cm" svg:x2="9.212cm" svg:y2="13.278cm">
            <text:p/>
          </draw:line>
          <draw:line draw:style-name="gr5" draw:text-style-name="P6" draw:layer="layout" svg:x1="10.53cm" svg:y1="14.759cm" svg:x2="10.522cm" svg:y2="16.532cm">
            <text:p/>
          </draw:line>
        </draw:g>
        <draw:line draw:style-name="gr23" draw:text-style-name="P6" draw:layer="layout" svg:x1="2.699cm" svg:y1="12.755cm" svg:x2="12.427cm" svg:y2="12.755cm">
          <text:p/>
        </draw:line>
        <draw:line draw:style-name="gr23" draw:text-style-name="P6" draw:layer="layout" svg:x1="2.699cm" svg:y1="18.655cm" svg:x2="12.427cm" svg:y2="18.655cm">
          <text:p/>
        </draw:line>
        <draw:frame draw:style-name="gr114" draw:text-style-name="P14" draw:layer="layout" svg:width="0.781cm" svg:height="0.963cm" svg:x="6.589cm" svg:y="17.063cm">
          <draw:text-box>
            <text:p text:style-name="P11"><text:span text:style-name="T5">1</text:span></text:p>
          </draw:text-box>
        </draw:frame>
        <draw:frame draw:style-name="gr114" draw:text-style-name="P14" draw:layer="layout" svg:width="0.781cm" svg:height="0.963cm" svg:x="6.588cm" svg:y="13.262cm">
          <draw:text-box>
            <text:p text:style-name="P11"><text:span text:style-name="T5">5</text:span></text:p>
          </draw:text-box>
        </draw:frame>
        <draw:frame draw:style-name="gr114" draw:text-style-name="P14" draw:layer="layout" svg:width="0.781cm" svg:height="0.963cm" svg:x="5.489cm" svg:y="13.963cm">
          <draw:text-box>
            <text:p text:style-name="P11"><text:span text:style-name="T5">4</text:span></text:p>
          </draw:text-box>
        </draw:frame>
        <draw:frame draw:style-name="gr114" draw:text-style-name="P14" draw:layer="layout" svg:width="0.781cm" svg:height="0.963cm" svg:x="5.49cm" svg:y="16.464cm">
          <draw:text-box>
            <text:p text:style-name="P11"><text:span text:style-name="T5">2</text:span></text:p>
          </draw:text-box>
        </draw:frame>
        <draw:frame draw:style-name="gr114" draw:text-style-name="P14" draw:layer="layout" svg:width="0.781cm" svg:height="0.963cm" svg:x="4.89cm" svg:y="15.264cm">
          <draw:text-box>
            <text:p text:style-name="P11"><text:span text:style-name="T5">3</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5" draw:style-name="dp1" draw:master-page-name="Default_5f_">
        <draw:frame draw:style-name="gr114" draw:text-style-name="P14" draw:layer="layout" svg:width="0.781cm" svg:height="0.963cm" svg:x="6.59cm" svg:y="12.964cm">
          <draw:text-box>
            <text:p text:style-name="P11"><text:span text:style-name="T5">6</text:span></text:p>
          </draw:text-box>
        </draw:frame>
        <draw:frame draw:style-name="gr114" draw:text-style-name="P14" draw:layer="layout" svg:width="0.781cm" svg:height="0.963cm" svg:x="6.59cm" svg:y="17.463cm">
          <draw:text-box>
            <text:p text:style-name="P11"><text:span text:style-name="T5">1</text:span></text:p>
          </draw:text-box>
        </draw:frame>
        <draw:frame draw:style-name="gr115" draw:text-style-name="P14" draw:layer="layout" svg:width="0.781cm" svg:height="0.962cm" svg:x="5.45cm" svg:y="13.598cm">
          <draw:text-box>
            <text:p text:style-name="P11"><text:span text:style-name="T5">5</text:span></text:p>
          </draw:text-box>
        </draw:frame>
        <draw:frame draw:style-name="gr114" draw:text-style-name="P14" draw:layer="layout" svg:width="0.781cm" svg:height="0.963cm" svg:x="4.736cm" svg:y="14.616cm">
          <draw:text-box>
            <text:p text:style-name="P11"><text:span text:style-name="T5">4</text:span></text:p>
          </draw:text-box>
        </draw:frame>
        <draw:frame draw:style-name="gr114" draw:text-style-name="P14" draw:layer="layout" svg:width="0.781cm" svg:height="0.963cm" svg:x="5.49cm" svg:y="16.864cm">
          <draw:text-box>
            <text:p text:style-name="P11"><text:span text:style-name="T5">2</text:span></text:p>
          </draw:text-box>
        </draw:frame>
        <draw:frame draw:style-name="gr114" draw:text-style-name="P14" draw:layer="layout" svg:width="0.781cm" svg:height="0.963cm" svg:x="4.79cm" svg:y="15.764cm">
          <draw:text-box>
            <text:p text:style-name="P11"><text:span text:style-name="T5">3</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26" draw:text-style-name="P6" draw:layer="layout" svg:x1="6.499cm" svg:y1="11.027cm" svg:x2="7.612cm" svg:y2="12.038cm">
            <text:p/>
          </draw:line>
          <draw:line draw:style-name="gr26" draw:text-style-name="P6" draw:layer="layout" svg:x1="7.011cm" svg:y1="10.665cm" svg:x2="7.613cm" svg:y2="12.038cm">
            <text:p/>
          </draw:line>
          <draw:line draw:style-name="gr26" draw:text-style-name="P6" draw:layer="layout" svg:x1="6.127cm" svg:y1="11.492cm" svg:x2="7.637cm" svg:y2="12.045cm">
            <text:p/>
          </draw:line>
          <draw:line draw:style-name="gr26" draw:text-style-name="P6" draw:layer="layout" svg:x1="5.013cm" svg:y1="10.487cm" svg:x2="6.126cm" svg:y2="11.498cm">
            <text:p/>
          </draw:line>
          <draw:line draw:style-name="gr26" draw:text-style-name="P6" draw:layer="layout" svg:x1="5.899cm" svg:y1="9.657cm" svg:x2="6.501cm" svg:y2="11.03cm">
            <text:p/>
          </draw:line>
          <draw:line draw:style-name="gr26" draw:text-style-name="P6" draw:layer="layout" svg:x1="5.915cm" svg:y1="9.666cm" svg:x2="7.028cm" svg:y2="10.677cm">
            <text:p/>
          </draw:line>
          <draw:line draw:style-name="gr26" draw:text-style-name="P6" draw:layer="layout" svg:x1="5.014cm" svg:y1="10.485cm" svg:x2="6.524cm" svg:y2="11.038cm">
            <text:p/>
          </draw:line>
          <draw:line draw:style-name="gr26" draw:text-style-name="P6" draw:layer="layout" svg:x1="4.421cm" svg:y1="9.122cm" svg:x2="5.023cm" svg:y2="10.495cm">
            <text:p/>
          </draw:line>
          <draw:line draw:style-name="gr26" draw:text-style-name="P6" draw:layer="layout" svg:x1="4.408cm" svg:y1="9.114cm" svg:x2="5.918cm" svg:y2="9.667cm">
            <text:p/>
          </draw:line>
          <draw:line draw:style-name="gr26" draw:text-style-name="P6" draw:layer="layout" svg:x1="5.013cm" svg:y1="7.74cm" svg:x2="4.411cm" svg:y2="9.113cm">
            <text:p/>
          </draw:line>
          <draw:line draw:style-name="gr26" draw:text-style-name="P6" draw:layer="layout" svg:x1="6.516cm" svg:y1="8.287cm" svg:x2="5.914cm" svg:y2="9.66cm">
            <text:p/>
          </draw:line>
          <draw:line draw:style-name="gr26" draw:text-style-name="P6" draw:layer="layout" svg:x1="5.005cm" svg:y1="7.744cm" svg:x2="6.515cm" svg:y2="8.297cm">
            <text:p/>
          </draw:line>
          <draw:line draw:style-name="gr26" draw:text-style-name="P6" draw:layer="layout" svg:x1="6.511cm" svg:y1="8.295cm" svg:x2="7.624cm" svg:y2="9.306cm">
            <text:p/>
          </draw:line>
          <draw:line draw:style-name="gr26" draw:text-style-name="P6" draw:layer="layout" svg:x1="7.628cm" svg:y1="9.296cm" svg:x2="7.026cm" svg:y2="10.669cm">
            <text:p/>
          </draw:line>
          <draw:line draw:style-name="gr26" draw:text-style-name="P6" draw:layer="layout" svg:x1="6.122cm" svg:y1="6.729cm" svg:x2="5.009cm" svg:y2="7.74cm">
            <text:p/>
          </draw:line>
          <draw:line draw:style-name="gr26" draw:text-style-name="P6" draw:layer="layout" svg:x1="7.636cm" svg:y1="7.276cm" svg:x2="6.523cm" svg:y2="8.287cm">
            <text:p/>
          </draw:line>
          <draw:line draw:style-name="gr26" draw:text-style-name="P6" draw:layer="layout" svg:x1="6.129cm" svg:y1="6.726cm" svg:x2="7.639cm" svg:y2="7.279cm">
            <text:p/>
          </draw:line>
          <draw:line draw:style-name="gr26" draw:text-style-name="P6" draw:layer="layout" svg:x1="7.652cm" svg:y1="6.166cm" svg:x2="6.142cm" svg:y2="6.719cm">
            <text:p/>
          </draw:line>
          <draw:line draw:style-name="gr26" draw:text-style-name="P6" draw:layer="layout" svg:x1="8.742cm" svg:y1="11.027cm" svg:x2="7.629cm" svg:y2="12.038cm">
            <text:p/>
          </draw:line>
          <draw:line draw:style-name="gr26" draw:text-style-name="P6" draw:layer="layout" svg:x1="8.229cm" svg:y1="10.665cm" svg:x2="7.627cm" svg:y2="12.038cm">
            <text:p/>
          </draw:line>
          <draw:line draw:style-name="gr26" draw:text-style-name="P6" draw:layer="layout" svg:x1="9.114cm" svg:y1="11.492cm" svg:x2="7.604cm" svg:y2="12.045cm">
            <text:p/>
          </draw:line>
          <draw:line draw:style-name="gr26" draw:text-style-name="P6" draw:layer="layout" svg:x1="10.227cm" svg:y1="10.487cm" svg:x2="9.114cm" svg:y2="11.498cm">
            <text:p/>
          </draw:line>
          <draw:line draw:style-name="gr26" draw:text-style-name="P6" draw:layer="layout" svg:x1="9.342cm" svg:y1="9.657cm" svg:x2="8.74cm" svg:y2="11.03cm">
            <text:p/>
          </draw:line>
          <draw:line draw:style-name="gr26" draw:text-style-name="P6" draw:layer="layout" svg:x1="9.327cm" svg:y1="9.666cm" svg:x2="8.214cm" svg:y2="10.677cm">
            <text:p/>
          </draw:line>
          <draw:line draw:style-name="gr26" draw:text-style-name="P6" draw:layer="layout" svg:x1="10.225cm" svg:y1="10.485cm" svg:x2="8.715cm" svg:y2="11.038cm">
            <text:p/>
          </draw:line>
          <draw:line draw:style-name="gr26" draw:text-style-name="P6" draw:layer="layout" svg:x1="10.82cm" svg:y1="9.122cm" svg:x2="10.218cm" svg:y2="10.495cm">
            <text:p/>
          </draw:line>
          <draw:line draw:style-name="gr26" draw:text-style-name="P6" draw:layer="layout" svg:x1="10.833cm" svg:y1="9.114cm" svg:x2="9.323cm" svg:y2="9.667cm">
            <text:p/>
          </draw:line>
          <draw:line draw:style-name="gr26" draw:text-style-name="P6" draw:layer="layout" svg:x1="10.228cm" svg:y1="7.74cm" svg:x2="10.83cm" svg:y2="9.113cm">
            <text:p/>
          </draw:line>
          <draw:line draw:style-name="gr26" draw:text-style-name="P6" draw:layer="layout" svg:x1="8.725cm" svg:y1="8.287cm" svg:x2="9.327cm" svg:y2="9.66cm">
            <text:p/>
          </draw:line>
          <draw:line draw:style-name="gr26" draw:text-style-name="P6" draw:layer="layout" svg:x1="10.235cm" svg:y1="7.744cm" svg:x2="8.725cm" svg:y2="8.297cm">
            <text:p/>
          </draw:line>
          <draw:line draw:style-name="gr26" draw:text-style-name="P6" draw:layer="layout" svg:x1="8.73cm" svg:y1="8.295cm" svg:x2="7.617cm" svg:y2="9.306cm">
            <text:p/>
          </draw:line>
          <draw:line draw:style-name="gr26" draw:text-style-name="P6" draw:layer="layout" svg:x1="7.612cm" svg:y1="9.296cm" svg:x2="8.214cm" svg:y2="10.669cm">
            <text:p/>
          </draw:line>
          <draw:line draw:style-name="gr26" draw:text-style-name="P6" draw:layer="layout" svg:x1="9.118cm" svg:y1="6.729cm" svg:x2="10.231cm" svg:y2="7.74cm">
            <text:p/>
          </draw:line>
          <draw:line draw:style-name="gr26" draw:text-style-name="P6" draw:layer="layout" svg:x1="7.605cm" svg:y1="7.276cm" svg:x2="8.718cm" svg:y2="8.287cm">
            <text:p/>
          </draw:line>
          <draw:line draw:style-name="gr26" draw:text-style-name="P6" draw:layer="layout" svg:x1="9.111cm" svg:y1="6.726cm" svg:x2="7.601cm" svg:y2="7.279cm">
            <text:p/>
          </draw:line>
          <draw:line draw:style-name="gr26" draw:text-style-name="P6" draw:layer="layout" svg:x1="7.607cm" svg:y1="6.165cm" svg:x2="9.117cm" svg:y2="6.718cm">
            <text:p/>
          </draw:line>
        </draw:g>
        <draw:g>
          <draw:line draw:style-name="gr26" draw:text-style-name="P6" draw:layer="layout" svg:x1="6.126cm" svg:y1="18.092cm" svg:x2="7.637cm" svg:y2="18.645cm">
            <text:p/>
          </draw:line>
          <draw:line draw:style-name="gr26" draw:text-style-name="P6" draw:layer="layout" svg:x1="5.012cm" svg:y1="17.087cm" svg:x2="6.126cm" svg:y2="18.098cm">
            <text:p/>
          </draw:line>
          <draw:line draw:style-name="gr26" draw:text-style-name="P6" draw:layer="layout" svg:x1="4.419cm" svg:y1="15.722cm" svg:x2="5.021cm" svg:y2="17.095cm">
            <text:p/>
          </draw:line>
          <draw:line draw:style-name="gr26" draw:text-style-name="P6" draw:layer="layout" svg:x1="5.011cm" svg:y1="14.34cm" svg:x2="4.409cm" svg:y2="15.713cm">
            <text:p/>
          </draw:line>
          <draw:line draw:style-name="gr26" draw:text-style-name="P6" draw:layer="layout" svg:x1="6.121cm" svg:y1="13.329cm" svg:x2="5.007cm" svg:y2="14.34cm">
            <text:p/>
          </draw:line>
          <draw:line draw:style-name="gr26" draw:text-style-name="P6" draw:layer="layout" svg:x1="7.652cm" svg:y1="12.766cm" svg:x2="6.141cm" svg:y2="13.319cm">
            <text:p/>
          </draw:line>
          <draw:line draw:style-name="gr26" draw:text-style-name="P6" draw:layer="layout" svg:x1="9.114cm" svg:y1="18.092cm" svg:x2="7.603cm" svg:y2="18.645cm">
            <text:p/>
          </draw:line>
          <draw:line draw:style-name="gr26" draw:text-style-name="P6" draw:layer="layout" svg:x1="10.228cm" svg:y1="17.087cm" svg:x2="9.114cm" svg:y2="18.098cm">
            <text:p/>
          </draw:line>
          <draw:line draw:style-name="gr26" draw:text-style-name="P6" draw:layer="layout" svg:x1="10.821cm" svg:y1="15.722cm" svg:x2="10.219cm" svg:y2="17.095cm">
            <text:p/>
          </draw:line>
          <draw:line draw:style-name="gr26" draw:text-style-name="P6" draw:layer="layout" svg:x1="10.228cm" svg:y1="14.34cm" svg:x2="10.83cm" svg:y2="15.713cm">
            <text:p/>
          </draw:line>
          <draw:line draw:style-name="gr26" draw:text-style-name="P6" draw:layer="layout" svg:x1="9.119cm" svg:y1="13.329cm" svg:x2="10.233cm" svg:y2="14.34cm">
            <text:p/>
          </draw:line>
          <draw:line draw:style-name="gr26" draw:text-style-name="P6" draw:layer="layout" svg:x1="7.607cm" svg:y1="12.765cm" svg:x2="9.118cm" svg:y2="13.318cm">
            <text:p/>
          </draw:line>
        </draw:g>
        <draw:frame draw:style-name="gr113" draw:text-style-name="P14" draw:layer="layout" svg:width="11.836cm" svg:height="3.811cm" svg:x="1.84cm" svg:y="1.63cm">
          <draw:text-box>
            <text:p text:style-name="P11"><text:span text:style-name="T5">A 6D cube and its outline.</text:span></text:p>
            <text:p text:style-name="P11"><text:span text:style-name="T5"/></text:p>
          </draw:text-box>
        </draw:frame>
      </draw:page>
      <draw:page draw:name="page96" draw:style-name="dp1" draw:master-page-name="Default_5f_">
        <draw:frame draw:style-name="gr114" draw:text-style-name="P14" draw:layer="layout" svg:width="0.781cm" svg:height="0.963cm" svg:x="6.791cm" svg:y="12.964cm">
          <draw:text-box>
            <text:p text:style-name="P11"><text:span text:style-name="T5">7</text:span></text:p>
          </draw:text-box>
        </draw:frame>
        <draw:frame draw:style-name="gr114" draw:text-style-name="P14" draw:layer="layout" svg:width="0.781cm" svg:height="0.963cm" svg:x="6.79cm" svg:y="17.463cm">
          <draw:text-box>
            <text:p text:style-name="P11"><text:span text:style-name="T5">1</text:span></text:p>
          </draw:text-box>
        </draw:frame>
        <draw:frame draw:style-name="gr114" draw:text-style-name="P14" draw:layer="layout" svg:width="0.781cm" svg:height="0.963cm" svg:x="5.751cm" svg:y="13.398cm">
          <draw:text-box>
            <text:p text:style-name="P11"><text:span text:style-name="T5">6</text:span></text:p>
          </draw:text-box>
        </draw:frame>
        <draw:frame draw:style-name="gr114" draw:text-style-name="P14" draw:layer="layout" svg:width="0.781cm" svg:height="0.963cm" svg:x="5.037cm" svg:y="14.216cm">
          <draw:text-box>
            <text:p text:style-name="P11"><text:span text:style-name="T5">5</text:span></text:p>
          </draw:text-box>
        </draw:frame>
        <draw:frame draw:style-name="gr114" draw:text-style-name="P14" draw:layer="layout" svg:width="0.781cm" svg:height="0.963cm" svg:x="5.891cm" svg:y="16.964cm">
          <draw:text-box>
            <text:p text:style-name="P11"><text:span text:style-name="T5">2</text:span></text:p>
          </draw:text-box>
        </draw:frame>
        <draw:frame draw:style-name="gr114" draw:text-style-name="P14" draw:layer="layout" svg:width="0.781cm" svg:height="0.963cm" svg:x="5.091cm" svg:y="16.264cm">
          <draw:text-box>
            <text:p text:style-name="P11"><text:span text:style-name="T5">3</text:span></text:p>
          </draw:text-box>
        </draw:frame>
        <draw:frame draw:style-name="gr21" draw:text-style-name="P14" draw:layer="layout" svg:width="11.836cm" svg:height="3.806cm" svg:x="1.84cm" svg:y="1.629cm">
          <draw:text-box>
            <text:p text:style-name="P11"><text:span text:style-name="T5">A 7D cube and its outline.</text:span></text:p>
            <text:p text:style-name="P11"><text:span text:style-name="T5">As dimensions increase, the line segments get shorter. The number of connection points, and lines within the outline, are increasing.</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g>
          <draw:line draw:style-name="gr26" draw:text-style-name="P6" draw:layer="layout" svg:x1="6.559cm" svg:y1="11.2cm" svg:x2="7.609cm" svg:y2="11.993cm">
            <text:p/>
          </draw:line>
          <draw:line draw:style-name="gr26" draw:text-style-name="P6" draw:layer="layout" svg:x1="6.321cm" svg:y1="11.622cm" svg:x2="7.637cm" svg:y2="11.998cm">
            <text:p/>
          </draw:line>
          <draw:line draw:style-name="gr26" draw:text-style-name="P6" draw:layer="layout" svg:x1="7.06cm" svg:y1="10.9cm" svg:x2="7.608cm" svg:y2="11.992cm">
            <text:p/>
          </draw:line>
          <draw:line draw:style-name="gr26" draw:text-style-name="P6" draw:layer="layout" svg:x1="7.63cm" svg:y1="10.729cm" svg:x2="7.628cm" svg:y2="11.991cm">
            <text:p/>
          </draw:line>
          <draw:line draw:style-name="gr26" draw:text-style-name="P6" draw:layer="layout" svg:x1="5.269cm" svg:y1="10.827cm" svg:x2="6.319cm" svg:y2="11.62cm">
            <text:p/>
          </draw:line>
          <draw:line draw:style-name="gr26" draw:text-style-name="P6" draw:layer="layout" svg:x1="4.717cm" svg:y1="9.731cm" svg:x2="5.265cm" svg:y2="10.823cm">
            <text:p/>
          </draw:line>
          <draw:line draw:style-name="gr26" draw:text-style-name="P6" draw:layer="layout" svg:x1="4.715cm" svg:y1="8.459cm" svg:x2="4.713cm" svg:y2="9.721cm">
            <text:p/>
          </draw:line>
          <draw:line draw:style-name="gr26" draw:text-style-name="P6" draw:layer="layout" svg:x1="6.009cm" svg:y1="10.107cm" svg:x2="6.557cm" svg:y2="11.199cm">
            <text:p/>
          </draw:line>
          <draw:line draw:style-name="gr26" draw:text-style-name="P6" draw:layer="layout" svg:x1="5.26cm" svg:y1="10.837cm" svg:x2="6.576cm" svg:y2="11.213cm">
            <text:p/>
          </draw:line>
          <draw:line draw:style-name="gr26" draw:text-style-name="P6" draw:layer="layout" svg:x1="4.71cm" svg:y1="9.737cm" svg:x2="6.026cm" svg:y2="10.113cm">
            <text:p/>
          </draw:line>
          <draw:line draw:style-name="gr26" draw:text-style-name="P6" draw:layer="layout" svg:x1="6.018cm" svg:y1="10.107cm" svg:x2="7.068cm" svg:y2="10.9cm">
            <text:p/>
          </draw:line>
          <draw:line draw:style-name="gr26" draw:text-style-name="P6" draw:layer="layout" svg:x1="4.719cm" svg:y1="8.463cm" svg:x2="6.035cm" svg:y2="8.839cm">
            <text:p/>
          </draw:line>
          <draw:line draw:style-name="gr26" draw:text-style-name="P6" draw:layer="layout" svg:x1="6.028cm" svg:y1="8.843cm" svg:x2="6.026cm" svg:y2="10.105cm">
            <text:p/>
          </draw:line>
          <draw:line draw:style-name="gr26" draw:text-style-name="P6" draw:layer="layout" svg:x1="7.059cm" svg:y1="9.63cm" svg:x2="7.057cm" svg:y2="10.892cm">
            <text:p/>
          </draw:line>
          <draw:line draw:style-name="gr26" draw:text-style-name="P6" draw:layer="layout" svg:x1="6.03cm" svg:y1="8.841cm" svg:x2="7.08cm" svg:y2="9.634cm">
            <text:p/>
          </draw:line>
          <draw:line draw:style-name="gr26" draw:text-style-name="P6" draw:layer="layout" svg:x1="7.08cm" svg:y1="9.634cm" svg:x2="7.628cm" svg:y2="10.726cm">
            <text:p/>
          </draw:line>
          <draw:line draw:style-name="gr26" draw:text-style-name="P6" draw:layer="layout" svg:x1="5.261cm" svg:y1="7.355cm" svg:x2="4.713cm" svg:y2="8.447cm">
            <text:p/>
          </draw:line>
          <draw:line draw:style-name="gr26" draw:text-style-name="P6" draw:layer="layout" svg:x1="6.584cm" svg:y1="7.731cm" svg:x2="6.036cm" svg:y2="8.823cm">
            <text:p/>
          </draw:line>
          <draw:line draw:style-name="gr26" draw:text-style-name="P6" draw:layer="layout" svg:x1="7.626cm" svg:y1="8.536cm" svg:x2="7.078cm" svg:y2="9.628cm">
            <text:p/>
          </draw:line>
          <draw:line draw:style-name="gr26" draw:text-style-name="P6" draw:layer="layout" svg:x1="6.591cm" svg:y1="7.75cm" svg:x2="7.641cm" svg:y2="8.543cm">
            <text:p/>
          </draw:line>
          <draw:line draw:style-name="gr26" draw:text-style-name="P6" draw:layer="layout" svg:x1="5.269cm" svg:y1="7.37cm" svg:x2="6.585cm" svg:y2="7.746cm">
            <text:p/>
          </draw:line>
          <draw:line draw:style-name="gr26" draw:text-style-name="P6" draw:layer="layout" svg:x1="8.703cm" svg:y1="11.2cm" svg:x2="7.653cm" svg:y2="11.993cm">
            <text:p/>
          </draw:line>
          <draw:line draw:style-name="gr26" draw:text-style-name="P6" draw:layer="layout" svg:x1="8.94cm" svg:y1="11.622cm" svg:x2="7.624cm" svg:y2="11.998cm">
            <text:p/>
          </draw:line>
          <draw:line draw:style-name="gr26" draw:text-style-name="P6" draw:layer="layout" svg:x1="8.201cm" svg:y1="10.902cm" svg:x2="7.653cm" svg:y2="11.994cm">
            <text:p/>
          </draw:line>
          <draw:line draw:style-name="gr26" draw:text-style-name="P6" draw:layer="layout" svg:x1="7.632cm" svg:y1="10.731cm" svg:x2="7.634cm" svg:y2="11.993cm">
            <text:p/>
          </draw:line>
          <draw:line draw:style-name="gr26" draw:text-style-name="P6" draw:layer="layout" svg:x1="9.994cm" svg:y1="10.829cm" svg:x2="8.944cm" svg:y2="11.622cm">
            <text:p/>
          </draw:line>
          <draw:line draw:style-name="gr26" draw:text-style-name="P6" draw:layer="layout" svg:x1="10.544cm" svg:y1="9.731cm" svg:x2="9.996cm" svg:y2="10.823cm">
            <text:p/>
          </draw:line>
          <draw:line draw:style-name="gr26" draw:text-style-name="P6" draw:layer="layout" svg:x1="10.544cm" svg:y1="8.459cm" svg:x2="10.546cm" svg:y2="9.721cm">
            <text:p/>
          </draw:line>
          <draw:line draw:style-name="gr26" draw:text-style-name="P6" draw:layer="layout" svg:x1="9.253cm" svg:y1="10.107cm" svg:x2="8.705cm" svg:y2="11.199cm">
            <text:p/>
          </draw:line>
          <draw:line draw:style-name="gr26" draw:text-style-name="P6" draw:layer="layout" svg:x1="10.002cm" svg:y1="10.837cm" svg:x2="8.686cm" svg:y2="11.213cm">
            <text:p/>
          </draw:line>
          <draw:line draw:style-name="gr26" draw:text-style-name="P6" draw:layer="layout" svg:x1="10.552cm" svg:y1="9.737cm" svg:x2="9.236cm" svg:y2="10.113cm">
            <text:p/>
          </draw:line>
          <draw:line draw:style-name="gr26" draw:text-style-name="P6" draw:layer="layout" svg:x1="9.243cm" svg:y1="10.109cm" svg:x2="8.193cm" svg:y2="10.902cm">
            <text:p/>
          </draw:line>
          <draw:line draw:style-name="gr26" draw:text-style-name="P6" draw:layer="layout" svg:x1="10.542cm" svg:y1="8.463cm" svg:x2="9.226cm" svg:y2="8.839cm">
            <text:p/>
          </draw:line>
          <draw:line draw:style-name="gr26" draw:text-style-name="P6" draw:layer="layout" svg:x1="9.234cm" svg:y1="8.843cm" svg:x2="9.236cm" svg:y2="10.105cm">
            <text:p/>
          </draw:line>
          <draw:line draw:style-name="gr26" draw:text-style-name="P6" draw:layer="layout" svg:x1="8.203cm" svg:y1="9.63cm" svg:x2="8.205cm" svg:y2="10.892cm">
            <text:p/>
          </draw:line>
          <draw:line draw:style-name="gr26" draw:text-style-name="P6" draw:layer="layout" svg:x1="9.232cm" svg:y1="8.841cm" svg:x2="8.182cm" svg:y2="9.634cm">
            <text:p/>
          </draw:line>
          <draw:line draw:style-name="gr26" draw:text-style-name="P6" draw:layer="layout" svg:x1="8.182cm" svg:y1="9.636cm" svg:x2="7.634cm" svg:y2="10.728cm">
            <text:p/>
          </draw:line>
          <draw:line draw:style-name="gr26" draw:text-style-name="P6" draw:layer="layout" svg:x1="10cm" svg:y1="7.355cm" svg:x2="10.548cm" svg:y2="8.447cm">
            <text:p/>
          </draw:line>
          <draw:line draw:style-name="gr26" draw:text-style-name="P6" draw:layer="layout" svg:x1="8.676cm" svg:y1="7.731cm" svg:x2="9.224cm" svg:y2="8.823cm">
            <text:p/>
          </draw:line>
          <draw:line draw:style-name="gr26" draw:text-style-name="P6" draw:layer="layout" svg:x1="7.636cm" svg:y1="8.536cm" svg:x2="8.184cm" svg:y2="9.628cm">
            <text:p/>
          </draw:line>
          <draw:line draw:style-name="gr26" draw:text-style-name="P6" draw:layer="layout" svg:x1="8.672cm" svg:y1="7.75cm" svg:x2="7.622cm" svg:y2="8.543cm">
            <text:p/>
          </draw:line>
          <draw:line draw:style-name="gr26" draw:text-style-name="P6" draw:layer="layout" svg:x1="9.99cm" svg:y1="7.372cm" svg:x2="8.674cm" svg:y2="7.748cm">
            <text:p/>
          </draw:line>
          <draw:line draw:style-name="gr26" draw:text-style-name="P6" draw:layer="layout" svg:x1="7.643cm" svg:y1="6.946cm" svg:x2="6.593cm" svg:y2="7.739cm">
            <text:p/>
          </draw:line>
          <draw:line draw:style-name="gr26" draw:text-style-name="P6" draw:layer="layout" svg:x1="6.321cm" svg:y1="6.562cm" svg:x2="5.271cm" svg:y2="7.355cm">
            <text:p/>
          </draw:line>
          <draw:line draw:style-name="gr26" draw:text-style-name="P6" draw:layer="layout" svg:x1="7.637cm" svg:y1="6.189cm" svg:x2="6.321cm" svg:y2="6.565cm">
            <text:p/>
          </draw:line>
          <draw:line draw:style-name="gr26" draw:text-style-name="P6" draw:layer="layout" svg:x1="6.341cm" svg:y1="6.56cm" svg:x2="7.657cm" svg:y2="6.936cm">
            <text:p/>
          </draw:line>
          <draw:line draw:style-name="gr26" draw:text-style-name="P6" draw:layer="layout" svg:x1="7.647cm" svg:y1="6.946cm" svg:x2="8.697cm" svg:y2="7.739cm">
            <text:p/>
          </draw:line>
          <draw:line draw:style-name="gr26" draw:text-style-name="P6" draw:layer="layout" svg:x1="8.96cm" svg:y1="6.562cm" svg:x2="10.01cm" svg:y2="7.355cm">
            <text:p/>
          </draw:line>
          <draw:line draw:style-name="gr26" draw:text-style-name="P6" draw:layer="layout" svg:x1="7.651cm" svg:y1="6.189cm" svg:x2="8.967cm" svg:y2="6.565cm">
            <text:p/>
          </draw:line>
          <draw:line draw:style-name="gr26" draw:text-style-name="P6" draw:layer="layout" svg:x1="8.948cm" svg:y1="6.56cm" svg:x2="7.632cm" svg:y2="6.936cm">
            <text:p/>
          </draw:line>
        </draw:g>
        <draw:g>
          <draw:line draw:style-name="gr26" draw:text-style-name="P6" draw:layer="layout" svg:x1="6.321cm" svg:y1="18.222cm" svg:x2="7.637cm" svg:y2="18.598cm">
            <text:p/>
          </draw:line>
          <draw:line draw:style-name="gr26" draw:text-style-name="P6" draw:layer="layout" svg:x1="5.269cm" svg:y1="17.427cm" svg:x2="6.319cm" svg:y2="18.22cm">
            <text:p/>
          </draw:line>
          <draw:line draw:style-name="gr26" draw:text-style-name="P6" draw:layer="layout" svg:x1="4.717cm" svg:y1="16.331cm" svg:x2="5.265cm" svg:y2="17.423cm">
            <text:p/>
          </draw:line>
          <draw:line draw:style-name="gr26" draw:text-style-name="P6" draw:layer="layout" svg:x1="4.715cm" svg:y1="15.059cm" svg:x2="4.713cm" svg:y2="16.321cm">
            <text:p/>
          </draw:line>
          <draw:line draw:style-name="gr26" draw:text-style-name="P6" draw:layer="layout" svg:x1="5.261cm" svg:y1="13.955cm" svg:x2="4.713cm" svg:y2="15.047cm">
            <text:p/>
          </draw:line>
          <draw:line draw:style-name="gr26" draw:text-style-name="P6" draw:layer="layout" svg:x1="8.94cm" svg:y1="18.222cm" svg:x2="7.624cm" svg:y2="18.598cm">
            <text:p/>
          </draw:line>
          <draw:line draw:style-name="gr26" draw:text-style-name="P6" draw:layer="layout" svg:x1="9.994cm" svg:y1="17.429cm" svg:x2="8.944cm" svg:y2="18.222cm">
            <text:p/>
          </draw:line>
          <draw:line draw:style-name="gr26" draw:text-style-name="P6" draw:layer="layout" svg:x1="10.544cm" svg:y1="16.331cm" svg:x2="9.996cm" svg:y2="17.423cm">
            <text:p/>
          </draw:line>
          <draw:line draw:style-name="gr26" draw:text-style-name="P6" draw:layer="layout" svg:x1="10.544cm" svg:y1="15.059cm" svg:x2="10.546cm" svg:y2="16.321cm">
            <text:p/>
          </draw:line>
          <draw:line draw:style-name="gr26" draw:text-style-name="P6" draw:layer="layout" svg:x1="10cm" svg:y1="13.955cm" svg:x2="10.548cm" svg:y2="15.047cm">
            <text:p/>
          </draw:line>
          <draw:line draw:style-name="gr26" draw:text-style-name="P6" draw:layer="layout" svg:x1="6.321cm" svg:y1="13.162cm" svg:x2="5.271cm" svg:y2="13.955cm">
            <text:p/>
          </draw:line>
          <draw:line draw:style-name="gr26" draw:text-style-name="P6" draw:layer="layout" svg:x1="7.637cm" svg:y1="12.789cm" svg:x2="6.321cm" svg:y2="13.165cm">
            <text:p/>
          </draw:line>
          <draw:line draw:style-name="gr26" draw:text-style-name="P6" draw:layer="layout" svg:x1="8.96cm" svg:y1="13.162cm" svg:x2="10.01cm" svg:y2="13.955cm">
            <text:p/>
          </draw:line>
          <draw:line draw:style-name="gr26" draw:text-style-name="P6" draw:layer="layout" svg:x1="7.651cm" svg:y1="12.789cm" svg:x2="8.967cm" svg:y2="13.165cm">
            <text:p/>
          </draw:line>
        </draw:g>
        <draw:frame draw:style-name="gr114" draw:text-style-name="P14" draw:layer="layout" svg:width="0.781cm" svg:height="0.963cm" svg:x="5.038cm" svg:y="15.217cm">
          <draw:text-box>
            <text:p text:style-name="P11"><text:span text:style-name="T5">4</text:span></text:p>
          </draw:text-box>
        </draw:frame>
        <draw:line draw:style-name="gr23" draw:text-style-name="P6" draw:layer="layout" svg:x1="2.699cm" svg:y1="6.155cm" svg:x2="12.427cm" svg:y2="6.155cm">
          <text:p/>
        </draw:line>
        <draw:line draw:style-name="gr23" draw:text-style-name="P6" draw:layer="layout" svg:x1="2.699cm" svg:y1="12.055cm" svg:x2="12.427cm" svg:y2="12.055cm">
          <text:p/>
        </draw:line>
      </draw:page>
      <draw:page draw:name="page97" draw:style-name="dp1" draw:master-page-name="Default_5f_">
        <draw:frame draw:style-name="gr114" draw:text-style-name="P14" draw:layer="layout" svg:width="0.781cm" svg:height="0.963cm" svg:x="6.793cm" svg:y="12.865cm">
          <draw:text-box>
            <text:p text:style-name="P11"><text:span text:style-name="T5">8</text:span></text:p>
          </draw:text-box>
        </draw:frame>
        <draw:frame draw:style-name="gr114" draw:text-style-name="P14" draw:layer="layout" svg:width="0.781cm" svg:height="0.963cm" svg:x="5.992cm" svg:y="13.264cm">
          <draw:text-box>
            <text:p text:style-name="P11"><text:span text:style-name="T5">7</text:span></text:p>
          </draw:text-box>
        </draw:frame>
        <draw:frame draw:style-name="gr114" draw:text-style-name="P14" draw:layer="layout" svg:width="0.781cm" svg:height="0.963cm" svg:x="6.791cm" svg:y="17.463cm">
          <draw:text-box>
            <text:p text:style-name="P11"><text:span text:style-name="T5">1</text:span></text:p>
          </draw:text-box>
        </draw:frame>
        <draw:frame draw:style-name="gr114" draw:text-style-name="P14" draw:layer="layout" svg:width="0.781cm" svg:height="0.963cm" svg:x="5.352cm" svg:y="13.898cm">
          <draw:text-box>
            <text:p text:style-name="P11"><text:span text:style-name="T5">6</text:span></text:p>
          </draw:text-box>
        </draw:frame>
        <draw:frame draw:style-name="gr114" draw:text-style-name="P14" draw:layer="layout" svg:width="0.781cm" svg:height="0.963cm" svg:x="5.038cm" svg:y="14.716cm">
          <draw:text-box>
            <text:p text:style-name="P11"><text:span text:style-name="T5">5</text:span></text:p>
          </draw:text-box>
        </draw:frame>
        <draw:frame draw:style-name="gr115" draw:text-style-name="P14" draw:layer="layout" svg:width="0.713cm" svg:height="0.962cm" svg:x="5.892cm" svg:y="17.083cm">
          <draw:text-box>
            <text:p text:style-name="P11"><text:span text:style-name="T5">2</text:span></text:p>
          </draw:text-box>
        </draw:frame>
        <draw:frame draw:style-name="gr114" draw:text-style-name="P14" draw:layer="layout" svg:width="0.781cm" svg:height="0.963cm" svg:x="5.372cm" svg:y="16.394cm">
          <draw:text-box>
            <text:p text:style-name="P11"><text:span text:style-name="T5">3</text:span></text:p>
          </draw:text-box>
        </draw:frame>
        <draw:frame draw:style-name="gr114" draw:text-style-name="P14" draw:layer="layout" svg:width="0.781cm" svg:height="0.963cm" svg:x="5.009cm" svg:y="15.607cm">
          <draw:text-box>
            <text:p text:style-name="P11"><text:span text:style-name="T5">4</text:span></text:p>
          </draw:text-box>
        </draw:frame>
        <draw:frame draw:style-name="gr21" draw:text-style-name="P14" draw:layer="layout" svg:width="11.836cm" svg:height="3.326cm" svg:x="1.84cm" svg:y="1.629cm">
          <draw:text-box>
            <text:p text:style-name="P11"><text:span text:style-name="T5">A 8D cube and its outline.</text:span></text:p>
          </draw:text-box>
        </draw:fram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layout" svg:x1="2.699cm" svg:y1="6.155cm" svg:x2="12.427cm" svg:y2="6.155cm">
          <text:p/>
        </draw:line>
        <draw:line draw:style-name="gr23" draw:text-style-name="P6" draw:layer="layout" svg:x1="2.699cm" svg:y1="12.055cm" svg:x2="12.427cm" svg:y2="12.055cm">
          <text:p/>
        </draw:line>
        <draw:g>
          <draw:line draw:style-name="gr26" draw:text-style-name="P6" draw:layer="layout" svg:x1="6.644cm" svg:y1="11.364cm" svg:x2="7.611cm" svg:y2="12.015cm">
            <text:p/>
          </draw:line>
          <draw:line draw:style-name="gr26" draw:text-style-name="P6" draw:layer="layout" svg:x1="6.946cm" svg:y1="11.136cm" svg:x2="7.618cm" svg:y2="12.017cm">
            <text:p/>
          </draw:line>
          <draw:line draw:style-name="gr26" draw:text-style-name="P6" draw:layer="layout" svg:x1="6.453cm" svg:y1="11.668cm" svg:x2="7.622cm" svg:y2="12.014cm">
            <text:p/>
          </draw:line>
          <draw:line draw:style-name="gr26" draw:text-style-name="P6" draw:layer="layout" svg:x1="7.308cm" svg:y1="10.972cm" svg:x2="7.621cm" svg:y2="12.016cm">
            <text:p/>
          </draw:line>
          <draw:line draw:style-name="gr26" draw:text-style-name="P6" draw:layer="layout" svg:x1="7.625cm" svg:y1="6.192cm" svg:x2="6.456cm" svg:y2="6.538cm">
            <text:p/>
          </draw:line>
          <draw:line draw:style-name="gr26" draw:text-style-name="P6" draw:layer="layout" svg:x1="5.483cm" svg:y1="11.016cm" svg:x2="6.45cm" svg:y2="11.667cm">
            <text:p/>
          </draw:line>
          <draw:line draw:style-name="gr26" draw:text-style-name="P6" draw:layer="layout" svg:x1="5.483cm" svg:y1="11.021cm" svg:x2="6.652cm" svg:y2="11.367cm">
            <text:p/>
          </draw:line>
          <draw:line draw:style-name="gr26" draw:text-style-name="P6" draw:layer="layout" svg:x1="5.975cm" svg:y1="10.482cm" svg:x2="6.647cm" svg:y2="11.363cm">
            <text:p/>
          </draw:line>
          <draw:line draw:style-name="gr26" draw:text-style-name="P6" draw:layer="layout" svg:x1="5.981cm" svg:y1="10.485cm" svg:x2="6.948cm" svg:y2="11.136cm">
            <text:p/>
          </draw:line>
          <draw:line draw:style-name="gr26" draw:text-style-name="P6" draw:layer="layout" svg:x1="6.636cm" svg:y1="10.093cm" svg:x2="6.949cm" svg:y2="11.137cm">
            <text:p/>
          </draw:line>
          <draw:line draw:style-name="gr26" draw:text-style-name="P6" draw:layer="layout" svg:x1="6.64cm" svg:y1="10.099cm" svg:x2="7.312cm" svg:y2="10.98cm">
            <text:p/>
          </draw:line>
          <draw:line draw:style-name="gr26" draw:text-style-name="P6" draw:layer="layout" svg:x1="4.814cm" svg:y1="10.136cm" svg:x2="5.486cm" svg:y2="11.017cm">
            <text:p/>
          </draw:line>
          <draw:line draw:style-name="gr26" draw:text-style-name="P6" draw:layer="layout" svg:x1="4.811cm" svg:y1="10.134cm" svg:x2="5.98cm" svg:y2="10.48cm">
            <text:p/>
          </draw:line>
          <draw:line draw:style-name="gr26" draw:text-style-name="P6" draw:layer="layout" svg:x1="5.673cm" svg:y1="9.447cm" svg:x2="5.986cm" svg:y2="10.491cm">
            <text:p/>
          </draw:line>
          <draw:line draw:style-name="gr26" draw:text-style-name="P6" draw:layer="layout" svg:x1="5.681cm" svg:y1="9.455cm" svg:x2="6.648cm" svg:y2="10.106cm">
            <text:p/>
          </draw:line>
          <draw:line draw:style-name="gr26" draw:text-style-name="P6" draw:layer="layout" svg:x1="4.501cm" svg:y1="9.094cm" svg:x2="4.814cm" svg:y2="10.138cm">
            <text:p/>
          </draw:line>
          <draw:line draw:style-name="gr26" draw:text-style-name="P6" draw:layer="layout" svg:x1="4.504cm" svg:y1="9.104cm" svg:x2="5.673cm" svg:y2="9.45cm">
            <text:p/>
          </draw:line>
          <draw:line draw:style-name="gr26" draw:text-style-name="P6" draw:layer="layout" svg:x1="7.625cm" svg:y1="9.927cm" svg:x2="7.312cm" svg:y2="10.971cm">
            <text:p/>
          </draw:line>
          <draw:line draw:style-name="gr26" draw:text-style-name="P6" draw:layer="layout" svg:x1="6.961cm" svg:y1="9.056cm" svg:x2="6.648cm" svg:y2="10.1cm">
            <text:p/>
          </draw:line>
          <draw:line draw:style-name="gr26" draw:text-style-name="P6" draw:layer="layout" svg:x1="5.981cm" svg:y1="8.402cm" svg:x2="5.668cm" svg:y2="9.446cm">
            <text:p/>
          </draw:line>
          <draw:line draw:style-name="gr26" draw:text-style-name="P6" draw:layer="layout" svg:x1="4.826cm" svg:y1="8.058cm" svg:x2="4.513cm" svg:y2="9.102cm">
            <text:p/>
          </draw:line>
          <draw:line draw:style-name="gr26" draw:text-style-name="P6" draw:layer="layout" svg:x1="4.829cm" svg:y1="8.066cm" svg:x2="5.998cm" svg:y2="8.412cm">
            <text:p/>
          </draw:line>
          <draw:line draw:style-name="gr26" draw:text-style-name="P6" draw:layer="layout" svg:x1="5.997cm" svg:y1="8.41cm" svg:x2="6.964cm" svg:y2="9.061cm">
            <text:p/>
          </draw:line>
          <draw:line draw:style-name="gr26" draw:text-style-name="P6" draw:layer="layout" svg:x1="6.963cm" svg:y1="9.054cm" svg:x2="7.635cm" svg:y2="9.935cm">
            <text:p/>
          </draw:line>
          <draw:line draw:style-name="gr26" draw:text-style-name="P6" draw:layer="layout" svg:x1="5.497cm" svg:y1="7.181cm" svg:x2="4.825cm" svg:y2="8.062cm">
            <text:p/>
          </draw:line>
          <draw:line draw:style-name="gr26" draw:text-style-name="P6" draw:layer="layout" svg:x1="6.652cm" svg:y1="7.528cm" svg:x2="5.98cm" svg:y2="8.409cm">
            <text:p/>
          </draw:line>
          <draw:line draw:style-name="gr26" draw:text-style-name="P6" draw:layer="layout" svg:x1="7.624cm" svg:y1="8.183cm" svg:x2="6.952cm" svg:y2="9.064cm">
            <text:p/>
          </draw:line>
          <draw:line draw:style-name="gr26" draw:text-style-name="P6" draw:layer="layout" svg:x1="5.477cm" svg:y1="7.187cm" svg:x2="6.646cm" svg:y2="7.533cm">
            <text:p/>
          </draw:line>
          <draw:line draw:style-name="gr26" draw:text-style-name="P6" draw:layer="layout" svg:x1="5.997cm" svg:y1="8.411cm" svg:x2="6.964cm" svg:y2="9.062cm">
            <text:p/>
          </draw:line>
          <draw:line draw:style-name="gr26" draw:text-style-name="P6" draw:layer="layout" svg:x1="6.444cm" svg:y1="6.544cm" svg:x2="5.477cm" svg:y2="7.195cm">
            <text:p/>
          </draw:line>
          <draw:line draw:style-name="gr26" draw:text-style-name="P6" draw:layer="layout" svg:x1="6.653cm" svg:y1="7.531cm" svg:x2="7.62cm" svg:y2="8.182cm">
            <text:p/>
          </draw:line>
          <draw:line draw:style-name="gr26" draw:text-style-name="P6" draw:layer="layout" svg:x1="7.615cm" svg:y1="6.891cm" svg:x2="6.648cm" svg:y2="7.542cm">
            <text:p/>
          </draw:line>
          <draw:line draw:style-name="gr26" draw:text-style-name="P6" draw:layer="layout" svg:x1="6.441cm" svg:y1="6.54cm" svg:x2="7.61cm" svg:y2="6.886cm">
            <text:p/>
          </draw:line>
          <draw:line draw:style-name="gr26" draw:text-style-name="P6" draw:layer="layout" svg:x1="8.596cm" svg:y1="11.364cm" svg:x2="7.629cm" svg:y2="12.015cm">
            <text:p/>
          </draw:line>
          <draw:line draw:style-name="gr26" draw:text-style-name="P6" draw:layer="layout" svg:x1="8.296cm" svg:y1="11.136cm" svg:x2="7.624cm" svg:y2="12.017cm">
            <text:p/>
          </draw:line>
          <draw:line draw:style-name="gr26" draw:text-style-name="P6" draw:layer="layout" svg:x1="8.788cm" svg:y1="11.668cm" svg:x2="7.619cm" svg:y2="12.014cm">
            <text:p/>
          </draw:line>
          <draw:line draw:style-name="gr26" draw:text-style-name="P6" draw:layer="layout" svg:x1="7.934cm" svg:y1="10.972cm" svg:x2="7.621cm" svg:y2="12.016cm">
            <text:p/>
          </draw:line>
          <draw:line draw:style-name="gr26" draw:text-style-name="P6" draw:layer="layout" svg:x1="7.617cm" svg:y1="6.192cm" svg:x2="8.786cm" svg:y2="6.538cm">
            <text:p/>
          </draw:line>
          <draw:line draw:style-name="gr26" draw:text-style-name="P6" draw:layer="layout" svg:x1="9.758cm" svg:y1="11.016cm" svg:x2="8.791cm" svg:y2="11.667cm">
            <text:p/>
          </draw:line>
          <draw:line draw:style-name="gr26" draw:text-style-name="P6" draw:layer="layout" svg:x1="9.759cm" svg:y1="11.021cm" svg:x2="8.59cm" svg:y2="11.367cm">
            <text:p/>
          </draw:line>
          <draw:line draw:style-name="gr26" draw:text-style-name="P6" draw:layer="layout" svg:x1="9.266cm" svg:y1="10.482cm" svg:x2="8.594cm" svg:y2="11.363cm">
            <text:p/>
          </draw:line>
          <draw:line draw:style-name="gr26" draw:text-style-name="P6" draw:layer="layout" svg:x1="9.26cm" svg:y1="10.485cm" svg:x2="8.293cm" svg:y2="11.136cm">
            <text:p/>
          </draw:line>
          <draw:line draw:style-name="gr26" draw:text-style-name="P6" draw:layer="layout" svg:x1="8.606cm" svg:y1="10.093cm" svg:x2="8.293cm" svg:y2="11.137cm">
            <text:p/>
          </draw:line>
          <draw:line draw:style-name="gr26" draw:text-style-name="P6" draw:layer="layout" svg:x1="8.602cm" svg:y1="10.099cm" svg:x2="7.93cm" svg:y2="10.98cm">
            <text:p/>
          </draw:line>
          <draw:line draw:style-name="gr26" draw:text-style-name="P6" draw:layer="layout" svg:x1="10.428cm" svg:y1="10.136cm" svg:x2="9.756cm" svg:y2="11.017cm">
            <text:p/>
          </draw:line>
          <draw:line draw:style-name="gr26" draw:text-style-name="P6" draw:layer="layout" svg:x1="10.43cm" svg:y1="10.134cm" svg:x2="9.261cm" svg:y2="10.48cm">
            <text:p/>
          </draw:line>
          <draw:line draw:style-name="gr26" draw:text-style-name="P6" draw:layer="layout" svg:x1="9.57cm" svg:y1="9.447cm" svg:x2="9.257cm" svg:y2="10.491cm">
            <text:p/>
          </draw:line>
          <draw:line draw:style-name="gr26" draw:text-style-name="P6" draw:layer="layout" svg:x1="9.559cm" svg:y1="9.455cm" svg:x2="8.592cm" svg:y2="10.106cm">
            <text:p/>
          </draw:line>
          <draw:line draw:style-name="gr26" draw:text-style-name="P6" draw:layer="layout" svg:x1="10.74cm" svg:y1="9.094cm" svg:x2="10.427cm" svg:y2="10.138cm">
            <text:p/>
          </draw:line>
          <draw:line draw:style-name="gr26" draw:text-style-name="P6" draw:layer="layout" svg:x1="10.737cm" svg:y1="9.104cm" svg:x2="9.568cm" svg:y2="9.45cm">
            <text:p/>
          </draw:line>
          <draw:line draw:style-name="gr26" draw:text-style-name="P6" draw:layer="layout" svg:x1="7.626cm" svg:y1="9.927cm" svg:x2="7.939cm" svg:y2="10.971cm">
            <text:p/>
          </draw:line>
          <draw:line draw:style-name="gr26" draw:text-style-name="P6" draw:layer="layout" svg:x1="8.281cm" svg:y1="9.056cm" svg:x2="8.594cm" svg:y2="10.1cm">
            <text:p/>
          </draw:line>
          <draw:line draw:style-name="gr26" draw:text-style-name="P6" draw:layer="layout" svg:x1="9.261cm" svg:y1="8.402cm" svg:x2="9.574cm" svg:y2="9.446cm">
            <text:p/>
          </draw:line>
          <draw:line draw:style-name="gr26" draw:text-style-name="P6" draw:layer="layout" svg:x1="10.415cm" svg:y1="8.058cm" svg:x2="10.728cm" svg:y2="9.102cm">
            <text:p/>
          </draw:line>
          <draw:line draw:style-name="gr26" draw:text-style-name="P6" draw:layer="layout" svg:x1="10.413cm" svg:y1="8.066cm" svg:x2="9.244cm" svg:y2="8.412cm">
            <text:p/>
          </draw:line>
          <draw:line draw:style-name="gr26" draw:text-style-name="P6" draw:layer="layout" svg:x1="9.243cm" svg:y1="8.41cm" svg:x2="8.276cm" svg:y2="9.061cm">
            <text:p/>
          </draw:line>
          <draw:line draw:style-name="gr26" draw:text-style-name="P6" draw:layer="layout" svg:x1="8.278cm" svg:y1="9.054cm" svg:x2="7.606cm" svg:y2="9.935cm">
            <text:p/>
          </draw:line>
          <draw:line draw:style-name="gr26" draw:text-style-name="P6" draw:layer="layout" svg:x1="9.745cm" svg:y1="7.181cm" svg:x2="10.417cm" svg:y2="8.062cm">
            <text:p/>
          </draw:line>
          <draw:line draw:style-name="gr26" draw:text-style-name="P6" draw:layer="layout" svg:x1="8.59cm" svg:y1="7.528cm" svg:x2="9.262cm" svg:y2="8.409cm">
            <text:p/>
          </draw:line>
          <draw:line draw:style-name="gr26" draw:text-style-name="P6" draw:layer="layout" svg:x1="7.617cm" svg:y1="8.183cm" svg:x2="8.289cm" svg:y2="9.064cm">
            <text:p/>
          </draw:line>
          <draw:line draw:style-name="gr26" draw:text-style-name="P6" draw:layer="layout" svg:x1="9.763cm" svg:y1="7.187cm" svg:x2="8.594cm" svg:y2="7.533cm">
            <text:p/>
          </draw:line>
          <draw:line draw:style-name="gr26" draw:text-style-name="P6" draw:layer="layout" svg:x1="9.243cm" svg:y1="8.411cm" svg:x2="8.276cm" svg:y2="9.062cm">
            <text:p/>
          </draw:line>
          <draw:line draw:style-name="gr26" draw:text-style-name="P6" draw:layer="layout" svg:x1="8.797cm" svg:y1="6.544cm" svg:x2="9.764cm" svg:y2="7.195cm">
            <text:p/>
          </draw:line>
          <draw:line draw:style-name="gr26" draw:text-style-name="P6" draw:layer="layout" svg:x1="8.589cm" svg:y1="7.531cm" svg:x2="7.622cm" svg:y2="8.182cm">
            <text:p/>
          </draw:line>
          <draw:line draw:style-name="gr26" draw:text-style-name="P6" draw:layer="layout" svg:x1="7.626cm" svg:y1="6.891cm" svg:x2="8.593cm" svg:y2="7.542cm">
            <text:p/>
          </draw:line>
          <draw:line draw:style-name="gr26" draw:text-style-name="P6" draw:layer="layout" svg:x1="8.799cm" svg:y1="6.54cm" svg:x2="7.63cm" svg:y2="6.886cm">
            <text:p/>
          </draw:line>
        </draw:g>
        <draw:g>
          <draw:line draw:style-name="gr26" draw:text-style-name="P6" draw:layer="layout" svg:x1="6.485cm" svg:y1="18.269cm" svg:x2="7.622cm" svg:y2="18.615cm">
            <text:p/>
          </draw:line>
          <draw:line draw:style-name="gr26" draw:text-style-name="P6" draw:layer="layout" svg:x1="7.624cm" svg:y1="12.793cm" svg:x2="6.487cm" svg:y2="13.139cm">
            <text:p/>
          </draw:line>
          <draw:line draw:style-name="gr26" draw:text-style-name="P6" draw:layer="layout" svg:x1="5.541cm" svg:y1="17.617cm" svg:x2="6.482cm" svg:y2="18.268cm">
            <text:p/>
          </draw:line>
          <draw:line draw:style-name="gr26" draw:text-style-name="P6" draw:layer="layout" svg:x1="4.89cm" svg:y1="16.737cm" svg:x2="5.544cm" svg:y2="17.618cm">
            <text:p/>
          </draw:line>
          <draw:line draw:style-name="gr26" draw:text-style-name="P6" draw:layer="layout" svg:x1="4.586cm" svg:y1="15.695cm" svg:x2="4.89cm" svg:y2="16.739cm">
            <text:p/>
          </draw:line>
          <draw:line draw:style-name="gr26" draw:text-style-name="P6" draw:layer="layout" svg:x1="4.902cm" svg:y1="14.659cm" svg:x2="4.598cm" svg:y2="15.703cm">
            <text:p/>
          </draw:line>
          <draw:line draw:style-name="gr26" draw:text-style-name="P6" draw:layer="layout" svg:x1="5.555cm" svg:y1="13.782cm" svg:x2="4.901cm" svg:y2="14.663cm">
            <text:p/>
          </draw:line>
          <draw:line draw:style-name="gr26" draw:text-style-name="P6" draw:layer="layout" svg:x1="6.476cm" svg:y1="13.145cm" svg:x2="5.535cm" svg:y2="13.796cm">
            <text:p/>
          </draw:line>
          <draw:line draw:style-name="gr26" draw:text-style-name="P6" draw:layer="layout" svg:x1="8.756cm" svg:y1="18.269cm" svg:x2="7.619cm" svg:y2="18.615cm">
            <text:p/>
          </draw:line>
          <draw:line draw:style-name="gr26" draw:text-style-name="P6" draw:layer="layout" svg:x1="7.617cm" svg:y1="12.793cm" svg:x2="8.754cm" svg:y2="13.139cm">
            <text:p/>
          </draw:line>
          <draw:line draw:style-name="gr26" draw:text-style-name="P6" draw:layer="layout" svg:x1="9.699cm" svg:y1="17.617cm" svg:x2="8.758cm" svg:y2="18.268cm">
            <text:p/>
          </draw:line>
          <draw:line draw:style-name="gr26" draw:text-style-name="P6" draw:layer="layout" svg:x1="10.351cm" svg:y1="16.737cm" svg:x2="9.697cm" svg:y2="17.618cm">
            <text:p/>
          </draw:line>
          <draw:line draw:style-name="gr26" draw:text-style-name="P6" draw:layer="layout" svg:x1="10.654cm" svg:y1="15.695cm" svg:x2="10.35cm" svg:y2="16.739cm">
            <text:p/>
          </draw:line>
          <draw:line draw:style-name="gr26" draw:text-style-name="P6" draw:layer="layout" svg:x1="10.338cm" svg:y1="14.659cm" svg:x2="10.642cm" svg:y2="15.703cm">
            <text:p/>
          </draw:line>
          <draw:line draw:style-name="gr26" draw:text-style-name="P6" draw:layer="layout" svg:x1="9.686cm" svg:y1="13.782cm" svg:x2="10.34cm" svg:y2="14.663cm">
            <text:p/>
          </draw:line>
          <draw:line draw:style-name="gr26" draw:text-style-name="P6" draw:layer="layout" svg:x1="8.764cm" svg:y1="13.145cm" svg:x2="9.705cm" svg:y2="13.796cm">
            <text:p/>
          </draw:line>
        </draw:g>
      </draw:page>
      <draw:page draw:name="page98" draw:style-name="dp1" draw:master-page-name="Default_5f_">
        <draw:frame draw:style-name="gr116" draw:text-style-name="P14" draw:layer="layout" svg:width="11.836cm" svg:height="4.517cm" svg:x="1.84cm" svg:y="1.629cm">
          <draw:text-box>
            <text:p text:style-name="P11"><text:span text:style-name="T5">A many-D cube and its outline.</text:span></text:p>
            <text:p text:style-name="P11"><text:span text:style-name="T5"/></text:p>
            <text:p text:style-name="P11"><text:span text:style-name="T5">When the dimensional line length is less than a pixel, the cube looks like a sphere and its outline, a circle.</text:span></text:p>
          </draw:text-box>
        </draw:frame>
        <draw:frame draw:style-name="gr117" draw:text-style-name="P20" draw:layer="layout" svg:width="11.836cm" svg:height="3.326cm" svg:x="0.141cm" svg:y="25.812cm">
          <draw:text-box>
            <text:p text:style-name="P19"><text:span text:style-name="T13">Below is the outline of a 8D cube.</text:span></text:p>
          </draw:text-box>
        </draw:frame>
        <draw:line draw:style-name="gr118" draw:text-style-name="P21" draw:layer="layout" svg:x1="4.886cm" svg:y1="42.416cm" svg:x2="5.958cm" svg:y2="42.766cm">
          <text:p/>
        </draw:line>
        <draw:line draw:style-name="gr119" draw:text-style-name="P21" draw:layer="layout" svg:x1="3.942cm" svg:y1="41.737cm" svg:x2="4.897cm" svg:y2="42.418cm">
          <text:p/>
        </draw:line>
        <draw:line draw:style-name="gr120" draw:text-style-name="P21" draw:layer="layout" svg:x1="3.194cm" svg:y1="40.842cm" svg:x2="3.918cm" svg:y2="41.72cm">
          <text:p/>
        </draw:line>
        <draw:line draw:style-name="gr121" draw:text-style-name="P21" draw:layer="layout" svg:x1="2.762cm" svg:y1="39.832cm" svg:x2="3.208cm" svg:y2="40.85cm">
          <text:p/>
        </draw:line>
        <draw:line draw:style-name="gr122" draw:text-style-name="P21" draw:layer="layout" svg:x1="3.225cm" svg:y1="38.824cm" svg:x2="2.779cm" svg:y2="39.842cm">
          <text:p/>
        </draw:line>
        <draw:line draw:style-name="gr123" draw:text-style-name="P21" draw:layer="layout" svg:x1="3.23cm" svg:y1="38.824cm" svg:x2="3.954cm" svg:y2="37.946cm">
          <text:p/>
        </draw:line>
        <draw:line draw:style-name="gr124" draw:text-style-name="P21" draw:layer="layout" svg:x1="5.992cm" svg:y1="36.914cm" svg:x2="4.92cm" svg:y2="37.264cm">
          <text:p/>
        </draw:line>
        <draw:line draw:style-name="gr125" draw:text-style-name="P21" draw:layer="layout" svg:x1="7.014cm" svg:y1="42.417cm" svg:x2="5.942cm" svg:y2="42.767cm">
          <text:p/>
        </draw:line>
        <draw:line draw:style-name="gr126" draw:text-style-name="P21" draw:layer="layout" svg:x1="7.957cm" svg:y1="41.737cm" svg:x2="7.002cm" svg:y2="42.418cm">
          <text:p/>
        </draw:line>
        <draw:line draw:style-name="gr127" draw:text-style-name="P21" draw:layer="layout" svg:x1="8.705cm" svg:y1="40.843cm" svg:x2="7.981cm" svg:y2="41.721cm">
          <text:p/>
        </draw:line>
        <draw:line draw:style-name="gr128" draw:text-style-name="P21" draw:layer="layout" svg:x1="9.137cm" svg:y1="39.832cm" svg:x2="8.691cm" svg:y2="40.85cm">
          <text:p/>
        </draw:line>
        <draw:line draw:style-name="gr129" draw:text-style-name="P21" draw:layer="layout" svg:x1="8.673cm" svg:y1="38.824cm" svg:x2="9.119cm" svg:y2="39.842cm">
          <text:p/>
        </draw:line>
        <draw:line draw:style-name="gr130" draw:text-style-name="P21" draw:layer="layout" svg:x1="8.669cm" svg:y1="38.824cm" svg:x2="7.945cm" svg:y2="37.946cm">
          <text:p/>
        </draw:line>
        <draw:line draw:style-name="gr131" draw:text-style-name="P21" draw:layer="layout" svg:x1="4.913cm" svg:y1="37.255cm" svg:x2="3.958cm" svg:y2="37.936cm">
          <text:p/>
        </draw:line>
        <draw:line draw:style-name="gr132" draw:text-style-name="P21" draw:layer="layout" svg:x1="5.934cm" svg:y1="36.914cm" svg:x2="7.006cm" svg:y2="37.264cm">
          <text:p/>
        </draw:line>
        <draw:line draw:style-name="gr133" draw:text-style-name="P21" draw:layer="layout" svg:x1="6.995cm" svg:y1="37.255cm" svg:x2="7.95cm" svg:y2="37.936cm">
          <text:p/>
        </draw:line>
        <draw:custom-shape draw:style-name="gr112"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2.699cm" svg:y1="12.755cm" svg:x2="12.427cm" svg:y2="12.755cm">
          <text:p/>
        </draw:line>
        <draw:line draw:style-name="gr23" draw:text-style-name="P6" draw:layer="layout" svg:x1="2.699cm" svg:y1="18.655cm" svg:x2="12.427cm" svg:y2="18.655cm">
          <text:p/>
        </draw:line>
        <draw:line draw:style-name="gr23" draw:text-style-name="P6" draw:layer="controls" svg:x1="2.699cm" svg:y1="6.155cm" svg:x2="12.427cm" svg:y2="6.155cm">
          <text:p/>
        </draw:line>
        <draw:line draw:style-name="gr23" draw:text-style-name="P6" draw:layer="controls" svg:x1="2.699cm" svg:y1="12.055cm" svg:x2="12.427cm" svg:y2="12.055cm">
          <text:p/>
        </draw:line>
        <draw:custom-shape draw:style-name="gr134" draw:text-style-name="P6" draw:layer="controls" svg:width="5.842cm" svg:height="5.842cm" svg:x="4.699cm" svg:y="6.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9" draw:style-name="dp1" draw:master-page-name="Default_5f_">
        <draw:custom-shape draw:name="Text Box 4" draw:style-name="gr135" draw:text-style-name="P2" draw:layer="layout" svg:width="8.95cm" svg:height="2.396cm" svg:x="2.972cm" svg:y="6.608cm">
          <text:p text:style-name="P1"><text:span text:style-name="T14">In Summary</text:span></text:p>
          <text:p text:style-name="P1"><text:span text:style-name="T1">Multi-Dimensional</text:span></text:p>
          <text:p text:style-name="P1"><text:span text:style-name="T1">Space</text:span></text:p>
          <draw:enhanced-geometry svg:viewBox="0 0 21600 21600" draw:type="mso-spt202" draw:enhanced-path="M 0 0 L 21600 0 21600 21600 0 21600 0 0 Z N"/>
        </draw:custom-shape>
      </draw:page>
      <draw:page draw:name="page100" draw:style-name="dp1" draw:master-page-name="Default_5f_">
        <draw:frame draw:style-name="gr39" draw:text-style-name="P14" draw:layer="layout" svg:width="11.836cm" svg:height="17.315cm" svg:x="1.84cm" svg:y="1.629cm">
          <draw:text-box>
            <text:p text:style-name="P11"><text:span text:style-name="T5">From the 3D world, look for a pattern to higher dimensions.</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text:p>
            <text:p text:style-name="P11"><text:span text:style-name="T5">Einstein added another dimension.</text:span></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text:span text:style-name="T5">3D space + 1D time = 4D spacetime</text:span></text:p>
          </draw:text-box>
        </draw:frame>
        <draw:frame draw:style-name="gr136" draw:text-style-name="P20" draw:layer="layout" svg:width="11.836cm" svg:height="3.326cm" svg:x="0.141cm" svg:y="25.812cm">
          <draw:text-box>
            <text:p text:style-name="P19"><text:span text:style-name="T13">Below is the outline of a 8D cube.</text:span></text:p>
          </draw:text-box>
        </draw:frame>
        <draw:line draw:style-name="gr137" draw:text-style-name="P21" draw:layer="layout" svg:x1="4.886cm" svg:y1="42.416cm" svg:x2="5.958cm" svg:y2="42.766cm">
          <text:p/>
        </draw:line>
        <draw:line draw:style-name="gr138" draw:text-style-name="P21" draw:layer="layout" svg:x1="3.942cm" svg:y1="41.737cm" svg:x2="4.897cm" svg:y2="42.418cm">
          <text:p/>
        </draw:line>
        <draw:line draw:style-name="gr139" draw:text-style-name="P21" draw:layer="layout" svg:x1="3.194cm" svg:y1="40.842cm" svg:x2="3.918cm" svg:y2="41.72cm">
          <text:p/>
        </draw:line>
        <draw:line draw:style-name="gr140" draw:text-style-name="P21" draw:layer="layout" svg:x1="2.762cm" svg:y1="39.832cm" svg:x2="3.208cm" svg:y2="40.85cm">
          <text:p/>
        </draw:line>
        <draw:line draw:style-name="gr141" draw:text-style-name="P21" draw:layer="layout" svg:x1="3.225cm" svg:y1="38.824cm" svg:x2="2.779cm" svg:y2="39.842cm">
          <text:p/>
        </draw:line>
        <draw:line draw:style-name="gr142" draw:text-style-name="P21" draw:layer="layout" svg:x1="3.23cm" svg:y1="38.824cm" svg:x2="3.954cm" svg:y2="37.946cm">
          <text:p/>
        </draw:line>
        <draw:line draw:style-name="gr143" draw:text-style-name="P21" draw:layer="layout" svg:x1="5.992cm" svg:y1="36.914cm" svg:x2="4.92cm" svg:y2="37.264cm">
          <text:p/>
        </draw:line>
        <draw:line draw:style-name="gr144" draw:text-style-name="P21" draw:layer="layout" svg:x1="7.014cm" svg:y1="42.417cm" svg:x2="5.942cm" svg:y2="42.767cm">
          <text:p/>
        </draw:line>
        <draw:line draw:style-name="gr145" draw:text-style-name="P21" draw:layer="layout" svg:x1="7.957cm" svg:y1="41.737cm" svg:x2="7.002cm" svg:y2="42.418cm">
          <text:p/>
        </draw:line>
        <draw:line draw:style-name="gr146" draw:text-style-name="P21" draw:layer="layout" svg:x1="8.705cm" svg:y1="40.843cm" svg:x2="7.981cm" svg:y2="41.721cm">
          <text:p/>
        </draw:line>
        <draw:line draw:style-name="gr147" draw:text-style-name="P21" draw:layer="layout" svg:x1="9.137cm" svg:y1="39.832cm" svg:x2="8.691cm" svg:y2="40.85cm">
          <text:p/>
        </draw:line>
        <draw:line draw:style-name="gr148" draw:text-style-name="P21" draw:layer="layout" svg:x1="8.673cm" svg:y1="38.824cm" svg:x2="9.119cm" svg:y2="39.842cm">
          <text:p/>
        </draw:line>
        <draw:line draw:style-name="gr149" draw:text-style-name="P21" draw:layer="layout" svg:x1="8.669cm" svg:y1="38.824cm" svg:x2="7.945cm" svg:y2="37.946cm">
          <text:p/>
        </draw:line>
        <draw:line draw:style-name="gr150" draw:text-style-name="P21" draw:layer="layout" svg:x1="4.913cm" svg:y1="37.255cm" svg:x2="3.958cm" svg:y2="37.936cm">
          <text:p/>
        </draw:line>
        <draw:line draw:style-name="gr151" draw:text-style-name="P21" draw:layer="layout" svg:x1="5.934cm" svg:y1="36.914cm" svg:x2="7.006cm" svg:y2="37.264cm">
          <text:p/>
        </draw:line>
        <draw:line draw:style-name="gr152" draw:text-style-name="P21" draw:layer="layout" svg:x1="6.995cm" svg:y1="37.255cm" svg:x2="7.95cm" svg:y2="37.936cm">
          <text:p/>
        </draw:line>
        <draw:g>
          <draw:line draw:style-name="gr14" draw:text-style-name="P6" draw:layer="layout" svg:x1="6.279cm" svg:y1="11.188cm" svg:x2="7.629cm" svg:y2="11.869cm">
            <text:p/>
          </draw:line>
          <draw:line draw:style-name="gr14" draw:text-style-name="P6" draw:layer="layout" svg:x1="7.62cm" svg:y1="10.298cm" svg:x2="7.618cm" svg:y2="11.873cm">
            <text:p/>
          </draw:line>
          <draw:line draw:style-name="gr14" draw:text-style-name="P6" draw:layer="layout" svg:x1="7.612cm" svg:y1="11.869cm" svg:x2="8.962cm" svg:y2="11.188cm">
            <text:p/>
          </draw:line>
          <draw:line draw:style-name="gr14" draw:text-style-name="P6" draw:layer="layout" svg:x1="7.612cm" svg:y1="10.298cm" svg:x2="8.962cm" svg:y2="9.617cm">
            <text:p/>
          </draw:line>
          <draw:line draw:style-name="gr14" draw:text-style-name="P6" draw:layer="layout" svg:x1="6.279cm" svg:y1="9.617cm" svg:x2="7.629cm" svg:y2="10.298cm">
            <text:p/>
          </draw:line>
          <draw:line draw:style-name="gr14" draw:text-style-name="P6" draw:layer="layout" svg:x1="8.954cm" svg:y1="9.607cm" svg:x2="8.952cm" svg:y2="11.182cm">
            <text:p/>
          </draw:line>
          <draw:line draw:style-name="gr14" draw:text-style-name="P6" draw:layer="layout" svg:x1="6.287cm" svg:y1="9.607cm" svg:x2="6.285cm" svg:y2="11.182cm">
            <text:p/>
          </draw:line>
          <draw:line draw:style-name="gr14" draw:text-style-name="P6" draw:layer="layout" svg:x1="7.612cm" svg:y1="8.95cm" svg:x2="8.962cm" svg:y2="9.631cm">
            <text:p/>
          </draw:line>
          <draw:line draw:style-name="gr14" draw:text-style-name="P6" draw:layer="layout" svg:x1="6.279cm" svg:y1="9.631cm" svg:x2="7.629cm" svg:y2="8.95cm">
            <text:p/>
          </draw:line>
        </draw:g>
        <draw:g>
          <draw:line draw:style-name="gr14" draw:text-style-name="P6" draw:layer="layout" svg:x1="7.614cm" svg:y1="5.896cm" svg:x2="6.246cm" svg:y2="7.264cm">
            <text:p/>
          </draw:line>
          <draw:line draw:style-name="gr14" draw:text-style-name="P6" draw:layer="layout" svg:x1="7.605cm" svg:y1="8.632cm" svg:x2="6.237cm" svg:y2="7.264cm">
            <text:p/>
          </draw:line>
          <draw:line draw:style-name="gr14" draw:text-style-name="P6" draw:layer="layout" svg:x1="9.003cm" svg:y1="7.264cm" svg:x2="7.605cm" svg:y2="8.645cm">
            <text:p/>
          </draw:line>
          <draw:line draw:style-name="gr14" draw:text-style-name="P6" draw:layer="layout" svg:x1="8.981cm" svg:y1="7.264cm" svg:x2="7.613cm" svg:y2="5.896cm">
            <text:p/>
          </draw:line>
        </draw:g>
        <draw:line draw:style-name="gr14" draw:text-style-name="P6" draw:layer="layout" svg:x1="7.62cm" svg:y1="3.478cm" svg:x2="7.62cm" svg:y2="5.529cm">
          <text:p/>
        </draw:line>
        <draw:g>
          <draw:line draw:style-name="gr13" draw:text-style-name="P6" draw:layer="layout" svg:x1="6.508cm" svg:y1="16.739cm" svg:x2="7.623cm" svg:y2="17.302cm">
            <text:p/>
          </draw:line>
          <draw:line draw:style-name="gr13" draw:text-style-name="P6" draw:layer="layout" svg:x1="7.017cm" svg:y1="16.428cm" svg:x2="7.616cm" svg:y2="17.305cm">
            <text:p/>
          </draw:line>
          <draw:line draw:style-name="gr14" draw:text-style-name="P6" draw:layer="layout" svg:x1="7.61cm" svg:y1="17.302cm" svg:x2="8.725cm" svg:y2="16.739cm">
            <text:p/>
          </draw:line>
          <draw:line draw:style-name="gr14" draw:text-style-name="P6" draw:layer="layout" svg:x1="7.627cm" svg:y1="17.305cm" svg:x2="8.226cm" svg:y2="16.428cm">
            <text:p/>
          </draw:line>
          <draw:line draw:style-name="gr13" draw:text-style-name="P6" draw:layer="layout" svg:x1="5.899cm" svg:y1="15.863cm" svg:x2="7.014cm" svg:y2="16.426cm">
            <text:p/>
          </draw:line>
          <draw:line draw:style-name="gr14" draw:text-style-name="P6" draw:layer="layout" svg:x1="5.911cm" svg:y1="15.872cm" svg:x2="6.51cm" svg:y2="16.749cm">
            <text:p/>
          </draw:line>
          <draw:line draw:style-name="gr14" draw:text-style-name="P6" draw:layer="layout" svg:x1="7.027cm" svg:y1="16.423cm" svg:x2="7.626cm" svg:y2="15.546cm">
            <text:p/>
          </draw:line>
          <draw:line draw:style-name="gr14" draw:text-style-name="P6" draw:layer="layout" svg:x1="7.623cm" svg:y1="15.552cm" svg:x2="8.222cm" svg:y2="16.429cm">
            <text:p/>
          </draw:line>
          <draw:line draw:style-name="gr14" draw:text-style-name="P6" draw:layer="layout" svg:x1="8.226cm" svg:y1="16.431cm" svg:x2="9.341cm" svg:y2="15.868cm">
            <text:p/>
          </draw:line>
          <draw:line draw:style-name="gr14" draw:text-style-name="P6" draw:layer="layout" svg:x1="8.722cm" svg:y1="16.74cm" svg:x2="9.336cm" svg:y2="15.859cm">
            <text:p/>
          </draw:line>
          <draw:line draw:style-name="gr14" draw:text-style-name="P6" draw:layer="layout" svg:x1="5.911cm" svg:y1="15.867cm" svg:x2="6.511cm" svg:y2="14.988cm">
            <text:p/>
          </draw:line>
          <draw:line draw:style-name="gr14" draw:text-style-name="P6" draw:layer="layout" svg:x1="6.51cm" svg:y1="14.992cm" svg:x2="7.625cm" svg:y2="15.555cm">
            <text:p/>
          </draw:line>
          <draw:line draw:style-name="gr14" draw:text-style-name="P6" draw:layer="layout" svg:x1="8.727cm" svg:y1="14.995cm" svg:x2="9.326cm" svg:y2="15.872cm">
            <text:p/>
          </draw:line>
          <draw:line draw:style-name="gr14" draw:text-style-name="P6" draw:layer="layout" svg:x1="7.604cm" svg:y1="15.56cm" svg:x2="8.719cm" svg:y2="14.997cm">
            <text:p/>
          </draw:line>
          <draw:line draw:style-name="gr14" draw:text-style-name="P6" draw:layer="layout" svg:x1="6.521cm" svg:y1="14.991cm" svg:x2="7.616cm" svg:y2="14.441cm">
            <text:p/>
          </draw:line>
          <draw:line draw:style-name="gr14" draw:text-style-name="P6" draw:layer="layout" svg:x1="7.604cm" svg:y1="14.435cm" svg:x2="8.719cm" svg:y2="14.998cm">
            <text:p/>
          </draw:line>
        </draw:g>
      </draw:page>
      <draw:page draw:name="page101" draw:style-name="dp1" draw:master-page-name="Default_5f_">
        <draw:frame draw:style-name="gr39" draw:text-style-name="P14" draw:layer="layout" svg:width="11.836cm" svg:height="17.315cm" svg:x="1.84cm" svg:y="1.629cm">
          <draw:text-box>
            <text:p text:style-name="P11"><text:span text:style-name="T5">The pattern can be found in the dimensional base lines.</text:span></text:p>
            <text:p text:style-name="P11"><text:span text:style-name="T5"/></text:p>
            <text:p text:style-name="P11"><text:span text:style-name="T5">1D</text:span></text:p>
            <text:p text:style-name="P11"><text:span text:style-name="T5"/></text:p>
            <text:p text:style-name="P11"><text:span text:style-name="T5"/></text:p>
            <text:p text:style-name="P11"><text:span text:style-name="T5"/></text:p>
            <text:p text:style-name="P11"><text:span text:style-name="T5">2D</text:span></text:p>
            <text:p text:style-name="P11"><text:span text:style-name="T5"/></text:p>
            <text:p text:style-name="P11"><text:span text:style-name="T5"/></text:p>
            <text:p text:style-name="P11"><text:span text:style-name="T5"/></text:p>
            <text:p text:style-name="P11"><text:span text:style-name="T5">3D</text:span></text:p>
            <text:p text:style-name="P11"><text:span text:style-name="T5"/></text:p>
            <text:p text:style-name="P11"><text:span text:style-name="T5"/></text:p>
            <text:p text:style-name="P11"><text:span text:style-name="T5"/></text:p>
            <text:p text:style-name="P11"><text:span text:style-name="T5">It takes imagination to jump from 3 to 4.</text:span></text:p>
            <text:p text:style-name="P11"><text:span text:style-name="T5">From odd to even, split the 1 ( <text:s/>)</text:span></text:p>
            <text:p text:style-name="P11"><text:span text:style-name="T5">into 2 ( <text:s text:c="4"/>).</text:span></text:p>
            <text:p text:style-name="P11"><text:span text:style-name="T5"/></text:p>
            <text:p text:style-name="P11"><text:span text:style-name="T5">4D</text:span></text:p>
          </draw:text-box>
        </draw:frame>
        <draw:frame draw:style-name="gr153" draw:text-style-name="P20" draw:layer="layout" svg:width="11.836cm" svg:height="3.326cm" svg:x="0.141cm" svg:y="25.812cm">
          <draw:text-box>
            <text:p text:style-name="P19"><text:span text:style-name="T13">Below is the outline of a 8D cube.</text:span></text:p>
          </draw:text-box>
        </draw:frame>
        <draw:line draw:style-name="gr154" draw:text-style-name="P21" draw:layer="layout" svg:x1="4.886cm" svg:y1="42.416cm" svg:x2="5.958cm" svg:y2="42.766cm">
          <text:p/>
        </draw:line>
        <draw:line draw:style-name="gr155" draw:text-style-name="P21" draw:layer="layout" svg:x1="3.942cm" svg:y1="41.737cm" svg:x2="4.897cm" svg:y2="42.418cm">
          <text:p/>
        </draw:line>
        <draw:line draw:style-name="gr156" draw:text-style-name="P21" draw:layer="layout" svg:x1="3.194cm" svg:y1="40.842cm" svg:x2="3.918cm" svg:y2="41.72cm">
          <text:p/>
        </draw:line>
        <draw:line draw:style-name="gr157" draw:text-style-name="P21" draw:layer="layout" svg:x1="2.762cm" svg:y1="39.832cm" svg:x2="3.208cm" svg:y2="40.85cm">
          <text:p/>
        </draw:line>
        <draw:line draw:style-name="gr158" draw:text-style-name="P21" draw:layer="layout" svg:x1="3.225cm" svg:y1="38.824cm" svg:x2="2.779cm" svg:y2="39.842cm">
          <text:p/>
        </draw:line>
        <draw:line draw:style-name="gr159" draw:text-style-name="P21" draw:layer="layout" svg:x1="3.23cm" svg:y1="38.824cm" svg:x2="3.954cm" svg:y2="37.946cm">
          <text:p/>
        </draw:line>
        <draw:line draw:style-name="gr160" draw:text-style-name="P21" draw:layer="layout" svg:x1="5.992cm" svg:y1="36.914cm" svg:x2="4.92cm" svg:y2="37.264cm">
          <text:p/>
        </draw:line>
        <draw:line draw:style-name="gr161" draw:text-style-name="P21" draw:layer="layout" svg:x1="7.014cm" svg:y1="42.417cm" svg:x2="5.942cm" svg:y2="42.767cm">
          <text:p/>
        </draw:line>
        <draw:line draw:style-name="gr162" draw:text-style-name="P21" draw:layer="layout" svg:x1="7.957cm" svg:y1="41.737cm" svg:x2="7.002cm" svg:y2="42.418cm">
          <text:p/>
        </draw:line>
        <draw:line draw:style-name="gr163" draw:text-style-name="P21" draw:layer="layout" svg:x1="8.705cm" svg:y1="40.843cm" svg:x2="7.981cm" svg:y2="41.721cm">
          <text:p/>
        </draw:line>
        <draw:line draw:style-name="gr164" draw:text-style-name="P21" draw:layer="layout" svg:x1="9.137cm" svg:y1="39.832cm" svg:x2="8.691cm" svg:y2="40.85cm">
          <text:p/>
        </draw:line>
        <draw:line draw:style-name="gr165" draw:text-style-name="P21" draw:layer="layout" svg:x1="8.673cm" svg:y1="38.824cm" svg:x2="9.119cm" svg:y2="39.842cm">
          <text:p/>
        </draw:line>
        <draw:line draw:style-name="gr166" draw:text-style-name="P21" draw:layer="layout" svg:x1="8.669cm" svg:y1="38.824cm" svg:x2="7.945cm" svg:y2="37.946cm">
          <text:p/>
        </draw:line>
        <draw:line draw:style-name="gr167" draw:text-style-name="P21" draw:layer="layout" svg:x1="4.913cm" svg:y1="37.255cm" svg:x2="3.958cm" svg:y2="37.936cm">
          <text:p/>
        </draw:line>
        <draw:line draw:style-name="gr168" draw:text-style-name="P21" draw:layer="layout" svg:x1="5.934cm" svg:y1="36.914cm" svg:x2="7.006cm" svg:y2="37.264cm">
          <text:p/>
        </draw:line>
        <draw:line draw:style-name="gr169" draw:text-style-name="P21" draw:layer="layout" svg:x1="6.995cm" svg:y1="37.255cm" svg:x2="7.95cm" svg:y2="37.936cm">
          <text:p/>
        </draw:line>
        <draw:g>
          <draw:line draw:style-name="gr14" draw:text-style-name="P6" draw:layer="layout" svg:x1="6.279cm" svg:y1="11.189cm" svg:x2="7.629cm" svg:y2="11.87cm">
            <text:p/>
          </draw:line>
          <draw:line draw:style-name="gr14" draw:text-style-name="P6" draw:layer="layout" svg:x1="7.62cm" svg:y1="10.299cm" svg:x2="7.618cm" svg:y2="11.874cm">
            <text:p/>
          </draw:line>
          <draw:line draw:style-name="gr14" draw:text-style-name="P6" draw:layer="layout" svg:x1="7.612cm" svg:y1="11.87cm" svg:x2="8.962cm" svg:y2="11.189cm">
            <text:p/>
          </draw:line>
        </draw:g>
        <draw:g>
          <draw:line draw:style-name="gr14" draw:text-style-name="P6" draw:layer="layout" svg:x1="7.605cm" svg:y1="8.633cm" svg:x2="6.237cm" svg:y2="7.265cm">
            <text:p/>
          </draw:line>
          <draw:line draw:style-name="gr14" draw:text-style-name="P6" draw:layer="layout" svg:x1="9.003cm" svg:y1="7.265cm" svg:x2="7.605cm" svg:y2="8.646cm">
            <text:p/>
          </draw:line>
        </draw:g>
        <draw:g>
          <draw:line draw:style-name="gr13" draw:text-style-name="P6" draw:layer="layout" svg:x1="6.508cm" svg:y1="16.74cm" svg:x2="7.623cm" svg:y2="17.303cm">
            <text:p/>
          </draw:line>
          <draw:line draw:style-name="gr13" draw:text-style-name="P6" draw:layer="layout" svg:x1="7.017cm" svg:y1="16.429cm" svg:x2="7.616cm" svg:y2="17.306cm">
            <text:p/>
          </draw:line>
          <draw:line draw:style-name="gr14" draw:text-style-name="P6" draw:layer="layout" svg:x1="7.61cm" svg:y1="17.303cm" svg:x2="8.725cm" svg:y2="16.74cm">
            <text:p/>
          </draw:line>
          <draw:line draw:style-name="gr14" draw:text-style-name="P6" draw:layer="layout" svg:x1="7.627cm" svg:y1="17.306cm" svg:x2="8.226cm" svg:y2="16.429cm">
            <text:p/>
          </draw:line>
        </draw:g>
        <draw:line draw:style-name="gr14" draw:text-style-name="P6" draw:layer="layout" svg:x1="7.62cm" svg:y1="3.478cm" svg:x2="7.62cm" svg:y2="5.529cm">
          <text:p/>
        </draw:line>
        <draw:line draw:style-name="gr14" draw:text-style-name="P6" draw:layer="layout" svg:x1="10.705cm" svg:y1="13.156cm" svg:x2="10.71cm" svg:y2="13.909cm">
          <text:p/>
        </draw:line>
        <draw:g>
          <draw:line draw:style-name="gr14" draw:text-style-name="P6" draw:layer="layout" svg:x1="4.458cm" svg:y1="14.531cm" svg:x2="4.051cm" svg:y2="14.04cm">
            <text:p/>
          </draw:line>
          <draw:line draw:style-name="gr14" draw:text-style-name="P6" draw:layer="layout" svg:x1="4.875cm" svg:y1="14.04cm" svg:x2="4.458cm" svg:y2="14.536cm">
            <text:p/>
          </draw:line>
        </draw:g>
      </draw:page>
      <draw:page draw:name="page102" draw:style-name="dp1" draw:master-page-name="Default_5f_">
        <draw:frame draw:style-name="gr39" draw:text-style-name="P15" draw:layer="layout" svg:width="11.791cm" svg:height="17.315cm" svg:x="1.835cm" svg:y="1.629cm">
          <draw:text-box>
            <text:p><text:span text:style-name="T5">When drawing cubes of higher dimensions, the properties of a cube are maintained.</text:span></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16" draw:text-style-name="P6" draw:layer="layout" svg:x1="9.449cm" svg:y1="17.07cm" svg:x2="11.255cm" svg:y2="17.982cm">
            <text:p/>
          </draw:line>
          <draw:line draw:style-name="gr16" draw:text-style-name="P6" draw:layer="layout" svg:x1="11.233cm" svg:y1="17.982cm" svg:x2="13.039cm" svg:y2="17.07cm">
            <text:p/>
          </draw:line>
          <draw:line draw:style-name="gr16" draw:text-style-name="P6" draw:layer="layout" svg:x1="11.233cm" svg:y1="15.879cm" svg:x2="13.039cm" svg:y2="14.967cm">
            <text:p/>
          </draw:line>
          <draw:line draw:style-name="gr26" draw:text-style-name="P6" draw:layer="layout" svg:x1="9.449cm" svg:y1="14.967cm" svg:x2="11.255cm" svg:y2="15.879cm">
            <text:p/>
          </draw:line>
          <draw:line draw:style-name="gr16" draw:text-style-name="P6" draw:layer="layout" svg:x1="13.025cm" svg:y1="14.983cm" svg:x2="13.026cm" svg:y2="17.062cm">
            <text:p/>
          </draw:line>
          <draw:line draw:style-name="gr16" draw:text-style-name="P6" draw:layer="layout" svg:x1="9.461cm" svg:y1="14.954cm" svg:x2="9.458cm" svg:y2="17.062cm">
            <text:p/>
          </draw:line>
          <draw:line draw:style-name="gr5" draw:text-style-name="P6" draw:layer="layout" svg:x1="11.233cm" svg:y1="14.076cm" svg:x2="13.039cm" svg:y2="14.988cm">
            <text:p/>
          </draw:line>
          <draw:line draw:style-name="gr16" draw:text-style-name="P6" draw:layer="layout" svg:x1="9.449cm" svg:y1="14.987cm" svg:x2="11.255cm" svg:y2="14.075cm">
            <text:p/>
          </draw:line>
          <draw:line draw:style-name="gr17" draw:text-style-name="P6" draw:layer="layout" svg:x1="13.552cm" svg:y1="15.252cm" svg:x2="10.692cm" svg:y2="13.807cm">
            <text:p/>
          </draw:line>
          <draw:line draw:style-name="gr17" draw:text-style-name="P6" draw:layer="layout" svg:x1="11.798cm" svg:y1="16.16cm" svg:x2="8.922cm" svg:y2="14.714cm">
            <text:p/>
          </draw:line>
          <draw:line draw:style-name="gr16" draw:text-style-name="P6" draw:layer="layout" svg:x1="11.242cm" svg:y1="15.874cm" svg:x2="11.242cm" svg:y2="17.986cm">
            <text:p/>
          </draw:line>
        </draw:g>
        <draw:g>
          <draw:line draw:style-name="gr5" draw:text-style-name="P6" draw:layer="layout" svg:x1="9.46cm" svg:y1="11.941cm" svg:x2="11.265cm" svg:y2="12.852cm">
            <text:p/>
          </draw:line>
          <draw:line draw:style-name="gr5" draw:text-style-name="P6" draw:layer="layout" svg:x1="11.243cm" svg:y1="12.852cm" svg:x2="13.048cm" svg:y2="11.941cm">
            <text:p/>
          </draw:line>
          <draw:line draw:style-name="gr5" draw:text-style-name="P6" draw:layer="layout" svg:x1="11.243cm" svg:y1="10.751cm" svg:x2="13.048cm" svg:y2="9.84cm">
            <text:p/>
          </draw:line>
          <draw:line draw:style-name="gr5" draw:text-style-name="P6" draw:layer="layout" svg:x1="9.46cm" svg:y1="9.84cm" svg:x2="11.265cm" svg:y2="10.751cm">
            <text:p/>
          </draw:line>
          <draw:line draw:style-name="gr5" draw:text-style-name="P6" draw:layer="layout" svg:x1="13.034cm" svg:y1="9.856cm" svg:x2="13.035cm" svg:y2="11.934cm">
            <text:p/>
          </draw:line>
          <draw:line draw:style-name="gr5" draw:text-style-name="P6" draw:layer="layout" svg:x1="9.472cm" svg:y1="9.827cm" svg:x2="9.469cm" svg:y2="11.933cm">
            <text:p/>
          </draw:line>
          <draw:line draw:style-name="gr5" draw:text-style-name="P6" draw:layer="layout" svg:x1="11.243cm" svg:y1="8.949cm" svg:x2="13.048cm" svg:y2="9.86cm">
            <text:p/>
          </draw:line>
          <draw:line draw:style-name="gr5" draw:text-style-name="P6" draw:layer="layout" svg:x1="9.46cm" svg:y1="9.859cm" svg:x2="11.265cm" svg:y2="8.948cm">
            <text:p/>
          </draw:line>
          <draw:line draw:style-name="gr5" draw:text-style-name="P6" draw:layer="layout" svg:x1="11.252cm" svg:y1="10.746cm" svg:x2="11.252cm" svg:y2="12.857cm">
            <text:p/>
          </draw:line>
          <draw:frame draw:style-name="gr170" draw:text-style-name="P16" draw:layer="layout" svg:width="1.797cm" svg:height="1.199cm" svg:x="11.246cm" svg:y="10.9cm">
            <draw:text-box>
              <text:p text:style-name="P6"><text:span text:style-name="T10">Right</text:span></text:p>
              <text:p text:style-name="P6"><text:span text:style-name="T10">square</text:span></text:p>
            </draw:text-box>
          </draw:frame>
          <draw:frame draw:style-name="gr170" draw:text-style-name="P16" draw:layer="layout" svg:width="1.797cm" svg:height="1.199cm" svg:x="9.572cm" svg:y="10.9cm">
            <draw:text-box>
              <text:p text:style-name="P6"><text:span text:style-name="T10">Left</text:span></text:p>
              <text:p text:style-name="P6"><text:span text:style-name="T10">square</text:span></text:p>
            </draw:text-box>
          </draw:frame>
          <draw:frame draw:style-name="gr171" draw:text-style-name="P16" draw:layer="layout" svg:width="1.797cm" svg:height="1.191cm" svg:x="10.322cm" svg:y="9.168cm">
            <draw:text-box>
              <text:p text:style-name="P6"><text:span text:style-name="T10">Top</text:span></text:p>
              <text:p text:style-name="P6"><text:span text:style-name="T10">square</text:span></text:p>
            </draw:text-box>
          </draw:frame>
        </draw:g>
        <draw:g>
          <draw:line draw:style-name="gr5" draw:text-style-name="P6" draw:layer="layout" svg:x1="9.46cm" svg:y1="7.042cm" svg:x2="11.265cm" svg:y2="7.953cm">
            <text:p/>
          </draw:line>
          <draw:line draw:style-name="gr5" draw:text-style-name="P6" draw:layer="layout" svg:x1="11.243cm" svg:y1="7.953cm" svg:x2="13.048cm" svg:y2="7.042cm">
            <text:p/>
          </draw:line>
          <draw:line draw:style-name="gr5" draw:text-style-name="P6" draw:layer="layout" svg:x1="11.252cm" svg:y1="5.847cm" svg:x2="11.252cm" svg:y2="7.958cm">
            <text:p/>
          </draw:line>
        </draw:g>
      </draw:page>
      <draw:page draw:name="page103" draw:style-name="dp1" draw:master-page-name="Default_5f_">
        <draw:frame draw:style-name="gr39" draw:text-style-name="P15" draw:layer="layout" svg:width="11.791cm" svg:height="17.315cm" svg:x="1.835cm" svg:y="1.629cm">
          <draw:text-box>
            <text:p><text:span text:style-name="T5">The 3D cube properties are retained in the 4D cube.</text:span></text:p>
            <text:p><text:span text:style-name="T5"/></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13" draw:text-style-name="P6" draw:layer="layout" svg:x1="9.792cm" svg:y1="17.085cm" svg:x2="11.251cm" svg:y2="17.822cm">
            <text:p/>
          </draw:line>
          <draw:line draw:style-name="gr13" draw:text-style-name="P6" draw:layer="layout" svg:x1="10.457cm" svg:y1="16.678cm" svg:x2="11.24cm" svg:y2="17.825cm">
            <text:p/>
          </draw:line>
          <draw:line draw:style-name="gr14" draw:text-style-name="P6" draw:layer="layout" svg:x1="11.234cm" svg:y1="17.822cm" svg:x2="12.693cm" svg:y2="17.085cm">
            <text:p/>
          </draw:line>
          <draw:line draw:style-name="gr14" draw:text-style-name="P6" draw:layer="layout" svg:x1="11.256cm" svg:y1="17.825cm" svg:x2="12.039cm" svg:y2="16.678cm">
            <text:p/>
          </draw:line>
          <draw:line draw:style-name="gr13" draw:text-style-name="P6" draw:layer="layout" svg:x1="8.995cm" svg:y1="15.939cm" svg:x2="10.454cm" svg:y2="16.676cm">
            <text:p/>
          </draw:line>
          <draw:line draw:style-name="gr14" draw:text-style-name="P6" draw:layer="layout" svg:x1="9.011cm" svg:y1="15.951cm" svg:x2="9.794cm" svg:y2="17.098cm">
            <text:p/>
          </draw:line>
          <draw:line draw:style-name="gr14" draw:text-style-name="P6" draw:layer="layout" svg:x1="10.471cm" svg:y1="16.672cm" svg:x2="11.254cm" svg:y2="15.525cm">
            <text:p/>
          </draw:line>
          <draw:line draw:style-name="gr14" draw:text-style-name="P6" draw:layer="layout" svg:x1="11.25cm" svg:y1="15.532cm" svg:x2="12.033cm" svg:y2="16.679cm">
            <text:p/>
          </draw:line>
          <draw:line draw:style-name="gr14" draw:text-style-name="P6" draw:layer="layout" svg:x1="12.039cm" svg:y1="16.683cm" svg:x2="13.498cm" svg:y2="15.946cm">
            <text:p/>
          </draw:line>
          <draw:line draw:style-name="gr14" draw:text-style-name="P6" draw:layer="layout" svg:x1="12.688cm" svg:y1="17.087cm" svg:x2="13.491cm" svg:y2="15.934cm">
            <text:p/>
          </draw:line>
          <draw:line draw:style-name="gr14" draw:text-style-name="P6" draw:layer="layout" svg:x1="9.011cm" svg:y1="15.945cm" svg:x2="9.796cm" svg:y2="14.795cm">
            <text:p/>
          </draw:line>
          <draw:line draw:style-name="gr32" draw:text-style-name="P6" draw:layer="layout" svg:x1="9.794cm" svg:y1="14.8cm" svg:x2="11.253cm" svg:y2="15.537cm">
            <text:p/>
          </draw:line>
          <draw:line draw:style-name="gr14" draw:text-style-name="P6" draw:layer="layout" svg:x1="12.695cm" svg:y1="14.803cm" svg:x2="13.478cm" svg:y2="15.95cm">
            <text:p/>
          </draw:line>
          <draw:line draw:style-name="gr14" draw:text-style-name="P6" draw:layer="layout" svg:x1="11.226cm" svg:y1="15.543cm" svg:x2="12.685cm" svg:y2="14.806cm">
            <text:p/>
          </draw:line>
          <draw:line draw:style-name="gr14" draw:text-style-name="P6" draw:layer="layout" svg:x1="9.809cm" svg:y1="14.798cm" svg:x2="11.242cm" svg:y2="14.079cm">
            <text:p/>
          </draw:line>
          <draw:line draw:style-name="gr32" draw:text-style-name="P6" draw:layer="layout" svg:x1="11.225cm" svg:y1="14.071cm" svg:x2="12.684cm" svg:y2="14.808cm">
            <text:p/>
          </draw:line>
          <draw:line draw:style-name="gr17" draw:text-style-name="P6" draw:layer="layout" svg:x1="13.511cm" svg:y1="15.262cm" svg:x2="10.651cm" svg:y2="13.817cm">
            <text:p/>
          </draw:line>
          <draw:line draw:style-name="gr17" draw:text-style-name="P6" draw:layer="layout" svg:x1="12.028cm" svg:y1="15.924cm" svg:x2="9.152cm" svg:y2="14.478cm">
            <text:p/>
          </draw:line>
        </draw:g>
        <draw:g>
          <draw:frame draw:style-name="gr172" draw:text-style-name="P16" draw:layer="layout" svg:width="1.488cm" svg:height="1.199cm" svg:x="11.756cm" svg:y="9.959cm">
            <draw:text-box>
              <text:p text:style-name="P6"><text:span text:style-name="T10">Top</text:span></text:p>
              <text:p text:style-name="P6"><text:span text:style-name="T10">Right</text:span></text:p>
            </draw:text-box>
          </draw:frame>
          <draw:frame draw:style-name="gr173" draw:text-style-name="P16" draw:layer="layout" svg:width="1.23cm" svg:height="1.199cm" svg:x="9.482cm" svg:y="9.959cm">
            <draw:text-box>
              <text:p text:style-name="P6"><text:span text:style-name="T10">Top</text:span></text:p>
              <text:p text:style-name="P6"><text:span text:style-name="T10">Left</text:span></text:p>
            </draw:text-box>
          </draw:frame>
          <draw:g>
            <draw:line draw:style-name="gr46" draw:text-style-name="P6" draw:layer="layout" svg:x1="9.793cm" svg:y1="11.962cm" svg:x2="11.252cm" svg:y2="12.699cm">
              <text:p/>
            </draw:line>
            <draw:line draw:style-name="gr46" draw:text-style-name="P6" draw:layer="layout" svg:x1="10.458cm" svg:y1="11.555cm" svg:x2="11.241cm" svg:y2="12.702cm">
              <text:p/>
            </draw:line>
            <draw:line draw:style-name="gr32" draw:text-style-name="P6" draw:layer="layout" svg:x1="11.235cm" svg:y1="12.699cm" svg:x2="12.694cm" svg:y2="11.962cm">
              <text:p/>
            </draw:line>
            <draw:line draw:style-name="gr32" draw:text-style-name="P6" draw:layer="layout" svg:x1="11.257cm" svg:y1="12.702cm" svg:x2="12.04cm" svg:y2="11.555cm">
              <text:p/>
            </draw:line>
            <draw:line draw:style-name="gr46" draw:text-style-name="P6" draw:layer="layout" svg:x1="8.996cm" svg:y1="10.816cm" svg:x2="10.455cm" svg:y2="11.553cm">
              <text:p/>
            </draw:line>
            <draw:line draw:style-name="gr32" draw:text-style-name="P6" draw:layer="layout" svg:x1="9.012cm" svg:y1="10.828cm" svg:x2="9.795cm" svg:y2="11.975cm">
              <text:p/>
            </draw:line>
            <draw:line draw:style-name="gr32" draw:text-style-name="P6" draw:layer="layout" svg:x1="10.472cm" svg:y1="11.549cm" svg:x2="11.255cm" svg:y2="10.402cm">
              <text:p/>
            </draw:line>
            <draw:line draw:style-name="gr32" draw:text-style-name="P6" draw:layer="layout" svg:x1="11.251cm" svg:y1="10.409cm" svg:x2="12.034cm" svg:y2="11.556cm">
              <text:p/>
            </draw:line>
            <draw:line draw:style-name="gr32" draw:text-style-name="P6" draw:layer="layout" svg:x1="12.04cm" svg:y1="11.56cm" svg:x2="13.499cm" svg:y2="10.823cm">
              <text:p/>
            </draw:line>
            <draw:line draw:style-name="gr32" draw:text-style-name="P6" draw:layer="layout" svg:x1="12.689cm" svg:y1="11.964cm" svg:x2="13.492cm" svg:y2="10.811cm">
              <text:p/>
            </draw:line>
            <draw:line draw:style-name="gr32" draw:text-style-name="P6" draw:layer="layout" svg:x1="9.012cm" svg:y1="10.822cm" svg:x2="9.797cm" svg:y2="9.672cm">
              <text:p/>
            </draw:line>
            <draw:line draw:style-name="gr32" draw:text-style-name="P6" draw:layer="layout" svg:x1="9.795cm" svg:y1="9.677cm" svg:x2="11.254cm" svg:y2="10.414cm">
              <text:p/>
            </draw:line>
            <draw:line draw:style-name="gr32" draw:text-style-name="P6" draw:layer="layout" svg:x1="12.696cm" svg:y1="9.68cm" svg:x2="13.479cm" svg:y2="10.827cm">
              <text:p/>
            </draw:line>
            <draw:line draw:style-name="gr32" draw:text-style-name="P6" draw:layer="layout" svg:x1="11.227cm" svg:y1="10.42cm" svg:x2="12.686cm" svg:y2="9.683cm">
              <text:p/>
            </draw:line>
            <draw:line draw:style-name="gr32" draw:text-style-name="P6" draw:layer="layout" svg:x1="9.81cm" svg:y1="9.675cm" svg:x2="11.243cm" svg:y2="8.956cm">
              <text:p/>
            </draw:line>
            <draw:line draw:style-name="gr32" draw:text-style-name="P6" draw:layer="layout" svg:x1="11.226cm" svg:y1="8.948cm" svg:x2="12.685cm" svg:y2="9.685cm">
              <text:p/>
            </draw:line>
          </draw:g>
          <draw:frame draw:style-name="gr174" draw:text-style-name="P16" draw:layer="layout" svg:width="1.772cm" svg:height="1.199cm" svg:x="10.382cm" svg:y="11.16cm">
            <draw:text-box>
              <text:p text:style-name="P6"><text:span text:style-name="T10">Center</text:span></text:p>
            </draw:text-box>
          </draw:frame>
          <draw:frame draw:style-name="gr171" draw:text-style-name="P16" draw:layer="layout" svg:width="1.797cm" svg:height="1.191cm" svg:x="10.331cm" svg:y="9.026cm">
            <draw:text-box>
              <text:p text:style-name="P6"><text:span text:style-name="T10">Top</text:span></text:p>
              <text:p text:style-name="P6"><text:span text:style-name="T10">square</text:span></text:p>
            </draw:text-box>
          </draw:frame>
          <draw:frame draw:style-name="gr173" draw:text-style-name="P16" draw:layer="layout" svg:width="1.23cm" svg:height="1.199cm" draw:transform="rotate (-0.471762496815164) translate (9.749cm 11.122cm)">
            <draw:text-box>
              <text:p text:style-name="P6"><text:span text:style-name="T10">Left</text:span></text:p>
            </draw:text-box>
          </draw:frame>
          <draw:frame draw:style-name="gr172" draw:text-style-name="P16" draw:layer="layout" svg:width="1.488cm" svg:height="1.199cm" draw:transform="rotate (0.589397688398374) translate (11.627cm 11.79cm)">
            <draw:text-box>
              <text:p text:style-name="P6"><text:span text:style-name="T10">Right</text:span></text:p>
            </draw:text-box>
          </draw:frame>
        </draw:g>
        <draw:g>
          <draw:line draw:style-name="gr46" draw:text-style-name="P6" draw:layer="layout" svg:x1="9.796cm" svg:y1="7.21cm" svg:x2="11.255cm" svg:y2="7.947cm">
            <text:p/>
          </draw:line>
          <draw:line draw:style-name="gr46" draw:text-style-name="P6" draw:layer="layout" svg:x1="10.461cm" svg:y1="6.803cm" svg:x2="11.244cm" svg:y2="7.95cm">
            <text:p/>
          </draw:line>
          <draw:line draw:style-name="gr32" draw:text-style-name="P6" draw:layer="layout" svg:x1="11.238cm" svg:y1="7.947cm" svg:x2="12.697cm" svg:y2="7.21cm">
            <text:p/>
          </draw:line>
          <draw:line draw:style-name="gr32" draw:text-style-name="P6" draw:layer="layout" svg:x1="11.26cm" svg:y1="7.95cm" svg:x2="12.043cm" svg:y2="6.803cm">
            <text:p/>
          </draw:line>
        </draw:g>
      </draw:page>
      <draw:page draw:name="page104" draw:style-name="dp1" draw:master-page-name="Default_5f_">
        <draw:frame draw:style-name="gr175" draw:text-style-name="P14" draw:layer="layout" svg:width="11.836cm" svg:height="15.915cm" svg:x="1.84cm" svg:y="1.629cm">
          <draw:text-box>
            <text:p text:style-name="P11"><text:span text:style-name="T6">To Draw Hypercubes:</text:span></text:p>
            <text:p text:style-name="P11"><text:span text:style-name="T5"/></text:p>
            <text:p text:style-name="P11"><text:span text:style-name="T5">1. Draw the dimensional base lines.</text:span></text:p>
            <text:p text:style-name="P11"><text:span text:style-name="T5"/></text:p>
            <text:p text:style-name="P11"><text:span text:style-name="T5"/></text:p>
            <text:p text:style-name="P11"><text:span text:style-name="T5"/></text:p>
            <text:p text:style-name="P11"><text:span text:style-name="T5">2. Draw the square sides on top.</text:span></text:p>
            <text:p text:style-name="P11"><text:span text:style-name="T5"/></text:p>
            <text:p text:style-name="P11"><text:span text:style-name="T5"/></text:p>
          </draw:text-box>
        </draw:frame>
        <draw:frame draw:style-name="gr176" draw:text-style-name="P20" draw:layer="layout" svg:width="11.836cm" svg:height="3.326cm" svg:x="0.141cm" svg:y="25.812cm">
          <draw:text-box>
            <text:p text:style-name="P19"><text:span text:style-name="T13">Below is the outline of a 8D cube.</text:span></text:p>
          </draw:text-box>
        </draw:frame>
        <draw:line draw:style-name="gr177" draw:text-style-name="P21" draw:layer="layout" svg:x1="4.886cm" svg:y1="42.416cm" svg:x2="5.958cm" svg:y2="42.766cm">
          <text:p/>
        </draw:line>
        <draw:line draw:style-name="gr178" draw:text-style-name="P21" draw:layer="layout" svg:x1="3.942cm" svg:y1="41.737cm" svg:x2="4.897cm" svg:y2="42.418cm">
          <text:p/>
        </draw:line>
        <draw:line draw:style-name="gr179" draw:text-style-name="P21" draw:layer="layout" svg:x1="3.194cm" svg:y1="40.842cm" svg:x2="3.918cm" svg:y2="41.72cm">
          <text:p/>
        </draw:line>
        <draw:line draw:style-name="gr180" draw:text-style-name="P21" draw:layer="layout" svg:x1="2.762cm" svg:y1="39.832cm" svg:x2="3.208cm" svg:y2="40.85cm">
          <text:p/>
        </draw:line>
        <draw:line draw:style-name="gr181" draw:text-style-name="P21" draw:layer="layout" svg:x1="3.225cm" svg:y1="38.824cm" svg:x2="2.779cm" svg:y2="39.842cm">
          <text:p/>
        </draw:line>
        <draw:line draw:style-name="gr182" draw:text-style-name="P21" draw:layer="layout" svg:x1="3.23cm" svg:y1="38.824cm" svg:x2="3.954cm" svg:y2="37.946cm">
          <text:p/>
        </draw:line>
        <draw:line draw:style-name="gr183" draw:text-style-name="P21" draw:layer="layout" svg:x1="5.992cm" svg:y1="36.914cm" svg:x2="4.92cm" svg:y2="37.264cm">
          <text:p/>
        </draw:line>
        <draw:line draw:style-name="gr184" draw:text-style-name="P21" draw:layer="layout" svg:x1="7.014cm" svg:y1="42.417cm" svg:x2="5.942cm" svg:y2="42.767cm">
          <text:p/>
        </draw:line>
        <draw:line draw:style-name="gr185" draw:text-style-name="P21" draw:layer="layout" svg:x1="7.957cm" svg:y1="41.737cm" svg:x2="7.002cm" svg:y2="42.418cm">
          <text:p/>
        </draw:line>
        <draw:line draw:style-name="gr186" draw:text-style-name="P21" draw:layer="layout" svg:x1="8.705cm" svg:y1="40.843cm" svg:x2="7.981cm" svg:y2="41.721cm">
          <text:p/>
        </draw:line>
        <draw:line draw:style-name="gr187" draw:text-style-name="P21" draw:layer="layout" svg:x1="9.137cm" svg:y1="39.832cm" svg:x2="8.691cm" svg:y2="40.85cm">
          <text:p/>
        </draw:line>
        <draw:line draw:style-name="gr188" draw:text-style-name="P21" draw:layer="layout" svg:x1="8.673cm" svg:y1="38.824cm" svg:x2="9.119cm" svg:y2="39.842cm">
          <text:p/>
        </draw:line>
        <draw:line draw:style-name="gr189" draw:text-style-name="P21" draw:layer="layout" svg:x1="8.669cm" svg:y1="38.824cm" svg:x2="7.945cm" svg:y2="37.946cm">
          <text:p/>
        </draw:line>
        <draw:line draw:style-name="gr190" draw:text-style-name="P21" draw:layer="layout" svg:x1="4.913cm" svg:y1="37.255cm" svg:x2="3.958cm" svg:y2="37.936cm">
          <text:p/>
        </draw:line>
        <draw:line draw:style-name="gr191" draw:text-style-name="P21" draw:layer="layout" svg:x1="5.934cm" svg:y1="36.914cm" svg:x2="7.006cm" svg:y2="37.264cm">
          <text:p/>
        </draw:line>
        <draw:line draw:style-name="gr192" draw:text-style-name="P21" draw:layer="layout" svg:x1="6.995cm" svg:y1="37.255cm" svg:x2="7.95cm" svg:y2="37.936cm">
          <text:p/>
        </draw:line>
        <draw:g>
          <draw:line draw:style-name="gr13" draw:text-style-name="P6" draw:layer="layout" svg:x1="4.81cm" svg:y1="9.177cm" svg:x2="5.749cm" svg:y2="9.651cm">
            <text:p/>
          </draw:line>
          <draw:line draw:style-name="gr13" draw:text-style-name="P6" draw:layer="layout" svg:x1="5.238cm" svg:y1="8.915cm" svg:x2="5.742cm" svg:y2="9.653cm">
            <text:p/>
          </draw:line>
          <draw:line draw:style-name="gr14" draw:text-style-name="P6" draw:layer="layout" svg:x1="5.738cm" svg:y1="9.651cm" svg:x2="6.677cm" svg:y2="9.177cm">
            <text:p/>
          </draw:line>
          <draw:line draw:style-name="gr14" draw:text-style-name="P6" draw:layer="layout" svg:x1="5.752cm" svg:y1="9.653cm" svg:x2="6.256cm" svg:y2="8.915cm">
            <text:p/>
          </draw:line>
          <draw:line draw:style-name="gr46" draw:text-style-name="P6" draw:layer="layout" svg:x1="4.297cm" svg:y1="8.439cm" svg:x2="5.236cm" svg:y2="8.913cm">
            <text:p/>
          </draw:line>
          <draw:line draw:style-name="gr32" draw:text-style-name="P6" draw:layer="layout" svg:x1="4.307cm" svg:y1="8.447cm" svg:x2="4.811cm" svg:y2="9.185cm">
            <text:p/>
          </draw:line>
        </draw:g>
        <draw:g>
          <draw:line draw:style-name="gr13" draw:text-style-name="P6" draw:layer="layout" svg:x1="4.551cm" svg:y1="15.261cm" svg:x2="5.49cm" svg:y2="15.735cm">
            <text:p/>
          </draw:line>
          <draw:line draw:style-name="gr13" draw:text-style-name="P6" draw:layer="layout" svg:x1="4.979cm" svg:y1="14.999cm" svg:x2="5.483cm" svg:y2="15.737cm">
            <text:p/>
          </draw:line>
          <draw:line draw:style-name="gr14" draw:text-style-name="P6" draw:layer="layout" svg:x1="5.479cm" svg:y1="15.735cm" svg:x2="6.418cm" svg:y2="15.261cm">
            <text:p/>
          </draw:line>
          <draw:line draw:style-name="gr14" draw:text-style-name="P6" draw:layer="layout" svg:x1="5.493cm" svg:y1="15.737cm" svg:x2="5.997cm" svg:y2="14.999cm">
            <text:p/>
          </draw:line>
          <draw:line draw:style-name="gr13" draw:text-style-name="P6" draw:layer="layout" svg:x1="4.038cm" svg:y1="14.523cm" svg:x2="4.977cm" svg:y2="14.997cm">
            <text:p/>
          </draw:line>
          <draw:line draw:style-name="gr14" draw:text-style-name="P6" draw:layer="layout" svg:x1="4.048cm" svg:y1="14.531cm" svg:x2="4.552cm" svg:y2="15.269cm">
            <text:p/>
          </draw:line>
          <draw:line draw:style-name="gr14" draw:text-style-name="P6" draw:layer="layout" svg:x1="4.988cm" svg:y1="14.995cm" svg:x2="5.492cm" svg:y2="14.257cm">
            <text:p/>
          </draw:line>
          <draw:line draw:style-name="gr14" draw:text-style-name="P6" draw:layer="layout" svg:x1="5.489cm" svg:y1="14.261cm" svg:x2="5.993cm" svg:y2="14.999cm">
            <text:p/>
          </draw:line>
          <draw:line draw:style-name="gr32" draw:text-style-name="P6" draw:layer="layout" svg:x1="5.997cm" svg:y1="15.002cm" svg:x2="6.936cm" svg:y2="14.528cm">
            <text:p/>
          </draw:line>
          <draw:line draw:style-name="gr32" draw:text-style-name="P6" draw:layer="layout" svg:x1="6.415cm" svg:y1="15.262cm" svg:x2="6.932cm" svg:y2="14.52cm">
            <text:p/>
          </draw:line>
        </draw:g>
        <draw:g>
          <draw:line draw:style-name="gr13" draw:text-style-name="P6" draw:layer="layout" svg:x1="10.686cm" svg:y1="12.193cm" svg:x2="11.625cm" svg:y2="12.667cm">
            <text:p/>
          </draw:line>
          <draw:line draw:style-name="gr13" draw:text-style-name="P6" draw:layer="layout" svg:x1="11.114cm" svg:y1="11.931cm" svg:x2="11.618cm" svg:y2="12.669cm">
            <text:p/>
          </draw:line>
          <draw:line draw:style-name="gr14" draw:text-style-name="P6" draw:layer="layout" svg:x1="11.614cm" svg:y1="12.667cm" svg:x2="12.553cm" svg:y2="12.193cm">
            <text:p/>
          </draw:line>
          <draw:line draw:style-name="gr14" draw:text-style-name="P6" draw:layer="layout" svg:x1="11.628cm" svg:y1="12.669cm" svg:x2="12.132cm" svg:y2="11.931cm">
            <text:p/>
          </draw:line>
          <draw:line draw:style-name="gr13" draw:text-style-name="P6" draw:layer="layout" svg:x1="10.173cm" svg:y1="11.455cm" svg:x2="11.112cm" svg:y2="11.929cm">
            <text:p/>
          </draw:line>
          <draw:line draw:style-name="gr14" draw:text-style-name="P6" draw:layer="layout" svg:x1="10.183cm" svg:y1="11.463cm" svg:x2="10.687cm" svg:y2="12.201cm">
            <text:p/>
          </draw:line>
          <draw:line draw:style-name="gr14" draw:text-style-name="P6" draw:layer="layout" svg:x1="11.123cm" svg:y1="11.927cm" svg:x2="11.627cm" svg:y2="11.189cm">
            <text:p/>
          </draw:line>
          <draw:line draw:style-name="gr14" draw:text-style-name="P6" draw:layer="layout" svg:x1="11.624cm" svg:y1="11.193cm" svg:x2="12.128cm" svg:y2="11.931cm">
            <text:p/>
          </draw:line>
          <draw:line draw:style-name="gr14" draw:text-style-name="P6" draw:layer="layout" svg:x1="12.132cm" svg:y1="11.934cm" svg:x2="13.071cm" svg:y2="11.46cm">
            <text:p/>
          </draw:line>
          <draw:line draw:style-name="gr14" draw:text-style-name="P6" draw:layer="layout" svg:x1="12.55cm" svg:y1="12.194cm" svg:x2="13.067cm" svg:y2="11.452cm">
            <text:p/>
          </draw:line>
          <draw:line draw:style-name="gr14" draw:text-style-name="P6" draw:layer="layout" svg:x1="10.183cm" svg:y1="11.459cm" svg:x2="10.688cm" svg:y2="10.719cm">
            <text:p/>
          </draw:line>
          <draw:line draw:style-name="gr14" draw:text-style-name="P6" draw:layer="layout" svg:x1="10.687cm" svg:y1="10.722cm" svg:x2="11.626cm" svg:y2="11.196cm">
            <text:p/>
          </draw:line>
          <draw:line draw:style-name="gr32" draw:text-style-name="P6" draw:layer="layout" svg:x1="12.554cm" svg:y1="10.724cm" svg:x2="13.058cm" svg:y2="11.462cm">
            <text:p/>
          </draw:line>
          <draw:line draw:style-name="gr32" draw:text-style-name="P6" draw:layer="layout" svg:x1="11.609cm" svg:y1="11.2cm" svg:x2="12.548cm" svg:y2="10.726cm">
            <text:p/>
          </draw:line>
        </draw:g>
        <draw:g>
          <draw:line draw:style-name="gr13" draw:text-style-name="P6" draw:layer="layout" svg:x1="4.81cm" svg:y1="12.193cm" svg:x2="5.749cm" svg:y2="12.667cm">
            <text:p/>
          </draw:line>
          <draw:line draw:style-name="gr13" draw:text-style-name="P6" draw:layer="layout" svg:x1="5.238cm" svg:y1="11.931cm" svg:x2="5.742cm" svg:y2="12.669cm">
            <text:p/>
          </draw:line>
          <draw:line draw:style-name="gr14" draw:text-style-name="P6" draw:layer="layout" svg:x1="5.738cm" svg:y1="12.667cm" svg:x2="6.677cm" svg:y2="12.193cm">
            <text:p/>
          </draw:line>
          <draw:line draw:style-name="gr14" draw:text-style-name="P6" draw:layer="layout" svg:x1="5.752cm" svg:y1="12.669cm" svg:x2="6.256cm" svg:y2="11.931cm">
            <text:p/>
          </draw:line>
          <draw:line draw:style-name="gr13" draw:text-style-name="P6" draw:layer="layout" svg:x1="4.297cm" svg:y1="11.455cm" svg:x2="5.236cm" svg:y2="11.929cm">
            <text:p/>
          </draw:line>
          <draw:line draw:style-name="gr14" draw:text-style-name="P6" draw:layer="layout" svg:x1="4.307cm" svg:y1="11.463cm" svg:x2="4.811cm" svg:y2="12.201cm">
            <text:p/>
          </draw:line>
          <draw:line draw:style-name="gr32" draw:text-style-name="P6" draw:layer="layout" svg:x1="5.247cm" svg:y1="11.927cm" svg:x2="5.751cm" svg:y2="11.189cm">
            <text:p/>
          </draw:line>
          <draw:line draw:style-name="gr32" draw:text-style-name="P6" draw:layer="layout" svg:x1="5.748cm" svg:y1="11.193cm" svg:x2="6.252cm" svg:y2="11.931cm">
            <text:p/>
          </draw:line>
        </draw:g>
        <draw:g>
          <draw:line draw:style-name="gr13" draw:text-style-name="P6" draw:layer="layout" svg:x1="10.686cm" svg:y1="9.177cm" svg:x2="11.625cm" svg:y2="9.651cm">
            <text:p/>
          </draw:line>
          <draw:line draw:style-name="gr13" draw:text-style-name="P6" draw:layer="layout" svg:x1="11.114cm" svg:y1="8.915cm" svg:x2="11.618cm" svg:y2="9.653cm">
            <text:p/>
          </draw:line>
          <draw:line draw:style-name="gr14" draw:text-style-name="P6" draw:layer="layout" svg:x1="11.614cm" svg:y1="9.651cm" svg:x2="12.553cm" svg:y2="9.177cm">
            <text:p/>
          </draw:line>
          <draw:line draw:style-name="gr14" draw:text-style-name="P6" draw:layer="layout" svg:x1="11.628cm" svg:y1="9.653cm" svg:x2="12.132cm" svg:y2="8.915cm">
            <text:p/>
          </draw:line>
          <draw:line draw:style-name="gr13" draw:text-style-name="P6" draw:layer="layout" svg:x1="10.173cm" svg:y1="8.439cm" svg:x2="11.112cm" svg:y2="8.913cm">
            <text:p/>
          </draw:line>
          <draw:line draw:style-name="gr14" draw:text-style-name="P6" draw:layer="layout" svg:x1="10.183cm" svg:y1="8.447cm" svg:x2="10.687cm" svg:y2="9.185cm">
            <text:p/>
          </draw:line>
          <draw:line draw:style-name="gr14" draw:text-style-name="P6" draw:layer="layout" svg:x1="11.123cm" svg:y1="8.911cm" svg:x2="11.627cm" svg:y2="8.173cm">
            <text:p/>
          </draw:line>
          <draw:line draw:style-name="gr14" draw:text-style-name="P6" draw:layer="layout" svg:x1="11.624cm" svg:y1="8.177cm" svg:x2="12.128cm" svg:y2="8.915cm">
            <text:p/>
          </draw:line>
          <draw:line draw:style-name="gr14" draw:text-style-name="P6" draw:layer="layout" svg:x1="12.132cm" svg:y1="8.918cm" svg:x2="13.071cm" svg:y2="8.444cm">
            <text:p/>
          </draw:line>
          <draw:line draw:style-name="gr14" draw:text-style-name="P6" draw:layer="layout" svg:x1="12.55cm" svg:y1="9.178cm" svg:x2="13.067cm" svg:y2="8.436cm">
            <text:p/>
          </draw:line>
          <draw:line draw:style-name="gr32" draw:text-style-name="P6" draw:layer="layout" svg:x1="10.183cm" svg:y1="8.443cm" svg:x2="10.688cm" svg:y2="7.703cm">
            <text:p/>
          </draw:line>
          <draw:line draw:style-name="gr32" draw:text-style-name="P6" draw:layer="layout" svg:x1="10.687cm" svg:y1="7.706cm" svg:x2="11.626cm" svg:y2="8.18cm">
            <text:p/>
          </draw:line>
        </draw:g>
        <draw:g>
          <draw:line draw:style-name="gr13" draw:text-style-name="P6" draw:layer="layout" svg:x1="10.686cm" svg:y1="15.261cm" svg:x2="11.625cm" svg:y2="15.735cm">
            <text:p/>
          </draw:line>
          <draw:line draw:style-name="gr13" draw:text-style-name="P6" draw:layer="layout" svg:x1="11.114cm" svg:y1="14.999cm" svg:x2="11.618cm" svg:y2="15.737cm">
            <text:p/>
          </draw:line>
          <draw:line draw:style-name="gr14" draw:text-style-name="P6" draw:layer="layout" svg:x1="11.614cm" svg:y1="15.735cm" svg:x2="12.553cm" svg:y2="15.261cm">
            <text:p/>
          </draw:line>
          <draw:line draw:style-name="gr14" draw:text-style-name="P6" draw:layer="layout" svg:x1="11.628cm" svg:y1="15.737cm" svg:x2="12.132cm" svg:y2="14.999cm">
            <text:p/>
          </draw:line>
          <draw:line draw:style-name="gr13" draw:text-style-name="P6" draw:layer="layout" svg:x1="10.173cm" svg:y1="14.523cm" svg:x2="11.112cm" svg:y2="14.997cm">
            <text:p/>
          </draw:line>
          <draw:line draw:style-name="gr14" draw:text-style-name="P6" draw:layer="layout" svg:x1="10.183cm" svg:y1="14.531cm" svg:x2="10.687cm" svg:y2="15.269cm">
            <text:p/>
          </draw:line>
          <draw:line draw:style-name="gr14" draw:text-style-name="P6" draw:layer="layout" svg:x1="11.123cm" svg:y1="14.995cm" svg:x2="11.627cm" svg:y2="14.257cm">
            <text:p/>
          </draw:line>
          <draw:line draw:style-name="gr14" draw:text-style-name="P6" draw:layer="layout" svg:x1="11.624cm" svg:y1="14.261cm" svg:x2="12.128cm" svg:y2="14.999cm">
            <text:p/>
          </draw:line>
          <draw:line draw:style-name="gr14" draw:text-style-name="P6" draw:layer="layout" svg:x1="12.132cm" svg:y1="15.002cm" svg:x2="13.071cm" svg:y2="14.528cm">
            <text:p/>
          </draw:line>
          <draw:line draw:style-name="gr14" draw:text-style-name="P6" draw:layer="layout" svg:x1="12.55cm" svg:y1="15.262cm" svg:x2="13.067cm" svg:y2="14.52cm">
            <text:p/>
          </draw:line>
          <draw:line draw:style-name="gr14" draw:text-style-name="P6" draw:layer="layout" svg:x1="10.183cm" svg:y1="14.527cm" svg:x2="10.688cm" svg:y2="13.787cm">
            <text:p/>
          </draw:line>
          <draw:line draw:style-name="gr14" draw:text-style-name="P6" draw:layer="layout" svg:x1="10.687cm" svg:y1="13.79cm" svg:x2="11.626cm" svg:y2="14.264cm">
            <text:p/>
          </draw:line>
          <draw:line draw:style-name="gr14" draw:text-style-name="P6" draw:layer="layout" svg:x1="12.554cm" svg:y1="13.792cm" svg:x2="13.058cm" svg:y2="14.53cm">
            <text:p/>
          </draw:line>
          <draw:line draw:style-name="gr14" draw:text-style-name="P6" draw:layer="layout" svg:x1="11.609cm" svg:y1="14.268cm" svg:x2="12.548cm" svg:y2="13.794cm">
            <text:p/>
          </draw:line>
          <draw:line draw:style-name="gr32" draw:text-style-name="P6" draw:layer="layout" svg:x1="10.697cm" svg:y1="13.789cm" svg:x2="11.619cm" svg:y2="13.326cm">
            <text:p/>
          </draw:line>
          <draw:line draw:style-name="gr32" draw:text-style-name="P6" draw:layer="layout" svg:x1="11.608cm" svg:y1="13.321cm" svg:x2="12.547cm" svg:y2="13.795cm">
            <text:p/>
          </draw:line>
        </draw:g>
        <draw:g>
          <draw:line draw:style-name="gr13" draw:text-style-name="P6" draw:layer="controls" svg:x1="4.798cm" svg:y1="5.065cm" svg:x2="5.737cm" svg:y2="5.539cm">
            <text:p/>
          </draw:line>
          <draw:line draw:style-name="gr13" draw:text-style-name="P6" draw:layer="controls" svg:x1="5.226cm" svg:y1="4.803cm" svg:x2="5.73cm" svg:y2="5.541cm">
            <text:p/>
          </draw:line>
          <draw:line draw:style-name="gr14" draw:text-style-name="P6" draw:layer="controls" svg:x1="5.726cm" svg:y1="5.539cm" svg:x2="6.665cm" svg:y2="5.065cm">
            <text:p/>
          </draw:line>
          <draw:line draw:style-name="gr14" draw:text-style-name="P6" draw:layer="controls" svg:x1="5.74cm" svg:y1="5.541cm" svg:x2="6.244cm" svg:y2="4.803cm">
            <text:p/>
          </draw:line>
        </draw:g>
        <draw:g>
          <draw:line draw:style-name="gr13" draw:text-style-name="P6" draw:layer="controls" svg:x1="10.686cm" svg:y1="18.649cm" svg:x2="11.625cm" svg:y2="19.123cm">
            <text:p/>
          </draw:line>
          <draw:line draw:style-name="gr13" draw:text-style-name="P6" draw:layer="controls" svg:x1="11.114cm" svg:y1="18.387cm" svg:x2="11.618cm" svg:y2="19.125cm">
            <text:p/>
          </draw:line>
          <draw:line draw:style-name="gr14" draw:text-style-name="P6" draw:layer="controls" svg:x1="11.614cm" svg:y1="19.123cm" svg:x2="12.553cm" svg:y2="18.649cm">
            <text:p/>
          </draw:line>
          <draw:line draw:style-name="gr14" draw:text-style-name="P6" draw:layer="controls" svg:x1="11.628cm" svg:y1="19.125cm" svg:x2="12.132cm" svg:y2="18.387cm">
            <text:p/>
          </draw:line>
          <draw:line draw:style-name="gr13" draw:text-style-name="P6" draw:layer="controls" svg:x1="10.173cm" svg:y1="17.911cm" svg:x2="11.112cm" svg:y2="18.385cm">
            <text:p/>
          </draw:line>
          <draw:line draw:style-name="gr14" draw:text-style-name="P6" draw:layer="controls" svg:x1="10.183cm" svg:y1="17.919cm" svg:x2="10.687cm" svg:y2="18.657cm">
            <text:p/>
          </draw:line>
          <draw:line draw:style-name="gr14" draw:text-style-name="P6" draw:layer="controls" svg:x1="11.123cm" svg:y1="18.383cm" svg:x2="11.627cm" svg:y2="17.645cm">
            <text:p/>
          </draw:line>
          <draw:line draw:style-name="gr14" draw:text-style-name="P6" draw:layer="controls" svg:x1="11.624cm" svg:y1="17.649cm" svg:x2="12.128cm" svg:y2="18.387cm">
            <text:p/>
          </draw:line>
          <draw:line draw:style-name="gr14" draw:text-style-name="P6" draw:layer="controls" svg:x1="12.132cm" svg:y1="18.39cm" svg:x2="13.071cm" svg:y2="17.916cm">
            <text:p/>
          </draw:line>
          <draw:line draw:style-name="gr14" draw:text-style-name="P6" draw:layer="controls" svg:x1="12.55cm" svg:y1="18.65cm" svg:x2="13.067cm" svg:y2="17.908cm">
            <text:p/>
          </draw:line>
          <draw:line draw:style-name="gr14" draw:text-style-name="P6" draw:layer="controls" svg:x1="10.183cm" svg:y1="17.915cm" svg:x2="10.688cm" svg:y2="17.175cm">
            <text:p/>
          </draw:line>
          <draw:line draw:style-name="gr14" draw:text-style-name="P6" draw:layer="controls" svg:x1="10.687cm" svg:y1="17.178cm" svg:x2="11.626cm" svg:y2="17.652cm">
            <text:p/>
          </draw:line>
          <draw:line draw:style-name="gr14" draw:text-style-name="P6" draw:layer="controls" svg:x1="12.554cm" svg:y1="17.18cm" svg:x2="13.058cm" svg:y2="17.918cm">
            <text:p/>
          </draw:line>
          <draw:line draw:style-name="gr14" draw:text-style-name="P6" draw:layer="controls" svg:x1="11.609cm" svg:y1="17.656cm" svg:x2="12.548cm" svg:y2="17.182cm">
            <text:p/>
          </draw:line>
          <draw:line draw:style-name="gr14" draw:text-style-name="P6" draw:layer="controls" svg:x1="10.697cm" svg:y1="17.177cm" svg:x2="11.619cm" svg:y2="16.714cm">
            <text:p/>
          </draw:line>
          <draw:line draw:style-name="gr14" draw:text-style-name="P6" draw:layer="controls" svg:x1="11.608cm" svg:y1="16.709cm" svg:x2="12.547cm" svg:y2="17.183cm">
            <text:p/>
          </draw:line>
        </draw:g>
      </draw:page>
      <draw:page draw:name="page105" draw:style-name="dp1" draw:master-page-name="Default_5f_">
        <draw:frame draw:style-name="gr90" draw:text-style-name="P14" draw:layer="layout" svg:width="11.836cm" svg:height="16.207cm" svg:x="1.84cm" svg:y="1.629cm">
          <draw:text-box>
            <text:p text:style-name="P11"><text:span text:style-name="T6">Einstein's Hypercube</text:span></text:p>
            <text:p text:style-name="P11"><text:span text:style-name="T5"/></text:p>
            <text:p text:style-name="P11"><text:span text:style-name="T5">It has been 100 years since Einstein presented the world with his vision of 4 dimensional spacetime.</text:span></text:p>
            <text:p text:style-name="P11"><text:span text:style-name="T5"/></text:p>
            <text:p text:style-name="P11"><text:span text:style-name="T5">And now you know how to draw an Einstein hypercube. </text:span></text:p>
            <text:p text:style-name="P11"><text:span text:style-name="T5"/></text:p>
            <text:p text:style-name="P11"/>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It cannot be simpler.</text:span></text:p>
            <text:p text:style-name="P11"><text:span text:style-name="T5">It's as simple as can be,</text:span></text:p>
            <text:p text:style-name="P11"><text:span text:style-name="T5">And still be a hypercube.</text:span></text:p>
            <text:p text:style-name="P11"><text:span text:style-name="T5">It's an Einstein hypercube.</text:span></text:p>
          </draw:text-box>
        </draw:frame>
        <draw:frame draw:style-name="gr193" draw:text-style-name="P20" draw:layer="layout" svg:width="11.836cm" svg:height="3.326cm" svg:x="0.141cm" svg:y="25.812cm">
          <draw:text-box>
            <text:p text:style-name="P19"><text:span text:style-name="T13">Below is the outline of a 8D cube.</text:span></text:p>
          </draw:text-box>
        </draw:frame>
        <draw:line draw:style-name="gr194" draw:text-style-name="P21" draw:layer="layout" svg:x1="4.886cm" svg:y1="42.416cm" svg:x2="5.958cm" svg:y2="42.766cm">
          <text:p/>
        </draw:line>
        <draw:line draw:style-name="gr195" draw:text-style-name="P21" draw:layer="layout" svg:x1="3.942cm" svg:y1="41.737cm" svg:x2="4.897cm" svg:y2="42.418cm">
          <text:p/>
        </draw:line>
        <draw:line draw:style-name="gr196" draw:text-style-name="P21" draw:layer="layout" svg:x1="3.194cm" svg:y1="40.842cm" svg:x2="3.918cm" svg:y2="41.72cm">
          <text:p/>
        </draw:line>
        <draw:line draw:style-name="gr197" draw:text-style-name="P21" draw:layer="layout" svg:x1="2.762cm" svg:y1="39.832cm" svg:x2="3.208cm" svg:y2="40.85cm">
          <text:p/>
        </draw:line>
        <draw:line draw:style-name="gr198" draw:text-style-name="P21" draw:layer="layout" svg:x1="3.225cm" svg:y1="38.824cm" svg:x2="2.779cm" svg:y2="39.842cm">
          <text:p/>
        </draw:line>
        <draw:line draw:style-name="gr199" draw:text-style-name="P21" draw:layer="layout" svg:x1="3.23cm" svg:y1="38.824cm" svg:x2="3.954cm" svg:y2="37.946cm">
          <text:p/>
        </draw:line>
        <draw:line draw:style-name="gr200" draw:text-style-name="P21" draw:layer="layout" svg:x1="5.992cm" svg:y1="36.914cm" svg:x2="4.92cm" svg:y2="37.264cm">
          <text:p/>
        </draw:line>
        <draw:line draw:style-name="gr201" draw:text-style-name="P21" draw:layer="layout" svg:x1="7.014cm" svg:y1="42.417cm" svg:x2="5.942cm" svg:y2="42.767cm">
          <text:p/>
        </draw:line>
        <draw:line draw:style-name="gr202" draw:text-style-name="P21" draw:layer="layout" svg:x1="7.957cm" svg:y1="41.737cm" svg:x2="7.002cm" svg:y2="42.418cm">
          <text:p/>
        </draw:line>
        <draw:line draw:style-name="gr203" draw:text-style-name="P21" draw:layer="layout" svg:x1="8.705cm" svg:y1="40.843cm" svg:x2="7.981cm" svg:y2="41.721cm">
          <text:p/>
        </draw:line>
        <draw:line draw:style-name="gr204" draw:text-style-name="P21" draw:layer="layout" svg:x1="9.137cm" svg:y1="39.832cm" svg:x2="8.691cm" svg:y2="40.85cm">
          <text:p/>
        </draw:line>
        <draw:line draw:style-name="gr205" draw:text-style-name="P21" draw:layer="layout" svg:x1="8.673cm" svg:y1="38.824cm" svg:x2="9.119cm" svg:y2="39.842cm">
          <text:p/>
        </draw:line>
        <draw:line draw:style-name="gr206" draw:text-style-name="P21" draw:layer="layout" svg:x1="8.669cm" svg:y1="38.824cm" svg:x2="7.945cm" svg:y2="37.946cm">
          <text:p/>
        </draw:line>
        <draw:line draw:style-name="gr207" draw:text-style-name="P21" draw:layer="layout" svg:x1="4.913cm" svg:y1="37.255cm" svg:x2="3.958cm" svg:y2="37.936cm">
          <text:p/>
        </draw:line>
        <draw:line draw:style-name="gr208" draw:text-style-name="P21" draw:layer="layout" svg:x1="5.934cm" svg:y1="36.914cm" svg:x2="7.006cm" svg:y2="37.264cm">
          <text:p/>
        </draw:line>
        <draw:line draw:style-name="gr209" draw:text-style-name="P21" draw:layer="layout" svg:x1="6.995cm" svg:y1="37.255cm" svg:x2="7.95cm" svg:y2="37.936cm">
          <text:p/>
        </draw:line>
        <draw:g>
          <draw:line draw:style-name="gr46" draw:text-style-name="P6" draw:layer="layout" svg:x1="5.592cm" svg:y1="12.564cm" svg:x2="7.627cm" svg:y2="13.592cm">
            <text:p/>
          </draw:line>
          <draw:line draw:style-name="gr46" draw:text-style-name="P6" draw:layer="layout" svg:x1="6.519cm" svg:y1="11.996cm" svg:x2="7.611cm" svg:y2="13.596cm">
            <text:p/>
          </draw:line>
          <draw:line draw:style-name="gr32" draw:text-style-name="P6" draw:layer="layout" svg:x1="7.603cm" svg:y1="13.592cm" svg:x2="9.638cm" svg:y2="12.564cm">
            <text:p/>
          </draw:line>
          <draw:line draw:style-name="gr32" draw:text-style-name="P6" draw:layer="layout" svg:x1="7.634cm" svg:y1="13.596cm" svg:x2="8.726cm" svg:y2="11.996cm">
            <text:p/>
          </draw:line>
          <draw:line draw:style-name="gr46" draw:text-style-name="P6" draw:layer="layout" svg:x1="4.481cm" svg:y1="10.966cm" svg:x2="6.516cm" svg:y2="11.994cm">
            <text:p/>
          </draw:line>
          <draw:line draw:style-name="gr32" draw:text-style-name="P6" draw:layer="layout" svg:x1="4.503cm" svg:y1="10.983cm" svg:x2="5.595cm" svg:y2="12.583cm">
            <text:p/>
          </draw:line>
          <draw:line draw:style-name="gr32" draw:text-style-name="P6" draw:layer="layout" svg:x1="6.539cm" svg:y1="11.989cm" svg:x2="7.631cm" svg:y2="10.389cm">
            <text:p/>
          </draw:line>
          <draw:line draw:style-name="gr32" draw:text-style-name="P6" draw:layer="layout" svg:x1="7.625cm" svg:y1="10.398cm" svg:x2="8.717cm" svg:y2="11.998cm">
            <text:p/>
          </draw:line>
          <draw:line draw:style-name="gr32" draw:text-style-name="P6" draw:layer="layout" svg:x1="8.725cm" svg:y1="12.004cm" svg:x2="10.76cm" svg:y2="10.976cm">
            <text:p/>
          </draw:line>
          <draw:line draw:style-name="gr32" draw:text-style-name="P6" draw:layer="layout" svg:x1="9.63cm" svg:y1="12.567cm" svg:x2="10.75cm" svg:y2="10.959cm">
            <text:p/>
          </draw:line>
          <draw:line draw:style-name="gr32" draw:text-style-name="P6" draw:layer="layout" svg:x1="4.503cm" svg:y1="10.975cm" svg:x2="5.598cm" svg:y2="9.371cm">
            <text:p/>
          </draw:line>
          <draw:line draw:style-name="gr32" draw:text-style-name="P6" draw:layer="layout" svg:x1="5.595cm" svg:y1="9.378cm" svg:x2="7.63cm" svg:y2="10.406cm">
            <text:p/>
          </draw:line>
          <draw:line draw:style-name="gr32" draw:text-style-name="P6" draw:layer="layout" svg:x1="9.64cm" svg:y1="9.382cm" svg:x2="10.732cm" svg:y2="10.982cm">
            <text:p/>
          </draw:line>
          <draw:line draw:style-name="gr32" draw:text-style-name="P6" draw:layer="layout" svg:x1="7.592cm" svg:y1="10.414cm" svg:x2="9.627cm" svg:y2="9.386cm">
            <text:p/>
          </draw:line>
          <draw:line draw:style-name="gr32" draw:text-style-name="P6" draw:layer="layout" svg:x1="5.616cm" svg:y1="9.375cm" svg:x2="7.614cm" svg:y2="8.372cm">
            <text:p/>
          </draw:line>
          <draw:line draw:style-name="gr32" draw:text-style-name="P6" draw:layer="layout" svg:x1="7.59cm" svg:y1="8.361cm" svg:x2="9.625cm" svg:y2="9.389cm">
            <text:p/>
          </draw:line>
        </draw:g>
      </draw:page>
      <draw:page draw:name="page106" draw:style-name="dp1" draw:master-page-name="Default_5f_">
        <draw:frame draw:style-name="gr39" draw:text-style-name="P14" draw:layer="layout" svg:width="11.836cm" svg:height="17.315cm" svg:x="1.84cm" svg:y="1.629cm">
          <draw:text-box>
            <text:p text:style-name="P11"><text:span text:style-name="T6">However, the Earth is Not Flat.</text:span></text:p>
            <text:p text:style-name="P11"><text:span text:style-name="T5"/></text:p>
            <text:p text:style-name="P11"><text:span text:style-name="T5">Thinking that 3D space is all there is, is like thinking the earth is flat. We know better than that.</text:span></text:p>
            <text:p text:style-name="P11"><text:span text:style-name="T5"/></text:p>
            <text:p text:style-name="P11"><text:span text:style-name="T5">Thinking that 4D spacetime is all there is, is like thinking the planets and the sun rotate around the earth. We know better than that, too.</text:span></text:p>
            <text:p text:style-name="P11"><text:span text:style-name="T5"/></text:p>
            <text:p><text:span text:style-name="T5">Next, was finding the pattern to higher dimensions.</text:span></text:p>
          </draw:text-box>
        </draw:frame>
        <draw:frame draw:style-name="gr210" draw:text-style-name="P20" draw:layer="layout" svg:width="11.836cm" svg:height="3.326cm" svg:x="0.141cm" svg:y="25.812cm">
          <draw:text-box>
            <text:p text:style-name="P19"><text:span text:style-name="T13">Below is the outline of a 8D cube.</text:span></text:p>
          </draw:text-box>
        </draw:frame>
        <draw:line draw:style-name="gr211" draw:text-style-name="P21" draw:layer="layout" svg:x1="4.886cm" svg:y1="42.416cm" svg:x2="5.958cm" svg:y2="42.766cm">
          <text:p/>
        </draw:line>
        <draw:line draw:style-name="gr212" draw:text-style-name="P21" draw:layer="layout" svg:x1="3.942cm" svg:y1="41.737cm" svg:x2="4.897cm" svg:y2="42.418cm">
          <text:p/>
        </draw:line>
        <draw:line draw:style-name="gr213" draw:text-style-name="P21" draw:layer="layout" svg:x1="3.194cm" svg:y1="40.842cm" svg:x2="3.918cm" svg:y2="41.72cm">
          <text:p/>
        </draw:line>
        <draw:line draw:style-name="gr214" draw:text-style-name="P21" draw:layer="layout" svg:x1="2.762cm" svg:y1="39.832cm" svg:x2="3.208cm" svg:y2="40.85cm">
          <text:p/>
        </draw:line>
        <draw:line draw:style-name="gr215" draw:text-style-name="P21" draw:layer="layout" svg:x1="3.225cm" svg:y1="38.824cm" svg:x2="2.779cm" svg:y2="39.842cm">
          <text:p/>
        </draw:line>
        <draw:line draw:style-name="gr216" draw:text-style-name="P21" draw:layer="layout" svg:x1="3.23cm" svg:y1="38.824cm" svg:x2="3.954cm" svg:y2="37.946cm">
          <text:p/>
        </draw:line>
        <draw:line draw:style-name="gr217" draw:text-style-name="P21" draw:layer="layout" svg:x1="5.992cm" svg:y1="36.914cm" svg:x2="4.92cm" svg:y2="37.264cm">
          <text:p/>
        </draw:line>
        <draw:line draw:style-name="gr218" draw:text-style-name="P21" draw:layer="layout" svg:x1="7.014cm" svg:y1="42.417cm" svg:x2="5.942cm" svg:y2="42.767cm">
          <text:p/>
        </draw:line>
        <draw:line draw:style-name="gr219" draw:text-style-name="P21" draw:layer="layout" svg:x1="7.957cm" svg:y1="41.737cm" svg:x2="7.002cm" svg:y2="42.418cm">
          <text:p/>
        </draw:line>
        <draw:line draw:style-name="gr220" draw:text-style-name="P21" draw:layer="layout" svg:x1="8.705cm" svg:y1="40.843cm" svg:x2="7.981cm" svg:y2="41.721cm">
          <text:p/>
        </draw:line>
        <draw:line draw:style-name="gr221" draw:text-style-name="P21" draw:layer="layout" svg:x1="9.137cm" svg:y1="39.832cm" svg:x2="8.691cm" svg:y2="40.85cm">
          <text:p/>
        </draw:line>
        <draw:line draw:style-name="gr222" draw:text-style-name="P21" draw:layer="layout" svg:x1="8.673cm" svg:y1="38.824cm" svg:x2="9.119cm" svg:y2="39.842cm">
          <text:p/>
        </draw:line>
        <draw:line draw:style-name="gr223" draw:text-style-name="P21" draw:layer="layout" svg:x1="8.669cm" svg:y1="38.824cm" svg:x2="7.945cm" svg:y2="37.946cm">
          <text:p/>
        </draw:line>
        <draw:line draw:style-name="gr224" draw:text-style-name="P21" draw:layer="layout" svg:x1="4.913cm" svg:y1="37.255cm" svg:x2="3.958cm" svg:y2="37.936cm">
          <text:p/>
        </draw:line>
        <draw:line draw:style-name="gr225" draw:text-style-name="P21" draw:layer="layout" svg:x1="5.934cm" svg:y1="36.914cm" svg:x2="7.006cm" svg:y2="37.264cm">
          <text:p/>
        </draw:line>
        <draw:line draw:style-name="gr226" draw:text-style-name="P21" draw:layer="layout" svg:x1="6.995cm" svg:y1="37.255cm" svg:x2="7.95cm" svg:y2="37.936cm">
          <text:p/>
        </draw:line>
      </draw:page>
      <draw:page draw:name="page107" draw:style-name="dp1" draw:master-page-name="Default_5f_">
        <draw:frame draw:style-name="gr91" draw:text-style-name="P14" draw:layer="layout" svg:width="11.836cm" svg:height="15.203cm" svg:x="1.84cm" svg:y="1.629cm">
          <draw:text-box>
            <text:p text:style-name="P11"><text:span text:style-name="T5">Here is the sequential pattern of dimensional base line segments to the higher dimensions.</text:span></text:p>
            <text:p text:style-name="P11"><text:span text:style-name="T5"/></text:p>
            <text:p text:style-name="P11"><text:span text:style-name="T5"/></text:p>
            <text:p text:style-name="P11"><text:span text:style-name="T5">1D <text:s text:c="25"/>2D</text:span></text:p>
            <text:p text:style-name="P11"><text:span text:style-name="T5"/></text:p>
            <text:p text:style-name="P11"><text:span text:style-name="T5"/></text:p>
            <text:p text:style-name="P11"><text:span text:style-name="T5"/></text:p>
            <text:p text:style-name="P11"><text:span text:style-name="T5"/></text:p>
            <text:p text:style-name="P11"><text:span text:style-name="T5">3D <text:s text:c="25"/>4D</text:span></text:p>
            <text:p text:style-name="P11"><text:span text:style-name="T5"/></text:p>
            <text:p text:style-name="P11"><text:span text:style-name="T5"/></text:p>
            <text:p text:style-name="P11"><text:span text:style-name="T5"/></text:p>
            <text:p text:style-name="P11"><text:span text:style-name="T5"/></text:p>
            <text:p text:style-name="P11"><text:span text:style-name="T5">5D <text:s text:c="26"/>6D</text:span></text:p>
            <text:p text:style-name="P11"><text:span text:style-name="T5"/></text:p>
            <text:p text:style-name="P11"><text:span text:style-name="T5"/></text:p>
            <text:p text:style-name="P11"><text:span text:style-name="T5"/></text:p>
            <text:p text:style-name="P11"><text:span text:style-name="T5"/></text:p>
            <text:p text:style-name="P11"><text:span text:style-name="T5">7D <text:s text:c="27"/>8D</text:span></text:p>
          </draw:text-box>
        </draw:frame>
        <draw:frame draw:style-name="gr227" draw:text-style-name="P20" draw:layer="layout" svg:width="11.836cm" svg:height="3.326cm" svg:x="0.141cm" svg:y="25.812cm">
          <draw:text-box>
            <text:p text:style-name="P19"><text:span text:style-name="T13">Below is the outline of a 8D cube.</text:span></text:p>
          </draw:text-box>
        </draw:frame>
        <draw:line draw:style-name="gr228" draw:text-style-name="P21" draw:layer="layout" svg:x1="4.886cm" svg:y1="42.416cm" svg:x2="5.958cm" svg:y2="42.766cm">
          <text:p/>
        </draw:line>
        <draw:line draw:style-name="gr229" draw:text-style-name="P21" draw:layer="layout" svg:x1="3.942cm" svg:y1="41.737cm" svg:x2="4.897cm" svg:y2="42.418cm">
          <text:p/>
        </draw:line>
        <draw:line draw:style-name="gr230" draw:text-style-name="P21" draw:layer="layout" svg:x1="3.194cm" svg:y1="40.842cm" svg:x2="3.918cm" svg:y2="41.72cm">
          <text:p/>
        </draw:line>
        <draw:line draw:style-name="gr231" draw:text-style-name="P21" draw:layer="layout" svg:x1="2.762cm" svg:y1="39.832cm" svg:x2="3.208cm" svg:y2="40.85cm">
          <text:p/>
        </draw:line>
        <draw:line draw:style-name="gr232" draw:text-style-name="P21" draw:layer="layout" svg:x1="3.225cm" svg:y1="38.824cm" svg:x2="2.779cm" svg:y2="39.842cm">
          <text:p/>
        </draw:line>
        <draw:line draw:style-name="gr233" draw:text-style-name="P21" draw:layer="layout" svg:x1="3.23cm" svg:y1="38.824cm" svg:x2="3.954cm" svg:y2="37.946cm">
          <text:p/>
        </draw:line>
        <draw:line draw:style-name="gr234" draw:text-style-name="P21" draw:layer="layout" svg:x1="5.992cm" svg:y1="36.914cm" svg:x2="4.92cm" svg:y2="37.264cm">
          <text:p/>
        </draw:line>
        <draw:line draw:style-name="gr235" draw:text-style-name="P21" draw:layer="layout" svg:x1="7.014cm" svg:y1="42.417cm" svg:x2="5.942cm" svg:y2="42.767cm">
          <text:p/>
        </draw:line>
        <draw:line draw:style-name="gr236" draw:text-style-name="P21" draw:layer="layout" svg:x1="7.957cm" svg:y1="41.737cm" svg:x2="7.002cm" svg:y2="42.418cm">
          <text:p/>
        </draw:line>
        <draw:line draw:style-name="gr237" draw:text-style-name="P21" draw:layer="layout" svg:x1="8.705cm" svg:y1="40.843cm" svg:x2="7.981cm" svg:y2="41.721cm">
          <text:p/>
        </draw:line>
        <draw:line draw:style-name="gr238" draw:text-style-name="P21" draw:layer="layout" svg:x1="9.137cm" svg:y1="39.832cm" svg:x2="8.691cm" svg:y2="40.85cm">
          <text:p/>
        </draw:line>
        <draw:line draw:style-name="gr239" draw:text-style-name="P21" draw:layer="layout" svg:x1="8.673cm" svg:y1="38.824cm" svg:x2="9.119cm" svg:y2="39.842cm">
          <text:p/>
        </draw:line>
        <draw:line draw:style-name="gr240" draw:text-style-name="P21" draw:layer="layout" svg:x1="8.669cm" svg:y1="38.824cm" svg:x2="7.945cm" svg:y2="37.946cm">
          <text:p/>
        </draw:line>
        <draw:line draw:style-name="gr241" draw:text-style-name="P21" draw:layer="layout" svg:x1="4.913cm" svg:y1="37.255cm" svg:x2="3.958cm" svg:y2="37.936cm">
          <text:p/>
        </draw:line>
        <draw:line draw:style-name="gr242" draw:text-style-name="P21" draw:layer="layout" svg:x1="5.934cm" svg:y1="36.914cm" svg:x2="7.006cm" svg:y2="37.264cm">
          <text:p/>
        </draw:line>
        <draw:line draw:style-name="gr243" draw:text-style-name="P21" draw:layer="layout" svg:x1="6.995cm" svg:y1="37.255cm" svg:x2="7.95cm" svg:y2="37.936cm">
          <text:p/>
        </draw:line>
        <draw:g>
          <draw:line draw:style-name="gr13" draw:text-style-name="P6" draw:layer="layout" svg:x1="8.84cm" svg:y1="9.317cm" svg:x2="11.239cm" svg:y2="10.529cm">
            <text:p/>
          </draw:line>
          <draw:line draw:style-name="gr13" draw:text-style-name="P6" draw:layer="layout" svg:x1="9.934cm" svg:y1="8.647cm" svg:x2="11.222cm" svg:y2="10.534cm">
            <text:p/>
          </draw:line>
          <draw:line draw:style-name="gr14" draw:text-style-name="P6" draw:layer="layout" svg:x1="11.211cm" svg:y1="10.529cm" svg:x2="13.61cm" svg:y2="9.317cm">
            <text:p/>
          </draw:line>
          <draw:line draw:style-name="gr14" draw:text-style-name="P6" draw:layer="layout" svg:x1="11.246cm" svg:y1="10.534cm" svg:x2="12.534cm" svg:y2="8.647cm">
            <text:p/>
          </draw:line>
        </draw:g>
        <draw:g>
          <draw:line draw:style-name="gr16" draw:text-style-name="P6" draw:layer="layout" svg:x1="12.787cm" svg:y1="5.261cm" svg:x2="11.225cm" svg:y2="6.823cm">
            <text:p/>
          </draw:line>
          <draw:line draw:style-name="gr16" draw:text-style-name="P6" draw:layer="layout" svg:x1="11.226cm" svg:y1="6.814cm" svg:x2="9.664cm" svg:y2="5.252cm">
            <text:p/>
          </draw:line>
        </draw:g>
        <draw:g>
          <draw:line draw:style-name="gr16" draw:text-style-name="P6" draw:layer="layout" svg:x1="9.109cm" svg:y1="17.26cm" svg:x2="11.19cm" svg:y2="18.745cm">
            <text:p/>
          </draw:line>
          <draw:line draw:style-name="gr16" draw:text-style-name="P6" draw:layer="layout" svg:x1="9.613cm" svg:y1="16.833cm" svg:x2="11.191cm" svg:y2="18.747cm">
            <text:p/>
          </draw:line>
          <draw:line draw:style-name="gr16" draw:text-style-name="P6" draw:layer="layout" svg:x1="8.907cm" svg:y1="17.994cm" svg:x2="11.243cm" svg:y2="18.757cm">
            <text:p/>
          </draw:line>
          <draw:line draw:style-name="gr16" draw:text-style-name="P6" draw:layer="layout" svg:x1="10.217cm" svg:y1="16.528cm" svg:x2="11.19cm" svg:y2="18.747cm">
            <text:p/>
          </draw:line>
          <draw:line draw:style-name="gr16" draw:text-style-name="P6" draw:layer="layout" svg:x1="13.341cm" svg:y1="17.26cm" svg:x2="11.26cm" svg:y2="18.745cm">
            <text:p/>
          </draw:line>
          <draw:line draw:style-name="gr16" draw:text-style-name="P6" draw:layer="layout" svg:x1="12.838cm" svg:y1="16.833cm" svg:x2="11.26cm" svg:y2="18.747cm">
            <text:p/>
          </draw:line>
          <draw:line draw:style-name="gr16" draw:text-style-name="P6" draw:layer="layout" svg:x1="13.545cm" svg:y1="17.996cm" svg:x2="11.209cm" svg:y2="18.759cm">
            <text:p/>
          </draw:line>
          <draw:line draw:style-name="gr16" draw:text-style-name="P6" draw:layer="layout" svg:x1="12.232cm" svg:y1="16.528cm" svg:x2="11.259cm" svg:y2="18.747cm">
            <text:p/>
          </draw:line>
        </draw:g>
        <draw:g>
          <draw:line draw:style-name="gr16" draw:text-style-name="P6" draw:layer="layout" svg:x1="2.455cm" svg:y1="13.649cm" svg:x2="4.901cm" svg:y2="14.472cm">
            <text:p/>
          </draw:line>
          <draw:line draw:style-name="gr16" draw:text-style-name="P6" draw:layer="layout" svg:x1="3.324cm" svg:y1="12.902cm" svg:x2="4.931cm" svg:y2="14.479cm">
            <text:p/>
          </draw:line>
          <draw:line draw:style-name="gr16" draw:text-style-name="P6" draw:layer="layout" svg:x1="4.921cm" svg:y1="12.574cm" svg:x2="4.931cm" svg:y2="14.478cm">
            <text:p/>
          </draw:line>
          <draw:line draw:style-name="gr16" draw:text-style-name="P6" draw:layer="layout" svg:x1="7.396cm" svg:y1="13.649cm" svg:x2="4.95cm" svg:y2="14.472cm">
            <text:p/>
          </draw:line>
          <draw:line draw:style-name="gr16" draw:text-style-name="P6" draw:layer="layout" svg:x1="6.528cm" svg:y1="12.902cm" svg:x2="4.921cm" svg:y2="14.479cm">
            <text:p/>
          </draw:line>
        </draw:g>
        <draw:g>
          <draw:line draw:style-name="gr16" draw:text-style-name="P6" draw:layer="layout" svg:x1="3.122cm" svg:y1="9.731cm" svg:x2="4.936cm" svg:y2="10.647cm">
            <text:p/>
          </draw:line>
          <draw:line draw:style-name="gr16" draw:text-style-name="P6" draw:layer="layout" svg:x1="4.923cm" svg:y1="8.529cm" svg:x2="4.923cm" svg:y2="10.652cm">
            <text:p/>
          </draw:line>
          <draw:line draw:style-name="gr16" draw:text-style-name="P6" draw:layer="layout" svg:x1="4.915cm" svg:y1="10.647cm" svg:x2="6.729cm" svg:y2="9.731cm">
            <text:p/>
          </draw:line>
        </draw:g>
        <draw:line draw:style-name="gr16" draw:text-style-name="P6" draw:layer="layout" svg:x1="4.925cm" svg:y1="4.976cm" svg:x2="4.925cm" svg:y2="7.099cm">
          <text:p/>
        </draw:line>
        <draw:g>
          <draw:line draw:style-name="gr16" draw:text-style-name="P6" draw:layer="layout" svg:x1="3.113cm" svg:y1="17.207cm" svg:x2="4.89cm" svg:y2="18.746cm">
            <text:p/>
          </draw:line>
          <draw:line draw:style-name="gr16" draw:text-style-name="P6" draw:layer="layout" svg:x1="2.711cm" svg:y1="18.029cm" svg:x2="4.941cm" svg:y2="18.758cm">
            <text:p/>
          </draw:line>
          <draw:line draw:style-name="gr16" draw:text-style-name="P6" draw:layer="layout" svg:x1="3.962cm" svg:y1="16.629cm" svg:x2="4.891cm" svg:y2="18.748cm">
            <text:p/>
          </draw:line>
          <draw:line draw:style-name="gr16" draw:text-style-name="P6" draw:layer="layout" svg:x1="6.611cm" svg:y1="17.245cm" svg:x2="4.958cm" svg:y2="18.746cm">
            <text:p/>
          </draw:line>
          <draw:line draw:style-name="gr16" draw:text-style-name="P6" draw:layer="layout" svg:x1="7.139cm" svg:y1="18.03cm" svg:x2="4.909cm" svg:y2="18.759cm">
            <text:p/>
          </draw:line>
          <draw:line draw:style-name="gr16" draw:text-style-name="P6" draw:layer="layout" svg:x1="5.885cm" svg:y1="16.629cm" svg:x2="4.956cm" svg:y2="18.748cm">
            <text:p/>
          </draw:line>
          <draw:line draw:style-name="gr16" draw:text-style-name="P6" draw:layer="layout" svg:x1="4.928cm" svg:y1="16.295cm" svg:x2="4.924cm" svg:y2="18.746cm">
            <text:p/>
          </draw:line>
        </draw:g>
        <draw:g>
          <draw:line draw:style-name="gr16" draw:text-style-name="P6" draw:layer="layout" svg:x1="9.406cm" svg:y1="12.805cm" svg:x2="11.118cm" svg:y2="14.468cm">
            <text:p/>
          </draw:line>
          <draw:line draw:style-name="gr16" draw:text-style-name="P6" draw:layer="layout" svg:x1="10.195cm" svg:y1="12.209cm" svg:x2="11.121cm" svg:y2="14.468cm">
            <text:p/>
          </draw:line>
          <draw:line draw:style-name="gr16" draw:text-style-name="P6" draw:layer="layout" svg:x1="8.834cm" svg:y1="13.569cm" svg:x2="11.157cm" svg:y2="14.479cm">
            <text:p/>
          </draw:line>
          <draw:line draw:style-name="gr16" draw:text-style-name="P6" draw:layer="layout" svg:x1="12.856cm" svg:y1="12.805cm" svg:x2="11.144cm" svg:y2="14.468cm">
            <text:p/>
          </draw:line>
          <draw:line draw:style-name="gr16" draw:text-style-name="P6" draw:layer="layout" svg:x1="12.069cm" svg:y1="12.209cm" svg:x2="11.143cm" svg:y2="14.468cm">
            <text:p/>
          </draw:line>
          <draw:line draw:style-name="gr16" draw:text-style-name="P6" draw:layer="layout" svg:x1="13.429cm" svg:y1="13.569cm" svg:x2="11.106cm" svg:y2="14.479cm">
            <text:p/>
          </draw:line>
        </draw:g>
      </draw:page>
      <draw:page draw:name="page108" draw:style-name="dp1" draw:master-page-name="Default_5f_">
        <draw:frame draw:style-name="gr91" draw:text-style-name="P14" draw:layer="layout" svg:width="11.836cm" svg:height="15.203cm" svg:x="1.84cm" svg:y="1.629cm">
          <draw:text-box>
            <text:p><text:span text:style-name="T5">Given the base lines, it's simply a matter of drawing the square sides to draw cubes of higher dimensions.</text:span></text:p>
            <text:p text:style-name="P11"><text:span text:style-name="T5"/></text:p>
            <text:p text:style-name="P11"><text:span text:style-name="T5"/></text:p>
            <text:p text:style-name="P11"><text:span text:style-name="T5">1D <text:s text:c="25"/>2D</text:span></text:p>
            <text:p text:style-name="P11"><text:span text:style-name="T5"/></text:p>
            <text:p text:style-name="P11"><text:span text:style-name="T5"/></text:p>
            <text:p text:style-name="P11"><text:span text:style-name="T5"/></text:p>
            <text:p text:style-name="P11"><text:span text:style-name="T5"/></text:p>
            <text:p text:style-name="P11"><text:span text:style-name="T5">3D <text:s text:c="25"/>4D</text:span></text:p>
            <text:p text:style-name="P11"><text:span text:style-name="T5"/></text:p>
            <text:p text:style-name="P11"><text:span text:style-name="T5"/></text:p>
            <text:p text:style-name="P11"><text:span text:style-name="T5"/></text:p>
            <text:p text:style-name="P11"><text:span text:style-name="T5"/></text:p>
            <text:p text:style-name="P11"><text:span text:style-name="T5">5D <text:s text:c="26"/>6D</text:span></text:p>
            <text:p text:style-name="P11"><text:span text:style-name="T5"/></text:p>
            <text:p text:style-name="P11"><text:span text:style-name="T5"/></text:p>
            <text:p text:style-name="P11"><text:span text:style-name="T5"/></text:p>
            <text:p text:style-name="P11"><text:span text:style-name="T5"/></text:p>
            <text:p text:style-name="P11"><text:span text:style-name="T5">7D <text:s text:c="27"/>8D</text:span></text:p>
          </draw:text-box>
        </draw:frame>
        <draw:frame draw:style-name="gr244" draw:text-style-name="P20" draw:layer="layout" svg:width="11.836cm" svg:height="3.326cm" svg:x="0.141cm" svg:y="25.812cm">
          <draw:text-box>
            <text:p text:style-name="P19"><text:span text:style-name="T13">Below is the outline of a 8D cube.</text:span></text:p>
          </draw:text-box>
        </draw:frame>
        <draw:line draw:style-name="gr245" draw:text-style-name="P21" draw:layer="layout" svg:x1="4.886cm" svg:y1="42.416cm" svg:x2="5.958cm" svg:y2="42.766cm">
          <text:p/>
        </draw:line>
        <draw:line draw:style-name="gr246" draw:text-style-name="P21" draw:layer="layout" svg:x1="3.942cm" svg:y1="41.737cm" svg:x2="4.897cm" svg:y2="42.418cm">
          <text:p/>
        </draw:line>
        <draw:line draw:style-name="gr247" draw:text-style-name="P21" draw:layer="layout" svg:x1="3.194cm" svg:y1="40.842cm" svg:x2="3.918cm" svg:y2="41.72cm">
          <text:p/>
        </draw:line>
        <draw:line draw:style-name="gr248" draw:text-style-name="P21" draw:layer="layout" svg:x1="2.762cm" svg:y1="39.832cm" svg:x2="3.208cm" svg:y2="40.85cm">
          <text:p/>
        </draw:line>
        <draw:line draw:style-name="gr249" draw:text-style-name="P21" draw:layer="layout" svg:x1="3.225cm" svg:y1="38.824cm" svg:x2="2.779cm" svg:y2="39.842cm">
          <text:p/>
        </draw:line>
        <draw:line draw:style-name="gr250" draw:text-style-name="P21" draw:layer="layout" svg:x1="3.23cm" svg:y1="38.824cm" svg:x2="3.954cm" svg:y2="37.946cm">
          <text:p/>
        </draw:line>
        <draw:line draw:style-name="gr251" draw:text-style-name="P21" draw:layer="layout" svg:x1="5.992cm" svg:y1="36.914cm" svg:x2="4.92cm" svg:y2="37.264cm">
          <text:p/>
        </draw:line>
        <draw:line draw:style-name="gr252" draw:text-style-name="P21" draw:layer="layout" svg:x1="7.014cm" svg:y1="42.417cm" svg:x2="5.942cm" svg:y2="42.767cm">
          <text:p/>
        </draw:line>
        <draw:line draw:style-name="gr253" draw:text-style-name="P21" draw:layer="layout" svg:x1="7.957cm" svg:y1="41.737cm" svg:x2="7.002cm" svg:y2="42.418cm">
          <text:p/>
        </draw:line>
        <draw:line draw:style-name="gr254" draw:text-style-name="P21" draw:layer="layout" svg:x1="8.705cm" svg:y1="40.843cm" svg:x2="7.981cm" svg:y2="41.721cm">
          <text:p/>
        </draw:line>
        <draw:line draw:style-name="gr255" draw:text-style-name="P21" draw:layer="layout" svg:x1="9.137cm" svg:y1="39.832cm" svg:x2="8.691cm" svg:y2="40.85cm">
          <text:p/>
        </draw:line>
        <draw:line draw:style-name="gr256" draw:text-style-name="P21" draw:layer="layout" svg:x1="8.673cm" svg:y1="38.824cm" svg:x2="9.119cm" svg:y2="39.842cm">
          <text:p/>
        </draw:line>
        <draw:line draw:style-name="gr257" draw:text-style-name="P21" draw:layer="layout" svg:x1="8.669cm" svg:y1="38.824cm" svg:x2="7.945cm" svg:y2="37.946cm">
          <text:p/>
        </draw:line>
        <draw:line draw:style-name="gr258" draw:text-style-name="P21" draw:layer="layout" svg:x1="4.913cm" svg:y1="37.255cm" svg:x2="3.958cm" svg:y2="37.936cm">
          <text:p/>
        </draw:line>
        <draw:line draw:style-name="gr259" draw:text-style-name="P21" draw:layer="layout" svg:x1="5.934cm" svg:y1="36.914cm" svg:x2="7.006cm" svg:y2="37.264cm">
          <text:p/>
        </draw:line>
        <draw:line draw:style-name="gr260" draw:text-style-name="P21" draw:layer="layout" svg:x1="6.995cm" svg:y1="37.255cm" svg:x2="7.95cm" svg:y2="37.936cm">
          <text:p/>
        </draw:line>
        <draw:g>
          <draw:line draw:style-name="gr14" draw:text-style-name="P6" draw:layer="layout" svg:x1="3.746cm" svg:y1="10.501cm" svg:x2="4.912cm" svg:y2="11.09cm">
            <text:p/>
          </draw:line>
          <draw:line draw:style-name="gr14" draw:text-style-name="P6" draw:layer="layout" svg:x1="4.906cm" svg:y1="9.731cm" svg:x2="4.904cm" svg:y2="11.093cm">
            <text:p/>
          </draw:line>
          <draw:line draw:style-name="gr14" draw:text-style-name="P6" draw:layer="layout" svg:x1="4.899cm" svg:y1="11.09cm" svg:x2="6.065cm" svg:y2="10.501cm">
            <text:p/>
          </draw:line>
          <draw:line draw:style-name="gr14" draw:text-style-name="P6" draw:layer="layout" svg:x1="4.899cm" svg:y1="9.732cm" svg:x2="6.065cm" svg:y2="9.143cm">
            <text:p/>
          </draw:line>
          <draw:line draw:style-name="gr14" draw:text-style-name="P6" draw:layer="layout" svg:x1="3.746cm" svg:y1="9.143cm" svg:x2="4.912cm" svg:y2="9.732cm">
            <text:p/>
          </draw:line>
          <draw:line draw:style-name="gr14" draw:text-style-name="P6" draw:layer="layout" svg:x1="6.058cm" svg:y1="9.135cm" svg:x2="6.056cm" svg:y2="10.497cm">
            <text:p/>
          </draw:line>
          <draw:line draw:style-name="gr14" draw:text-style-name="P6" draw:layer="layout" svg:x1="3.753cm" svg:y1="9.135cm" svg:x2="3.751cm" svg:y2="10.497cm">
            <text:p/>
          </draw:line>
          <draw:line draw:style-name="gr14" draw:text-style-name="P6" draw:layer="layout" svg:x1="4.899cm" svg:y1="8.567cm" svg:x2="6.065cm" svg:y2="9.156cm">
            <text:p/>
          </draw:line>
          <draw:line draw:style-name="gr14" draw:text-style-name="P6" draw:layer="layout" svg:x1="3.746cm" svg:y1="9.156cm" svg:x2="4.912cm" svg:y2="8.567cm">
            <text:p/>
          </draw:line>
        </draw:g>
        <draw:g>
          <draw:line draw:style-name="gr13" draw:text-style-name="P6" draw:layer="layout" svg:x1="10.192cm" svg:y1="10.69cm" svg:x2="11.196cm" svg:y2="11.247cm">
            <text:p/>
          </draw:line>
          <draw:line draw:style-name="gr13" draw:text-style-name="P6" draw:layer="layout" svg:x1="10.649cm" svg:y1="10.382cm" svg:x2="11.189cm" svg:y2="11.25cm">
            <text:p/>
          </draw:line>
          <draw:line draw:style-name="gr14" draw:text-style-name="P6" draw:layer="layout" svg:x1="11.184cm" svg:y1="11.247cm" svg:x2="12.188cm" svg:y2="10.69cm">
            <text:p/>
          </draw:line>
          <draw:line draw:style-name="gr14" draw:text-style-name="P6" draw:layer="layout" svg:x1="11.199cm" svg:y1="11.25cm" svg:x2="11.739cm" svg:y2="10.382cm">
            <text:p/>
          </draw:line>
          <draw:line draw:style-name="gr13" draw:text-style-name="P6" draw:layer="layout" svg:x1="9.642cm" svg:y1="9.823cm" svg:x2="10.646cm" svg:y2="10.38cm">
            <text:p/>
          </draw:line>
          <draw:line draw:style-name="gr14" draw:text-style-name="P6" draw:layer="layout" svg:x1="9.652cm" svg:y1="9.832cm" svg:x2="10.192cm" svg:y2="10.7cm">
            <text:p/>
          </draw:line>
          <draw:line draw:style-name="gr14" draw:text-style-name="P6" draw:layer="layout" svg:x1="10.658cm" svg:y1="10.378cm" svg:x2="11.198cm" svg:y2="9.51cm">
            <text:p/>
          </draw:line>
          <draw:line draw:style-name="gr14" draw:text-style-name="P6" draw:layer="layout" svg:x1="11.195cm" svg:y1="9.515cm" svg:x2="11.735cm" svg:y2="10.383cm">
            <text:p/>
          </draw:line>
          <draw:line draw:style-name="gr14" draw:text-style-name="P6" draw:layer="layout" svg:x1="11.74cm" svg:y1="10.385cm" svg:x2="12.744cm" svg:y2="9.828cm">
            <text:p/>
          </draw:line>
          <draw:line draw:style-name="gr14" draw:text-style-name="P6" draw:layer="layout" svg:x1="12.186cm" svg:y1="10.692cm" svg:x2="12.739cm" svg:y2="9.82cm">
            <text:p/>
          </draw:line>
          <draw:line draw:style-name="gr14" draw:text-style-name="P6" draw:layer="layout" svg:x1="9.653cm" svg:y1="9.827cm" svg:x2="10.194cm" svg:y2="8.958cm">
            <text:p/>
          </draw:line>
          <draw:line draw:style-name="gr14" draw:text-style-name="P6" draw:layer="layout" svg:x1="10.192cm" svg:y1="8.962cm" svg:x2="11.196cm" svg:y2="9.519cm">
            <text:p/>
          </draw:line>
          <draw:line draw:style-name="gr14" draw:text-style-name="P6" draw:layer="layout" svg:x1="12.191cm" svg:y1="8.964cm" svg:x2="12.731cm" svg:y2="9.832cm">
            <text:p/>
          </draw:line>
          <draw:line draw:style-name="gr14" draw:text-style-name="P6" draw:layer="layout" svg:x1="11.179cm" svg:y1="9.523cm" svg:x2="12.183cm" svg:y2="8.966cm">
            <text:p/>
          </draw:line>
          <draw:line draw:style-name="gr14" draw:text-style-name="P6" draw:layer="layout" svg:x1="10.204cm" svg:y1="8.96cm" svg:x2="11.191cm" svg:y2="8.416cm">
            <text:p/>
          </draw:line>
          <draw:line draw:style-name="gr14" draw:text-style-name="P6" draw:layer="layout" svg:x1="11.178cm" svg:y1="8.411cm" svg:x2="12.182cm" svg:y2="8.968cm">
            <text:p/>
          </draw:line>
        </draw:g>
        <draw:g>
          <draw:line draw:style-name="gr14" draw:text-style-name="P6" draw:layer="layout" svg:x1="3.983cm" svg:y1="14.763cm" svg:x2="4.896cm" svg:y2="15.116cm">
            <text:p/>
          </draw:line>
          <draw:line draw:style-name="gr14" draw:text-style-name="P6" draw:layer="layout" svg:x1="4.307cm" svg:y1="14.442cm" svg:x2="4.906cm" svg:y2="15.119cm">
            <text:p/>
          </draw:line>
          <draw:line draw:style-name="gr14" draw:text-style-name="P6" draw:layer="layout" svg:x1="3.556cm" svg:y1="14.153cm" svg:x2="3.991cm" svg:y2="14.772cm">
            <text:p/>
          </draw:line>
          <draw:line draw:style-name="gr14" draw:text-style-name="P6" draw:layer="layout" svg:x1="3.556cm" svg:y1="13.325cm" svg:x2="4.314cm" svg:y2="13.624cm">
            <text:p/>
          </draw:line>
          <draw:line draw:style-name="gr14" draw:text-style-name="P6" draw:layer="layout" svg:x1="4.157cm" svg:y1="12.658cm" svg:x2="4.912cm" svg:y2="12.421cm">
            <text:p/>
          </draw:line>
          <draw:line draw:style-name="gr14" draw:text-style-name="P6" draw:layer="layout" svg:x1="4.903cm" svg:y1="14.302cm" svg:x2="4.907cm" svg:y2="15.119cm">
            <text:p/>
          </draw:line>
          <draw:line draw:style-name="gr14" draw:text-style-name="P6" draw:layer="layout" svg:x1="3.561cm" svg:y1="14.153cm" svg:x2="4.305cm" svg:y2="14.443cm">
            <text:p/>
          </draw:line>
          <draw:line draw:style-name="gr14" draw:text-style-name="P6" draw:layer="layout" svg:x1="3.57cm" svg:y1="13.33cm" svg:x2="4.169cm" svg:y2="12.653cm">
            <text:p/>
          </draw:line>
          <draw:line draw:style-name="gr14" draw:text-style-name="P6" draw:layer="layout" svg:x1="4.312cm" svg:y1="13.619cm" svg:x2="4.316cm" svg:y2="14.436cm">
            <text:p/>
          </draw:line>
          <draw:line draw:style-name="gr14" draw:text-style-name="P6" draw:layer="layout" svg:x1="3.561cm" svg:y1="13.334cm" svg:x2="3.565cm" svg:y2="14.151cm">
            <text:p/>
          </draw:line>
          <draw:line draw:style-name="gr14" draw:text-style-name="P6" draw:layer="layout" svg:x1="4.177cm" svg:y1="12.661cm" svg:x2="4.908cm" svg:y2="12.955cm">
            <text:p/>
          </draw:line>
          <draw:line draw:style-name="gr14" draw:text-style-name="P6" draw:layer="layout" svg:x1="4.318cm" svg:y1="13.622cm" svg:x2="4.917cm" svg:y2="12.945cm">
            <text:p/>
          </draw:line>
          <draw:line draw:style-name="gr14" draw:text-style-name="P6" draw:layer="layout" svg:x1="4.302cm" svg:y1="13.619cm" svg:x2="4.901cm" svg:y2="14.296cm">
            <text:p/>
          </draw:line>
          <draw:line draw:style-name="gr14" draw:text-style-name="P6" draw:layer="layout" svg:x1="5.827cm" svg:y1="14.763cm" svg:x2="4.914cm" svg:y2="15.116cm">
            <text:p/>
          </draw:line>
          <draw:line draw:style-name="gr14" draw:text-style-name="P6" draw:layer="layout" svg:x1="5.502cm" svg:y1="14.442cm" svg:x2="4.903cm" svg:y2="15.119cm">
            <text:p/>
          </draw:line>
          <draw:line draw:style-name="gr14" draw:text-style-name="P6" draw:layer="layout" svg:x1="6.254cm" svg:y1="14.153cm" svg:x2="5.819cm" svg:y2="14.772cm">
            <text:p/>
          </draw:line>
          <draw:line draw:style-name="gr14" draw:text-style-name="P6" draw:layer="layout" svg:x1="6.254cm" svg:y1="13.325cm" svg:x2="5.496cm" svg:y2="13.624cm">
            <text:p/>
          </draw:line>
          <draw:line draw:style-name="gr14" draw:text-style-name="P6" draw:layer="layout" svg:x1="5.653cm" svg:y1="12.659cm" svg:x2="4.902cm" svg:y2="12.432cm">
            <text:p/>
          </draw:line>
          <draw:line draw:style-name="gr14" draw:text-style-name="P6" draw:layer="layout" svg:x1="6.248cm" svg:y1="14.153cm" svg:x2="5.504cm" svg:y2="14.443cm">
            <text:p/>
          </draw:line>
          <draw:line draw:style-name="gr14" draw:text-style-name="P6" draw:layer="layout" svg:x1="6.239cm" svg:y1="13.33cm" svg:x2="5.64cm" svg:y2="12.653cm">
            <text:p/>
          </draw:line>
          <draw:line draw:style-name="gr14" draw:text-style-name="P6" draw:layer="layout" svg:x1="5.498cm" svg:y1="13.619cm" svg:x2="5.494cm" svg:y2="14.436cm">
            <text:p/>
          </draw:line>
          <draw:line draw:style-name="gr14" draw:text-style-name="P6" draw:layer="layout" svg:x1="6.249cm" svg:y1="13.334cm" svg:x2="6.245cm" svg:y2="14.151cm">
            <text:p/>
          </draw:line>
          <draw:line draw:style-name="gr14" draw:text-style-name="P6" draw:layer="layout" svg:x1="5.633cm" svg:y1="12.661cm" svg:x2="4.902cm" svg:y2="12.955cm">
            <text:p/>
          </draw:line>
          <draw:line draw:style-name="gr14" draw:text-style-name="P6" draw:layer="layout" svg:x1="5.492cm" svg:y1="13.622cm" svg:x2="4.893cm" svg:y2="12.945cm">
            <text:p/>
          </draw:line>
          <draw:line draw:style-name="gr14" draw:text-style-name="P6" draw:layer="layout" svg:x1="5.507cm" svg:y1="13.62cm" svg:x2="4.908cm" svg:y2="14.297cm">
            <text:p/>
          </draw:line>
        </draw:g>
        <draw:g>
          <draw:line draw:style-name="gr14" draw:text-style-name="P6" draw:layer="layout" svg:x1="11.187cm" svg:y1="4.905cm" svg:x2="10.005cm" svg:y2="6.087cm">
            <text:p/>
          </draw:line>
          <draw:line draw:style-name="gr14" draw:text-style-name="P6" draw:layer="layout" svg:x1="11.18cm" svg:y1="7.27cm" svg:x2="9.998cm" svg:y2="6.088cm">
            <text:p/>
          </draw:line>
          <draw:line draw:style-name="gr14" draw:text-style-name="P6" draw:layer="layout" svg:x1="12.389cm" svg:y1="6.088cm" svg:x2="11.181cm" svg:y2="7.282cm">
            <text:p/>
          </draw:line>
          <draw:line draw:style-name="gr14" draw:text-style-name="P6" draw:layer="layout" svg:x1="12.37cm" svg:y1="6.087cm" svg:x2="11.188cm" svg:y2="4.905cm">
            <text:p/>
          </draw:line>
        </draw:g>
        <draw:line draw:style-name="gr16" draw:text-style-name="P6" draw:layer="layout" svg:x1="4.925cm" svg:y1="5.032cm" svg:x2="4.925cm" svg:y2="7.155cm">
          <text:p/>
        </draw:line>
        <draw:g>
          <draw:line draw:style-name="gr16" draw:text-style-name="P6" draw:layer="layout" svg:x1="4.354cm" svg:y1="18.494cm" svg:x2="4.898cm" svg:y2="18.905cm">
            <text:p/>
          </draw:line>
          <draw:line draw:style-name="gr16" draw:text-style-name="P6" draw:layer="layout" svg:x1="4.231cm" svg:y1="18.713cm" svg:x2="4.913cm" svg:y2="18.908cm">
            <text:p/>
          </draw:line>
          <draw:line draw:style-name="gr16" draw:text-style-name="P6" draw:layer="layout" svg:x1="4.614cm" svg:y1="18.339cm" svg:x2="4.898cm" svg:y2="18.905cm">
            <text:p/>
          </draw:line>
          <draw:line draw:style-name="gr16" draw:text-style-name="P6" draw:layer="layout" svg:x1="4.909cm" svg:y1="18.25cm" svg:x2="4.908cm" svg:y2="18.904cm">
            <text:p/>
          </draw:line>
          <draw:line draw:style-name="gr16" draw:text-style-name="P6" draw:layer="layout" svg:x1="3.686cm" svg:y1="18.301cm" svg:x2="4.23cm" svg:y2="18.712cm">
            <text:p/>
          </draw:line>
          <draw:line draw:style-name="gr16" draw:text-style-name="P6" draw:layer="layout" svg:x1="3.4cm" svg:y1="17.733cm" svg:x2="3.684cm" svg:y2="18.299cm">
            <text:p/>
          </draw:line>
          <draw:line draw:style-name="gr16" draw:text-style-name="P6" draw:layer="layout" svg:x1="3.399cm" svg:y1="17.074cm" svg:x2="3.398cm" svg:y2="17.728cm">
            <text:p/>
          </draw:line>
          <draw:line draw:style-name="gr16" draw:text-style-name="P6" draw:layer="layout" svg:x1="4.069cm" svg:y1="17.928cm" svg:x2="4.353cm" svg:y2="18.494cm">
            <text:p/>
          </draw:line>
          <draw:line draw:style-name="gr16" draw:text-style-name="P6" draw:layer="layout" svg:x1="3.681cm" svg:y1="18.306cm" svg:x2="4.363cm" svg:y2="18.501cm">
            <text:p/>
          </draw:line>
          <draw:line draw:style-name="gr16" draw:text-style-name="P6" draw:layer="layout" svg:x1="3.396cm" svg:y1="17.736cm" svg:x2="4.078cm" svg:y2="17.931cm">
            <text:p/>
          </draw:line>
          <draw:line draw:style-name="gr16" draw:text-style-name="P6" draw:layer="layout" svg:x1="4.074cm" svg:y1="17.928cm" svg:x2="4.618cm" svg:y2="18.339cm">
            <text:p/>
          </draw:line>
          <draw:line draw:style-name="gr16" draw:text-style-name="P6" draw:layer="layout" svg:x1="3.401cm" svg:y1="17.076cm" svg:x2="4.083cm" svg:y2="17.271cm">
            <text:p/>
          </draw:line>
          <draw:line draw:style-name="gr16" draw:text-style-name="P6" draw:layer="layout" svg:x1="4.079cm" svg:y1="17.273cm" svg:x2="4.078cm" svg:y2="17.927cm">
            <text:p/>
          </draw:line>
          <draw:line draw:style-name="gr16" draw:text-style-name="P6" draw:layer="layout" svg:x1="4.613cm" svg:y1="17.681cm" svg:x2="4.612cm" svg:y2="18.335cm">
            <text:p/>
          </draw:line>
          <draw:line draw:style-name="gr16" draw:text-style-name="P6" draw:layer="layout" svg:x1="4.08cm" svg:y1="17.272cm" svg:x2="4.624cm" svg:y2="17.683cm">
            <text:p/>
          </draw:line>
          <draw:line draw:style-name="gr16" draw:text-style-name="P6" draw:layer="layout" svg:x1="4.624cm" svg:y1="17.683cm" svg:x2="4.908cm" svg:y2="18.249cm">
            <text:p/>
          </draw:line>
          <draw:line draw:style-name="gr16" draw:text-style-name="P6" draw:layer="layout" svg:x1="3.682cm" svg:y1="16.502cm" svg:x2="3.398cm" svg:y2="17.068cm">
            <text:p/>
          </draw:line>
          <draw:line draw:style-name="gr16" draw:text-style-name="P6" draw:layer="layout" svg:x1="4.367cm" svg:y1="16.697cm" svg:x2="4.083cm" svg:y2="17.263cm">
            <text:p/>
          </draw:line>
          <draw:line draw:style-name="gr16" draw:text-style-name="P6" draw:layer="layout" svg:x1="4.907cm" svg:y1="17.114cm" svg:x2="4.623cm" svg:y2="17.68cm">
            <text:p/>
          </draw:line>
          <draw:line draw:style-name="gr16" draw:text-style-name="P6" draw:layer="layout" svg:x1="4.371cm" svg:y1="16.707cm" svg:x2="4.915cm" svg:y2="17.118cm">
            <text:p/>
          </draw:line>
          <draw:line draw:style-name="gr16" draw:text-style-name="P6" draw:layer="layout" svg:x1="3.686cm" svg:y1="16.51cm" svg:x2="4.368cm" svg:y2="16.705cm">
            <text:p/>
          </draw:line>
          <draw:line draw:style-name="gr16" draw:text-style-name="P6" draw:layer="layout" svg:x1="5.465cm" svg:y1="18.494cm" svg:x2="4.921cm" svg:y2="18.905cm">
            <text:p/>
          </draw:line>
          <draw:line draw:style-name="gr16" draw:text-style-name="P6" draw:layer="layout" svg:x1="5.588cm" svg:y1="18.713cm" svg:x2="4.906cm" svg:y2="18.908cm">
            <text:p/>
          </draw:line>
          <draw:line draw:style-name="gr16" draw:text-style-name="P6" draw:layer="layout" svg:x1="5.205cm" svg:y1="18.34cm" svg:x2="4.921cm" svg:y2="18.906cm">
            <text:p/>
          </draw:line>
          <draw:line draw:style-name="gr16" draw:text-style-name="P6" draw:layer="layout" svg:x1="4.91cm" svg:y1="18.251cm" svg:x2="4.911cm" svg:y2="18.905cm">
            <text:p/>
          </draw:line>
          <draw:line draw:style-name="gr16" draw:text-style-name="P6" draw:layer="layout" svg:x1="6.134cm" svg:y1="18.302cm" svg:x2="5.59cm" svg:y2="18.713cm">
            <text:p/>
          </draw:line>
          <draw:line draw:style-name="gr16" draw:text-style-name="P6" draw:layer="layout" svg:x1="6.419cm" svg:y1="17.733cm" svg:x2="6.135cm" svg:y2="18.299cm">
            <text:p/>
          </draw:line>
          <draw:line draw:style-name="gr16" draw:text-style-name="P6" draw:layer="layout" svg:x1="6.419cm" svg:y1="17.074cm" svg:x2="6.42cm" svg:y2="17.728cm">
            <text:p/>
          </draw:line>
          <draw:line draw:style-name="gr16" draw:text-style-name="P6" draw:layer="layout" svg:x1="5.75cm" svg:y1="17.928cm" svg:x2="5.466cm" svg:y2="18.494cm">
            <text:p/>
          </draw:line>
          <draw:line draw:style-name="gr16" draw:text-style-name="P6" draw:layer="layout" svg:x1="6.138cm" svg:y1="18.306cm" svg:x2="5.456cm" svg:y2="18.501cm">
            <text:p/>
          </draw:line>
          <draw:line draw:style-name="gr16" draw:text-style-name="P6" draw:layer="layout" svg:x1="6.423cm" svg:y1="17.736cm" svg:x2="5.741cm" svg:y2="17.931cm">
            <text:p/>
          </draw:line>
          <draw:line draw:style-name="gr16" draw:text-style-name="P6" draw:layer="layout" svg:x1="5.745cm" svg:y1="17.929cm" svg:x2="5.201cm" svg:y2="18.34cm">
            <text:p/>
          </draw:line>
          <draw:line draw:style-name="gr16" draw:text-style-name="P6" draw:layer="layout" svg:x1="6.418cm" svg:y1="17.076cm" svg:x2="5.736cm" svg:y2="17.271cm">
            <text:p/>
          </draw:line>
          <draw:line draw:style-name="gr16" draw:text-style-name="P6" draw:layer="layout" svg:x1="5.74cm" svg:y1="17.273cm" svg:x2="5.741cm" svg:y2="17.927cm">
            <text:p/>
          </draw:line>
          <draw:line draw:style-name="gr16" draw:text-style-name="P6" draw:layer="layout" svg:x1="5.206cm" svg:y1="17.681cm" svg:x2="5.207cm" svg:y2="18.335cm">
            <text:p/>
          </draw:line>
          <draw:line draw:style-name="gr16" draw:text-style-name="P6" draw:layer="layout" svg:x1="5.739cm" svg:y1="17.272cm" svg:x2="5.195cm" svg:y2="17.683cm">
            <text:p/>
          </draw:line>
          <draw:line draw:style-name="gr16" draw:text-style-name="P6" draw:layer="layout" svg:x1="5.195cm" svg:y1="17.684cm" svg:x2="4.911cm" svg:y2="18.25cm">
            <text:p/>
          </draw:line>
          <draw:line draw:style-name="gr16" draw:text-style-name="P6" draw:layer="layout" svg:x1="6.137cm" svg:y1="16.502cm" svg:x2="6.421cm" svg:y2="17.068cm">
            <text:p/>
          </draw:line>
          <draw:line draw:style-name="gr16" draw:text-style-name="P6" draw:layer="layout" svg:x1="5.451cm" svg:y1="16.697cm" svg:x2="5.735cm" svg:y2="17.263cm">
            <text:p/>
          </draw:line>
          <draw:line draw:style-name="gr16" draw:text-style-name="P6" draw:layer="layout" svg:x1="4.912cm" svg:y1="17.114cm" svg:x2="5.196cm" svg:y2="17.68cm">
            <text:p/>
          </draw:line>
          <draw:line draw:style-name="gr16" draw:text-style-name="P6" draw:layer="layout" svg:x1="5.449cm" svg:y1="16.707cm" svg:x2="4.905cm" svg:y2="17.118cm">
            <text:p/>
          </draw:line>
          <draw:line draw:style-name="gr16" draw:text-style-name="P6" draw:layer="layout" svg:x1="6.132cm" svg:y1="16.511cm" svg:x2="5.45cm" svg:y2="16.706cm">
            <text:p/>
          </draw:line>
          <draw:line draw:style-name="gr16" draw:text-style-name="P6" draw:layer="layout" svg:x1="4.916cm" svg:y1="16.29cm" svg:x2="4.372cm" svg:y2="16.701cm">
            <text:p/>
          </draw:line>
          <draw:line draw:style-name="gr16" draw:text-style-name="P6" draw:layer="layout" svg:x1="4.231cm" svg:y1="16.091cm" svg:x2="3.687cm" svg:y2="16.502cm">
            <text:p/>
          </draw:line>
          <draw:line draw:style-name="gr16" draw:text-style-name="P6" draw:layer="layout" svg:x1="4.913cm" svg:y1="15.898cm" svg:x2="4.231cm" svg:y2="16.093cm">
            <text:p/>
          </draw:line>
          <draw:line draw:style-name="gr16" draw:text-style-name="P6" draw:layer="layout" svg:x1="4.241cm" svg:y1="16.09cm" svg:x2="4.923cm" svg:y2="16.285cm">
            <text:p/>
          </draw:line>
          <draw:line draw:style-name="gr16" draw:text-style-name="P6" draw:layer="layout" svg:x1="4.918cm" svg:y1="16.29cm" svg:x2="5.462cm" svg:y2="16.701cm">
            <text:p/>
          </draw:line>
          <draw:line draw:style-name="gr16" draw:text-style-name="P6" draw:layer="layout" svg:x1="5.598cm" svg:y1="16.091cm" svg:x2="6.142cm" svg:y2="16.502cm">
            <text:p/>
          </draw:line>
          <draw:line draw:style-name="gr16" draw:text-style-name="P6" draw:layer="layout" svg:x1="4.92cm" svg:y1="15.898cm" svg:x2="5.602cm" svg:y2="16.093cm">
            <text:p/>
          </draw:line>
          <draw:line draw:style-name="gr16" draw:text-style-name="P6" draw:layer="layout" svg:x1="5.592cm" svg:y1="16.09cm" svg:x2="4.91cm" svg:y2="16.285cm">
            <text:p/>
          </draw:line>
        </draw:g>
        <draw:g>
          <draw:line draw:style-name="gr16" draw:text-style-name="P6" draw:layer="layout" svg:x1="10.689cm" svg:y1="18.57cm" svg:x2="11.188cm" svg:y2="18.906cm">
            <text:p/>
          </draw:line>
          <draw:line draw:style-name="gr16" draw:text-style-name="P6" draw:layer="layout" svg:x1="10.845cm" svg:y1="18.452cm" svg:x2="11.192cm" svg:y2="18.907cm">
            <text:p/>
          </draw:line>
          <draw:line draw:style-name="gr16" draw:text-style-name="P6" draw:layer="layout" svg:x1="10.59cm" svg:y1="18.727cm" svg:x2="11.194cm" svg:y2="18.906cm">
            <text:p/>
          </draw:line>
          <draw:line draw:style-name="gr16" draw:text-style-name="P6" draw:layer="layout" svg:x1="11.032cm" svg:y1="18.368cm" svg:x2="11.194cm" svg:y2="18.907cm">
            <text:p/>
          </draw:line>
          <draw:line draw:style-name="gr16" draw:text-style-name="P6" draw:layer="layout" svg:x1="11.196cm" svg:y1="15.9cm" svg:x2="10.592cm" svg:y2="16.079cm">
            <text:p/>
          </draw:line>
          <draw:line draw:style-name="gr16" draw:text-style-name="P6" draw:layer="layout" svg:x1="10.09cm" svg:y1="18.39cm" svg:x2="10.589cm" svg:y2="18.726cm">
            <text:p/>
          </draw:line>
          <draw:line draw:style-name="gr16" draw:text-style-name="P6" draw:layer="layout" svg:x1="10.09cm" svg:y1="18.393cm" svg:x2="10.694cm" svg:y2="18.572cm">
            <text:p/>
          </draw:line>
          <draw:line draw:style-name="gr16" draw:text-style-name="P6" draw:layer="layout" svg:x1="10.344cm" svg:y1="18.115cm" svg:x2="10.691cm" svg:y2="18.57cm">
            <text:p/>
          </draw:line>
          <draw:line draw:style-name="gr16" draw:text-style-name="P6" draw:layer="layout" svg:x1="10.347cm" svg:y1="18.116cm" svg:x2="10.846cm" svg:y2="18.452cm">
            <text:p/>
          </draw:line>
          <draw:line draw:style-name="gr16" draw:text-style-name="P6" draw:layer="layout" svg:x1="10.685cm" svg:y1="17.914cm" svg:x2="10.847cm" svg:y2="18.453cm">
            <text:p/>
          </draw:line>
          <draw:line draw:style-name="gr16" draw:text-style-name="P6" draw:layer="layout" svg:x1="10.687cm" svg:y1="17.917cm" svg:x2="11.034cm" svg:y2="18.372cm">
            <text:p/>
          </draw:line>
          <draw:line draw:style-name="gr16" draw:text-style-name="P6" draw:layer="layout" svg:x1="9.744cm" svg:y1="17.936cm" svg:x2="10.091cm" svg:y2="18.391cm">
            <text:p/>
          </draw:line>
          <draw:line draw:style-name="gr16" draw:text-style-name="P6" draw:layer="layout" svg:x1="9.743cm" svg:y1="17.935cm" svg:x2="10.347cm" svg:y2="18.114cm">
            <text:p/>
          </draw:line>
          <draw:line draw:style-name="gr16" draw:text-style-name="P6" draw:layer="layout" svg:x1="10.188cm" svg:y1="17.58cm" svg:x2="10.35cm" svg:y2="18.119cm">
            <text:p/>
          </draw:line>
          <draw:line draw:style-name="gr16" draw:text-style-name="P6" draw:layer="layout" svg:x1="10.192cm" svg:y1="17.585cm" svg:x2="10.691cm" svg:y2="17.921cm">
            <text:p/>
          </draw:line>
          <draw:line draw:style-name="gr16" draw:text-style-name="P6" draw:layer="layout" svg:x1="9.583cm" svg:y1="17.398cm" svg:x2="9.745cm" svg:y2="17.937cm">
            <text:p/>
          </draw:line>
          <draw:line draw:style-name="gr16" draw:text-style-name="P6" draw:layer="layout" svg:x1="9.584cm" svg:y1="17.403cm" svg:x2="10.188cm" svg:y2="17.582cm">
            <text:p/>
          </draw:line>
          <draw:line draw:style-name="gr16" draw:text-style-name="P6" draw:layer="layout" svg:x1="11.196cm" svg:y1="17.828cm" svg:x2="11.034cm" svg:y2="18.367cm">
            <text:p/>
          </draw:line>
          <draw:line draw:style-name="gr16" draw:text-style-name="P6" draw:layer="layout" svg:x1="10.853cm" svg:y1="17.379cm" svg:x2="10.691cm" svg:y2="17.918cm">
            <text:p/>
          </draw:line>
          <draw:line draw:style-name="gr16" draw:text-style-name="P6" draw:layer="layout" svg:x1="10.347cm" svg:y1="17.041cm" svg:x2="10.185cm" svg:y2="17.58cm">
            <text:p/>
          </draw:line>
          <draw:line draw:style-name="gr16" draw:text-style-name="P6" draw:layer="layout" svg:x1="9.751cm" svg:y1="16.863cm" svg:x2="9.589cm" svg:y2="17.402cm">
            <text:p/>
          </draw:line>
          <draw:line draw:style-name="gr16" draw:text-style-name="P6" draw:layer="layout" svg:x1="9.752cm" svg:y1="16.867cm" svg:x2="10.356cm" svg:y2="17.046cm">
            <text:p/>
          </draw:line>
          <draw:line draw:style-name="gr16" draw:text-style-name="P6" draw:layer="layout" svg:x1="10.355cm" svg:y1="17.045cm" svg:x2="10.854cm" svg:y2="17.381cm">
            <text:p/>
          </draw:line>
          <draw:line draw:style-name="gr16" draw:text-style-name="P6" draw:layer="layout" svg:x1="10.854cm" svg:y1="17.378cm" svg:x2="11.201cm" svg:y2="17.833cm">
            <text:p/>
          </draw:line>
          <draw:line draw:style-name="gr16" draw:text-style-name="P6" draw:layer="layout" svg:x1="10.097cm" svg:y1="16.411cm" svg:x2="9.75cm" svg:y2="16.866cm">
            <text:p/>
          </draw:line>
          <draw:line draw:style-name="gr16" draw:text-style-name="P6" draw:layer="layout" svg:x1="10.693cm" svg:y1="16.59cm" svg:x2="10.346cm" svg:y2="17.045cm">
            <text:p/>
          </draw:line>
          <draw:line draw:style-name="gr16" draw:text-style-name="P6" draw:layer="layout" svg:x1="11.195cm" svg:y1="16.928cm" svg:x2="10.848cm" svg:y2="17.383cm">
            <text:p/>
          </draw:line>
          <draw:line draw:style-name="gr16" draw:text-style-name="P6" draw:layer="layout" svg:x1="10.086cm" svg:y1="16.414cm" svg:x2="10.69cm" svg:y2="16.593cm">
            <text:p/>
          </draw:line>
          <draw:line draw:style-name="gr16" draw:text-style-name="P6" draw:layer="layout" svg:x1="10.355cm" svg:y1="17.046cm" svg:x2="10.854cm" svg:y2="17.382cm">
            <text:p/>
          </draw:line>
          <draw:line draw:style-name="gr16" draw:text-style-name="P6" draw:layer="layout" svg:x1="10.585cm" svg:y1="16.082cm" svg:x2="10.086cm" svg:y2="16.418cm">
            <text:p/>
          </draw:line>
          <draw:line draw:style-name="gr16" draw:text-style-name="P6" draw:layer="layout" svg:x1="10.694cm" svg:y1="16.591cm" svg:x2="11.193cm" svg:y2="16.927cm">
            <text:p/>
          </draw:line>
          <draw:line draw:style-name="gr16" draw:text-style-name="P6" draw:layer="layout" svg:x1="11.19cm" svg:y1="16.261cm" svg:x2="10.691cm" svg:y2="16.597cm">
            <text:p/>
          </draw:line>
          <draw:line draw:style-name="gr16" draw:text-style-name="P6" draw:layer="layout" svg:x1="10.584cm" svg:y1="16.08cm" svg:x2="11.188cm" svg:y2="16.259cm">
            <text:p/>
          </draw:line>
          <draw:line draw:style-name="gr16" draw:text-style-name="P6" draw:layer="layout" svg:x1="11.696cm" svg:y1="18.57cm" svg:x2="11.197cm" svg:y2="18.906cm">
            <text:p/>
          </draw:line>
          <draw:line draw:style-name="gr16" draw:text-style-name="P6" draw:layer="layout" svg:x1="11.542cm" svg:y1="18.452cm" svg:x2="11.195cm" svg:y2="18.907cm">
            <text:p/>
          </draw:line>
          <draw:line draw:style-name="gr16" draw:text-style-name="P6" draw:layer="layout" svg:x1="11.796cm" svg:y1="18.727cm" svg:x2="11.192cm" svg:y2="18.906cm">
            <text:p/>
          </draw:line>
          <draw:line draw:style-name="gr16" draw:text-style-name="P6" draw:layer="layout" svg:x1="11.355cm" svg:y1="18.368cm" svg:x2="11.193cm" svg:y2="18.907cm">
            <text:p/>
          </draw:line>
          <draw:line draw:style-name="gr16" draw:text-style-name="P6" draw:layer="layout" svg:x1="11.191cm" svg:y1="15.9cm" svg:x2="11.795cm" svg:y2="16.079cm">
            <text:p/>
          </draw:line>
          <draw:line draw:style-name="gr16" draw:text-style-name="P6" draw:layer="layout" svg:x1="12.296cm" svg:y1="18.39cm" svg:x2="11.797cm" svg:y2="18.726cm">
            <text:p/>
          </draw:line>
          <draw:line draw:style-name="gr16" draw:text-style-name="P6" draw:layer="layout" svg:x1="12.298cm" svg:y1="18.393cm" svg:x2="11.694cm" svg:y2="18.572cm">
            <text:p/>
          </draw:line>
          <draw:line draw:style-name="gr16" draw:text-style-name="P6" draw:layer="layout" svg:x1="12.043cm" svg:y1="18.115cm" svg:x2="11.696cm" svg:y2="18.57cm">
            <text:p/>
          </draw:line>
          <draw:line draw:style-name="gr16" draw:text-style-name="P6" draw:layer="layout" svg:x1="12.039cm" svg:y1="18.116cm" svg:x2="11.54cm" svg:y2="18.452cm">
            <text:p/>
          </draw:line>
          <draw:line draw:style-name="gr16" draw:text-style-name="P6" draw:layer="layout" svg:x1="11.702cm" svg:y1="17.914cm" svg:x2="11.54cm" svg:y2="18.453cm">
            <text:p/>
          </draw:line>
          <draw:line draw:style-name="gr16" draw:text-style-name="P6" draw:layer="layout" svg:x1="11.7cm" svg:y1="17.917cm" svg:x2="11.353cm" svg:y2="18.372cm">
            <text:p/>
          </draw:line>
          <draw:line draw:style-name="gr16" draw:text-style-name="P6" draw:layer="layout" svg:x1="12.643cm" svg:y1="17.936cm" svg:x2="12.296cm" svg:y2="18.391cm">
            <text:p/>
          </draw:line>
          <draw:line draw:style-name="gr16" draw:text-style-name="P6" draw:layer="layout" svg:x1="12.644cm" svg:y1="17.935cm" svg:x2="12.04cm" svg:y2="18.114cm">
            <text:p/>
          </draw:line>
          <draw:line draw:style-name="gr16" draw:text-style-name="P6" draw:layer="layout" svg:x1="12.2cm" svg:y1="17.58cm" svg:x2="12.038cm" svg:y2="18.119cm">
            <text:p/>
          </draw:line>
          <draw:line draw:style-name="gr16" draw:text-style-name="P6" draw:layer="layout" svg:x1="12.194cm" svg:y1="17.585cm" svg:x2="11.695cm" svg:y2="17.921cm">
            <text:p/>
          </draw:line>
          <draw:line draw:style-name="gr16" draw:text-style-name="P6" draw:layer="layout" svg:x1="12.804cm" svg:y1="17.398cm" svg:x2="12.642cm" svg:y2="17.937cm">
            <text:p/>
          </draw:line>
          <draw:line draw:style-name="gr16" draw:text-style-name="P6" draw:layer="layout" svg:x1="12.802cm" svg:y1="17.403cm" svg:x2="12.198cm" svg:y2="17.582cm">
            <text:p/>
          </draw:line>
          <draw:line draw:style-name="gr16" draw:text-style-name="P6" draw:layer="layout" svg:x1="11.196cm" svg:y1="17.828cm" svg:x2="11.358cm" svg:y2="18.367cm">
            <text:p/>
          </draw:line>
          <draw:line draw:style-name="gr16" draw:text-style-name="P6" draw:layer="layout" svg:x1="11.534cm" svg:y1="17.379cm" svg:x2="11.696cm" svg:y2="17.918cm">
            <text:p/>
          </draw:line>
          <draw:line draw:style-name="gr16" draw:text-style-name="P6" draw:layer="layout" svg:x1="12.04cm" svg:y1="17.041cm" svg:x2="12.202cm" svg:y2="17.58cm">
            <text:p/>
          </draw:line>
          <draw:line draw:style-name="gr16" draw:text-style-name="P6" draw:layer="layout" svg:x1="12.636cm" svg:y1="16.863cm" svg:x2="12.798cm" svg:y2="17.402cm">
            <text:p/>
          </draw:line>
          <draw:line draw:style-name="gr16" draw:text-style-name="P6" draw:layer="layout" svg:x1="12.635cm" svg:y1="16.867cm" svg:x2="12.031cm" svg:y2="17.046cm">
            <text:p/>
          </draw:line>
          <draw:line draw:style-name="gr16" draw:text-style-name="P6" draw:layer="layout" svg:x1="12.03cm" svg:y1="17.045cm" svg:x2="11.531cm" svg:y2="17.381cm">
            <text:p/>
          </draw:line>
          <draw:line draw:style-name="gr16" draw:text-style-name="P6" draw:layer="layout" svg:x1="11.533cm" svg:y1="17.378cm" svg:x2="11.186cm" svg:y2="17.833cm">
            <text:p/>
          </draw:line>
          <draw:line draw:style-name="gr16" draw:text-style-name="P6" draw:layer="layout" svg:x1="12.29cm" svg:y1="16.411cm" svg:x2="12.637cm" svg:y2="16.866cm">
            <text:p/>
          </draw:line>
          <draw:line draw:style-name="gr16" draw:text-style-name="P6" draw:layer="layout" svg:x1="11.694cm" svg:y1="16.59cm" svg:x2="12.041cm" svg:y2="17.045cm">
            <text:p/>
          </draw:line>
          <draw:line draw:style-name="gr16" draw:text-style-name="P6" draw:layer="layout" svg:x1="11.191cm" svg:y1="16.928cm" svg:x2="11.538cm" svg:y2="17.383cm">
            <text:p/>
          </draw:line>
          <draw:line draw:style-name="gr16" draw:text-style-name="P6" draw:layer="layout" svg:x1="12.3cm" svg:y1="16.414cm" svg:x2="11.696cm" svg:y2="16.593cm">
            <text:p/>
          </draw:line>
          <draw:line draw:style-name="gr16" draw:text-style-name="P6" draw:layer="layout" svg:x1="12.03cm" svg:y1="17.046cm" svg:x2="11.531cm" svg:y2="17.382cm">
            <text:p/>
          </draw:line>
          <draw:line draw:style-name="gr16" draw:text-style-name="P6" draw:layer="layout" svg:x1="11.8cm" svg:y1="16.082cm" svg:x2="12.299cm" svg:y2="16.418cm">
            <text:p/>
          </draw:line>
          <draw:line draw:style-name="gr16" draw:text-style-name="P6" draw:layer="layout" svg:x1="11.693cm" svg:y1="16.591cm" svg:x2="11.194cm" svg:y2="16.927cm">
            <text:p/>
          </draw:line>
          <draw:line draw:style-name="gr16" draw:text-style-name="P6" draw:layer="layout" svg:x1="11.196cm" svg:y1="16.261cm" svg:x2="11.695cm" svg:y2="16.597cm">
            <text:p/>
          </draw:line>
          <draw:line draw:style-name="gr16" draw:text-style-name="P6" draw:layer="layout" svg:x1="11.802cm" svg:y1="16.08cm" svg:x2="11.198cm" svg:y2="16.259cm">
            <text:p/>
          </draw:line>
        </draw:g>
        <draw:frame draw:style-name="gr261" draw:text-style-name="P22" draw:layer="layout" svg:width="11.72cm" svg:height="6.401cm" svg:x="0.072cm" svg:y="25.798cm">
          <draw:text-box>
            <text:p text:style-name="P19"><text:span text:style-name="T13"/></text:p>
            <text:p text:style-name="P19"><text:span text:style-name="T13"/></text:p>
            <text:p text:style-name="P19"><text:span text:style-name="T13"/></text:p>
          </draw:text-box>
        </draw:frame>
        <draw:frame draw:style-name="gr262" draw:text-style-name="P22" draw:layer="layout" svg:width="11.836cm" svg:height="4.351cm" svg:x="0.075cm" svg:y="25.799cm">
          <draw:text-box>
            <text:p text:style-name="P19"><text:span text:style-name="T15">An 8D cube has lower dimensional cubes contained, as is shown in the following sequence.</text:span></text:p>
          </draw:text-box>
        </draw:frame>
        <draw:g>
          <draw:line draw:style-name="gr263" draw:text-style-name="P21" draw:layer="layout" svg:x1="4.401cm" svg:y1="41.804cm" svg:x2="5.843cm" svg:y2="42.779cm">
            <text:p/>
          </draw:line>
          <draw:line draw:style-name="gr264" draw:text-style-name="P21" draw:layer="layout" svg:x1="4.849cm" svg:y1="41.462cm" svg:x2="5.85cm" svg:y2="42.781cm">
            <text:p/>
          </draw:line>
          <draw:line draw:style-name="gr265" draw:text-style-name="P21" draw:layer="layout" svg:x1="4.116cm" svg:y1="42.258cm" svg:x2="5.858cm" svg:y2="42.776cm">
            <text:p/>
          </draw:line>
          <draw:line draw:style-name="gr266" draw:text-style-name="P21" draw:layer="layout" svg:x1="5.39cm" svg:y1="41.217cm" svg:x2="5.856cm" svg:y2="42.78cm">
            <text:p/>
          </draw:line>
          <draw:line draw:style-name="gr267" draw:text-style-name="P21" draw:layer="layout" svg:x1="5.86cm" svg:y1="34.061cm" svg:x2="4.118cm" svg:y2="34.579cm">
            <text:p/>
          </draw:line>
          <draw:line draw:style-name="gr268" draw:text-style-name="P21" draw:layer="layout" svg:x1="2.669cm" svg:y1="41.282cm" svg:x2="4.111cm" svg:y2="42.257cm">
            <text:p/>
          </draw:line>
          <draw:line draw:style-name="gr269" draw:text-style-name="P21" draw:layer="layout" svg:x1="2.669cm" svg:y1="41.29cm" svg:x2="4.411cm" svg:y2="41.808cm">
            <text:p/>
          </draw:line>
          <draw:line draw:style-name="gr270" draw:text-style-name="P21" draw:layer="layout" svg:x1="3.402cm" svg:y1="40.483cm" svg:x2="4.403cm" svg:y2="41.802cm">
            <text:p/>
          </draw:line>
          <draw:line draw:style-name="gr271" draw:text-style-name="P21" draw:layer="layout" svg:x1="3.411cm" svg:y1="40.487cm" svg:x2="4.853cm" svg:y2="41.462cm">
            <text:p/>
          </draw:line>
          <draw:line draw:style-name="gr272" draw:text-style-name="P21" draw:layer="layout" svg:x1="4.387cm" svg:y1="39.901cm" svg:x2="4.853cm" svg:y2="41.464cm">
            <text:p/>
          </draw:line>
          <draw:line draw:style-name="gr273" draw:text-style-name="P21" draw:layer="layout" svg:x1="4.393cm" svg:y1="39.91cm" svg:x2="5.394cm" svg:y2="41.229cm">
            <text:p/>
          </draw:line>
          <draw:line draw:style-name="gr274" draw:text-style-name="P21" draw:layer="layout" svg:x1="1.671cm" svg:y1="39.966cm" svg:x2="2.672cm" svg:y2="41.285cm">
            <text:p/>
          </draw:line>
          <draw:line draw:style-name="gr275" draw:text-style-name="P21" draw:layer="layout" svg:x1="1.668cm" svg:y1="39.962cm" svg:x2="3.41cm" svg:y2="40.48cm">
            <text:p/>
          </draw:line>
          <draw:line draw:style-name="gr276" draw:text-style-name="P21" draw:layer="layout" svg:x1="2.952cm" svg:y1="38.934cm" svg:x2="3.418cm" svg:y2="40.497cm">
            <text:p/>
          </draw:line>
          <draw:line draw:style-name="gr277" draw:text-style-name="P21" draw:layer="layout" svg:x1="2.966cm" svg:y1="38.946cm" svg:x2="4.408cm" svg:y2="39.921cm">
            <text:p/>
          </draw:line>
          <draw:line draw:style-name="gr278" draw:text-style-name="P21" draw:layer="layout" svg:x1="1.206cm" svg:y1="38.405cm" svg:x2="1.672cm" svg:y2="39.968cm">
            <text:p/>
          </draw:line>
          <draw:line draw:style-name="gr279" draw:text-style-name="P21" draw:layer="layout" svg:x1="1.21cm" svg:y1="38.42cm" svg:x2="2.952cm" svg:y2="38.938cm">
            <text:p/>
          </draw:line>
          <draw:line draw:style-name="gr280" draw:text-style-name="P21" draw:layer="layout" svg:x1="5.861cm" svg:y1="39.653cm" svg:x2="5.395cm" svg:y2="41.216cm">
            <text:p/>
          </draw:line>
          <draw:line draw:style-name="gr281" draw:text-style-name="P21" draw:layer="layout" svg:x1="4.871cm" svg:y1="38.348cm" svg:x2="4.405cm" svg:y2="39.911cm">
            <text:p/>
          </draw:line>
          <draw:line draw:style-name="gr282" draw:text-style-name="P21" draw:layer="layout" svg:x1="3.411cm" svg:y1="37.37cm" svg:x2="2.945cm" svg:y2="38.933cm">
            <text:p/>
          </draw:line>
          <draw:line draw:style-name="gr283" draw:text-style-name="P21" draw:layer="layout" svg:x1="1.691cm" svg:y1="36.854cm" svg:x2="1.225cm" svg:y2="38.417cm">
            <text:p/>
          </draw:line>
          <draw:line draw:style-name="gr284" draw:text-style-name="P21" draw:layer="layout" svg:x1="1.695cm" svg:y1="36.867cm" svg:x2="3.437cm" svg:y2="37.385cm">
            <text:p/>
          </draw:line>
          <draw:line draw:style-name="gr285" draw:text-style-name="P21" draw:layer="layout" svg:x1="3.435cm" svg:y1="37.382cm" svg:x2="4.877cm" svg:y2="38.357cm">
            <text:p/>
          </draw:line>
          <draw:line draw:style-name="gr286" draw:text-style-name="P21" draw:layer="layout" svg:x1="4.877cm" svg:y1="38.346cm" svg:x2="5.878cm" svg:y2="39.665cm">
            <text:p/>
          </draw:line>
          <draw:line draw:style-name="gr287" draw:text-style-name="P21" draw:layer="layout" svg:x1="2.69cm" svg:y1="35.541cm" svg:x2="1.689cm" svg:y2="36.86cm">
            <text:p/>
          </draw:line>
          <draw:line draw:style-name="gr288" draw:text-style-name="P21" draw:layer="layout" svg:x1="4.411cm" svg:y1="36.061cm" svg:x2="3.41cm" svg:y2="37.38cm">
            <text:p/>
          </draw:line>
          <draw:line draw:style-name="gr289" draw:text-style-name="P21" draw:layer="layout" svg:x1="5.86cm" svg:y1="37.041cm" svg:x2="4.859cm" svg:y2="38.36cm">
            <text:p/>
          </draw:line>
          <draw:line draw:style-name="gr290" draw:text-style-name="P21" draw:layer="layout" svg:x1="2.661cm" svg:y1="35.55cm" svg:x2="4.403cm" svg:y2="36.068cm">
            <text:p/>
          </draw:line>
          <draw:line draw:style-name="gr291" draw:text-style-name="P21" draw:layer="layout" svg:x1="3.435cm" svg:y1="37.383cm" svg:x2="4.877cm" svg:y2="38.358cm">
            <text:p/>
          </draw:line>
          <draw:line draw:style-name="gr292" draw:text-style-name="P21" draw:layer="layout" svg:x1="4.102cm" svg:y1="34.588cm" svg:x2="2.66cm" svg:y2="35.563cm">
            <text:p/>
          </draw:line>
          <draw:line draw:style-name="gr293" draw:text-style-name="P21" draw:layer="layout" svg:x1="4.413cm" svg:y1="36.066cm" svg:x2="5.855cm" svg:y2="37.041cm">
            <text:p/>
          </draw:line>
          <draw:line draw:style-name="gr294" draw:text-style-name="P21" draw:layer="layout" svg:x1="5.847cm" svg:y1="35.107cm" svg:x2="4.405cm" svg:y2="36.082cm">
            <text:p/>
          </draw:line>
          <draw:line draw:style-name="gr295" draw:text-style-name="P21" draw:layer="layout" svg:x1="4.098cm" svg:y1="34.582cm" svg:x2="5.84cm" svg:y2="35.1cm">
            <text:p/>
          </draw:line>
          <draw:line draw:style-name="gr296" draw:text-style-name="P21" draw:layer="layout" svg:x1="7.31cm" svg:y1="41.804cm" svg:x2="5.868cm" svg:y2="42.779cm">
            <text:p/>
          </draw:line>
          <draw:line draw:style-name="gr297" draw:text-style-name="P21" draw:layer="layout" svg:x1="6.861cm" svg:y1="41.462cm" svg:x2="5.86cm" svg:y2="42.781cm">
            <text:p/>
          </draw:line>
          <draw:line draw:style-name="gr298" draw:text-style-name="P21" draw:layer="layout" svg:x1="7.595cm" svg:y1="42.258cm" svg:x2="5.853cm" svg:y2="42.776cm">
            <text:p/>
          </draw:line>
          <draw:line draw:style-name="gr299" draw:text-style-name="P21" draw:layer="layout" svg:x1="6.321cm" svg:y1="41.217cm" svg:x2="5.855cm" svg:y2="42.78cm">
            <text:p/>
          </draw:line>
          <draw:line draw:style-name="gr300" draw:text-style-name="P21" draw:layer="layout" svg:x1="5.851cm" svg:y1="34.061cm" svg:x2="7.593cm" svg:y2="34.579cm">
            <text:p/>
          </draw:line>
          <draw:line draw:style-name="gr301" draw:text-style-name="P21" draw:layer="layout" svg:x1="9.042cm" svg:y1="41.282cm" svg:x2="7.6cm" svg:y2="42.257cm">
            <text:p/>
          </draw:line>
          <draw:line draw:style-name="gr302" draw:text-style-name="P21" draw:layer="layout" svg:x1="9.041cm" svg:y1="41.29cm" svg:x2="7.299cm" svg:y2="41.808cm">
            <text:p/>
          </draw:line>
          <draw:line draw:style-name="gr303" draw:text-style-name="P21" draw:layer="layout" svg:x1="8.308cm" svg:y1="40.483cm" svg:x2="7.307cm" svg:y2="41.802cm">
            <text:p/>
          </draw:line>
          <draw:line draw:style-name="gr304" draw:text-style-name="P21" draw:layer="layout" svg:x1="8.3cm" svg:y1="40.487cm" svg:x2="6.858cm" svg:y2="41.462cm">
            <text:p/>
          </draw:line>
          <draw:line draw:style-name="gr305" draw:text-style-name="P21" draw:layer="layout" svg:x1="7.324cm" svg:y1="39.901cm" svg:x2="6.858cm" svg:y2="41.464cm">
            <text:p/>
          </draw:line>
          <draw:line draw:style-name="gr306" draw:text-style-name="P21" draw:layer="layout" svg:x1="7.318cm" svg:y1="39.91cm" svg:x2="6.317cm" svg:y2="41.229cm">
            <text:p/>
          </draw:line>
          <draw:line draw:style-name="gr307" draw:text-style-name="P21" draw:layer="layout" svg:x1="10.04cm" svg:y1="39.966cm" svg:x2="9.039cm" svg:y2="41.285cm">
            <text:p/>
          </draw:line>
          <draw:line draw:style-name="gr308" draw:text-style-name="P21" draw:layer="layout" svg:x1="10.043cm" svg:y1="39.962cm" svg:x2="8.301cm" svg:y2="40.48cm">
            <text:p/>
          </draw:line>
          <draw:line draw:style-name="gr309" draw:text-style-name="P21" draw:layer="layout" svg:x1="8.759cm" svg:y1="38.934cm" svg:x2="8.293cm" svg:y2="40.497cm">
            <text:p/>
          </draw:line>
          <draw:line draw:style-name="gr310" draw:text-style-name="P21" draw:layer="layout" svg:x1="8.745cm" svg:y1="38.946cm" svg:x2="7.303cm" svg:y2="39.921cm">
            <text:p/>
          </draw:line>
          <draw:line draw:style-name="gr311" draw:text-style-name="P21" draw:layer="layout" svg:x1="10.505cm" svg:y1="38.405cm" svg:x2="10.039cm" svg:y2="39.968cm">
            <text:p/>
          </draw:line>
          <draw:line draw:style-name="gr312" draw:text-style-name="P21" draw:layer="layout" svg:x1="10.5cm" svg:y1="38.42cm" svg:x2="8.758cm" svg:y2="38.938cm">
            <text:p/>
          </draw:line>
          <draw:line draw:style-name="gr313" draw:text-style-name="P21" draw:layer="layout" svg:x1="5.863cm" svg:y1="39.653cm" svg:x2="6.329cm" svg:y2="41.216cm">
            <text:p/>
          </draw:line>
          <draw:line draw:style-name="gr314" draw:text-style-name="P21" draw:layer="layout" svg:x1="6.84cm" svg:y1="38.348cm" svg:x2="7.306cm" svg:y2="39.911cm">
            <text:p/>
          </draw:line>
          <draw:line draw:style-name="gr315" draw:text-style-name="P21" draw:layer="layout" svg:x1="8.3cm" svg:y1="37.37cm" svg:x2="8.766cm" svg:y2="38.933cm">
            <text:p/>
          </draw:line>
          <draw:line draw:style-name="gr316" draw:text-style-name="P21" draw:layer="layout" svg:x1="10.02cm" svg:y1="36.854cm" svg:x2="10.486cm" svg:y2="38.417cm">
            <text:p/>
          </draw:line>
          <draw:line draw:style-name="gr317" draw:text-style-name="P21" draw:layer="layout" svg:x1="10.015cm" svg:y1="36.867cm" svg:x2="8.273cm" svg:y2="37.385cm">
            <text:p/>
          </draw:line>
          <draw:line draw:style-name="gr318" draw:text-style-name="P21" draw:layer="layout" svg:x1="8.275cm" svg:y1="37.382cm" svg:x2="6.833cm" svg:y2="38.357cm">
            <text:p/>
          </draw:line>
          <draw:line draw:style-name="gr319" draw:text-style-name="P21" draw:layer="layout" svg:x1="6.834cm" svg:y1="38.346cm" svg:x2="5.833cm" svg:y2="39.665cm">
            <text:p/>
          </draw:line>
          <draw:line draw:style-name="gr320" draw:text-style-name="P21" draw:layer="layout" svg:x1="9.021cm" svg:y1="35.541cm" svg:x2="10.022cm" svg:y2="36.86cm">
            <text:p/>
          </draw:line>
          <draw:line draw:style-name="gr321" draw:text-style-name="P21" draw:layer="layout" svg:x1="7.299cm" svg:y1="36.061cm" svg:x2="8.3cm" svg:y2="37.38cm">
            <text:p/>
          </draw:line>
          <draw:line draw:style-name="gr322" draw:text-style-name="P21" draw:layer="layout" svg:x1="5.851cm" svg:y1="37.041cm" svg:x2="6.852cm" svg:y2="38.36cm">
            <text:p/>
          </draw:line>
          <draw:line draw:style-name="gr323" draw:text-style-name="P21" draw:layer="layout" svg:x1="9.049cm" svg:y1="35.55cm" svg:x2="7.307cm" svg:y2="36.068cm">
            <text:p/>
          </draw:line>
          <draw:line draw:style-name="gr324" draw:text-style-name="P21" draw:layer="layout" svg:x1="8.275cm" svg:y1="37.383cm" svg:x2="6.833cm" svg:y2="38.358cm">
            <text:p/>
          </draw:line>
          <draw:line draw:style-name="gr325" draw:text-style-name="P21" draw:layer="layout" svg:x1="7.608cm" svg:y1="34.588cm" svg:x2="9.05cm" svg:y2="35.563cm">
            <text:p/>
          </draw:line>
          <draw:line draw:style-name="gr326" draw:text-style-name="P21" draw:layer="layout" svg:x1="7.298cm" svg:y1="36.066cm" svg:x2="5.856cm" svg:y2="37.041cm">
            <text:p/>
          </draw:line>
          <draw:line draw:style-name="gr327" draw:text-style-name="P21" draw:layer="layout" svg:x1="5.864cm" svg:y1="35.107cm" svg:x2="7.306cm" svg:y2="36.082cm">
            <text:p/>
          </draw:line>
          <draw:line draw:style-name="gr328" draw:text-style-name="P21" draw:layer="layout" svg:x1="7.612cm" svg:y1="34.582cm" svg:x2="5.87cm" svg:y2="35.1cm">
            <text:p/>
          </draw:line>
        </draw:g>
        <draw:g>
          <draw:line draw:style-name="gr16" draw:text-style-name="P6" draw:layer="layout" svg:x1="10.66cm" svg:y1="14.684cm" svg:x2="11.189cm" svg:y2="15.165cm">
            <text:p/>
          </draw:line>
          <draw:line draw:style-name="gr16" draw:text-style-name="P6" draw:layer="layout" svg:x1="10.903cm" svg:y1="14.512cm" svg:x2="11.189cm" svg:y2="15.165cm">
            <text:p/>
          </draw:line>
          <draw:line draw:style-name="gr16" draw:text-style-name="P6" draw:layer="layout" svg:x1="10.483cm" svg:y1="14.905cm" svg:x2="11.201cm" svg:y2="15.168cm">
            <text:p/>
          </draw:line>
          <draw:line draw:style-name="gr16" draw:text-style-name="P6" draw:layer="layout" svg:x1="9.954cm" svg:y1="14.428cm" svg:x2="10.483cm" svg:y2="14.909cm">
            <text:p/>
          </draw:line>
          <draw:line draw:style-name="gr16" draw:text-style-name="P6" draw:layer="layout" svg:x1="10.375cm" svg:y1="14.033cm" svg:x2="10.661cm" svg:y2="14.686cm">
            <text:p/>
          </draw:line>
          <draw:line draw:style-name="gr16" draw:text-style-name="P6" draw:layer="layout" svg:x1="10.382cm" svg:y1="14.037cm" svg:x2="10.911cm" svg:y2="14.518cm">
            <text:p/>
          </draw:line>
          <draw:line draw:style-name="gr16" draw:text-style-name="P6" draw:layer="layout" svg:x1="9.954cm" svg:y1="14.427cm" svg:x2="10.672cm" svg:y2="14.69cm">
            <text:p/>
          </draw:line>
          <draw:line draw:style-name="gr16" draw:text-style-name="P6" draw:layer="layout" svg:x1="9.672cm" svg:y1="13.779cm" svg:x2="9.958cm" svg:y2="14.432cm">
            <text:p/>
          </draw:line>
          <draw:line draw:style-name="gr16" draw:text-style-name="P6" draw:layer="layout" svg:x1="9.666cm" svg:y1="13.775cm" svg:x2="10.384cm" svg:y2="14.038cm">
            <text:p/>
          </draw:line>
          <draw:line draw:style-name="gr16" draw:text-style-name="P6" draw:layer="layout" svg:x1="9.953cm" svg:y1="13.122cm" svg:x2="9.667cm" svg:y2="13.775cm">
            <text:p/>
          </draw:line>
          <draw:line draw:style-name="gr16" draw:text-style-name="P6" draw:layer="layout" svg:x1="10.668cm" svg:y1="13.382cm" svg:x2="10.382cm" svg:y2="14.035cm">
            <text:p/>
          </draw:line>
          <draw:line draw:style-name="gr16" draw:text-style-name="P6" draw:layer="layout" svg:x1="9.95cm" svg:y1="13.124cm" svg:x2="10.668cm" svg:y2="13.387cm">
            <text:p/>
          </draw:line>
          <draw:line draw:style-name="gr16" draw:text-style-name="P6" draw:layer="layout" svg:x1="10.666cm" svg:y1="13.386cm" svg:x2="11.195cm" svg:y2="13.867cm">
            <text:p/>
          </draw:line>
          <draw:line draw:style-name="gr16" draw:text-style-name="P6" draw:layer="layout" svg:x1="11.197cm" svg:y1="13.861cm" svg:x2="10.911cm" svg:y2="14.514cm">
            <text:p/>
          </draw:line>
          <draw:line draw:style-name="gr16" draw:text-style-name="P6" draw:layer="layout" svg:x1="10.481cm" svg:y1="12.641cm" svg:x2="9.952cm" svg:y2="13.122cm">
            <text:p/>
          </draw:line>
          <draw:line draw:style-name="gr16" draw:text-style-name="P6" draw:layer="layout" svg:x1="11.2cm" svg:y1="12.901cm" svg:x2="10.671cm" svg:y2="13.382cm">
            <text:p/>
          </draw:line>
          <draw:line draw:style-name="gr16" draw:text-style-name="P6" draw:layer="layout" svg:x1="10.484cm" svg:y1="12.64cm" svg:x2="11.202cm" svg:y2="12.903cm">
            <text:p/>
          </draw:line>
          <draw:line draw:style-name="gr16" draw:text-style-name="P6" draw:layer="layout" svg:x1="11.208cm" svg:y1="12.373cm" svg:x2="10.49cm" svg:y2="12.636cm">
            <text:p/>
          </draw:line>
          <draw:line draw:style-name="gr16" draw:text-style-name="P6" draw:layer="layout" svg:x1="11.726cm" svg:y1="14.684cm" svg:x2="11.197cm" svg:y2="15.165cm">
            <text:p/>
          </draw:line>
          <draw:line draw:style-name="gr16" draw:text-style-name="P6" draw:layer="layout" svg:x1="11.482cm" svg:y1="14.512cm" svg:x2="11.196cm" svg:y2="15.165cm">
            <text:p/>
          </draw:line>
          <draw:line draw:style-name="gr16" draw:text-style-name="P6" draw:layer="layout" svg:x1="11.903cm" svg:y1="14.905cm" svg:x2="11.185cm" svg:y2="15.168cm">
            <text:p/>
          </draw:line>
          <draw:line draw:style-name="gr16" draw:text-style-name="P6" draw:layer="layout" svg:x1="12.432cm" svg:y1="14.428cm" svg:x2="11.903cm" svg:y2="14.909cm">
            <text:p/>
          </draw:line>
          <draw:line draw:style-name="gr16" draw:text-style-name="P6" draw:layer="layout" svg:x1="12.011cm" svg:y1="14.033cm" svg:x2="11.725cm" svg:y2="14.686cm">
            <text:p/>
          </draw:line>
          <draw:line draw:style-name="gr16" draw:text-style-name="P6" draw:layer="layout" svg:x1="12.004cm" svg:y1="14.037cm" svg:x2="11.475cm" svg:y2="14.518cm">
            <text:p/>
          </draw:line>
          <draw:line draw:style-name="gr16" draw:text-style-name="P6" draw:layer="layout" svg:x1="12.431cm" svg:y1="14.427cm" svg:x2="11.713cm" svg:y2="14.69cm">
            <text:p/>
          </draw:line>
          <draw:line draw:style-name="gr16" draw:text-style-name="P6" draw:layer="layout" svg:x1="12.714cm" svg:y1="13.779cm" svg:x2="12.428cm" svg:y2="14.432cm">
            <text:p/>
          </draw:line>
          <draw:line draw:style-name="gr16" draw:text-style-name="P6" draw:layer="layout" svg:x1="12.721cm" svg:y1="13.775cm" svg:x2="12.003cm" svg:y2="14.038cm">
            <text:p/>
          </draw:line>
          <draw:line draw:style-name="gr16" draw:text-style-name="P6" draw:layer="layout" svg:x1="12.433cm" svg:y1="13.122cm" svg:x2="12.719cm" svg:y2="13.775cm">
            <text:p/>
          </draw:line>
          <draw:line draw:style-name="gr16" draw:text-style-name="P6" draw:layer="layout" svg:x1="11.718cm" svg:y1="13.382cm" svg:x2="12.004cm" svg:y2="14.035cm">
            <text:p/>
          </draw:line>
          <draw:line draw:style-name="gr16" draw:text-style-name="P6" draw:layer="layout" svg:x1="12.436cm" svg:y1="13.124cm" svg:x2="11.718cm" svg:y2="13.387cm">
            <text:p/>
          </draw:line>
          <draw:line draw:style-name="gr16" draw:text-style-name="P6" draw:layer="layout" svg:x1="11.721cm" svg:y1="13.386cm" svg:x2="11.192cm" svg:y2="13.867cm">
            <text:p/>
          </draw:line>
          <draw:line draw:style-name="gr16" draw:text-style-name="P6" draw:layer="layout" svg:x1="11.189cm" svg:y1="13.861cm" svg:x2="11.475cm" svg:y2="14.514cm">
            <text:p/>
          </draw:line>
          <draw:line draw:style-name="gr16" draw:text-style-name="P6" draw:layer="layout" svg:x1="11.905cm" svg:y1="12.641cm" svg:x2="12.434cm" svg:y2="13.122cm">
            <text:p/>
          </draw:line>
          <draw:line draw:style-name="gr16" draw:text-style-name="P6" draw:layer="layout" svg:x1="11.186cm" svg:y1="12.901cm" svg:x2="11.715cm" svg:y2="13.382cm">
            <text:p/>
          </draw:line>
          <draw:line draw:style-name="gr16" draw:text-style-name="P6" draw:layer="layout" svg:x1="11.902cm" svg:y1="12.64cm" svg:x2="11.184cm" svg:y2="12.903cm">
            <text:p/>
          </draw:line>
          <draw:line draw:style-name="gr16" draw:text-style-name="P6" draw:layer="layout" svg:x1="11.187cm" svg:y1="12.373cm" svg:x2="11.905cm" svg:y2="12.636cm">
            <text:p/>
          </draw:line>
        </draw:g>
      </draw:page>
      <draw:page draw:name="page109" draw:style-name="dp1" draw:master-page-name="Default_5f_">
        <draw:frame draw:style-name="gr39" draw:text-style-name="P14" draw:layer="layout" svg:width="11.836cm" svg:height="17.315cm" svg:x="1.84cm" svg:y="1.629cm">
          <draw:text-box>
            <text:p text:style-name="P11"><text:span text:style-name="T5">It was elementary to extend the sequence to String Theory's 10 dimensional spacetime world. </text:span></text:p>
            <text:p text:style-name="P11"><text:span text:style-name="T5"/></text:p>
            <text:p text:style-name="P11"><text:span text:style-name="T5"/></text:p>
            <text:p text:style-name="P11"><text:span text:style-name="T5">4D</text:span></text:p>
            <text:p text:style-name="P11"><text:span text:style-name="T5"/></text:p>
            <text:p text:style-name="P11"><text:span text:style-name="T5"/></text:p>
            <text:p text:style-name="P11"><text:span text:style-name="T5"/></text:p>
            <text:p text:style-name="P11"><text:span text:style-name="T5"/></text:p>
            <text:p text:style-name="P11"><text:span text:style-name="T5">6D</text:span></text:p>
            <text:p text:style-name="P11"><text:span text:style-name="T5"/></text:p>
            <text:p text:style-name="P11"><text:span text:style-name="T5"/></text:p>
            <text:p text:style-name="P11"><text:span text:style-name="T5"/></text:p>
            <text:p text:style-name="P11"><text:span text:style-name="T5"/></text:p>
            <text:p text:style-name="P11"><text:span text:style-name="T5">8D</text:span></text:p>
            <text:p text:style-name="P11"><text:span text:style-name="T5"/></text:p>
            <text:p text:style-name="P11"><text:span text:style-name="T5"/></text:p>
            <text:p text:style-name="P11"><text:span text:style-name="T5"/></text:p>
            <text:p text:style-name="P11"><text:span text:style-name="T5"/></text:p>
            <text:p text:style-name="P11"><text:span text:style-name="T5">10D</text:span></text:p>
            <text:p text:style-name="P11"><text:span text:style-name="T5"/></text:p>
          </draw:text-box>
        </draw:frame>
        <draw:frame draw:style-name="gr329" draw:text-style-name="P20" draw:layer="layout" svg:width="11.836cm" svg:height="3.326cm" svg:x="0.141cm" svg:y="25.812cm">
          <draw:text-box>
            <text:p text:style-name="P19"><text:span text:style-name="T13">Below is the outline of a 8D cube.</text:span></text:p>
          </draw:text-box>
        </draw:frame>
        <draw:line draw:style-name="gr330" draw:text-style-name="P21" draw:layer="layout" svg:x1="4.886cm" svg:y1="42.416cm" svg:x2="5.958cm" svg:y2="42.766cm">
          <text:p/>
        </draw:line>
        <draw:line draw:style-name="gr331" draw:text-style-name="P21" draw:layer="layout" svg:x1="3.942cm" svg:y1="41.737cm" svg:x2="4.897cm" svg:y2="42.418cm">
          <text:p/>
        </draw:line>
        <draw:line draw:style-name="gr332" draw:text-style-name="P21" draw:layer="layout" svg:x1="3.194cm" svg:y1="40.842cm" svg:x2="3.918cm" svg:y2="41.72cm">
          <text:p/>
        </draw:line>
        <draw:line draw:style-name="gr333" draw:text-style-name="P21" draw:layer="layout" svg:x1="2.762cm" svg:y1="39.832cm" svg:x2="3.208cm" svg:y2="40.85cm">
          <text:p/>
        </draw:line>
        <draw:line draw:style-name="gr334" draw:text-style-name="P21" draw:layer="layout" svg:x1="3.225cm" svg:y1="38.824cm" svg:x2="2.779cm" svg:y2="39.842cm">
          <text:p/>
        </draw:line>
        <draw:line draw:style-name="gr335" draw:text-style-name="P21" draw:layer="layout" svg:x1="3.23cm" svg:y1="38.824cm" svg:x2="3.954cm" svg:y2="37.946cm">
          <text:p/>
        </draw:line>
        <draw:line draw:style-name="gr336" draw:text-style-name="P21" draw:layer="layout" svg:x1="5.992cm" svg:y1="36.914cm" svg:x2="4.92cm" svg:y2="37.264cm">
          <text:p/>
        </draw:line>
        <draw:line draw:style-name="gr337" draw:text-style-name="P21" draw:layer="layout" svg:x1="7.014cm" svg:y1="42.417cm" svg:x2="5.942cm" svg:y2="42.767cm">
          <text:p/>
        </draw:line>
        <draw:line draw:style-name="gr338" draw:text-style-name="P21" draw:layer="layout" svg:x1="7.957cm" svg:y1="41.737cm" svg:x2="7.002cm" svg:y2="42.418cm">
          <text:p/>
        </draw:line>
        <draw:line draw:style-name="gr339" draw:text-style-name="P21" draw:layer="layout" svg:x1="8.705cm" svg:y1="40.843cm" svg:x2="7.981cm" svg:y2="41.721cm">
          <text:p/>
        </draw:line>
        <draw:line draw:style-name="gr340" draw:text-style-name="P21" draw:layer="layout" svg:x1="9.137cm" svg:y1="39.832cm" svg:x2="8.691cm" svg:y2="40.85cm">
          <text:p/>
        </draw:line>
        <draw:line draw:style-name="gr341" draw:text-style-name="P21" draw:layer="layout" svg:x1="8.673cm" svg:y1="38.824cm" svg:x2="9.119cm" svg:y2="39.842cm">
          <text:p/>
        </draw:line>
        <draw:line draw:style-name="gr342" draw:text-style-name="P21" draw:layer="layout" svg:x1="8.669cm" svg:y1="38.824cm" svg:x2="7.945cm" svg:y2="37.946cm">
          <text:p/>
        </draw:line>
        <draw:line draw:style-name="gr343" draw:text-style-name="P21" draw:layer="layout" svg:x1="4.913cm" svg:y1="37.255cm" svg:x2="3.958cm" svg:y2="37.936cm">
          <text:p/>
        </draw:line>
        <draw:line draw:style-name="gr344" draw:text-style-name="P21" draw:layer="layout" svg:x1="5.934cm" svg:y1="36.914cm" svg:x2="7.006cm" svg:y2="37.264cm">
          <text:p/>
        </draw:line>
        <draw:line draw:style-name="gr345" draw:text-style-name="P21" draw:layer="layout" svg:x1="6.995cm" svg:y1="37.255cm" svg:x2="7.95cm" svg:y2="37.936cm">
          <text:p/>
        </draw:line>
        <draw:line draw:style-name="gr16" draw:text-style-name="P6" draw:layer="layout" svg:x1="5.15cm" svg:y1="5.974cm" svg:x2="7.596cm" svg:y2="6.797cm">
          <text:p/>
        </draw:line>
        <draw:line draw:style-name="gr16" draw:text-style-name="P6" draw:layer="layout" svg:x1="6.019cm" svg:y1="5.227cm" svg:x2="7.626cm" svg:y2="6.804cm">
          <text:p/>
        </draw:line>
        <draw:line draw:style-name="gr16" draw:text-style-name="P6" draw:layer="layout" svg:x1="10.091cm" svg:y1="5.974cm" svg:x2="7.645cm" svg:y2="6.797cm">
          <text:p/>
        </draw:line>
        <draw:line draw:style-name="gr16" draw:text-style-name="P6" draw:layer="layout" svg:x1="9.223cm" svg:y1="5.227cm" svg:x2="7.616cm" svg:y2="6.804cm">
          <text:p/>
        </draw:line>
        <draw:line draw:style-name="gr16" draw:text-style-name="P6" draw:layer="layout" svg:x1="5.808cm" svg:y1="8.607cm" svg:x2="7.585cm" svg:y2="10.146cm">
          <text:p/>
        </draw:line>
        <draw:line draw:style-name="gr16" draw:text-style-name="P6" draw:layer="layout" svg:x1="5.406cm" svg:y1="9.429cm" svg:x2="7.636cm" svg:y2="10.158cm">
          <text:p/>
        </draw:line>
        <draw:line draw:style-name="gr16" draw:text-style-name="P6" draw:layer="layout" svg:x1="6.657cm" svg:y1="8.029cm" svg:x2="7.586cm" svg:y2="10.148cm">
          <text:p/>
        </draw:line>
        <draw:line draw:style-name="gr16" draw:text-style-name="P6" draw:layer="layout" svg:x1="9.306cm" svg:y1="8.645cm" svg:x2="7.653cm" svg:y2="10.146cm">
          <text:p/>
        </draw:line>
        <draw:line draw:style-name="gr16" draw:text-style-name="P6" draw:layer="layout" svg:x1="9.834cm" svg:y1="9.43cm" svg:x2="7.604cm" svg:y2="10.159cm">
          <text:p/>
        </draw:line>
        <draw:line draw:style-name="gr16" draw:text-style-name="P6" draw:layer="layout" svg:x1="8.58cm" svg:y1="8.029cm" svg:x2="7.651cm" svg:y2="10.148cm">
          <text:p/>
        </draw:line>
        <draw:line draw:style-name="gr16" draw:text-style-name="P6" draw:layer="controls" svg:x1="5.608cm" svg:y1="16.017cm" svg:x2="7.585cm" svg:y2="17.346cm">
          <text:p/>
        </draw:line>
        <draw:line draw:style-name="gr16" draw:text-style-name="P6" draw:layer="controls" svg:x1="5.406cm" svg:y1="16.629cm" svg:x2="7.636cm" svg:y2="17.358cm">
          <text:p/>
        </draw:line>
        <draw:line draw:style-name="gr16" draw:text-style-name="P6" draw:layer="controls" svg:x1="6.537cm" svg:y1="15.29cm" svg:x2="7.586cm" svg:y2="17.348cm">
          <text:p/>
        </draw:line>
        <draw:line draw:style-name="gr16" draw:text-style-name="P6" draw:layer="layout" svg:x1="7.118cm" svg:y1="15.058cm" svg:x2="7.587cm" svg:y2="17.349cm">
          <text:p/>
        </draw:line>
        <draw:line draw:style-name="gr16" draw:text-style-name="P6" draw:layer="layout" svg:x1="6.072cm" svg:y1="15.61cm" svg:x2="7.586cm" svg:y2="17.347cm">
          <text:p/>
        </draw:line>
        <draw:line draw:style-name="gr16" draw:text-style-name="P6" draw:layer="layout" svg:x1="8.124cm" svg:y1="15.059cm" svg:x2="7.655cm" svg:y2="17.35cm">
          <text:p/>
        </draw:line>
        <draw:line draw:style-name="gr16" draw:text-style-name="P6" draw:layer="layout" svg:x1="9.17cm" svg:y1="15.611cm" svg:x2="7.656cm" svg:y2="17.348cm">
          <text:p/>
        </draw:line>
        <draw:line draw:style-name="gr16" draw:text-style-name="P6" draw:layer="layout" svg:x1="9.634cm" svg:y1="16.018cm" svg:x2="7.657cm" svg:y2="17.347cm">
          <text:p/>
        </draw:line>
        <draw:line draw:style-name="gr16" draw:text-style-name="P6" draw:layer="layout" svg:x1="9.836cm" svg:y1="16.63cm" svg:x2="7.606cm" svg:y2="17.359cm">
          <text:p/>
        </draw:line>
        <draw:line draw:style-name="gr16" draw:text-style-name="P6" draw:layer="layout" svg:x1="8.705cm" svg:y1="15.291cm" svg:x2="7.656cm" svg:y2="17.349cm">
          <text:p/>
        </draw:line>
        <draw:line draw:style-name="gr16" draw:text-style-name="P6" draw:layer="layout" svg:x1="8.368cm" svg:y1="11.397cm" svg:x2="7.652cm" svg:y2="13.649cm">
          <text:p/>
        </draw:line>
        <draw:line draw:style-name="gr16" draw:text-style-name="P6" draw:layer="layout" svg:x1="6.87cm" svg:y1="11.397cm" svg:x2="7.586cm" svg:y2="13.649cm">
          <text:p/>
        </draw:line>
        <draw:line draw:style-name="gr16" draw:text-style-name="P6" draw:layer="layout" svg:x1="5.737cm" svg:y1="12.385cm" svg:x2="7.585cm" svg:y2="13.646cm">
          <text:p/>
        </draw:line>
        <draw:line draw:style-name="gr16" draw:text-style-name="P6" draw:layer="layout" svg:x1="5.404cm" svg:y1="12.93cm" svg:x2="7.634cm" svg:y2="13.659cm">
          <text:p/>
        </draw:line>
        <draw:line draw:style-name="gr16" draw:text-style-name="P6" draw:layer="layout" svg:x1="6.289cm" svg:y1="11.862cm" svg:x2="7.587cm" svg:y2="13.648cm">
          <text:p/>
        </draw:line>
        <draw:line draw:style-name="gr16" draw:text-style-name="P6" draw:layer="layout" svg:x1="9.501cm" svg:y1="12.385cm" svg:x2="7.653cm" svg:y2="13.646cm">
          <text:p/>
        </draw:line>
        <draw:line draw:style-name="gr16" draw:text-style-name="P6" draw:layer="layout" svg:x1="9.834cm" svg:y1="12.93cm" svg:x2="7.604cm" svg:y2="13.659cm">
          <text:p/>
        </draw:line>
        <draw:line draw:style-name="gr16" draw:text-style-name="P6" draw:layer="layout" svg:x1="8.949cm" svg:y1="11.862cm" svg:x2="7.651cm" svg:y2="13.648cm">
          <text:p/>
        </draw:line>
      </draw:page>
      <draw:page draw:name="page110" draw:style-name="dp1" draw:master-page-name="Default_5f_">
        <draw:frame draw:style-name="gr346" draw:text-style-name="P14" draw:layer="layout" svg:width="11.836cm" svg:height="16.604cm" svg:x="1.84cm" svg:y="1.629cm">
          <draw:text-box>
            <text:p text:style-name="P11"><text:span text:style-name="T5">These sequences, from squares to sphere and circle, summaries the sequential pattern from our world to the universe of many dimensions.</text:span></text:p>
            <text:p text:style-name="P11"><text:span text:style-name="T5"/></text:p>
            <text:p text:style-name="P11"><text:span text:style-name="T5"/></text:p>
            <text:p text:style-name="P11"><text:span text:style-name="T5">2D</text:span></text:p>
            <text:p text:style-name="P11"><text:span text:style-name="T5"/></text:p>
            <text:p text:style-name="P11"><text:span text:style-name="T5">3D</text:span></text:p>
            <text:p text:style-name="P11"><text:span text:style-name="T5"/></text:p>
            <text:p text:style-name="P11"><text:span text:style-name="T5">4D</text:span></text:p>
            <text:p text:style-name="P11"><text:span text:style-name="T5"/></text:p>
            <text:p text:style-name="P11"><text:span text:style-name="T5">5D</text:span></text:p>
            <text:p text:style-name="P11"><text:span text:style-name="T5"/></text:p>
            <text:p text:style-name="P11"><text:span text:style-name="T5">6D</text:span></text:p>
            <text:p text:style-name="P11"><text:span text:style-name="T5"/></text:p>
            <text:p text:style-name="P11"><text:span text:style-name="T5">7D</text:span></text:p>
            <text:p text:style-name="P11"><text:span text:style-name="T5"/></text:p>
            <text:p text:style-name="P11"><text:span text:style-name="T5">8D</text:span></text:p>
            <text:p text:style-name="P11"><text:span text:style-name="T5"/></text:p>
            <text:p text:style-name="P11"><text:span text:style-name="T5">… <text:s text:c="23"/>… <text:s text:c="8"/></text:span><text:span text:style-name="T5">...</text:span></text:p>
            <text:p text:style-name="P11"><text:span text:style-name="T5"/></text:p>
            <text:p text:style-name="P11"><text:span text:style-name="T5">Many-D</text:span></text:p>
          </draw:text-box>
        </draw:frame>
        <draw:frame draw:style-name="gr347" draw:text-style-name="P20" draw:layer="layout" svg:width="11.836cm" svg:height="3.326cm" svg:x="0.141cm" svg:y="25.812cm">
          <draw:text-box>
            <text:p text:style-name="P19"><text:span text:style-name="T13">Below is the outline of a 8D cube.</text:span></text:p>
          </draw:text-box>
        </draw:frame>
        <draw:line draw:style-name="gr348" draw:text-style-name="P21" draw:layer="layout" svg:x1="4.886cm" svg:y1="42.416cm" svg:x2="5.958cm" svg:y2="42.766cm">
          <text:p/>
        </draw:line>
        <draw:line draw:style-name="gr349" draw:text-style-name="P21" draw:layer="layout" svg:x1="3.942cm" svg:y1="41.737cm" svg:x2="4.897cm" svg:y2="42.418cm">
          <text:p/>
        </draw:line>
        <draw:line draw:style-name="gr350" draw:text-style-name="P21" draw:layer="layout" svg:x1="3.194cm" svg:y1="40.842cm" svg:x2="3.918cm" svg:y2="41.72cm">
          <text:p/>
        </draw:line>
        <draw:line draw:style-name="gr351" draw:text-style-name="P21" draw:layer="layout" svg:x1="2.762cm" svg:y1="39.832cm" svg:x2="3.208cm" svg:y2="40.85cm">
          <text:p/>
        </draw:line>
        <draw:line draw:style-name="gr352" draw:text-style-name="P21" draw:layer="layout" svg:x1="3.225cm" svg:y1="38.824cm" svg:x2="2.779cm" svg:y2="39.842cm">
          <text:p/>
        </draw:line>
        <draw:line draw:style-name="gr353" draw:text-style-name="P21" draw:layer="layout" svg:x1="3.23cm" svg:y1="38.824cm" svg:x2="3.954cm" svg:y2="37.946cm">
          <text:p/>
        </draw:line>
        <draw:line draw:style-name="gr354" draw:text-style-name="P21" draw:layer="layout" svg:x1="5.992cm" svg:y1="36.914cm" svg:x2="4.92cm" svg:y2="37.264cm">
          <text:p/>
        </draw:line>
        <draw:line draw:style-name="gr355" draw:text-style-name="P21" draw:layer="layout" svg:x1="7.014cm" svg:y1="42.417cm" svg:x2="5.942cm" svg:y2="42.767cm">
          <text:p/>
        </draw:line>
        <draw:line draw:style-name="gr356" draw:text-style-name="P21" draw:layer="layout" svg:x1="7.957cm" svg:y1="41.737cm" svg:x2="7.002cm" svg:y2="42.418cm">
          <text:p/>
        </draw:line>
        <draw:line draw:style-name="gr357" draw:text-style-name="P21" draw:layer="layout" svg:x1="8.705cm" svg:y1="40.843cm" svg:x2="7.981cm" svg:y2="41.721cm">
          <text:p/>
        </draw:line>
        <draw:line draw:style-name="gr358" draw:text-style-name="P21" draw:layer="layout" svg:x1="9.137cm" svg:y1="39.832cm" svg:x2="8.691cm" svg:y2="40.85cm">
          <text:p/>
        </draw:line>
        <draw:line draw:style-name="gr359" draw:text-style-name="P21" draw:layer="layout" svg:x1="8.673cm" svg:y1="38.824cm" svg:x2="9.119cm" svg:y2="39.842cm">
          <text:p/>
        </draw:line>
        <draw:line draw:style-name="gr360" draw:text-style-name="P21" draw:layer="layout" svg:x1="8.669cm" svg:y1="38.824cm" svg:x2="7.945cm" svg:y2="37.946cm">
          <text:p/>
        </draw:line>
        <draw:line draw:style-name="gr361" draw:text-style-name="P21" draw:layer="layout" svg:x1="4.913cm" svg:y1="37.255cm" svg:x2="3.958cm" svg:y2="37.936cm">
          <text:p/>
        </draw:line>
        <draw:line draw:style-name="gr362" draw:text-style-name="P21" draw:layer="layout" svg:x1="5.934cm" svg:y1="36.914cm" svg:x2="7.006cm" svg:y2="37.264cm">
          <text:p/>
        </draw:line>
        <draw:line draw:style-name="gr363" draw:text-style-name="P21" draw:layer="layout" svg:x1="6.995cm" svg:y1="37.255cm" svg:x2="7.95cm" svg:y2="37.936cm">
          <text:p/>
        </draw:line>
        <draw:g>
          <draw:line draw:style-name="gr13" draw:text-style-name="P6" draw:layer="layout" svg:x1="6.869cm" svg:y1="9.724cm" svg:x2="7.292cm" svg:y2="9.98cm">
            <text:p/>
          </draw:line>
          <draw:line draw:style-name="gr13" draw:text-style-name="P6" draw:layer="layout" svg:x1="7.062cm" svg:y1="9.583cm" svg:x2="7.289cm" svg:y2="9.982cm">
            <text:p/>
          </draw:line>
          <draw:line draw:style-name="gr14" draw:text-style-name="P6" draw:layer="layout" svg:x1="7.287cm" svg:y1="9.98cm" svg:x2="7.71cm" svg:y2="9.724cm">
            <text:p/>
          </draw:line>
          <draw:line draw:style-name="gr14" draw:text-style-name="P6" draw:layer="layout" svg:x1="7.294cm" svg:y1="9.982cm" svg:x2="7.521cm" svg:y2="9.583cm">
            <text:p/>
          </draw:line>
          <draw:line draw:style-name="gr13" draw:text-style-name="P6" draw:layer="layout" svg:x1="6.638cm" svg:y1="9.326cm" svg:x2="7.061cm" svg:y2="9.582cm">
            <text:p/>
          </draw:line>
          <draw:line draw:style-name="gr14" draw:text-style-name="P6" draw:layer="layout" svg:x1="6.642cm" svg:y1="9.33cm" svg:x2="6.869cm" svg:y2="9.729cm">
            <text:p/>
          </draw:line>
          <draw:line draw:style-name="gr14" draw:text-style-name="P6" draw:layer="layout" svg:x1="7.066cm" svg:y1="9.581cm" svg:x2="7.293cm" svg:y2="9.182cm">
            <text:p/>
          </draw:line>
          <draw:line draw:style-name="gr14" draw:text-style-name="P6" draw:layer="layout" svg:x1="7.292cm" svg:y1="9.184cm" svg:x2="7.519cm" svg:y2="9.583cm">
            <text:p/>
          </draw:line>
          <draw:line draw:style-name="gr14" draw:text-style-name="P6" draw:layer="layout" svg:x1="7.521cm" svg:y1="9.584cm" svg:x2="7.944cm" svg:y2="9.328cm">
            <text:p/>
          </draw:line>
          <draw:line draw:style-name="gr14" draw:text-style-name="P6" draw:layer="layout" svg:x1="7.709cm" svg:y1="9.725cm" svg:x2="7.942cm" svg:y2="9.324cm">
            <text:p/>
          </draw:line>
          <draw:line draw:style-name="gr14" draw:text-style-name="P6" draw:layer="layout" svg:x1="6.643cm" svg:y1="9.328cm" svg:x2="6.871cm" svg:y2="8.928cm">
            <text:p/>
          </draw:line>
          <draw:line draw:style-name="gr14" draw:text-style-name="P6" draw:layer="layout" svg:x1="6.869cm" svg:y1="8.929cm" svg:x2="7.292cm" svg:y2="9.185cm">
            <text:p/>
          </draw:line>
          <draw:line draw:style-name="gr14" draw:text-style-name="P6" draw:layer="layout" svg:x1="7.711cm" svg:y1="8.93cm" svg:x2="7.938cm" svg:y2="9.329cm">
            <text:p/>
          </draw:line>
          <draw:line draw:style-name="gr14" draw:text-style-name="P6" draw:layer="layout" svg:x1="7.285cm" svg:y1="9.187cm" svg:x2="7.708cm" svg:y2="8.931cm">
            <text:p/>
          </draw:line>
          <draw:line draw:style-name="gr14" draw:text-style-name="P6" draw:layer="layout" svg:x1="6.874cm" svg:y1="8.928cm" svg:x2="7.289cm" svg:y2="8.678cm">
            <text:p/>
          </draw:line>
          <draw:line draw:style-name="gr14" draw:text-style-name="P6" draw:layer="layout" svg:x1="7.285cm" svg:y1="8.676cm" svg:x2="7.708cm" svg:y2="8.932cm">
            <text:p/>
          </draw:line>
        </draw:g>
        <draw:g>
          <draw:line draw:style-name="gr14" draw:text-style-name="P6" draw:layer="layout" svg:x1="6.992cm" svg:y1="12.528cm" svg:x2="7.29cm" svg:y2="12.753cm">
            <text:p/>
          </draw:line>
          <draw:line draw:style-name="gr14" draw:text-style-name="P6" draw:layer="layout" svg:x1="7.146cm" svg:y1="12.452cm" svg:x2="7.29cm" svg:y2="12.753cm">
            <text:p/>
          </draw:line>
          <draw:line draw:style-name="gr14" draw:text-style-name="P6" draw:layer="layout" svg:x1="6.784cm" svg:y1="12.439cm" svg:x2="7.082cm" svg:y2="12.664cm">
            <text:p/>
          </draw:line>
          <draw:line draw:style-name="gr14" draw:text-style-name="P6" draw:layer="layout" svg:x1="6.849cm" svg:y1="12.228cm" svg:x2="7.147cm" svg:y2="12.453cm">
            <text:p/>
          </draw:line>
          <draw:line draw:style-name="gr14" draw:text-style-name="P6" draw:layer="layout" svg:x1="6.847cm" svg:y1="12.228cm" svg:x2="6.991cm" svg:y2="12.529cm">
            <text:p/>
          </draw:line>
          <draw:line draw:style-name="gr14" draw:text-style-name="P6" draw:layer="layout" svg:x1="6.636cm" svg:y1="12.141cm" svg:x2="6.78cm" svg:y2="12.442cm">
            <text:p/>
          </draw:line>
          <draw:line draw:style-name="gr14" draw:text-style-name="P6" draw:layer="layout" svg:x1="7.149cm" svg:y1="12.449cm" svg:x2="7.293cm" svg:y2="12.148cm">
            <text:p/>
          </draw:line>
          <draw:line draw:style-name="gr14" draw:text-style-name="P6" draw:layer="layout" svg:x1="6.849cm" svg:y1="12.232cm" svg:x2="6.993cm" svg:y2="11.931cm">
            <text:p/>
          </draw:line>
          <draw:line draw:style-name="gr14" draw:text-style-name="P6" draw:layer="layout" svg:x1="6.638cm" svg:y1="12.141cm" svg:x2="6.782cm" svg:y2="11.84cm">
            <text:p/>
          </draw:line>
          <draw:line draw:style-name="gr14" draw:text-style-name="P6" draw:layer="layout" svg:x1="6.784cm" svg:y1="11.84cm" svg:x2="7.082cm" svg:y2="11.615cm">
            <text:p/>
          </draw:line>
          <draw:line draw:style-name="gr14" draw:text-style-name="P6" draw:layer="layout" svg:x1="6.78cm" svg:y1="11.838cm" svg:x2="6.992cm" svg:y2="11.928cm">
            <text:p/>
          </draw:line>
          <draw:line draw:style-name="gr14" draw:text-style-name="P6" draw:layer="layout" svg:x1="6.996cm" svg:y1="11.927cm" svg:x2="7.294cm" svg:y2="11.702cm">
            <text:p/>
          </draw:line>
          <draw:line draw:style-name="gr14" draw:text-style-name="P6" draw:layer="layout" svg:x1="6.996cm" svg:y1="11.927cm" svg:x2="7.294cm" svg:y2="11.702cm">
            <text:p/>
          </draw:line>
          <draw:line draw:style-name="gr14" draw:text-style-name="P6" draw:layer="layout" svg:x1="6.994cm" svg:y1="11.928cm" svg:x2="7.292cm" svg:y2="12.153cm">
            <text:p/>
          </draw:line>
          <draw:line draw:style-name="gr14" draw:text-style-name="P6" draw:layer="layout" svg:x1="6.994cm" svg:y1="11.928cm" svg:x2="7.292cm" svg:y2="12.153cm">
            <text:p/>
          </draw:line>
          <draw:line draw:style-name="gr14" draw:text-style-name="P6" draw:layer="layout" svg:x1="6.633cm" svg:y1="12.141cm" svg:x2="6.845cm" svg:y2="12.231cm">
            <text:p/>
          </draw:line>
          <draw:line draw:style-name="gr14" draw:text-style-name="P6" draw:layer="layout" svg:x1="6.777cm" svg:y1="12.439cm" svg:x2="6.989cm" svg:y2="12.529cm">
            <text:p/>
          </draw:line>
          <draw:line draw:style-name="gr14" draw:text-style-name="P6" draw:layer="layout" svg:x1="7.082cm" svg:y1="12.665cm" svg:x2="7.294cm" svg:y2="12.755cm">
            <text:p/>
          </draw:line>
          <draw:line draw:style-name="gr14" draw:text-style-name="P6" draw:layer="layout" svg:x1="7.076cm" svg:y1="11.613cm" svg:x2="7.288cm" svg:y2="11.703cm">
            <text:p/>
          </draw:line>
          <draw:line draw:style-name="gr14" draw:text-style-name="P6" draw:layer="layout" svg:x1="7.076cm" svg:y1="11.613cm" svg:x2="7.288cm" svg:y2="11.703cm">
            <text:p/>
          </draw:line>
          <draw:line draw:style-name="gr14" draw:text-style-name="P6" draw:layer="layout" svg:x1="7.085cm" svg:y1="11.613cm" svg:x2="7.297cm" svg:y2="11.523cm">
            <text:p/>
          </draw:line>
          <draw:line draw:style-name="gr14" draw:text-style-name="P6" draw:layer="layout" svg:x1="7.595cm" svg:y1="12.528cm" svg:x2="7.297cm" svg:y2="12.753cm">
            <text:p/>
          </draw:line>
          <draw:line draw:style-name="gr14" draw:text-style-name="P6" draw:layer="layout" svg:x1="7.441cm" svg:y1="12.453cm" svg:x2="7.297cm" svg:y2="12.754cm">
            <text:p/>
          </draw:line>
          <draw:line draw:style-name="gr14" draw:text-style-name="P6" draw:layer="layout" svg:x1="7.803cm" svg:y1="12.439cm" svg:x2="7.505cm" svg:y2="12.664cm">
            <text:p/>
          </draw:line>
          <draw:line draw:style-name="gr14" draw:text-style-name="P6" draw:layer="layout" svg:x1="7.738cm" svg:y1="12.228cm" svg:x2="7.44cm" svg:y2="12.453cm">
            <text:p/>
          </draw:line>
          <draw:line draw:style-name="gr14" draw:text-style-name="P6" draw:layer="layout" svg:x1="7.74cm" svg:y1="12.228cm" svg:x2="7.596cm" svg:y2="12.529cm">
            <text:p/>
          </draw:line>
          <draw:line draw:style-name="gr14" draw:text-style-name="P6" draw:layer="layout" svg:x1="7.952cm" svg:y1="12.141cm" svg:x2="7.808cm" svg:y2="12.442cm">
            <text:p/>
          </draw:line>
          <draw:line draw:style-name="gr14" draw:text-style-name="P6" draw:layer="layout" svg:x1="7.439cm" svg:y1="12.449cm" svg:x2="7.295cm" svg:y2="12.148cm">
            <text:p/>
          </draw:line>
          <draw:line draw:style-name="gr14" draw:text-style-name="P6" draw:layer="layout" svg:x1="7.738cm" svg:y1="12.233cm" svg:x2="7.594cm" svg:y2="11.932cm">
            <text:p/>
          </draw:line>
          <draw:line draw:style-name="gr14" draw:text-style-name="P6" draw:layer="layout" svg:x1="7.95cm" svg:y1="12.141cm" svg:x2="7.806cm" svg:y2="11.84cm">
            <text:p/>
          </draw:line>
          <draw:line draw:style-name="gr14" draw:text-style-name="P6" draw:layer="layout" svg:x1="7.803cm" svg:y1="11.84cm" svg:x2="7.505cm" svg:y2="11.615cm">
            <text:p/>
          </draw:line>
          <draw:line draw:style-name="gr14" draw:text-style-name="P6" draw:layer="layout" svg:x1="7.807cm" svg:y1="11.839cm" svg:x2="7.595cm" svg:y2="11.929cm">
            <text:p/>
          </draw:line>
          <draw:line draw:style-name="gr14" draw:text-style-name="P6" draw:layer="layout" svg:x1="7.591cm" svg:y1="11.927cm" svg:x2="7.293cm" svg:y2="11.702cm">
            <text:p/>
          </draw:line>
          <draw:line draw:style-name="gr14" draw:text-style-name="P6" draw:layer="layout" svg:x1="7.591cm" svg:y1="11.927cm" svg:x2="7.293cm" svg:y2="11.702cm">
            <text:p/>
          </draw:line>
          <draw:line draw:style-name="gr14" draw:text-style-name="P6" draw:layer="layout" svg:x1="7.593cm" svg:y1="11.928cm" svg:x2="7.295cm" svg:y2="12.153cm">
            <text:p/>
          </draw:line>
          <draw:line draw:style-name="gr14" draw:text-style-name="P6" draw:layer="layout" svg:x1="7.593cm" svg:y1="11.928cm" svg:x2="7.295cm" svg:y2="12.153cm">
            <text:p/>
          </draw:line>
          <draw:line draw:style-name="gr14" draw:text-style-name="P6" draw:layer="layout" svg:x1="7.954cm" svg:y1="12.141cm" svg:x2="7.742cm" svg:y2="12.231cm">
            <text:p/>
          </draw:line>
          <draw:line draw:style-name="gr14" draw:text-style-name="P6" draw:layer="layout" svg:x1="7.81cm" svg:y1="12.439cm" svg:x2="7.598cm" svg:y2="12.529cm">
            <text:p/>
          </draw:line>
          <draw:line draw:style-name="gr14" draw:text-style-name="P6" draw:layer="layout" svg:x1="7.505cm" svg:y1="12.665cm" svg:x2="7.293cm" svg:y2="12.755cm">
            <text:p/>
          </draw:line>
          <draw:line draw:style-name="gr14" draw:text-style-name="P6" draw:layer="layout" svg:x1="7.511cm" svg:y1="11.613cm" svg:x2="7.299cm" svg:y2="11.703cm">
            <text:p/>
          </draw:line>
          <draw:line draw:style-name="gr14" draw:text-style-name="P6" draw:layer="layout" svg:x1="7.511cm" svg:y1="11.613cm" svg:x2="7.299cm" svg:y2="11.703cm">
            <text:p/>
          </draw:line>
          <draw:line draw:style-name="gr14" draw:text-style-name="P6" draw:layer="layout" svg:x1="7.502cm" svg:y1="11.613cm" svg:x2="7.29cm" svg:y2="11.523cm">
            <text:p/>
          </draw:line>
        </draw:g>
        <draw:g>
          <draw:line draw:style-name="gr14" draw:text-style-name="P6" draw:layer="layout" svg:x1="7.278cm" svg:y1="5.736cm" svg:x2="6.596cm" svg:y2="6.418cm">
            <text:p/>
          </draw:line>
          <draw:line draw:style-name="gr14" draw:text-style-name="P6" draw:layer="layout" svg:x1="7.274cm" svg:y1="7.101cm" svg:x2="6.592cm" svg:y2="6.419cm">
            <text:p/>
          </draw:line>
          <draw:line draw:style-name="gr14" draw:text-style-name="P6" draw:layer="layout" svg:x1="7.972cm" svg:y1="6.419cm" svg:x2="7.275cm" svg:y2="7.108cm">
            <text:p/>
          </draw:line>
          <draw:line draw:style-name="gr14" draw:text-style-name="P6" draw:layer="layout" svg:x1="7.961cm" svg:y1="6.418cm" svg:x2="7.279cm" svg:y2="5.736cm">
            <text:p/>
          </draw:line>
        </draw:g>
        <draw:g>
          <draw:line draw:style-name="gr14" draw:text-style-name="P6" draw:layer="layout" svg:x1="6.65cm" svg:y1="8.25cm" svg:x2="7.287cm" svg:y2="8.572cm">
            <text:p/>
          </draw:line>
          <draw:line draw:style-name="gr14" draw:text-style-name="P6" draw:layer="layout" svg:x1="7.284cm" svg:y1="7.829cm" svg:x2="7.283cm" svg:y2="8.573cm">
            <text:p/>
          </draw:line>
          <draw:line draw:style-name="gr14" draw:text-style-name="P6" draw:layer="layout" svg:x1="7.28cm" svg:y1="8.572cm" svg:x2="7.917cm" svg:y2="8.25cm">
            <text:p/>
          </draw:line>
          <draw:line draw:style-name="gr14" draw:text-style-name="P6" draw:layer="layout" svg:x1="7.28cm" svg:y1="7.83cm" svg:x2="7.917cm" svg:y2="7.508cm">
            <text:p/>
          </draw:line>
          <draw:line draw:style-name="gr14" draw:text-style-name="P6" draw:layer="layout" svg:x1="6.65cm" svg:y1="7.508cm" svg:x2="7.287cm" svg:y2="7.83cm">
            <text:p/>
          </draw:line>
          <draw:line draw:style-name="gr14" draw:text-style-name="P6" draw:layer="layout" svg:x1="7.913cm" svg:y1="7.503cm" svg:x2="7.912cm" svg:y2="8.247cm">
            <text:p/>
          </draw:line>
          <draw:line draw:style-name="gr14" draw:text-style-name="P6" draw:layer="layout" svg:x1="6.654cm" svg:y1="7.503cm" svg:x2="6.653cm" svg:y2="8.247cm">
            <text:p/>
          </draw:line>
          <draw:line draw:style-name="gr14" draw:text-style-name="P6" draw:layer="layout" svg:x1="7.28cm" svg:y1="7.193cm" svg:x2="7.917cm" svg:y2="7.515cm">
            <text:p/>
          </draw:line>
          <draw:line draw:style-name="gr14" draw:text-style-name="P6" draw:layer="layout" svg:x1="6.65cm" svg:y1="7.515cm" svg:x2="7.287cm" svg:y2="7.193cm">
            <text:p/>
          </draw:line>
        </draw:g>
        <draw:g>
          <draw:line draw:style-name="gr14" draw:text-style-name="P6" draw:layer="layout" svg:x1="6.828cm" svg:y1="11.184cm" svg:x2="7.263cm" svg:y2="11.352cm">
            <text:p/>
          </draw:line>
          <draw:line draw:style-name="gr14" draw:text-style-name="P6" draw:layer="layout" svg:x1="6.983cm" svg:y1="11.031cm" svg:x2="7.268cm" svg:y2="11.353cm">
            <text:p/>
          </draw:line>
          <draw:line draw:style-name="gr14" draw:text-style-name="P6" draw:layer="layout" svg:x1="6.625cm" svg:y1="10.892cm" svg:x2="6.833cm" svg:y2="11.187cm">
            <text:p/>
          </draw:line>
          <draw:line draw:style-name="gr14" draw:text-style-name="P6" draw:layer="layout" svg:x1="6.625cm" svg:y1="10.498cm" svg:x2="6.987cm" svg:y2="10.641cm">
            <text:p/>
          </draw:line>
          <draw:line draw:style-name="gr14" draw:text-style-name="P6" draw:layer="layout" svg:x1="6.911cm" svg:y1="10.18cm" svg:x2="7.27cm" svg:y2="10.067cm">
            <text:p/>
          </draw:line>
          <draw:line draw:style-name="gr14" draw:text-style-name="P6" draw:layer="layout" svg:x1="7.267cm" svg:y1="10.964cm" svg:x2="7.269cm" svg:y2="11.353cm">
            <text:p/>
          </draw:line>
          <draw:line draw:style-name="gr14" draw:text-style-name="P6" draw:layer="layout" svg:x1="6.627cm" svg:y1="10.892cm" svg:x2="6.981cm" svg:y2="11.03cm">
            <text:p/>
          </draw:line>
          <draw:line draw:style-name="gr14" draw:text-style-name="P6" draw:layer="layout" svg:x1="6.631cm" svg:y1="10.5cm" svg:x2="6.916cm" svg:y2="10.178cm">
            <text:p/>
          </draw:line>
          <draw:line draw:style-name="gr14" draw:text-style-name="P6" draw:layer="layout" svg:x1="6.985cm" svg:y1="10.638cm" svg:x2="6.987cm" svg:y2="11.027cm">
            <text:p/>
          </draw:line>
          <draw:line draw:style-name="gr14" draw:text-style-name="P6" draw:layer="layout" svg:x1="6.627cm" svg:y1="10.502cm" svg:x2="6.629cm" svg:y2="10.891cm">
            <text:p/>
          </draw:line>
          <draw:line draw:style-name="gr14" draw:text-style-name="P6" draw:layer="layout" svg:x1="6.921cm" svg:y1="10.182cm" svg:x2="7.269cm" svg:y2="10.322cm">
            <text:p/>
          </draw:line>
          <draw:line draw:style-name="gr14" draw:text-style-name="P6" draw:layer="layout" svg:x1="6.989cm" svg:y1="10.639cm" svg:x2="7.274cm" svg:y2="10.317cm">
            <text:p/>
          </draw:line>
          <draw:line draw:style-name="gr14" draw:text-style-name="P6" draw:layer="layout" svg:x1="6.98cm" svg:y1="10.638cm" svg:x2="7.265cm" svg:y2="10.96cm">
            <text:p/>
          </draw:line>
          <draw:line draw:style-name="gr14" draw:text-style-name="P6" draw:layer="layout" svg:x1="7.708cm" svg:y1="11.184cm" svg:x2="7.273cm" svg:y2="11.352cm">
            <text:p/>
          </draw:line>
          <draw:line draw:style-name="gr14" draw:text-style-name="P6" draw:layer="layout" svg:x1="7.552cm" svg:y1="11.031cm" svg:x2="7.267cm" svg:y2="11.353cm">
            <text:p/>
          </draw:line>
          <draw:line draw:style-name="gr14" draw:text-style-name="P6" draw:layer="layout" svg:x1="7.911cm" svg:y1="10.892cm" svg:x2="7.703cm" svg:y2="11.187cm">
            <text:p/>
          </draw:line>
          <draw:line draw:style-name="gr14" draw:text-style-name="P6" draw:layer="layout" svg:x1="7.911cm" svg:y1="10.498cm" svg:x2="7.549cm" svg:y2="10.641cm">
            <text:p/>
          </draw:line>
          <draw:line draw:style-name="gr14" draw:text-style-name="P6" draw:layer="layout" svg:x1="7.624cm" svg:y1="10.18cm" svg:x2="7.266cm" svg:y2="10.072cm">
            <text:p/>
          </draw:line>
          <draw:line draw:style-name="gr14" draw:text-style-name="P6" draw:layer="layout" svg:x1="7.908cm" svg:y1="10.892cm" svg:x2="7.554cm" svg:y2="11.03cm">
            <text:p/>
          </draw:line>
          <draw:line draw:style-name="gr14" draw:text-style-name="P6" draw:layer="layout" svg:x1="7.904cm" svg:y1="10.5cm" svg:x2="7.619cm" svg:y2="10.178cm">
            <text:p/>
          </draw:line>
          <draw:line draw:style-name="gr14" draw:text-style-name="P6" draw:layer="layout" svg:x1="7.55cm" svg:y1="10.638cm" svg:x2="7.548cm" svg:y2="11.027cm">
            <text:p/>
          </draw:line>
          <draw:line draw:style-name="gr14" draw:text-style-name="P6" draw:layer="layout" svg:x1="7.909cm" svg:y1="10.502cm" svg:x2="7.907cm" svg:y2="10.891cm">
            <text:p/>
          </draw:line>
          <draw:line draw:style-name="gr14" draw:text-style-name="P6" draw:layer="layout" svg:x1="7.614cm" svg:y1="10.182cm" svg:x2="7.266cm" svg:y2="10.322cm">
            <text:p/>
          </draw:line>
          <draw:line draw:style-name="gr14" draw:text-style-name="P6" draw:layer="layout" svg:x1="7.547cm" svg:y1="10.639cm" svg:x2="7.262cm" svg:y2="10.317cm">
            <text:p/>
          </draw:line>
          <draw:line draw:style-name="gr14" draw:text-style-name="P6" draw:layer="layout" svg:x1="7.555cm" svg:y1="10.638cm" svg:x2="7.27cm" svg:y2="10.96cm">
            <text:p/>
          </draw:line>
        </draw:g>
        <draw:g>
          <draw:line draw:style-name="gr16" draw:text-style-name="P6" draw:layer="layout" svg:x1="7.053cm" svg:y1="14.01cm" svg:x2="7.278cm" svg:y2="14.18cm">
            <text:p/>
          </draw:line>
          <draw:line draw:style-name="gr16" draw:text-style-name="P6" draw:layer="layout" svg:x1="7.002cm" svg:y1="14.101cm" svg:x2="7.284cm" svg:y2="14.181cm">
            <text:p/>
          </draw:line>
          <draw:line draw:style-name="gr16" draw:text-style-name="P6" draw:layer="layout" svg:x1="7.16cm" svg:y1="13.947cm" svg:x2="7.277cm" svg:y2="14.18cm">
            <text:p/>
          </draw:line>
          <draw:line draw:style-name="gr16" draw:text-style-name="P6" draw:layer="layout" svg:x1="7.281cm" svg:y1="13.91cm" svg:x2="7.281cm" svg:y2="14.18cm">
            <text:p/>
          </draw:line>
          <draw:line draw:style-name="gr16" draw:text-style-name="P6" draw:layer="layout" svg:x1="6.776cm" svg:y1="13.931cm" svg:x2="7.001cm" svg:y2="14.101cm">
            <text:p/>
          </draw:line>
          <draw:line draw:style-name="gr16" draw:text-style-name="P6" draw:layer="layout" svg:x1="6.659cm" svg:y1="13.696cm" svg:x2="6.776cm" svg:y2="13.929cm">
            <text:p/>
          </draw:line>
          <draw:line draw:style-name="gr16" draw:text-style-name="P6" draw:layer="layout" svg:x1="6.658cm" svg:y1="13.424cm" svg:x2="6.658cm" svg:y2="13.694cm">
            <text:p/>
          </draw:line>
          <draw:line draw:style-name="gr16" draw:text-style-name="P6" draw:layer="layout" svg:x1="6.935cm" svg:y1="13.777cm" svg:x2="7.052cm" svg:y2="14.01cm">
            <text:p/>
          </draw:line>
          <draw:line draw:style-name="gr16" draw:text-style-name="P6" draw:layer="layout" svg:x1="6.774cm" svg:y1="13.933cm" svg:x2="7.056cm" svg:y2="14.013cm">
            <text:p/>
          </draw:line>
          <draw:line draw:style-name="gr16" draw:text-style-name="P6" draw:layer="layout" svg:x1="6.657cm" svg:y1="13.697cm" svg:x2="6.939cm" svg:y2="13.777cm">
            <text:p/>
          </draw:line>
          <draw:line draw:style-name="gr16" draw:text-style-name="P6" draw:layer="layout" svg:x1="6.937cm" svg:y1="13.777cm" svg:x2="7.162cm" svg:y2="13.947cm">
            <text:p/>
          </draw:line>
          <draw:line draw:style-name="gr16" draw:text-style-name="P6" draw:layer="layout" svg:x1="6.659cm" svg:y1="13.425cm" svg:x2="6.941cm" svg:y2="13.505cm">
            <text:p/>
          </draw:line>
          <draw:line draw:style-name="gr16" draw:text-style-name="P6" draw:layer="layout" svg:x1="6.939cm" svg:y1="13.506cm" svg:x2="6.939cm" svg:y2="13.776cm">
            <text:p/>
          </draw:line>
          <draw:line draw:style-name="gr16" draw:text-style-name="P6" draw:layer="layout" svg:x1="7.16cm" svg:y1="13.674cm" svg:x2="7.16cm" svg:y2="13.944cm">
            <text:p/>
          </draw:line>
          <draw:line draw:style-name="gr16" draw:text-style-name="P6" draw:layer="layout" svg:x1="6.94cm" svg:y1="13.505cm" svg:x2="7.165cm" svg:y2="13.675cm">
            <text:p/>
          </draw:line>
          <draw:line draw:style-name="gr16" draw:text-style-name="P6" draw:layer="layout" svg:x1="7.164cm" svg:y1="13.675cm" svg:x2="7.281cm" svg:y2="13.908cm">
            <text:p/>
          </draw:line>
          <draw:line draw:style-name="gr16" draw:text-style-name="P6" draw:layer="layout" svg:x1="6.775cm" svg:y1="13.187cm" svg:x2="6.658cm" svg:y2="13.42cm">
            <text:p/>
          </draw:line>
          <draw:line draw:style-name="gr16" draw:text-style-name="P6" draw:layer="layout" svg:x1="7.058cm" svg:y1="13.269cm" svg:x2="6.941cm" svg:y2="13.502cm">
            <text:p/>
          </draw:line>
          <draw:line draw:style-name="gr16" draw:text-style-name="P6" draw:layer="layout" svg:x1="7.281cm" svg:y1="13.441cm" svg:x2="7.164cm" svg:y2="13.674cm">
            <text:p/>
          </draw:line>
          <draw:line draw:style-name="gr16" draw:text-style-name="P6" draw:layer="layout" svg:x1="7.059cm" svg:y1="13.272cm" svg:x2="7.284cm" svg:y2="13.442cm">
            <text:p/>
          </draw:line>
          <draw:line draw:style-name="gr16" draw:text-style-name="P6" draw:layer="layout" svg:x1="6.776cm" svg:y1="13.19cm" svg:x2="7.058cm" svg:y2="13.27cm">
            <text:p/>
          </draw:line>
          <draw:line draw:style-name="gr16" draw:text-style-name="P6" draw:layer="layout" svg:x1="7.511cm" svg:y1="14.01cm" svg:x2="7.286cm" svg:y2="14.18cm">
            <text:p/>
          </draw:line>
          <draw:line draw:style-name="gr16" draw:text-style-name="P6" draw:layer="layout" svg:x1="7.563cm" svg:y1="14.101cm" svg:x2="7.281cm" svg:y2="14.181cm">
            <text:p/>
          </draw:line>
          <draw:line draw:style-name="gr16" draw:text-style-name="P6" draw:layer="layout" svg:x1="7.403cm" svg:y1="13.947cm" svg:x2="7.286cm" svg:y2="14.18cm">
            <text:p/>
          </draw:line>
          <draw:line draw:style-name="gr16" draw:text-style-name="P6" draw:layer="layout" svg:x1="7.282cm" svg:y1="13.91cm" svg:x2="7.282cm" svg:y2="14.18cm">
            <text:p/>
          </draw:line>
          <draw:line draw:style-name="gr16" draw:text-style-name="P6" draw:layer="layout" svg:x1="7.788cm" svg:y1="13.931cm" svg:x2="7.563cm" svg:y2="14.101cm">
            <text:p/>
          </draw:line>
          <draw:line draw:style-name="gr16" draw:text-style-name="P6" draw:layer="layout" svg:x1="7.905cm" svg:y1="13.696cm" svg:x2="7.788cm" svg:y2="13.929cm">
            <text:p/>
          </draw:line>
          <draw:line draw:style-name="gr16" draw:text-style-name="P6" draw:layer="layout" svg:x1="7.905cm" svg:y1="13.424cm" svg:x2="7.905cm" svg:y2="13.694cm">
            <text:p/>
          </draw:line>
          <draw:line draw:style-name="gr16" draw:text-style-name="P6" draw:layer="layout" svg:x1="7.629cm" svg:y1="13.777cm" svg:x2="7.512cm" svg:y2="14.01cm">
            <text:p/>
          </draw:line>
          <draw:line draw:style-name="gr16" draw:text-style-name="P6" draw:layer="layout" svg:x1="7.79cm" svg:y1="13.933cm" svg:x2="7.508cm" svg:y2="14.013cm">
            <text:p/>
          </draw:line>
          <draw:line draw:style-name="gr16" draw:text-style-name="P6" draw:layer="layout" svg:x1="7.907cm" svg:y1="13.697cm" svg:x2="7.625cm" svg:y2="13.777cm">
            <text:p/>
          </draw:line>
          <draw:line draw:style-name="gr16" draw:text-style-name="P6" draw:layer="layout" svg:x1="7.628cm" svg:y1="13.777cm" svg:x2="7.403cm" svg:y2="13.947cm">
            <text:p/>
          </draw:line>
          <draw:line draw:style-name="gr16" draw:text-style-name="P6" draw:layer="layout" svg:x1="7.905cm" svg:y1="13.425cm" svg:x2="7.623cm" svg:y2="13.505cm">
            <text:p/>
          </draw:line>
          <draw:line draw:style-name="gr16" draw:text-style-name="P6" draw:layer="layout" svg:x1="7.625cm" svg:y1="13.506cm" svg:x2="7.625cm" svg:y2="13.776cm">
            <text:p/>
          </draw:line>
          <draw:line draw:style-name="gr16" draw:text-style-name="P6" draw:layer="layout" svg:x1="7.405cm" svg:y1="13.674cm" svg:x2="7.405cm" svg:y2="13.944cm">
            <text:p/>
          </draw:line>
          <draw:line draw:style-name="gr16" draw:text-style-name="P6" draw:layer="layout" svg:x1="7.625cm" svg:y1="13.505cm" svg:x2="7.4cm" svg:y2="13.675cm">
            <text:p/>
          </draw:line>
          <draw:line draw:style-name="gr16" draw:text-style-name="P6" draw:layer="layout" svg:x1="7.4cm" svg:y1="13.676cm" svg:x2="7.283cm" svg:y2="13.909cm">
            <text:p/>
          </draw:line>
          <draw:line draw:style-name="gr16" draw:text-style-name="P6" draw:layer="layout" svg:x1="7.789cm" svg:y1="13.187cm" svg:x2="7.906cm" svg:y2="13.42cm">
            <text:p/>
          </draw:line>
          <draw:line draw:style-name="gr16" draw:text-style-name="P6" draw:layer="layout" svg:x1="7.506cm" svg:y1="13.269cm" svg:x2="7.623cm" svg:y2="13.502cm">
            <text:p/>
          </draw:line>
          <draw:line draw:style-name="gr16" draw:text-style-name="P6" draw:layer="layout" svg:x1="7.283cm" svg:y1="13.441cm" svg:x2="7.4cm" svg:y2="13.674cm">
            <text:p/>
          </draw:line>
          <draw:line draw:style-name="gr16" draw:text-style-name="P6" draw:layer="layout" svg:x1="7.505cm" svg:y1="13.272cm" svg:x2="7.28cm" svg:y2="13.442cm">
            <text:p/>
          </draw:line>
          <draw:line draw:style-name="gr16" draw:text-style-name="P6" draw:layer="layout" svg:x1="7.787cm" svg:y1="13.191cm" svg:x2="7.505cm" svg:y2="13.271cm">
            <text:p/>
          </draw:line>
          <draw:line draw:style-name="gr16" draw:text-style-name="P6" draw:layer="layout" svg:x1="7.285cm" svg:y1="13.1cm" svg:x2="7.06cm" svg:y2="13.27cm">
            <text:p/>
          </draw:line>
          <draw:line draw:style-name="gr16" draw:text-style-name="P6" draw:layer="layout" svg:x1="7.002cm" svg:y1="13.017cm" svg:x2="6.777cm" svg:y2="13.187cm">
            <text:p/>
          </draw:line>
          <draw:line draw:style-name="gr16" draw:text-style-name="P6" draw:layer="layout" svg:x1="7.284cm" svg:y1="12.938cm" svg:x2="7.002cm" svg:y2="13.018cm">
            <text:p/>
          </draw:line>
          <draw:line draw:style-name="gr16" draw:text-style-name="P6" draw:layer="layout" svg:x1="7.007cm" svg:y1="13.017cm" svg:x2="7.289cm" svg:y2="13.097cm">
            <text:p/>
          </draw:line>
          <draw:line draw:style-name="gr16" draw:text-style-name="P6" draw:layer="layout" svg:x1="7.285cm" svg:y1="13.1cm" svg:x2="7.51cm" svg:y2="13.27cm">
            <text:p/>
          </draw:line>
          <draw:line draw:style-name="gr16" draw:text-style-name="P6" draw:layer="layout" svg:x1="7.566cm" svg:y1="13.017cm" svg:x2="7.791cm" svg:y2="13.187cm">
            <text:p/>
          </draw:line>
          <draw:line draw:style-name="gr16" draw:text-style-name="P6" draw:layer="layout" svg:x1="7.286cm" svg:y1="12.938cm" svg:x2="7.568cm" svg:y2="13.018cm">
            <text:p/>
          </draw:line>
          <draw:line draw:style-name="gr16" draw:text-style-name="P6" draw:layer="layout" svg:x1="7.564cm" svg:y1="13.017cm" svg:x2="7.282cm" svg:y2="13.097cm">
            <text:p/>
          </draw:line>
        </draw:g>
        <draw:custom-shape draw:style-name="gr134" draw:text-style-name="P6" draw:layer="layout" svg:width="1.251cm" svg:height="1.251cm" svg:x="6.6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6.621cm" svg:y1="5.492cm" svg:x2="6.665cm" svg:y2="18.624cm">
          <text:p/>
        </draw:line>
        <draw:line draw:style-name="gr23" draw:text-style-name="P6" draw:layer="layout" svg:x1="7.921cm" svg:y1="5.492cm" svg:x2="7.938cm" svg:y2="18.598cm">
          <text:p/>
        </draw:line>
        <draw:g>
          <draw:line draw:style-name="gr16" draw:text-style-name="P6" draw:layer="layout" svg:x1="7.083cm" svg:y1="15.438cm" svg:x2="7.279cm" svg:y2="15.57cm">
            <text:p/>
          </draw:line>
          <draw:line draw:style-name="gr16" draw:text-style-name="P6" draw:layer="layout" svg:x1="7.144cm" svg:y1="15.392cm" svg:x2="7.28cm" svg:y2="15.57cm">
            <text:p/>
          </draw:line>
          <draw:line draw:style-name="gr16" draw:text-style-name="P6" draw:layer="layout" svg:x1="7.045cm" svg:y1="15.5cm" svg:x2="7.281cm" svg:y2="15.57cm">
            <text:p/>
          </draw:line>
          <draw:line draw:style-name="gr16" draw:text-style-name="P6" draw:layer="layout" svg:x1="7.218cm" svg:y1="15.359cm" svg:x2="7.281cm" svg:y2="15.57cm">
            <text:p/>
          </draw:line>
          <draw:line draw:style-name="gr16" draw:text-style-name="P6" draw:layer="layout" svg:x1="7.281cm" svg:y1="14.392cm" svg:x2="7.045cm" svg:y2="14.462cm">
            <text:p/>
          </draw:line>
          <draw:line draw:style-name="gr16" draw:text-style-name="P6" draw:layer="layout" svg:x1="6.848cm" svg:y1="15.368cm" svg:x2="7.044cm" svg:y2="15.5cm">
            <text:p/>
          </draw:line>
          <draw:line draw:style-name="gr16" draw:text-style-name="P6" draw:layer="layout" svg:x1="6.848cm" svg:y1="15.369cm" svg:x2="7.084cm" svg:y2="15.439cm">
            <text:p/>
          </draw:line>
          <draw:line draw:style-name="gr16" draw:text-style-name="P6" draw:layer="layout" svg:x1="6.948cm" svg:y1="15.26cm" svg:x2="7.084cm" svg:y2="15.438cm">
            <text:p/>
          </draw:line>
          <draw:line draw:style-name="gr16" draw:text-style-name="P6" draw:layer="layout" svg:x1="6.949cm" svg:y1="15.26cm" svg:x2="7.145cm" svg:y2="15.392cm">
            <text:p/>
          </draw:line>
          <draw:line draw:style-name="gr16" draw:text-style-name="P6" draw:layer="layout" svg:x1="7.082cm" svg:y1="15.181cm" svg:x2="7.145cm" svg:y2="15.392cm">
            <text:p/>
          </draw:line>
          <draw:line draw:style-name="gr16" draw:text-style-name="P6" draw:layer="layout" svg:x1="7.082cm" svg:y1="15.182cm" svg:x2="7.218cm" svg:y2="15.36cm">
            <text:p/>
          </draw:line>
          <draw:line draw:style-name="gr16" draw:text-style-name="P6" draw:layer="layout" svg:x1="6.713cm" svg:y1="15.19cm" svg:x2="6.849cm" svg:y2="15.368cm">
            <text:p/>
          </draw:line>
          <draw:line draw:style-name="gr16" draw:text-style-name="P6" draw:layer="layout" svg:x1="6.713cm" svg:y1="15.189cm" svg:x2="6.949cm" svg:y2="15.259cm">
            <text:p/>
          </draw:line>
          <draw:line draw:style-name="gr16" draw:text-style-name="P6" draw:layer="layout" svg:x1="6.887cm" svg:y1="15.05cm" svg:x2="6.95cm" svg:y2="15.261cm">
            <text:p/>
          </draw:line>
          <draw:line draw:style-name="gr16" draw:text-style-name="P6" draw:layer="layout" svg:x1="6.888cm" svg:y1="15.052cm" svg:x2="7.084cm" svg:y2="15.184cm">
            <text:p/>
          </draw:line>
          <draw:line draw:style-name="gr16" draw:text-style-name="P6" draw:layer="layout" svg:x1="6.65cm" svg:y1="14.979cm" svg:x2="6.713cm" svg:y2="15.19cm">
            <text:p/>
          </draw:line>
          <draw:line draw:style-name="gr16" draw:text-style-name="P6" draw:layer="layout" svg:x1="6.65cm" svg:y1="14.981cm" svg:x2="6.886cm" svg:y2="15.051cm">
            <text:p/>
          </draw:line>
          <draw:line draw:style-name="gr16" draw:text-style-name="P6" draw:layer="layout" svg:x1="7.281cm" svg:y1="15.147cm" svg:x2="7.218cm" svg:y2="15.358cm">
            <text:p/>
          </draw:line>
          <draw:line draw:style-name="gr16" draw:text-style-name="P6" draw:layer="layout" svg:x1="7.147cm" svg:y1="14.971cm" svg:x2="7.084cm" svg:y2="15.182cm">
            <text:p/>
          </draw:line>
          <draw:line draw:style-name="gr16" draw:text-style-name="P6" draw:layer="layout" svg:x1="6.949cm" svg:y1="14.839cm" svg:x2="6.886cm" svg:y2="15.05cm">
            <text:p/>
          </draw:line>
          <draw:line draw:style-name="gr16" draw:text-style-name="P6" draw:layer="layout" svg:x1="6.715cm" svg:y1="14.769cm" svg:x2="6.652cm" svg:y2="14.98cm">
            <text:p/>
          </draw:line>
          <draw:line draw:style-name="gr16" draw:text-style-name="P6" draw:layer="layout" svg:x1="6.716cm" svg:y1="14.771cm" svg:x2="6.952cm" svg:y2="14.841cm">
            <text:p/>
          </draw:line>
          <draw:line draw:style-name="gr16" draw:text-style-name="P6" draw:layer="layout" svg:x1="6.952cm" svg:y1="14.841cm" svg:x2="7.148cm" svg:y2="14.973cm">
            <text:p/>
          </draw:line>
          <draw:line draw:style-name="gr16" draw:text-style-name="P6" draw:layer="layout" svg:x1="7.148cm" svg:y1="14.971cm" svg:x2="7.284cm" svg:y2="15.149cm">
            <text:p/>
          </draw:line>
          <draw:line draw:style-name="gr16" draw:text-style-name="P6" draw:layer="layout" svg:x1="6.851cm" svg:y1="14.592cm" svg:x2="6.715cm" svg:y2="14.77cm">
            <text:p/>
          </draw:line>
          <draw:line draw:style-name="gr16" draw:text-style-name="P6" draw:layer="layout" svg:x1="7.085cm" svg:y1="14.662cm" svg:x2="6.949cm" svg:y2="14.84cm">
            <text:p/>
          </draw:line>
          <draw:line draw:style-name="gr16" draw:text-style-name="P6" draw:layer="layout" svg:x1="7.282cm" svg:y1="14.795cm" svg:x2="7.146cm" svg:y2="14.973cm">
            <text:p/>
          </draw:line>
          <draw:line draw:style-name="gr16" draw:text-style-name="P6" draw:layer="layout" svg:x1="6.847cm" svg:y1="14.593cm" svg:x2="7.083cm" svg:y2="14.663cm">
            <text:p/>
          </draw:line>
          <draw:line draw:style-name="gr16" draw:text-style-name="P6" draw:layer="layout" svg:x1="6.952cm" svg:y1="14.841cm" svg:x2="7.148cm" svg:y2="14.973cm">
            <text:p/>
          </draw:line>
          <draw:line draw:style-name="gr16" draw:text-style-name="P6" draw:layer="layout" svg:x1="7.043cm" svg:y1="14.463cm" svg:x2="6.847cm" svg:y2="14.595cm">
            <text:p/>
          </draw:line>
          <draw:line draw:style-name="gr16" draw:text-style-name="P6" draw:layer="layout" svg:x1="7.085cm" svg:y1="14.663cm" svg:x2="7.281cm" svg:y2="14.795cm">
            <text:p/>
          </draw:line>
          <draw:line draw:style-name="gr16" draw:text-style-name="P6" draw:layer="layout" svg:x1="7.28cm" svg:y1="14.533cm" svg:x2="7.084cm" svg:y2="14.665cm">
            <text:p/>
          </draw:line>
          <draw:line draw:style-name="gr16" draw:text-style-name="P6" draw:layer="layout" svg:x1="7.042cm" svg:y1="14.462cm" svg:x2="7.278cm" svg:y2="14.532cm">
            <text:p/>
          </draw:line>
          <draw:line draw:style-name="gr16" draw:text-style-name="P6" draw:layer="layout" svg:x1="7.478cm" svg:y1="15.438cm" svg:x2="7.282cm" svg:y2="15.57cm">
            <text:p/>
          </draw:line>
          <draw:line draw:style-name="gr16" draw:text-style-name="P6" draw:layer="layout" svg:x1="7.417cm" svg:y1="15.392cm" svg:x2="7.281cm" svg:y2="15.57cm">
            <text:p/>
          </draw:line>
          <draw:line draw:style-name="gr16" draw:text-style-name="P6" draw:layer="layout" svg:x1="7.516cm" svg:y1="15.5cm" svg:x2="7.28cm" svg:y2="15.57cm">
            <text:p/>
          </draw:line>
          <draw:line draw:style-name="gr16" draw:text-style-name="P6" draw:layer="layout" svg:x1="7.344cm" svg:y1="15.359cm" svg:x2="7.281cm" svg:y2="15.57cm">
            <text:p/>
          </draw:line>
          <draw:line draw:style-name="gr16" draw:text-style-name="P6" draw:layer="layout" svg:x1="7.28cm" svg:y1="14.392cm" svg:x2="7.516cm" svg:y2="14.462cm">
            <text:p/>
          </draw:line>
          <draw:line draw:style-name="gr16" draw:text-style-name="P6" draw:layer="layout" svg:x1="7.713cm" svg:y1="15.368cm" svg:x2="7.517cm" svg:y2="15.5cm">
            <text:p/>
          </draw:line>
          <draw:line draw:style-name="gr16" draw:text-style-name="P6" draw:layer="layout" svg:x1="7.713cm" svg:y1="15.369cm" svg:x2="7.477cm" svg:y2="15.439cm">
            <text:p/>
          </draw:line>
          <draw:line draw:style-name="gr16" draw:text-style-name="P6" draw:layer="layout" svg:x1="7.614cm" svg:y1="15.26cm" svg:x2="7.478cm" svg:y2="15.438cm">
            <text:p/>
          </draw:line>
          <draw:line draw:style-name="gr16" draw:text-style-name="P6" draw:layer="layout" svg:x1="7.613cm" svg:y1="15.26cm" svg:x2="7.417cm" svg:y2="15.392cm">
            <text:p/>
          </draw:line>
          <draw:line draw:style-name="gr16" draw:text-style-name="P6" draw:layer="layout" svg:x1="7.48cm" svg:y1="15.181cm" svg:x2="7.417cm" svg:y2="15.392cm">
            <text:p/>
          </draw:line>
          <draw:line draw:style-name="gr16" draw:text-style-name="P6" draw:layer="layout" svg:x1="7.479cm" svg:y1="15.182cm" svg:x2="7.343cm" svg:y2="15.36cm">
            <text:p/>
          </draw:line>
          <draw:line draw:style-name="gr16" draw:text-style-name="P6" draw:layer="layout" svg:x1="7.849cm" svg:y1="15.19cm" svg:x2="7.713cm" svg:y2="15.368cm">
            <text:p/>
          </draw:line>
          <draw:line draw:style-name="gr16" draw:text-style-name="P6" draw:layer="layout" svg:x1="7.849cm" svg:y1="15.189cm" svg:x2="7.613cm" svg:y2="15.259cm">
            <text:p/>
          </draw:line>
          <draw:line draw:style-name="gr16" draw:text-style-name="P6" draw:layer="layout" svg:x1="7.675cm" svg:y1="15.05cm" svg:x2="7.612cm" svg:y2="15.261cm">
            <text:p/>
          </draw:line>
          <draw:line draw:style-name="gr16" draw:text-style-name="P6" draw:layer="layout" svg:x1="7.673cm" svg:y1="15.052cm" svg:x2="7.477cm" svg:y2="15.184cm">
            <text:p/>
          </draw:line>
          <draw:line draw:style-name="gr16" draw:text-style-name="P6" draw:layer="layout" svg:x1="7.911cm" svg:y1="14.979cm" svg:x2="7.848cm" svg:y2="15.19cm">
            <text:p/>
          </draw:line>
          <draw:line draw:style-name="gr16" draw:text-style-name="P6" draw:layer="layout" svg:x1="7.911cm" svg:y1="14.981cm" svg:x2="7.675cm" svg:y2="15.051cm">
            <text:p/>
          </draw:line>
          <draw:line draw:style-name="gr16" draw:text-style-name="P6" draw:layer="layout" svg:x1="7.282cm" svg:y1="15.147cm" svg:x2="7.345cm" svg:y2="15.358cm">
            <text:p/>
          </draw:line>
          <draw:line draw:style-name="gr16" draw:text-style-name="P6" draw:layer="layout" svg:x1="7.414cm" svg:y1="14.971cm" svg:x2="7.477cm" svg:y2="15.182cm">
            <text:p/>
          </draw:line>
          <draw:line draw:style-name="gr16" draw:text-style-name="P6" draw:layer="layout" svg:x1="7.613cm" svg:y1="14.839cm" svg:x2="7.676cm" svg:y2="15.05cm">
            <text:p/>
          </draw:line>
          <draw:line draw:style-name="gr16" draw:text-style-name="P6" draw:layer="layout" svg:x1="7.846cm" svg:y1="14.769cm" svg:x2="7.909cm" svg:y2="14.98cm">
            <text:p/>
          </draw:line>
          <draw:line draw:style-name="gr16" draw:text-style-name="P6" draw:layer="layout" svg:x1="7.845cm" svg:y1="14.771cm" svg:x2="7.609cm" svg:y2="14.841cm">
            <text:p/>
          </draw:line>
          <draw:line draw:style-name="gr16" draw:text-style-name="P6" draw:layer="layout" svg:x1="7.609cm" svg:y1="14.841cm" svg:x2="7.413cm" svg:y2="14.973cm">
            <text:p/>
          </draw:line>
          <draw:line draw:style-name="gr16" draw:text-style-name="P6" draw:layer="layout" svg:x1="7.414cm" svg:y1="14.971cm" svg:x2="7.278cm" svg:y2="15.149cm">
            <text:p/>
          </draw:line>
          <draw:line draw:style-name="gr16" draw:text-style-name="P6" draw:layer="layout" svg:x1="7.71cm" svg:y1="14.592cm" svg:x2="7.846cm" svg:y2="14.77cm">
            <text:p/>
          </draw:line>
          <draw:line draw:style-name="gr16" draw:text-style-name="P6" draw:layer="layout" svg:x1="7.477cm" svg:y1="14.662cm" svg:x2="7.613cm" svg:y2="14.84cm">
            <text:p/>
          </draw:line>
          <draw:line draw:style-name="gr16" draw:text-style-name="P6" draw:layer="layout" svg:x1="7.28cm" svg:y1="14.795cm" svg:x2="7.416cm" svg:y2="14.973cm">
            <text:p/>
          </draw:line>
          <draw:line draw:style-name="gr16" draw:text-style-name="P6" draw:layer="layout" svg:x1="7.714cm" svg:y1="14.593cm" svg:x2="7.478cm" svg:y2="14.663cm">
            <text:p/>
          </draw:line>
          <draw:line draw:style-name="gr16" draw:text-style-name="P6" draw:layer="layout" svg:x1="7.609cm" svg:y1="14.841cm" svg:x2="7.413cm" svg:y2="14.973cm">
            <text:p/>
          </draw:line>
          <draw:line draw:style-name="gr16" draw:text-style-name="P6" draw:layer="layout" svg:x1="7.519cm" svg:y1="14.463cm" svg:x2="7.715cm" svg:y2="14.595cm">
            <text:p/>
          </draw:line>
          <draw:line draw:style-name="gr16" draw:text-style-name="P6" draw:layer="layout" svg:x1="7.477cm" svg:y1="14.663cm" svg:x2="7.281cm" svg:y2="14.795cm">
            <text:p/>
          </draw:line>
          <draw:line draw:style-name="gr16" draw:text-style-name="P6" draw:layer="layout" svg:x1="7.282cm" svg:y1="14.533cm" svg:x2="7.478cm" svg:y2="14.665cm">
            <text:p/>
          </draw:line>
          <draw:line draw:style-name="gr16" draw:text-style-name="P6" draw:layer="layout" svg:x1="7.519cm" svg:y1="14.462cm" svg:x2="7.283cm" svg:y2="14.532cm">
            <text:p/>
          </draw:line>
        </draw:g>
        <draw:g>
          <draw:line draw:style-name="gr14" draw:text-style-name="P6" draw:layer="layout" svg:x1="9.378cm" svg:y1="5.736cm" svg:x2="8.696cm" svg:y2="6.418cm">
            <text:p/>
          </draw:line>
          <draw:line draw:style-name="gr14" draw:text-style-name="P6" draw:layer="layout" svg:x1="9.374cm" svg:y1="7.101cm" svg:x2="8.692cm" svg:y2="6.419cm">
            <text:p/>
          </draw:line>
          <draw:line draw:style-name="gr14" draw:text-style-name="P6" draw:layer="layout" svg:x1="10.072cm" svg:y1="6.419cm" svg:x2="9.375cm" svg:y2="7.108cm">
            <text:p/>
          </draw:line>
          <draw:line draw:style-name="gr14" draw:text-style-name="P6" draw:layer="layout" svg:x1="10.061cm" svg:y1="6.418cm" svg:x2="9.379cm" svg:y2="5.736cm">
            <text:p/>
          </draw:line>
        </draw:g>
        <draw:custom-shape draw:style-name="gr364" draw:text-style-name="P6" draw:layer="layout" svg:width="1.251cm" svg:height="1.251cm" svg:x="8.7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6" draw:layer="layout" svg:x1="8.721cm" svg:y1="5.492cm" svg:x2="8.765cm" svg:y2="18.624cm">
          <text:p/>
        </draw:line>
        <draw:line draw:style-name="gr23" draw:text-style-name="P6" draw:layer="layout" svg:x1="10.021cm" svg:y1="5.492cm" svg:x2="10.038cm" svg:y2="18.598cm">
          <text:p/>
        </draw:line>
        <draw:g>
          <draw:line draw:style-name="gr16" draw:text-style-name="P6" draw:layer="layout" svg:x1="8.732cm" svg:y1="8.283cm" svg:x2="9.379cm" svg:y2="8.609cm">
            <text:p/>
          </draw:line>
          <draw:line draw:style-name="gr16" draw:text-style-name="P6" draw:layer="layout" svg:x1="9.371cm" svg:y1="8.609cm" svg:x2="10.018cm" svg:y2="8.283cm">
            <text:p/>
          </draw:line>
          <draw:line draw:style-name="gr16" draw:text-style-name="P6" draw:layer="layout" svg:x1="10.014cm" svg:y1="7.526cm" svg:x2="10.013cm" svg:y2="8.281cm">
            <text:p/>
          </draw:line>
          <draw:line draw:style-name="gr16" draw:text-style-name="P6" draw:layer="layout" svg:x1="8.736cm" svg:y1="7.526cm" svg:x2="8.735cm" svg:y2="8.281cm">
            <text:p/>
          </draw:line>
          <draw:line draw:style-name="gr16" draw:text-style-name="P6" draw:layer="layout" svg:x1="9.371cm" svg:y1="7.211cm" svg:x2="10.018cm" svg:y2="7.537cm">
            <text:p/>
          </draw:line>
          <draw:line draw:style-name="gr16" draw:text-style-name="P6" draw:layer="layout" svg:x1="8.732cm" svg:y1="7.537cm" svg:x2="9.379cm" svg:y2="7.211cm">
            <text:p/>
          </draw:line>
        </draw:g>
        <draw:g>
          <draw:line draw:style-name="gr13" draw:text-style-name="P6" draw:layer="layout" svg:x1="8.965cm" svg:y1="9.72cm" svg:x2="9.384cm" svg:y2="9.973cm">
            <text:p/>
          </draw:line>
          <draw:line draw:style-name="gr14" draw:text-style-name="P6" draw:layer="layout" svg:x1="9.379cm" svg:y1="9.973cm" svg:x2="9.798cm" svg:y2="9.72cm">
            <text:p/>
          </draw:line>
          <draw:line draw:style-name="gr14" draw:text-style-name="P6" draw:layer="layout" svg:x1="8.74cm" svg:y1="9.331cm" svg:x2="8.965cm" svg:y2="9.725cm">
            <text:p/>
          </draw:line>
          <draw:line draw:style-name="gr14" draw:text-style-name="P6" draw:layer="layout" svg:x1="9.797cm" svg:y1="9.721cm" svg:x2="10.028cm" svg:y2="9.325cm">
            <text:p/>
          </draw:line>
          <draw:line draw:style-name="gr14" draw:text-style-name="P6" draw:layer="layout" svg:x1="8.74cm" svg:y1="9.329cm" svg:x2="8.966cm" svg:y2="8.934cm">
            <text:p/>
          </draw:line>
          <draw:line draw:style-name="gr14" draw:text-style-name="P6" draw:layer="layout" svg:x1="9.799cm" svg:y1="8.936cm" svg:x2="10.024cm" svg:y2="9.33cm">
            <text:p/>
          </draw:line>
          <draw:line draw:style-name="gr14" draw:text-style-name="P6" draw:layer="layout" svg:x1="8.97cm" svg:y1="8.935cm" svg:x2="9.382cm" svg:y2="8.688cm">
            <text:p/>
          </draw:line>
          <draw:line draw:style-name="gr14" draw:text-style-name="P6" draw:layer="layout" svg:x1="9.377cm" svg:y1="8.685cm" svg:x2="9.796cm" svg:y2="8.938cm">
            <text:p/>
          </draw:line>
        </draw:g>
        <draw:g>
          <draw:line draw:style-name="gr14" draw:text-style-name="P6" draw:layer="layout" svg:x1="8.94cm" svg:y1="11.181cm" svg:x2="9.37cm" svg:y2="11.348cm">
            <text:p/>
          </draw:line>
          <draw:line draw:style-name="gr14" draw:text-style-name="P6" draw:layer="layout" svg:x1="8.739cm" svg:y1="10.892cm" svg:x2="8.944cm" svg:y2="11.185cm">
            <text:p/>
          </draw:line>
          <draw:line draw:style-name="gr14" draw:text-style-name="P6" draw:layer="layout" svg:x1="9.022cm" svg:y1="10.185cm" svg:x2="9.378cm" svg:y2="10.073cm">
            <text:p/>
          </draw:line>
          <draw:line draw:style-name="gr14" draw:text-style-name="P6" draw:layer="layout" svg:x1="8.746cm" svg:y1="10.503cm" svg:x2="9.029cm" svg:y2="10.183cm">
            <text:p/>
          </draw:line>
          <draw:line draw:style-name="gr14" draw:text-style-name="P6" draw:layer="layout" svg:x1="8.741cm" svg:y1="10.505cm" svg:x2="8.743cm" svg:y2="10.891cm">
            <text:p/>
          </draw:line>
          <draw:line draw:style-name="gr14" draw:text-style-name="P6" draw:layer="layout" svg:x1="9.809cm" svg:y1="11.181cm" svg:x2="9.379cm" svg:y2="11.348cm">
            <text:p/>
          </draw:line>
          <draw:line draw:style-name="gr14" draw:text-style-name="P6" draw:layer="layout" svg:x1="10.011cm" svg:y1="10.892cm" svg:x2="9.806cm" svg:y2="11.185cm">
            <text:p/>
          </draw:line>
          <draw:line draw:style-name="gr14" draw:text-style-name="P6" draw:layer="layout" svg:x1="9.728cm" svg:y1="10.185cm" svg:x2="9.374cm" svg:y2="10.078cm">
            <text:p/>
          </draw:line>
          <draw:line draw:style-name="gr14" draw:text-style-name="P6" draw:layer="layout" svg:x1="10.005cm" svg:y1="10.503cm" svg:x2="9.722cm" svg:y2="10.183cm">
            <text:p/>
          </draw:line>
          <draw:line draw:style-name="gr14" draw:text-style-name="P6" draw:layer="layout" svg:x1="10.009cm" svg:y1="10.505cm" svg:x2="10.007cm" svg:y2="10.891cm">
            <text:p/>
          </draw:line>
        </draw:g>
        <draw:g>
          <draw:line draw:style-name="gr16" draw:text-style-name="P6" draw:layer="layout" svg:x1="9.169cm" svg:y1="15.513cm" svg:x2="9.405cm" svg:y2="15.585cm">
            <text:p/>
          </draw:line>
          <draw:line draw:style-name="gr16" draw:text-style-name="P6" draw:layer="layout" svg:x1="9.406cm" svg:y1="14.377cm" svg:x2="9.17cm" svg:y2="14.449cm">
            <text:p/>
          </draw:line>
          <draw:line draw:style-name="gr16" draw:text-style-name="P6" draw:layer="layout" svg:x1="8.973cm" svg:y1="15.378cm" svg:x2="9.168cm" svg:y2="15.513cm">
            <text:p/>
          </draw:line>
          <draw:line draw:style-name="gr16" draw:text-style-name="P6" draw:layer="layout" svg:x1="8.838cm" svg:y1="15.195cm" svg:x2="8.974cm" svg:y2="15.378cm">
            <text:p/>
          </draw:line>
          <draw:line draw:style-name="gr16" draw:text-style-name="P6" draw:layer="layout" svg:x1="8.775cm" svg:y1="14.979cm" svg:x2="8.838cm" svg:y2="15.196cm">
            <text:p/>
          </draw:line>
          <draw:line draw:style-name="gr16" draw:text-style-name="P6" draw:layer="layout" svg:x1="8.84cm" svg:y1="14.764cm" svg:x2="8.777cm" svg:y2="14.981cm">
            <text:p/>
          </draw:line>
          <draw:line draw:style-name="gr16" draw:text-style-name="P6" draw:layer="layout" svg:x1="8.976cm" svg:y1="14.582cm" svg:x2="8.84cm" svg:y2="14.765cm">
            <text:p/>
          </draw:line>
          <draw:line draw:style-name="gr16" draw:text-style-name="P6" draw:layer="layout" svg:x1="9.167cm" svg:y1="14.45cm" svg:x2="8.972cm" svg:y2="14.585cm">
            <text:p/>
          </draw:line>
          <draw:line draw:style-name="gr16" draw:text-style-name="P6" draw:layer="layout" svg:x1="9.64cm" svg:y1="15.513cm" svg:x2="9.404cm" svg:y2="15.585cm">
            <text:p/>
          </draw:line>
          <draw:line draw:style-name="gr16" draw:text-style-name="P6" draw:layer="layout" svg:x1="9.404cm" svg:y1="14.377cm" svg:x2="9.64cm" svg:y2="14.449cm">
            <text:p/>
          </draw:line>
          <draw:line draw:style-name="gr16" draw:text-style-name="P6" draw:layer="layout" svg:x1="9.836cm" svg:y1="15.378cm" svg:x2="9.641cm" svg:y2="15.513cm">
            <text:p/>
          </draw:line>
          <draw:line draw:style-name="gr16" draw:text-style-name="P6" draw:layer="layout" svg:x1="9.972cm" svg:y1="15.195cm" svg:x2="9.836cm" svg:y2="15.378cm">
            <text:p/>
          </draw:line>
          <draw:line draw:style-name="gr16" draw:text-style-name="P6" draw:layer="layout" svg:x1="10.034cm" svg:y1="14.979cm" svg:x2="9.971cm" svg:y2="15.196cm">
            <text:p/>
          </draw:line>
          <draw:line draw:style-name="gr16" draw:text-style-name="P6" draw:layer="layout" svg:x1="9.969cm" svg:y1="14.764cm" svg:x2="10.032cm" svg:y2="14.981cm">
            <text:p/>
          </draw:line>
          <draw:line draw:style-name="gr16" draw:text-style-name="P6" draw:layer="layout" svg:x1="9.833cm" svg:y1="14.582cm" svg:x2="9.969cm" svg:y2="14.765cm">
            <text:p/>
          </draw:line>
          <draw:line draw:style-name="gr16" draw:text-style-name="P6" draw:layer="layout" svg:x1="9.642cm" svg:y1="14.45cm" svg:x2="9.837cm" svg:y2="14.585cm">
            <text:p/>
          </draw:line>
        </draw:g>
        <draw:g>
          <draw:line draw:style-name="gr16" draw:text-style-name="P6" draw:layer="layout" svg:x1="9.119cm" svg:y1="14.092cm" svg:x2="9.396cm" svg:y2="14.171cm">
            <text:p/>
          </draw:line>
          <draw:line draw:style-name="gr16" draw:text-style-name="P6" draw:layer="layout" svg:x1="8.897cm" svg:y1="13.925cm" svg:x2="9.118cm" svg:y2="14.092cm">
            <text:p/>
          </draw:line>
          <draw:line draw:style-name="gr16" draw:text-style-name="P6" draw:layer="layout" svg:x1="8.781cm" svg:y1="13.694cm" svg:x2="8.897cm" svg:y2="13.924cm">
            <text:p/>
          </draw:line>
          <draw:line draw:style-name="gr16" draw:text-style-name="P6" draw:layer="layout" svg:x1="8.78cm" svg:y1="13.426cm" svg:x2="8.78cm" svg:y2="13.692cm">
            <text:p/>
          </draw:line>
          <draw:line draw:style-name="gr16" draw:text-style-name="P6" draw:layer="layout" svg:x1="8.896cm" svg:y1="13.193cm" svg:x2="8.78cm" svg:y2="13.423cm">
            <text:p/>
          </draw:line>
          <draw:line draw:style-name="gr16" draw:text-style-name="P6" draw:layer="layout" svg:x1="9.671cm" svg:y1="14.092cm" svg:x2="9.394cm" svg:y2="14.171cm">
            <text:p/>
          </draw:line>
          <draw:line draw:style-name="gr16" draw:text-style-name="P6" draw:layer="layout" svg:x1="9.893cm" svg:y1="13.925cm" svg:x2="9.672cm" svg:y2="14.092cm">
            <text:p/>
          </draw:line>
          <draw:line draw:style-name="gr16" draw:text-style-name="P6" draw:layer="layout" svg:x1="10.01cm" svg:y1="13.694cm" svg:x2="9.894cm" svg:y2="13.924cm">
            <text:p/>
          </draw:line>
          <draw:line draw:style-name="gr16" draw:text-style-name="P6" draw:layer="layout" svg:x1="10.009cm" svg:y1="13.426cm" svg:x2="10.009cm" svg:y2="13.692cm">
            <text:p/>
          </draw:line>
          <draw:line draw:style-name="gr16" draw:text-style-name="P6" draw:layer="layout" svg:x1="9.894cm" svg:y1="13.193cm" svg:x2="10.01cm" svg:y2="13.423cm">
            <text:p/>
          </draw:line>
          <draw:line draw:style-name="gr16" draw:text-style-name="P6" draw:layer="layout" svg:x1="9.119cm" svg:y1="13.026cm" svg:x2="8.898cm" svg:y2="13.193cm">
            <text:p/>
          </draw:line>
          <draw:line draw:style-name="gr16" draw:text-style-name="P6" draw:layer="layout" svg:x1="9.396cm" svg:y1="12.947cm" svg:x2="9.119cm" svg:y2="13.026cm">
            <text:p/>
          </draw:line>
          <draw:line draw:style-name="gr16" draw:text-style-name="P6" draw:layer="layout" svg:x1="9.675cm" svg:y1="13.026cm" svg:x2="9.896cm" svg:y2="13.193cm">
            <text:p/>
          </draw:line>
          <draw:line draw:style-name="gr16" draw:text-style-name="P6" draw:layer="layout" svg:x1="9.399cm" svg:y1="12.947cm" svg:x2="9.676cm" svg:y2="13.026cm">
            <text:p/>
          </draw:line>
        </draw:g>
        <draw:g>
          <draw:line draw:style-name="gr16" draw:text-style-name="P6" draw:layer="layout" svg:x1="9.085cm" svg:y1="12.612cm" svg:x2="9.384cm" svg:y2="12.721cm">
            <text:p/>
          </draw:line>
          <draw:line draw:style-name="gr16" draw:text-style-name="P6" draw:layer="layout" svg:x1="8.864cm" svg:y1="12.413cm" svg:x2="9.084cm" svg:y2="12.613cm">
            <text:p/>
          </draw:line>
          <draw:line draw:style-name="gr16" draw:text-style-name="P6" draw:layer="layout" svg:x1="8.747cm" svg:y1="12.143cm" svg:x2="8.866cm" svg:y2="12.415cm">
            <text:p/>
          </draw:line>
          <draw:line draw:style-name="gr16" draw:text-style-name="P6" draw:layer="layout" svg:x1="8.864cm" svg:y1="11.87cm" svg:x2="8.745cm" svg:y2="12.142cm">
            <text:p/>
          </draw:line>
          <draw:line draw:style-name="gr16" draw:text-style-name="P6" draw:layer="layout" svg:x1="9.083cm" svg:y1="11.67cm" svg:x2="8.863cm" svg:y2="11.87cm">
            <text:p/>
          </draw:line>
          <draw:line draw:style-name="gr16" draw:text-style-name="P6" draw:layer="layout" svg:x1="9.387cm" svg:y1="11.558cm" svg:x2="9.088cm" svg:y2="11.667cm">
            <text:p/>
          </draw:line>
          <draw:line draw:style-name="gr16" draw:text-style-name="P6" draw:layer="layout" svg:x1="9.676cm" svg:y1="12.612cm" svg:x2="9.377cm" svg:y2="12.721cm">
            <text:p/>
          </draw:line>
          <draw:line draw:style-name="gr16" draw:text-style-name="P6" draw:layer="layout" svg:x1="9.896cm" svg:y1="12.413cm" svg:x2="9.676cm" svg:y2="12.613cm">
            <text:p/>
          </draw:line>
          <draw:line draw:style-name="gr16" draw:text-style-name="P6" draw:layer="layout" svg:x1="10.013cm" svg:y1="12.143cm" svg:x2="9.894cm" svg:y2="12.415cm">
            <text:p/>
          </draw:line>
          <draw:line draw:style-name="gr16" draw:text-style-name="P6" draw:layer="layout" svg:x1="9.896cm" svg:y1="11.87cm" svg:x2="10.015cm" svg:y2="12.142cm">
            <text:p/>
          </draw:line>
          <draw:line draw:style-name="gr16" draw:text-style-name="P6" draw:layer="layout" svg:x1="9.677cm" svg:y1="11.67cm" svg:x2="9.897cm" svg:y2="11.87cm">
            <text:p/>
          </draw:line>
          <draw:line draw:style-name="gr16" draw:text-style-name="P6" draw:layer="layout" svg:x1="9.378cm" svg:y1="11.558cm" svg:x2="9.677cm" svg:y2="11.667cm">
            <text:p/>
          </draw:line>
        </draw:g>
      </draw:page>
      <draw:page draw:name="page111" draw:style-name="dp1" draw:master-page-name="Default_5f_">
        <draw:frame draw:style-name="gr39" draw:text-style-name="P14" draw:layer="layout" svg:width="11.836cm" svg:height="17.315cm" svg:x="1.84cm" svg:y="1.629cm">
          <draw:text-box>
            <text:p text:style-name="P11"><text:span text:style-name="T6">Our Many Dimensional <text:s/>Universe</text:span></text:p>
            <text:p text:style-name="P11"><text:span text:style-name="T5"/></text:p>
            <text:p text:style-name="P11"><text:span text:style-name="T5">Thinking the earth is the center of our solar system, is like thinking our 3D world is the center of our multi-dimensional universe.</text:span></text:p>
            <text:p><text:span text:style-name="T5"/></text:p>
            <text:p><text:span text:style-name="T5">People were amazed, and shocked, when they realized our earth was not the center of our solar system.</text:span></text:p>
            <text:p><text:span text:style-name="T5"/></text:p>
            <text:p><text:span text:style-name="T5">People should be just as amazed to realize that our 3D space is not the center of our multi-dimensional universe.</text:span></text:p>
          </draw:text-box>
        </draw:frame>
        <draw:line draw:style-name="gr365" draw:text-style-name="P21" draw:layer="layout" svg:x1="4.886cm" svg:y1="42.416cm" svg:x2="5.958cm" svg:y2="42.766cm">
          <text:p/>
        </draw:line>
        <draw:line draw:style-name="gr366" draw:text-style-name="P21" draw:layer="layout" svg:x1="3.942cm" svg:y1="41.737cm" svg:x2="4.897cm" svg:y2="42.418cm">
          <text:p/>
        </draw:line>
        <draw:line draw:style-name="gr367" draw:text-style-name="P21" draw:layer="layout" svg:x1="3.194cm" svg:y1="40.842cm" svg:x2="3.918cm" svg:y2="41.72cm">
          <text:p/>
        </draw:line>
        <draw:line draw:style-name="gr368" draw:text-style-name="P21" draw:layer="layout" svg:x1="2.762cm" svg:y1="39.832cm" svg:x2="3.208cm" svg:y2="40.85cm">
          <text:p/>
        </draw:line>
        <draw:line draw:style-name="gr369" draw:text-style-name="P21" draw:layer="layout" svg:x1="3.225cm" svg:y1="38.824cm" svg:x2="2.779cm" svg:y2="39.842cm">
          <text:p/>
        </draw:line>
        <draw:line draw:style-name="gr370" draw:text-style-name="P21" draw:layer="layout" svg:x1="3.23cm" svg:y1="38.824cm" svg:x2="3.954cm" svg:y2="37.946cm">
          <text:p/>
        </draw:line>
        <draw:line draw:style-name="gr371" draw:text-style-name="P21" draw:layer="layout" svg:x1="5.992cm" svg:y1="36.914cm" svg:x2="4.92cm" svg:y2="37.264cm">
          <text:p/>
        </draw:line>
        <draw:line draw:style-name="gr372" draw:text-style-name="P21" draw:layer="layout" svg:x1="7.014cm" svg:y1="42.417cm" svg:x2="5.942cm" svg:y2="42.767cm">
          <text:p/>
        </draw:line>
        <draw:line draw:style-name="gr373" draw:text-style-name="P21" draw:layer="layout" svg:x1="7.957cm" svg:y1="41.737cm" svg:x2="7.002cm" svg:y2="42.418cm">
          <text:p/>
        </draw:line>
        <draw:line draw:style-name="gr374" draw:text-style-name="P21" draw:layer="layout" svg:x1="8.705cm" svg:y1="40.843cm" svg:x2="7.981cm" svg:y2="41.721cm">
          <text:p/>
        </draw:line>
        <draw:line draw:style-name="gr375" draw:text-style-name="P21" draw:layer="layout" svg:x1="9.137cm" svg:y1="39.832cm" svg:x2="8.691cm" svg:y2="40.85cm">
          <text:p/>
        </draw:line>
        <draw:line draw:style-name="gr376" draw:text-style-name="P21" draw:layer="layout" svg:x1="8.673cm" svg:y1="38.824cm" svg:x2="9.119cm" svg:y2="39.842cm">
          <text:p/>
        </draw:line>
        <draw:line draw:style-name="gr377" draw:text-style-name="P21" draw:layer="layout" svg:x1="8.669cm" svg:y1="38.824cm" svg:x2="7.945cm" svg:y2="37.946cm">
          <text:p/>
        </draw:line>
        <draw:line draw:style-name="gr378" draw:text-style-name="P21" draw:layer="layout" svg:x1="4.913cm" svg:y1="37.255cm" svg:x2="3.958cm" svg:y2="37.936cm">
          <text:p/>
        </draw:line>
        <draw:line draw:style-name="gr379" draw:text-style-name="P21" draw:layer="layout" svg:x1="5.934cm" svg:y1="36.914cm" svg:x2="7.006cm" svg:y2="37.264cm">
          <text:p/>
        </draw:line>
        <draw:line draw:style-name="gr380" draw:text-style-name="P21" draw:layer="layout" svg:x1="6.995cm" svg:y1="37.255cm" svg:x2="7.95cm" svg:y2="37.936cm">
          <text:p/>
        </draw:line>
      </draw:page>
      <draw:page draw:name="page112" draw:style-name="dp1" draw:master-page-name="Default_5f_">
        <draw:custom-shape draw:name="Text Box 4" draw:style-name="gr381" draw:text-style-name="P2" draw:layer="layout" svg:width="8.95cm" svg:height="2.396cm" svg:x="2.972cm" svg:y="6.608cm">
          <text:p text:style-name="P23"><text:span text:style-name="T1">The Geometry</text:span></text:p>
          <text:p text:style-name="P23"><text:span text:style-name="T1">of</text:span></text:p>
          <text:p text:style-name="P23"><text:span text:style-name="T1">Dark Mater</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0pt" fo:language="en" fo:country="US" style:font-family-asian="SimSun, 宋体" style:font-pitch-asian="variable" style:font-size-asian="10pt" style:language-asian="zh" style:country-asian="CN" style:font-family-complex="'Times New Roman'" style:font-family-generic-complex="roman" style:font-pitch-complex="variable" style:font-size-complex="10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15.24cm" fo:page-height="22.86cm" style:print-orientation="landscape"/>
    </style:page-layout>
    <style:style style:name="Mdp1" style:family="drawing-page">
      <style:drawing-page-properties draw:background-size="border" draw:fill="non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color="#ffffff" draw:textarea-horizontal-align="left" draw:textarea-vertical-align="top" fo:min-height="2.18cm"/>
    </style:style>
    <style:style style:name="MP1" style:family="paragraph">
      <style:paragraph-properties fo:text-align="center"/>
    </style:style>
    <style:style style:name="MP2" style:family="paragraph">
      <style:paragraph-properties fo:text-align="center" style:writing-mode="lr-tb"/>
    </style:style>
    <style:style style:name="MP3" style:family="paragraph">
      <style:text-properties fo:font-size="32pt" style:font-size-asian="32pt" style:font-size-complex="32pt"/>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draw:frame draw:style-name="Mgr1" draw:text-style-name="MP1" draw:layer="backgroundobjects" svg:width="13.24cm" svg:height="20.86cm" svg:x="0.998cm" svg:y="0.998cm">
        <draw:image xlink:href="Pictures/10000000000001A90000021217F369A0.png" xlink:type="simple" xlink:show="embed" xlink:actuate="onLoad">
          <text:p/>
        </draw:image>
      </draw:frame>
      <draw:frame draw:name="Picture 7" draw:style-name="Mgr2" draw:text-style-name="MP2" draw:layer="backgroundobjects" svg:width="3.31cm" svg:height="2.207cm" svg:x="1.355cm" svg:y="19.451cm">
        <draw:image xlink:href="Pictures/100000000000009600000064183D72B8.png" xlink:type="simple" xlink:show="embed" xlink:actuate="onLoad">
          <text:p/>
        </draw:image>
      </draw:frame>
      <draw:frame draw:style-name="Mgr3" draw:text-style-name="MP3" draw:layer="backgroundobjects" svg:width="11.423cm" svg:height="2.43cm" svg:x="1.835cm" svg:y="1.628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23T08:56:01.33</meta:creation-date>
    <dc:date>2018-11-26T22:42:47</dc:date>
    <meta:editing-duration>P73DT12H49M27S</meta:editing-duration>
    <meta:editing-cycles>1703</meta:editing-cycles>
    <meta:generator>OpenOffice/4.1.3$Unix OpenOffice.org_project/413m1$Build-9783</meta:generator>
    <dc:creator>Stacy David</dc:creator>
    <dc:title>Drawing Hypercubes</dc:title>
    <meta:document-statistic meta:object-count="3047"/>
  </office:meta>
</office:document-meta>
</file>